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lected clients" table:style-name="ta1">
        <table:shapes>
          <draw:frame draw:z-index="0" draw:style-name="gr1" draw:text-style-name="P1" svg:width="18.054cm" svg:height="10.155cm" svg:x="21.386cm" svg:y="9.552cm">
            <draw:object draw:notify-on-update-of-ranges="'selected clients'.N2:'selected clients'.N21 'selected clients'.P1:'selected clients'.P1 'selected clients'.P2:'selected clients'.P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lient id</text:p>
          </table:table-cell>
          <table:table-cell office:value-type="string" calcext:value-type="string">
            <text:p>样本数量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被选客户端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selected clients</text:p>
          </table:table-cell>
          <table:table-cell office:value-type="string" calcext:value-type="string">
            <text:p>上传模型数</text:p>
          </table:table-cell>
          <table:table-cell office:value-type="string" calcext:value-type="string">
            <text:p>上传完成时间</text:p>
          </table:table-cell>
          <table:table-cell table:number-columns-repeated="2"/>
          <table:table-cell office:value-type="string" calcext:value-type="string">
            <text:p>fuzzy log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COUNT([.E2:.H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.331" calcext:value-type="float">
            <text:p>18.331</text:p>
          </table:table-cell>
          <table:table-cell office:value-type="float" office:value="0" calcext:value-type="float">
            <text:p>0</text:p>
          </table:table-cell>
          <table:table-cell office:value-type="float" office:value="0.106059117264987" calcext:value-type="float">
            <text:p>0.106059117264987</text:p>
          </table:table-cell>
          <table:table-cell office:value-type="float" office:value="0.9755" calcext:value-type="float">
            <text:p>0.9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([.E3:.H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9.749" calcext:value-type="float">
            <text:p>19.749</text:p>
          </table:table-cell>
          <table:table-cell office:value-type="float" office:value="1" calcext:value-type="float">
            <text:p>1</text:p>
          </table:table-cell>
          <table:table-cell office:value-type="float" office:value="0.279929422595344" calcext:value-type="float">
            <text:p>0.279929422595344</text:p>
          </table:table-cell>
          <table:table-cell office:value-type="float" office:value="0.9457" calcext:value-type="float">
            <text:p>0.9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([.E4:.H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.065" calcext:value-type="float">
            <text:p>20.065</text:p>
          </table:table-cell>
          <table:table-cell office:value-type="float" office:value="2" calcext:value-type="float">
            <text:p>2</text:p>
          </table:table-cell>
          <table:table-cell office:value-type="float" office:value="24.105481350708" calcext:value-type="float">
            <text:p>24.105481350708</text:p>
          </table:table-cell>
          <table:table-cell office:value-type="float" office:value="0.1043" calcext:value-type="float">
            <text:p>0.1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([.E5:.H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.273" calcext:value-type="float">
            <text:p>18.273</text:p>
          </table:table-cell>
          <table:table-cell office:value-type="float" office:value="3" calcext:value-type="float">
            <text:p>3</text:p>
          </table:table-cell>
          <table:table-cell office:value-type="float" office:value="6.96494860305786" calcext:value-type="float">
            <text:p>6.96494860305786</text:p>
          </table:table-cell>
          <table:table-cell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81" calcext:value-type="float">
            <text:p>44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([.E6:.H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.448" calcext:value-type="float">
            <text:p>20.448</text:p>
          </table:table-cell>
          <table:table-cell office:value-type="float" office:value="4" calcext:value-type="float">
            <text:p>4</text:p>
          </table:table-cell>
          <table:table-cell office:value-type="float" office:value="0.0800250677418778" calcext:value-type="float">
            <text:p>0.080025067741878</text:p>
          </table:table-cell>
          <table:table-cell office:value-type="float" office:value="0.9789" calcext:value-type="float">
            <text:p>0.9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([.E7:.H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8.317" calcext:value-type="float">
            <text:p>18.317</text:p>
          </table:table-cell>
          <table:table-cell office:value-type="float" office:value="5" calcext:value-type="float">
            <text:p>5</text:p>
          </table:table-cell>
          <table:table-cell office:value-type="float" office:value="0.0884551815796555" calcext:value-type="float">
            <text:p>0.088455181579656</text:p>
          </table:table-cell>
          <table:table-cell office:value-type="float" office:value="0.9791" calcext:value-type="float">
            <text:p>0.9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3" calcext:value-type="float">
            <text:p>447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([.E8:.H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.016" calcext:value-type="float">
            <text:p>20.016</text:p>
          </table:table-cell>
          <table:table-cell office:value-type="float" office:value="6" calcext:value-type="float">
            <text:p>6</text:p>
          </table:table-cell>
          <table:table-cell office:value-type="float" office:value="2.77153558637032" calcext:value-type="float">
            <text:p>2.77153558637032</text:p>
          </table:table-cell>
          <table:table-cell office:value-type="float" office:value="0.6991" calcext:value-type="float">
            <text:p>0.6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([.E9:.H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.752" calcext:value-type="float">
            <text:p>18.752</text:p>
          </table:table-cell>
          <table:table-cell office:value-type="float" office:value="7" calcext:value-type="float">
            <text:p>7</text:p>
          </table:table-cell>
          <table:table-cell office:value-type="float" office:value="0.0625593965022303" calcext:value-type="float">
            <text:p>0.06255939650223</text:p>
          </table:table-cell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43" calcext:value-type="float">
            <text:p>444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([.E10:.H1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.757" calcext:value-type="float">
            <text:p>18.757</text:p>
          </table:table-cell>
          <table:table-cell office:value-type="float" office:value="8" calcext:value-type="float">
            <text:p>8</text:p>
          </table:table-cell>
          <table:table-cell office:value-type="float" office:value="0.0673416315559047" calcext:value-type="float">
            <text:p>0.067341631555905</text:p>
          </table:table-cell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([.E11:.H1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9.424" calcext:value-type="float">
            <text:p>19.424</text:p>
          </table:table-cell>
          <table:table-cell office:value-type="float" office:value="9" calcext:value-type="float">
            <text:p>9</text:p>
          </table:table-cell>
          <table:table-cell office:value-type="float" office:value="0.0702013688105787" calcext:value-type="float">
            <text:p>0.070201368810579</text:p>
          </table:table-cell>
          <table:table-cell office:value-type="float" office:value="0.9846" calcext:value-type="float">
            <text:p>0.9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58" calcext:value-type="float">
            <text:p>44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([.E12:.H12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0.308" calcext:value-type="float">
            <text:p>20.308</text:p>
          </table:table-cell>
          <table:table-cell office:value-type="float" office:value="10" calcext:value-type="float">
            <text:p>10</text:p>
          </table:table-cell>
          <table:table-cell office:value-type="float" office:value="0.0660110367300109" calcext:value-type="float">
            <text:p>0.066011036730011</text:p>
          </table:table-cell>
          <table:table-cell office:value-type="float" office:value="0.9833" calcext:value-type="float">
            <text:p>0.98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([.E13:.H1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9.789" calcext:value-type="float">
            <text:p>19.789</text:p>
          </table:table-cell>
          <table:table-cell office:value-type="float" office:value="11" calcext:value-type="float">
            <text:p>11</text:p>
          </table:table-cell>
          <table:table-cell office:value-type="float" office:value="0.0579348605053472" calcext:value-type="float">
            <text:p>0.057934860505347</text:p>
          </table:table-cell>
          <table:table-cell office:value-type="float" office:value="0.9856" calcext:value-type="float">
            <text:p>0.98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([.E14:.H1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1.64" calcext:value-type="float">
            <text:p>21.64</text:p>
          </table:table-cell>
          <table:table-cell office:value-type="float" office:value="12" calcext:value-type="float">
            <text:p>12</text:p>
          </table:table-cell>
          <table:table-cell office:value-type="float" office:value="0.0609483419165011" calcext:value-type="float">
            <text:p>0.060948341916501</text:p>
          </table:table-cell>
          <table:table-cell office:value-type="float" office:value="0.9855" calcext:value-type="float">
            <text:p>0.98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([.E15:.H1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.262" calcext:value-type="float">
            <text:p>20.262</text:p>
          </table:table-cell>
          <table:table-cell office:value-type="float" office:value="13" calcext:value-type="float">
            <text:p>13</text:p>
          </table:table-cell>
          <table:table-cell office:value-type="float" office:value="0.0628936456061978" calcext:value-type="float">
            <text:p>0.062893645606198</text:p>
          </table:table-cell>
          <table:table-cell office:value-type="float" office:value="0.9855" calcext:value-type="float">
            <text:p>0.9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([.E16:.H1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9.588" calcext:value-type="float">
            <text:p>19.588</text:p>
          </table:table-cell>
          <table:table-cell office:value-type="float" office:value="14" calcext:value-type="float">
            <text:p>14</text:p>
          </table:table-cell>
          <table:table-cell office:value-type="float" office:value="0.0643695797736175" calcext:value-type="float">
            <text:p>0.064369579773618</text:p>
          </table:table-cell>
          <table:table-cell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([.E17:.H1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.784" calcext:value-type="float">
            <text:p>18.784</text:p>
          </table:table-cell>
          <table:table-cell office:value-type="float" office:value="15" calcext:value-type="float">
            <text:p>15</text:p>
          </table:table-cell>
          <table:table-cell office:value-type="float" office:value="0.0655742381036708" calcext:value-type="float">
            <text:p>0.065574238103671</text:p>
          </table:table-cell>
          <table:table-cell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([.E18:.H1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.457" calcext:value-type="float">
            <text:p>18.457</text:p>
          </table:table-cell>
          <table:table-cell office:value-type="float" office:value="16" calcext:value-type="float">
            <text:p>16</text:p>
          </table:table-cell>
          <table:table-cell office:value-type="float" office:value="0.0665929455901053" calcext:value-type="float">
            <text:p>0.066592945590105</text:p>
          </table:table-cell>
          <table:table-cell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([.E19:.H1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.271" calcext:value-type="float">
            <text:p>18.271</text:p>
          </table:table-cell>
          <table:table-cell office:value-type="float" office:value="17" calcext:value-type="float">
            <text:p>17</text:p>
          </table:table-cell>
          <table:table-cell office:value-type="float" office:value="0.0648611316630964" calcext:value-type="float">
            <text:p>0.064861131663096</text:p>
          </table:table-cell>
          <table:table-cell office:value-type="float" office:value="0.9849" calcext:value-type="float">
            <text:p>0.98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([.E20:.H2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.469" calcext:value-type="float">
            <text:p>19.469</text:p>
          </table:table-cell>
          <table:table-cell office:value-type="float" office:value="18" calcext:value-type="float">
            <text:p>18</text:p>
          </table:table-cell>
          <table:table-cell office:value-type="float" office:value="0.067908416402429" calcext:value-type="float">
            <text:p>0.067908416402429</text:p>
          </table:table-cell>
          <table:table-cell office:value-type="float" office:value="0.9848" calcext:value-type="float">
            <text:p>0.98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([.E21:.H21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.897" calcext:value-type="float">
            <text:p>20.897</text:p>
          </table:table-cell>
          <table:table-cell office:value-type="float" office:value="19" calcext:value-type="float">
            <text:p>19</text:p>
          </table:table-cell>
          <table:table-cell office:value-type="float" office:value="0.063729005681272" calcext:value-type="float">
            <text:p>0.063729005681272</text:p>
          </table:table-cell>
          <table:table-cell office:value-type="float" office:value="0.9858" calcext:value-type="float">
            <text:p>0.98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与0号内容相同</text:p>
          </table:table-cell>
          <table:table-cell table:number-columns-repeated="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与1号内容相同</text:p>
          </table:table-cell>
          <table:table-cell table:number-columns-repeated="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与2号内容相同</text:p>
          </table:table-cell>
          <table:table-cell table:number-columns-repeated="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与3号内容相同</text:p>
          </table:table-cell>
          <table:table-cell table:number-columns-repeated="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与4号内容相同</text:p>
          </table:table-cell>
          <table:table-cell table:number-columns-repeated="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与5号内容相同</text:p>
          </table:table-cell>
          <table:table-cell table:number-columns-repeated="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与15号内容相同</text:p>
          </table:table-cell>
          <table:table-cell table:number-columns-repeated="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与16号内容相同</text:p>
          </table:table-cell>
          <table:table-cell table:number-columns-repeated="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与17号内容相同</text:p>
          </table:table-cell>
          <table:table-cell table:number-columns-repeated="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与18号内容相同</text:p>
          </table:table-cell>
          <table:table-cell table:number-columns-repeated="13"/>
        </table:table-row>
      </table:table>
      <table:table table:name="工作表2" table:style-name="ta1">
        <table:table-column table:style-name="co4" table:number-columns-repeated="6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0.94" calcext:value-type="float">
            <text:p>10.9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1799</text:p>
          </table:table-cell>
          <table:table-cell office:value-type="string" calcext:value-type="string">
            <text:p>globalInfo</text:p>
          </table:table-cell>
          <table:table-cell office:value-type="float" office:value="61.6194" calcext:value-type="float">
            <text:p>61.6194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2.5627" calcext:value-type="float">
            <text:p>12.562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71722</text:p>
          </table:table-cell>
          <table:table-cell office:value-type="string" calcext:value-type="string">
            <text:p>globalInfo</text:p>
          </table:table-cell>
          <table:table-cell office:value-type="float" office:value="4.69481" calcext:value-type="float">
            <text:p>4.69481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7.3539" calcext:value-type="float">
            <text:p>17.35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9665</text:p>
          </table:table-cell>
          <table:table-cell office:value-type="string" calcext:value-type="string">
            <text:p>globalInfo</text:p>
          </table:table-cell>
          <table:table-cell office:value-type="float" office:value="5.3067" calcext:value-type="float">
            <text:p>5.3067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73806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2.7442" calcext:value-type="float">
            <text:p>12.74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02</text:p>
          </table:table-cell>
          <table:table-cell office:value-type="string" calcext:value-type="string">
            <text:p>globalInfo</text:p>
          </table:table-cell>
          <table:table-cell office:value-type="float" office:value="4.88777" calcext:value-type="float">
            <text:p>4.8877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5.1305" calcext:value-type="float">
            <text:p>15.1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1312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2.8352" calcext:value-type="float">
            <text:p>12.83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4605</text:p>
          </table:table-cell>
          <table:table-cell office:value-type="string" calcext:value-type="string">
            <text:p>globalInfo</text:p>
          </table:table-cell>
          <table:table-cell office:value-type="float" office:value="5.05864" calcext:value-type="float">
            <text:p>5.0586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4.3626" calcext:value-type="float">
            <text:p>14.36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4206</text:p>
          </table:table-cell>
          <table:table-cell office:value-type="string" calcext:value-type="string">
            <text:p>globalInfo</text:p>
          </table:table-cell>
          <table:table-cell office:value-type="float" office:value="5.03557" calcext:value-type="float">
            <text:p>5.03557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5.3586" calcext:value-type="float">
            <text:p>15.358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0396</text:p>
          </table:table-cell>
          <table:table-cell office:value-type="string" calcext:value-type="string">
            <text:p>globalInfo</text:p>
          </table:table-cell>
          <table:table-cell office:value-type="float" office:value="5.02167" calcext:value-type="float">
            <text:p>5.02167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4.67331" calcext:value-type="float">
            <text:p>4.6733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63</text:p>
          </table:table-cell>
          <table:table-cell office:value-type="string" calcext:value-type="string">
            <text:p>globalInfo</text:p>
          </table:table-cell>
          <table:table-cell office:value-type="float" office:value="5.01011" calcext:value-type="float">
            <text:p>5.01011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3.14479" calcext:value-type="float">
            <text:p>3.144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43</text:p>
          </table:table-cell>
          <table:table-cell office:value-type="string" calcext:value-type="string">
            <text:p>globalInfo</text:p>
          </table:table-cell>
          <table:table-cell office:value-type="float" office:value="5.1334" calcext:value-type="float">
            <text:p>5.1334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15.937" calcext:value-type="float">
            <text:p>15.93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95</text:p>
          </table:table-cell>
          <table:table-cell office:value-type="string" calcext:value-type="string">
            <text:p>globalInfo</text:p>
          </table:table-cell>
          <table:table-cell office:value-type="float" office:value="4.99312" calcext:value-type="float">
            <text:p>4.99312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0]</text:p>
          </table:table-cell>
          <table:table-cell office:value-type="string" calcext:value-type="string">
            <text:p>CC:</text:p>
          </table:table-cell>
          <table:table-cell office:value-type="float" office:value="8.11609" calcext:value-type="float">
            <text:p>8.116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83</text:p>
          </table:table-cell>
          <table:table-cell office:value-type="string" calcext:value-type="string">
            <text:p>globalInfo</text:p>
          </table:table-cell>
          <table:table-cell office:value-type="float" office:value="5.13572" calcext:value-type="float">
            <text:p>5.13572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12.4958" calcext:value-type="float">
            <text:p>12.49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035</text:p>
          </table:table-cell>
          <table:table-cell office:value-type="string" calcext:value-type="string">
            <text:p>globalInfo</text:p>
          </table:table-cell>
          <table:table-cell office:value-type="float" office:value="57.1209" calcext:value-type="float">
            <text:p>57.1209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6.62647" calcext:value-type="float">
            <text:p>6.626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6719</text:p>
          </table:table-cell>
          <table:table-cell office:value-type="string" calcext:value-type="string">
            <text:p>globalInfo</text:p>
          </table:table-cell>
          <table:table-cell office:value-type="float" office:value="5.16299" calcext:value-type="float">
            <text:p>5.16299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4.36785" calcext:value-type="float">
            <text:p>4.367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1758</text:p>
          </table:table-cell>
          <table:table-cell office:value-type="string" calcext:value-type="string">
            <text:p>globalInfo</text:p>
          </table:table-cell>
          <table:table-cell office:value-type="float" office:value="58.7542" calcext:value-type="float">
            <text:p>58.754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4.6442" calcext:value-type="float">
            <text:p>4.64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7487</text:p>
          </table:table-cell>
          <table:table-cell office:value-type="string" calcext:value-type="string">
            <text:p>globalInfo</text:p>
          </table:table-cell>
          <table:table-cell office:value-type="float" office:value="48.8827" calcext:value-type="float">
            <text:p>48.8827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11.8638" calcext:value-type="float">
            <text:p>11.86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559758</text:p>
          </table:table-cell>
          <table:table-cell office:value-type="string" calcext:value-type="string">
            <text:p>globalInfo</text:p>
          </table:table-cell>
          <table:table-cell office:value-type="float" office:value="5.57778" calcext:value-type="float">
            <text:p>5.57778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11.5158" calcext:value-type="float">
            <text:p>11.51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6024</text:p>
          </table:table-cell>
          <table:table-cell office:value-type="string" calcext:value-type="string">
            <text:p>globalInfo</text:p>
          </table:table-cell>
          <table:table-cell office:value-type="float" office:value="59.4759" calcext:value-type="float">
            <text:p>59.4759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11.395" calcext:value-type="float">
            <text:p>11.39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32615</text:p>
          </table:table-cell>
          <table:table-cell office:value-type="string" calcext:value-type="string">
            <text:p>globalInfo</text:p>
          </table:table-cell>
          <table:table-cell office:value-type="float" office:value="5.3691" calcext:value-type="float">
            <text:p>5.3691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7.98149" calcext:value-type="float">
            <text:p>7.9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978</text:p>
          </table:table-cell>
          <table:table-cell office:value-type="string" calcext:value-type="string">
            <text:p>globalInfo</text:p>
          </table:table-cell>
          <table:table-cell office:value-type="float" office:value="5.33802" calcext:value-type="float">
            <text:p>5.33802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7.98149" calcext:value-type="float">
            <text:p>7.9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978</text:p>
          </table:table-cell>
          <table:table-cell office:value-type="string" calcext:value-type="string">
            <text:p>globalInfo</text:p>
          </table:table-cell>
          <table:table-cell office:value-type="float" office:value="5.33802" calcext:value-type="float">
            <text:p>5.33802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7.98149" calcext:value-type="float">
            <text:p>7.9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978</text:p>
          </table:table-cell>
          <table:table-cell office:value-type="string" calcext:value-type="string">
            <text:p>globalInfo</text:p>
          </table:table-cell>
          <table:table-cell office:value-type="float" office:value="5.33802" calcext:value-type="float">
            <text:p>5.33802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2.78848" calcext:value-type="float">
            <text:p>2.788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381788</text:p>
          </table:table-cell>
          <table:table-cell office:value-type="string" calcext:value-type="string">
            <text:p>globalInfo</text:p>
          </table:table-cell>
          <table:table-cell office:value-type="float" office:value="5.55548" calcext:value-type="float">
            <text:p>5.55548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6.66023" calcext:value-type="float">
            <text:p>6.6602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09841</text:p>
          </table:table-cell>
          <table:table-cell office:value-type="string" calcext:value-type="string">
            <text:p>globalInfo</text:p>
          </table:table-cell>
          <table:table-cell office:value-type="float" office:value="5.55358" calcext:value-type="float">
            <text:p>5.55358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15.3671" calcext:value-type="float">
            <text:p>15.36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96</text:p>
          </table:table-cell>
          <table:table-cell office:value-type="string" calcext:value-type="string">
            <text:p>globalInfo</text:p>
          </table:table-cell>
          <table:table-cell office:value-type="float" office:value="5.55282" calcext:value-type="float">
            <text:p>5.55282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15.3671" calcext:value-type="float">
            <text:p>15.36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96</text:p>
          </table:table-cell>
          <table:table-cell office:value-type="string" calcext:value-type="string">
            <text:p>globalInfo</text:p>
          </table:table-cell>
          <table:table-cell office:value-type="float" office:value="5.55282" calcext:value-type="float">
            <text:p>5.55282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]</text:p>
          </table:table-cell>
          <table:table-cell office:value-type="string" calcext:value-type="string">
            <text:p>CC:</text:p>
          </table:table-cell>
          <table:table-cell office:value-type="float" office:value="10.2372" calcext:value-type="float">
            <text:p>10.23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1509e-05</text:p>
          </table:table-cell>
          <table:table-cell office:value-type="string" calcext:value-type="string">
            <text:p>globalInfo</text:p>
          </table:table-cell>
          <table:table-cell office:value-type="float" office:value="5.58143" calcext:value-type="float">
            <text:p>5.5814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7.43178" calcext:value-type="float">
            <text:p>7.431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386</text:p>
          </table:table-cell>
          <table:table-cell office:value-type="string" calcext:value-type="string">
            <text:p>globalInfo</text:p>
          </table:table-cell>
          <table:table-cell office:value-type="float" office:value="60.6728" calcext:value-type="float">
            <text:p>60.6728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5.0973" calcext:value-type="float">
            <text:p>15.097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22</text:p>
          </table:table-cell>
          <table:table-cell office:value-type="string" calcext:value-type="string">
            <text:p>globalInfo</text:p>
          </table:table-cell>
          <table:table-cell office:value-type="float" office:value="5.14428" calcext:value-type="float">
            <text:p>5.1442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7.62916" calcext:value-type="float">
            <text:p>7.6291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58977</text:p>
          </table:table-cell>
          <table:table-cell office:value-type="string" calcext:value-type="string">
            <text:p>globalInfo</text:p>
          </table:table-cell>
          <table:table-cell office:value-type="float" office:value="4.4421" calcext:value-type="float">
            <text:p>4.4421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5.44955" calcext:value-type="float">
            <text:p>5.4495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3627</text:p>
          </table:table-cell>
          <table:table-cell office:value-type="string" calcext:value-type="string">
            <text:p>globalInfo</text:p>
          </table:table-cell>
          <table:table-cell office:value-type="float" office:value="5.06852" calcext:value-type="float">
            <text:p>5.0685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8.16019" calcext:value-type="float">
            <text:p>8.160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71723</text:p>
          </table:table-cell>
          <table:table-cell office:value-type="string" calcext:value-type="string">
            <text:p>globalInfo</text:p>
          </table:table-cell>
          <table:table-cell office:value-type="float" office:value="5.13238" calcext:value-type="float">
            <text:p>5.13238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.05106" calcext:value-type="float">
            <text:p>1.051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68059</text:p>
          </table:table-cell>
          <table:table-cell office:value-type="string" calcext:value-type="string">
            <text:p>globalInfo</text:p>
          </table:table-cell>
          <table:table-cell office:value-type="float" office:value="5.12989" calcext:value-type="float">
            <text:p>5.12989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.05106" calcext:value-type="float">
            <text:p>1.051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68059</text:p>
          </table:table-cell>
          <table:table-cell office:value-type="string" calcext:value-type="string">
            <text:p>globalInfo</text:p>
          </table:table-cell>
          <table:table-cell office:value-type="float" office:value="5.12989" calcext:value-type="float">
            <text:p>5.12989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.05106" calcext:value-type="float">
            <text:p>1.051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68059</text:p>
          </table:table-cell>
          <table:table-cell office:value-type="string" calcext:value-type="string">
            <text:p>globalInfo</text:p>
          </table:table-cell>
          <table:table-cell office:value-type="float" office:value="5.12989" calcext:value-type="float">
            <text:p>5.12989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2.90267" calcext:value-type="float">
            <text:p>2.9026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68621</text:p>
          </table:table-cell>
          <table:table-cell office:value-type="string" calcext:value-type="string">
            <text:p>globalInfo</text:p>
          </table:table-cell>
          <table:table-cell office:value-type="float" office:value="5.13391" calcext:value-type="float">
            <text:p>5.13391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5.33813" calcext:value-type="float">
            <text:p>5.3381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2335</text:p>
          </table:table-cell>
          <table:table-cell office:value-type="string" calcext:value-type="string">
            <text:p>globalInfo</text:p>
          </table:table-cell>
          <table:table-cell office:value-type="float" office:value="5.12908" calcext:value-type="float">
            <text:p>5.12908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3.7364" calcext:value-type="float">
            <text:p>13.736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10139</text:p>
          </table:table-cell>
          <table:table-cell office:value-type="string" calcext:value-type="string">
            <text:p>globalInfo</text:p>
          </table:table-cell>
          <table:table-cell office:value-type="float" office:value="5.11346" calcext:value-type="float">
            <text:p>5.11346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8.4438" calcext:value-type="float">
            <text:p>18.44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4424</text:p>
          </table:table-cell>
          <table:table-cell office:value-type="string" calcext:value-type="string">
            <text:p>globalInfo</text:p>
          </table:table-cell>
          <table:table-cell office:value-type="float" office:value="5.10649" calcext:value-type="float">
            <text:p>5.10649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4.0716" calcext:value-type="float">
            <text:p>14.071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36563</text:p>
          </table:table-cell>
          <table:table-cell office:value-type="string" calcext:value-type="string">
            <text:p>globalInfo</text:p>
          </table:table-cell>
          <table:table-cell office:value-type="float" office:value="5.12956" calcext:value-type="float">
            <text:p>5.12956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14.0716" calcext:value-type="float">
            <text:p>14.071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36563</text:p>
          </table:table-cell>
          <table:table-cell office:value-type="string" calcext:value-type="string">
            <text:p>globalInfo</text:p>
          </table:table-cell>
          <table:table-cell office:value-type="float" office:value="5.12956" calcext:value-type="float">
            <text:p>5.1295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0]</text:p>
          </table:table-cell>
          <table:table-cell office:value-type="string" calcext:value-type="string">
            <text:p>CC:</text:p>
          </table:table-cell>
          <table:table-cell office:value-type="float" office:value="8.35174" calcext:value-type="float">
            <text:p>8.351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18231</text:p>
          </table:table-cell>
          <table:table-cell office:value-type="string" calcext:value-type="string">
            <text:p>globalInfo</text:p>
          </table:table-cell>
          <table:table-cell office:value-type="float" office:value="5.12936" calcext:value-type="float">
            <text:p>5.12936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7.202" calcext:value-type="float">
            <text:p>17.2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8549</text:p>
          </table:table-cell>
          <table:table-cell office:value-type="string" calcext:value-type="string">
            <text:p>globalInfo</text:p>
          </table:table-cell>
          <table:table-cell office:value-type="float" office:value="57.8591" calcext:value-type="float">
            <text:p>57.8591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1.2654" calcext:value-type="float">
            <text:p>11.26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95704</text:p>
          </table:table-cell>
          <table:table-cell office:value-type="string" calcext:value-type="string">
            <text:p>globalInfo</text:p>
          </table:table-cell>
          <table:table-cell office:value-type="float" office:value="4.36808" calcext:value-type="float">
            <text:p>4.36808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8.9444" calcext:value-type="float">
            <text:p>18.944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45906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.77805" calcext:value-type="float">
            <text:p>1.778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762</text:p>
          </table:table-cell>
          <table:table-cell office:value-type="string" calcext:value-type="string">
            <text:p>globalInfo</text:p>
          </table:table-cell>
          <table:table-cell office:value-type="float" office:value="4.97888" calcext:value-type="float">
            <text:p>4.97888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.77805" calcext:value-type="float">
            <text:p>1.778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762</text:p>
          </table:table-cell>
          <table:table-cell office:value-type="string" calcext:value-type="string">
            <text:p>globalInfo</text:p>
          </table:table-cell>
          <table:table-cell office:value-type="float" office:value="4.97888" calcext:value-type="float">
            <text:p>4.97888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6.72649" calcext:value-type="float">
            <text:p>6.726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0904</text:p>
          </table:table-cell>
          <table:table-cell office:value-type="string" calcext:value-type="string">
            <text:p>globalInfo</text:p>
          </table:table-cell>
          <table:table-cell office:value-type="float" office:value="56.6331" calcext:value-type="float">
            <text:p>56.6331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5.0009" calcext:value-type="float">
            <text:p>15.00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1768</text:p>
          </table:table-cell>
          <table:table-cell office:value-type="string" calcext:value-type="string">
            <text:p>globalInfo</text:p>
          </table:table-cell>
          <table:table-cell office:value-type="float" office:value="5.07414" calcext:value-type="float">
            <text:p>5.0741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5.87971" calcext:value-type="float">
            <text:p>5.879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0278</text:p>
          </table:table-cell>
          <table:table-cell office:value-type="string" calcext:value-type="string">
            <text:p>globalInfo</text:p>
          </table:table-cell>
          <table:table-cell office:value-type="float" office:value="5.02228" calcext:value-type="float">
            <text:p>5.02228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5.11945" calcext:value-type="float">
            <text:p>5.1194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97983</text:p>
          </table:table-cell>
          <table:table-cell office:value-type="string" calcext:value-type="string">
            <text:p>globalInfo</text:p>
          </table:table-cell>
          <table:table-cell office:value-type="float" office:value="5.1313" calcext:value-type="float">
            <text:p>5.131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1.1439" calcext:value-type="float">
            <text:p>11.14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514</text:p>
          </table:table-cell>
          <table:table-cell office:value-type="string" calcext:value-type="string">
            <text:p>globalInfo</text:p>
          </table:table-cell>
          <table:table-cell office:value-type="float" office:value="5.1325" calcext:value-type="float">
            <text:p>5.1325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.63078" calcext:value-type="float">
            <text:p>1.630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527</text:p>
          </table:table-cell>
          <table:table-cell office:value-type="string" calcext:value-type="string">
            <text:p>globalInfo</text:p>
          </table:table-cell>
          <table:table-cell office:value-type="float" office:value="5.13344" calcext:value-type="float">
            <text:p>5.13344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3.6601" calcext:value-type="float">
            <text:p>13.660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6132</text:p>
          </table:table-cell>
          <table:table-cell office:value-type="string" calcext:value-type="string">
            <text:p>globalInfo</text:p>
          </table:table-cell>
          <table:table-cell office:value-type="float" office:value="5.13419" calcext:value-type="float">
            <text:p>5.13419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1]</text:p>
          </table:table-cell>
          <table:table-cell office:value-type="string" calcext:value-type="string">
            <text:p>CC:</text:p>
          </table:table-cell>
          <table:table-cell office:value-type="float" office:value="14.3368" calcext:value-type="float">
            <text:p>14.336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056</text:p>
          </table:table-cell>
          <table:table-cell office:value-type="string" calcext:value-type="string">
            <text:p>globalInfo</text:p>
          </table:table-cell>
          <table:table-cell office:value-type="float" office:value="5.13322" calcext:value-type="float">
            <text:p>5.13322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6.09179" calcext:value-type="float">
            <text:p>6.091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1576</text:p>
          </table:table-cell>
          <table:table-cell office:value-type="string" calcext:value-type="string">
            <text:p>globalInfo</text:p>
          </table:table-cell>
          <table:table-cell office:value-type="float" office:value="63.7594" calcext:value-type="float">
            <text:p>63.7594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3.905" calcext:value-type="float">
            <text:p>13.9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819142</text:p>
          </table:table-cell>
          <table:table-cell office:value-type="string" calcext:value-type="string">
            <text:p>globalInfo</text:p>
          </table:table-cell>
          <table:table-cell office:value-type="float" office:value="5.57599" calcext:value-type="float">
            <text:p>5.57599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0.3021" calcext:value-type="float">
            <text:p>10.30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442</text:p>
          </table:table-cell>
          <table:table-cell office:value-type="string" calcext:value-type="string">
            <text:p>globalInfo</text:p>
          </table:table-cell>
          <table:table-cell office:value-type="float" office:value="4.90234" calcext:value-type="float">
            <text:p>4.90234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2.8884" calcext:value-type="float">
            <text:p>12.888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2.151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2.10309" calcext:value-type="float">
            <text:p>2.103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6763</text:p>
          </table:table-cell>
          <table:table-cell office:value-type="string" calcext:value-type="string">
            <text:p>globalInfo</text:p>
          </table:table-cell>
          <table:table-cell office:value-type="float" office:value="5.09086" calcext:value-type="float">
            <text:p>5.09086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8.8719" calcext:value-type="float">
            <text:p>18.87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3713</text:p>
          </table:table-cell>
          <table:table-cell office:value-type="string" calcext:value-type="string">
            <text:p>globalInfo</text:p>
          </table:table-cell>
          <table:table-cell office:value-type="float" office:value="5.20072" calcext:value-type="float">
            <text:p>5.20072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8.8719" calcext:value-type="float">
            <text:p>18.87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3713</text:p>
          </table:table-cell>
          <table:table-cell office:value-type="string" calcext:value-type="string">
            <text:p>globalInfo</text:p>
          </table:table-cell>
          <table:table-cell office:value-type="float" office:value="5.20072" calcext:value-type="float">
            <text:p>5.20072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.89602" calcext:value-type="float">
            <text:p>1.896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07357</text:p>
          </table:table-cell>
          <table:table-cell office:value-type="string" calcext:value-type="string">
            <text:p>globalInfo</text:p>
          </table:table-cell>
          <table:table-cell office:value-type="float" office:value="5.16465" calcext:value-type="float">
            <text:p>5.16465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9.55493" calcext:value-type="float">
            <text:p>9.5549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94171</text:p>
          </table:table-cell>
          <table:table-cell office:value-type="string" calcext:value-type="string">
            <text:p>globalInfo</text:p>
          </table:table-cell>
          <table:table-cell office:value-type="float" office:value="5.17136" calcext:value-type="float">
            <text:p>5.17136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6.4385" calcext:value-type="float">
            <text:p>16.43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07502</text:p>
          </table:table-cell>
          <table:table-cell office:value-type="string" calcext:value-type="string">
            <text:p>globalInfo</text:p>
          </table:table-cell>
          <table:table-cell office:value-type="float" office:value="5.16458" calcext:value-type="float">
            <text:p>5.16458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.96409" calcext:value-type="float">
            <text:p>1.964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18739</text:p>
          </table:table-cell>
          <table:table-cell office:value-type="string" calcext:value-type="string">
            <text:p>globalInfo</text:p>
          </table:table-cell>
          <table:table-cell office:value-type="float" office:value="5.15889" calcext:value-type="float">
            <text:p>5.15889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2]</text:p>
          </table:table-cell>
          <table:table-cell office:value-type="string" calcext:value-type="string">
            <text:p>CC:</text:p>
          </table:table-cell>
          <table:table-cell office:value-type="float" office:value="15.5319" calcext:value-type="float">
            <text:p>15.53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76667</text:p>
          </table:table-cell>
          <table:table-cell office:value-type="string" calcext:value-type="string">
            <text:p>globalInfo</text:p>
          </table:table-cell>
          <table:table-cell office:value-type="float" office:value="5.12993" calcext:value-type="float">
            <text:p>5.1299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6.68313" calcext:value-type="float">
            <text:p>6.6831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56653</text:p>
          </table:table-cell>
          <table:table-cell office:value-type="string" calcext:value-type="string">
            <text:p>globalInfo</text:p>
          </table:table-cell>
          <table:table-cell office:value-type="float" office:value="4.75736" calcext:value-type="float">
            <text:p>4.75736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6.19453" calcext:value-type="float">
            <text:p>6.194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4396</text:p>
          </table:table-cell>
          <table:table-cell office:value-type="string" calcext:value-type="string">
            <text:p>globalInfo</text:p>
          </table:table-cell>
          <table:table-cell office:value-type="float" office:value="57.2941" calcext:value-type="float">
            <text:p>57.294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11.9374" calcext:value-type="float">
            <text:p>11.93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4504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16.4947" calcext:value-type="float">
            <text:p>16.49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3424</text:p>
          </table:table-cell>
          <table:table-cell office:value-type="string" calcext:value-type="string">
            <text:p>globalInfo</text:p>
          </table:table-cell>
          <table:table-cell office:value-type="float" office:value="5.14234" calcext:value-type="float">
            <text:p>5.14234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14.3587" calcext:value-type="float">
            <text:p>14.358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18788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4.74576" calcext:value-type="float">
            <text:p>4.7457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079</text:p>
          </table:table-cell>
          <table:table-cell office:value-type="string" calcext:value-type="string">
            <text:p>globalInfo</text:p>
          </table:table-cell>
          <table:table-cell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4.74576" calcext:value-type="float">
            <text:p>4.7457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079</text:p>
          </table:table-cell>
          <table:table-cell office:value-type="string" calcext:value-type="string">
            <text:p>globalInfo</text:p>
          </table:table-cell>
          <table:table-cell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5.60889" calcext:value-type="float">
            <text:p>5.6088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423</text:p>
          </table:table-cell>
          <table:table-cell office:value-type="string" calcext:value-type="string">
            <text:p>globalInfo</text:p>
          </table:table-cell>
          <table:table-cell office:value-type="float" office:value="4.9806" calcext:value-type="float">
            <text:p>4.9806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5.00852" calcext:value-type="float">
            <text:p>5.008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7962</text:p>
          </table:table-cell>
          <table:table-cell office:value-type="string" calcext:value-type="string">
            <text:p>globalInfo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2.43582" calcext:value-type="float">
            <text:p>2.4358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7928</text:p>
          </table:table-cell>
          <table:table-cell office:value-type="string" calcext:value-type="string">
            <text:p>globalInfo</text:p>
          </table:table-cell>
          <table:table-cell office:value-type="float" office:value="5.13065" calcext:value-type="float">
            <text:p>5.1306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5085</text:p>
          </table:table-cell>
          <table:table-cell office:value-type="string" calcext:value-type="string">
            <text:p>globalInfo</text:p>
          </table:table-cell>
          <table:table-cell office:value-type="float" office:value="5.04639" calcext:value-type="float">
            <text:p>5.04639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3]</text:p>
          </table:table-cell>
          <table:table-cell office:value-type="string" calcext:value-type="string">
            <text:p>CC:</text:p>
          </table:table-cell>
          <table:table-cell office:value-type="float" office:value="7.29932" calcext:value-type="float">
            <text:p>7.2993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9792</text:p>
          </table:table-cell>
          <table:table-cell office:value-type="string" calcext:value-type="string">
            <text:p>globalInfo</text:p>
          </table:table-cell>
          <table:table-cell office:value-type="float" office:value="5.06561" calcext:value-type="float">
            <text:p>5.06561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11.8595" calcext:value-type="float">
            <text:p>11.859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357</text:p>
          </table:table-cell>
          <table:table-cell office:value-type="string" calcext:value-type="string">
            <text:p>globalInfo</text:p>
          </table:table-cell>
          <table:table-cell office:value-type="float" office:value="60.8767" calcext:value-type="float">
            <text:p>60.8767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11.7905" calcext:value-type="float">
            <text:p>11.79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29678</text:p>
          </table:table-cell>
          <table:table-cell office:value-type="string" calcext:value-type="string">
            <text:p>globalInfo</text:p>
          </table:table-cell>
          <table:table-cell office:value-type="float" office:value="4.41438" calcext:value-type="float">
            <text:p>4.41438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12.6517" calcext:value-type="float">
            <text:p>12.65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3876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3.08487" calcext:value-type="float">
            <text:p>3.0848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3717</text:p>
          </table:table-cell>
          <table:table-cell office:value-type="string" calcext:value-type="string">
            <text:p>globalInfo</text:p>
          </table:table-cell>
          <table:table-cell office:value-type="float" office:value="5.14248" calcext:value-type="float">
            <text:p>5.14248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19.0734" calcext:value-type="float">
            <text:p>19.07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42441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4.14505" calcext:value-type="float">
            <text:p>4.145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9915</text:p>
          </table:table-cell>
          <table:table-cell office:value-type="string" calcext:value-type="string">
            <text:p>globalInfo</text:p>
          </table:table-cell>
          <table:table-cell office:value-type="float" office:value="5.03755" calcext:value-type="float">
            <text:p>5.03755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4.14505" calcext:value-type="float">
            <text:p>4.145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9915</text:p>
          </table:table-cell>
          <table:table-cell office:value-type="string" calcext:value-type="string">
            <text:p>globalInfo</text:p>
          </table:table-cell>
          <table:table-cell office:value-type="float" office:value="5.03755" calcext:value-type="float">
            <text:p>5.03755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19.8993" calcext:value-type="float">
            <text:p>19.899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726</text:p>
          </table:table-cell>
          <table:table-cell office:value-type="string" calcext:value-type="string">
            <text:p>globalInfo</text:p>
          </table:table-cell>
          <table:table-cell office:value-type="float" office:value="4.96904" calcext:value-type="float">
            <text:p>4.9690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16.6448" calcext:value-type="float">
            <text:p>16.64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5569</text:p>
          </table:table-cell>
          <table:table-cell office:value-type="string" calcext:value-type="string">
            <text:p>globalInfo</text:p>
          </table:table-cell>
          <table:table-cell office:value-type="float" office:value="5.04414" calcext:value-type="float">
            <text:p>5.04414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4.88943" calcext:value-type="float">
            <text:p>4.8894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81</text:p>
          </table:table-cell>
          <table:table-cell office:value-type="string" calcext:value-type="string">
            <text:p>globalInfo</text:p>
          </table:table-cell>
          <table:table-cell office:value-type="float" office:value="4.99383" calcext:value-type="float">
            <text:p>4.99383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4.88943" calcext:value-type="float">
            <text:p>4.8894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81</text:p>
          </table:table-cell>
          <table:table-cell office:value-type="string" calcext:value-type="string">
            <text:p>globalInfo</text:p>
          </table:table-cell>
          <table:table-cell office:value-type="float" office:value="4.99383" calcext:value-type="float">
            <text:p>4.99383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4]</text:p>
          </table:table-cell>
          <table:table-cell office:value-type="string" calcext:value-type="string">
            <text:p>CC:</text:p>
          </table:table-cell>
          <table:table-cell office:value-type="float" office:value="2.92218" calcext:value-type="float">
            <text:p>2.9221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961</text:p>
          </table:table-cell>
          <table:table-cell office:value-type="string" calcext:value-type="string">
            <text:p>globalInfo</text:p>
          </table:table-cell>
          <table:table-cell office:value-type="float" office:value="4.97788" calcext:value-type="float">
            <text:p>4.9778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10.9994" calcext:value-type="float">
            <text:p>10.999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214862</text:p>
          </table:table-cell>
          <table:table-cell office:value-type="string" calcext:value-type="string">
            <text:p>globalInfo</text:p>
          </table:table-cell>
          <table:table-cell office:value-type="float" office:value="5.20585" calcext:value-type="float">
            <text:p>5.20585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5.03606" calcext:value-type="float">
            <text:p>5.036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41.7533</text:p>
          </table:table-cell>
          <table:table-cell office:value-type="string" calcext:value-type="string">
            <text:p>globalInfo</text:p>
          </table:table-cell>
          <table:table-cell office:value-type="float" office:value="55.5583" calcext:value-type="float">
            <text:p>55.5583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15.6911" calcext:value-type="float">
            <text:p>15.691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0010757</text:p>
          </table:table-cell>
          <table:table-cell office:value-type="string" calcext:value-type="string">
            <text:p>globalInfo</text:p>
          </table:table-cell>
          <table:table-cell office:value-type="float" office:value="5.58091" calcext:value-type="float">
            <text:p>5.58091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2.05857" calcext:value-type="float">
            <text:p>2.0585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67001</text:p>
          </table:table-cell>
          <table:table-cell office:value-type="string" calcext:value-type="string">
            <text:p>globalInfo</text:p>
          </table:table-cell>
          <table:table-cell office:value-type="float" office:value="5.18372" calcext:value-type="float">
            <text:p>5.18372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18.9436" calcext:value-type="float">
            <text:p>18.943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54003</text:p>
          </table:table-cell>
          <table:table-cell office:value-type="string" calcext:value-type="string">
            <text:p>globalInfo</text:p>
          </table:table-cell>
          <table:table-cell office:value-type="float" office:value="5.14119" calcext:value-type="float">
            <text:p>5.14119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18.9436" calcext:value-type="float">
            <text:p>18.943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54003</text:p>
          </table:table-cell>
          <table:table-cell office:value-type="string" calcext:value-type="string">
            <text:p>globalInfo</text:p>
          </table:table-cell>
          <table:table-cell office:value-type="float" office:value="5.14119" calcext:value-type="float">
            <text:p>5.14119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4.9081" calcext:value-type="float">
            <text:p>4.908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92775</text:p>
          </table:table-cell>
          <table:table-cell office:value-type="string" calcext:value-type="string">
            <text:p>globalInfo</text:p>
          </table:table-cell>
          <table:table-cell office:value-type="float" office:value="5.12908" calcext:value-type="float">
            <text:p>5.12908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10.3345" calcext:value-type="float">
            <text:p>10.3345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92854</text:p>
          </table:table-cell>
          <table:table-cell office:value-type="string" calcext:value-type="string">
            <text:p>globalInfo</text:p>
          </table:table-cell>
          <table:table-cell office:value-type="float" office:value="5.12194" calcext:value-type="float">
            <text:p>5.12194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8.10162" calcext:value-type="float">
            <text:p>8.101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9552</text:p>
          </table:table-cell>
          <table:table-cell office:value-type="string" calcext:value-type="string">
            <text:p>globalInfo</text:p>
          </table:table-cell>
          <table:table-cell office:value-type="float" office:value="5.12911" calcext:value-type="float">
            <text:p>5.12911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8.83328" calcext:value-type="float">
            <text:p>8.8332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00127</text:p>
          </table:table-cell>
          <table:table-cell office:value-type="string" calcext:value-type="string">
            <text:p>globalInfo</text:p>
          </table:table-cell>
          <table:table-cell office:value-type="float" office:value="5.12916" calcext:value-type="float">
            <text:p>5.12916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5]</text:p>
          </table:table-cell>
          <table:table-cell office:value-type="string" calcext:value-type="string">
            <text:p>CC:</text:p>
          </table:table-cell>
          <table:table-cell office:value-type="float" office:value="5.50846" calcext:value-type="float">
            <text:p>5.5084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05492</text:p>
          </table:table-cell>
          <table:table-cell office:value-type="string" calcext:value-type="string">
            <text:p>globalInfo</text:p>
          </table:table-cell>
          <table:table-cell office:value-type="float" office:value="5.12922" calcext:value-type="float">
            <text:p>5.12922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10.8253" calcext:value-type="float">
            <text:p>10.825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204928</text:p>
          </table:table-cell>
          <table:table-cell office:value-type="string" calcext:value-type="string">
            <text:p>globalInfo</text:p>
          </table:table-cell>
          <table:table-cell office:value-type="float" office:value="5.44669" calcext:value-type="float">
            <text:p>5.44669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3.02606" calcext:value-type="float">
            <text:p>3.026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01169e-05</text:p>
          </table:table-cell>
          <table:table-cell office:value-type="string" calcext:value-type="string">
            <text:p>globalInfo</text:p>
          </table:table-cell>
          <table:table-cell office:value-type="float" office:value="5.58158" calcext:value-type="float">
            <text:p>5.58158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9.53864" calcext:value-type="float">
            <text:p>9.5386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6.8697</text:p>
          </table:table-cell>
          <table:table-cell office:value-type="string" calcext:value-type="string">
            <text:p>globalInfo</text:p>
          </table:table-cell>
          <table:table-cell office:value-type="float" office:value="53.1817" calcext:value-type="float">
            <text:p>53.1817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17.801" calcext:value-type="float">
            <text:p>17.80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611084</text:p>
          </table:table-cell>
          <table:table-cell office:value-type="string" calcext:value-type="string">
            <text:p>globalInfo</text:p>
          </table:table-cell>
          <table:table-cell office:value-type="float" office:value="5.21434" calcext:value-type="float">
            <text:p>5.2143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3.42106" calcext:value-type="float">
            <text:p>3.421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4458</text:p>
          </table:table-cell>
          <table:table-cell office:value-type="string" calcext:value-type="string">
            <text:p>globalInfo</text:p>
          </table:table-cell>
          <table:table-cell office:value-type="float" office:value="5.35629" calcext:value-type="float">
            <text:p>5.35629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3.42106" calcext:value-type="float">
            <text:p>3.421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4458</text:p>
          </table:table-cell>
          <table:table-cell office:value-type="string" calcext:value-type="string">
            <text:p>globalInfo</text:p>
          </table:table-cell>
          <table:table-cell office:value-type="float" office:value="5.35629" calcext:value-type="float">
            <text:p>5.35629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17.6537" calcext:value-type="float">
            <text:p>17.653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58768</text:p>
          </table:table-cell>
          <table:table-cell office:value-type="string" calcext:value-type="string">
            <text:p>globalInfo</text:p>
          </table:table-cell>
          <table:table-cell office:value-type="float" office:value="5.29677" calcext:value-type="float">
            <text:p>5.29677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16.0654" calcext:value-type="float">
            <text:p>16.06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2948</text:p>
          </table:table-cell>
          <table:table-cell office:value-type="string" calcext:value-type="string">
            <text:p>globalInfo</text:p>
          </table:table-cell>
          <table:table-cell office:value-type="float" office:value="5.29444" calcext:value-type="float">
            <text:p>5.29444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1.54717" calcext:value-type="float">
            <text:p>1.547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693</text:p>
          </table:table-cell>
          <table:table-cell office:value-type="string" calcext:value-type="string">
            <text:p>globalInfo</text:p>
          </table:table-cell>
          <table:table-cell office:value-type="float" office:value="5.29222" calcext:value-type="float">
            <text:p>5.29222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13.7701" calcext:value-type="float">
            <text:p>13.770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704</text:p>
          </table:table-cell>
          <table:table-cell office:value-type="string" calcext:value-type="string">
            <text:p>globalInfo</text:p>
          </table:table-cell>
          <table:table-cell office:value-type="float" office:value="5.2903" calcext:value-type="float">
            <text:p>5.2903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6]</text:p>
          </table:table-cell>
          <table:table-cell office:value-type="string" calcext:value-type="string">
            <text:p>CC:</text:p>
          </table:table-cell>
          <table:table-cell office:value-type="float" office:value="15.6307" calcext:value-type="float">
            <text:p>15.630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7037</text:p>
          </table:table-cell>
          <table:table-cell office:value-type="string" calcext:value-type="string">
            <text:p>globalInfo</text:p>
          </table:table-cell>
          <table:table-cell office:value-type="float" office:value="5.29216" calcext:value-type="float">
            <text:p>5.29216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2.9313" calcext:value-type="float">
            <text:p>12.931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24608</text:p>
          </table:table-cell>
          <table:table-cell office:value-type="string" calcext:value-type="string">
            <text:p>globalInfo</text:p>
          </table:table-cell>
          <table:table-cell office:value-type="float" office:value="5.1305" calcext:value-type="float">
            <text:p>5.1305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.39871" calcext:value-type="float">
            <text:p>1.3987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7.57163</text:p>
          </table:table-cell>
          <table:table-cell office:value-type="string" calcext:value-type="string">
            <text:p>globalInfo</text:p>
          </table:table-cell>
          <table:table-cell office:value-type="float" office:value="56.83" calcext:value-type="float">
            <text:p>56.83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8.7776" calcext:value-type="float">
            <text:p>18.777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5377</text:p>
          </table:table-cell>
          <table:table-cell office:value-type="string" calcext:value-type="string">
            <text:p>globalInfo</text:p>
          </table:table-cell>
          <table:table-cell office:value-type="float" office:value="4.99603" calcext:value-type="float">
            <text:p>4.99603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8.5287" calcext:value-type="float">
            <text:p>18.528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153992</text:p>
          </table:table-cell>
          <table:table-cell office:value-type="string" calcext:value-type="string">
            <text:p>globalInfo</text:p>
          </table:table-cell>
          <table:table-cell office:value-type="float" office:value="5.47903" calcext:value-type="float">
            <text:p>5.47903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3.8096" calcext:value-type="float">
            <text:p>13.809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26437</text:p>
          </table:table-cell>
          <table:table-cell office:value-type="string" calcext:value-type="string">
            <text:p>globalInfo</text:p>
          </table:table-cell>
          <table:table-cell office:value-type="float" office:value="5.25954" calcext:value-type="float">
            <text:p>5.25954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8.3088" calcext:value-type="float">
            <text:p>8.308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8.3088" calcext:value-type="float">
            <text:p>8.308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8.3088" calcext:value-type="float">
            <text:p>8.308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1.9416" calcext:value-type="float">
            <text:p>11.941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31201</text:p>
          </table:table-cell>
          <table:table-cell office:value-type="string" calcext:value-type="string">
            <text:p>globalInfo</text:p>
          </table:table-cell>
          <table:table-cell office:value-type="float" office:value="5.25695" calcext:value-type="float">
            <text:p>5.25695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7.1561" calcext:value-type="float">
            <text:p>17.156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53863</text:p>
          </table:table-cell>
          <table:table-cell office:value-type="string" calcext:value-type="string">
            <text:p>globalInfo</text:p>
          </table:table-cell>
          <table:table-cell office:value-type="float" office:value="5.24473" calcext:value-type="float">
            <text:p>5.2447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3.8254" calcext:value-type="float">
            <text:p>13.82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70395</text:p>
          </table:table-cell>
          <table:table-cell office:value-type="string" calcext:value-type="string">
            <text:p>globalInfo</text:p>
          </table:table-cell>
          <table:table-cell office:value-type="float" office:value="5.23588" calcext:value-type="float">
            <text:p>5.23588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6.94856" calcext:value-type="float">
            <text:p>6.9485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8389</text:p>
          </table:table-cell>
          <table:table-cell office:value-type="string" calcext:value-type="string">
            <text:p>globalInfo</text:p>
          </table:table-cell>
          <table:table-cell office:value-type="float" office:value="5.2287" calcext:value-type="float">
            <text:p>5.2287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5.7038" calcext:value-type="float">
            <text:p>15.703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5501</text:p>
          </table:table-cell>
          <table:table-cell office:value-type="string" calcext:value-type="string">
            <text:p>globalInfo</text:p>
          </table:table-cell>
          <table:table-cell office:value-type="float" office:value="5.22255" calcext:value-type="float">
            <text:p>5.2225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5.7038" calcext:value-type="float">
            <text:p>15.703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5501</text:p>
          </table:table-cell>
          <table:table-cell office:value-type="string" calcext:value-type="string">
            <text:p>globalInfo</text:p>
          </table:table-cell>
          <table:table-cell office:value-type="float" office:value="5.22255" calcext:value-type="float">
            <text:p>5.22255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7]</text:p>
          </table:table-cell>
          <table:table-cell office:value-type="string" calcext:value-type="string">
            <text:p>CC:</text:p>
          </table:table-cell>
          <table:table-cell office:value-type="float" office:value="16.9006" calcext:value-type="float">
            <text:p>16.90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5959</text:p>
          </table:table-cell>
          <table:table-cell office:value-type="string" calcext:value-type="string">
            <text:p>globalInfo</text:p>
          </table:table-cell>
          <table:table-cell office:value-type="float" office:value="4.99307" calcext:value-type="float">
            <text:p>4.99307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9.5983" calcext:value-type="float">
            <text:p>19.598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38161</text:p>
          </table:table-cell>
          <table:table-cell office:value-type="string" calcext:value-type="string">
            <text:p>globalInfo</text:p>
          </table:table-cell>
          <table:table-cell office:value-type="float" office:value="46.944" calcext:value-type="float">
            <text:p>46.944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.56105" calcext:value-type="float">
            <text:p>1.56105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7518</text:p>
          </table:table-cell>
          <table:table-cell office:value-type="string" calcext:value-type="string">
            <text:p>globalInfo</text:p>
          </table:table-cell>
          <table:table-cell office:value-type="float" office:value="5.14428" calcext:value-type="float">
            <text:p>5.1442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6.69106" calcext:value-type="float">
            <text:p>6.691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46355</text:p>
          </table:table-cell>
          <table:table-cell office:value-type="string" calcext:value-type="string">
            <text:p>globalInfo</text:p>
          </table:table-cell>
          <table:table-cell office:value-type="float" office:value="41.2426" calcext:value-type="float">
            <text:p>41.2426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3.8241</text:p>
          </table:table-cell>
          <table:table-cell office:value-type="string" calcext:value-type="string">
            <text:p>globalInfo</text:p>
          </table:table-cell>
          <table:table-cell office:value-type="float" office:value="52.0261" calcext:value-type="float">
            <text:p>52.0261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5.19791" calcext:value-type="float">
            <text:p>5.1979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9094</text:p>
          </table:table-cell>
          <table:table-cell office:value-type="string" calcext:value-type="string">
            <text:p>globalInfo</text:p>
          </table:table-cell>
          <table:table-cell office:value-type="float" office:value="5.14974" calcext:value-type="float">
            <text:p>5.14974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9.32634" calcext:value-type="float">
            <text:p>9.3263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19035</text:p>
          </table:table-cell>
          <table:table-cell office:value-type="string" calcext:value-type="string">
            <text:p>globalInfo</text:p>
          </table:table-cell>
          <table:table-cell office:value-type="float" office:value="36.6401" calcext:value-type="float">
            <text:p>36.6401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.99884" calcext:value-type="float">
            <text:p>1.9988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85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.99884" calcext:value-type="float">
            <text:p>1.9988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85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.2648" calcext:value-type="float">
            <text:p>1.264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45325</text:p>
          </table:table-cell>
          <table:table-cell office:value-type="string" calcext:value-type="string">
            <text:p>globalInfo</text:p>
          </table:table-cell>
          <table:table-cell office:value-type="float" office:value="5.15268" calcext:value-type="float">
            <text:p>5.15268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.2648" calcext:value-type="float">
            <text:p>1.264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45325</text:p>
          </table:table-cell>
          <table:table-cell office:value-type="string" calcext:value-type="string">
            <text:p>globalInfo</text:p>
          </table:table-cell>
          <table:table-cell office:value-type="float" office:value="5.15268" calcext:value-type="float">
            <text:p>5.15268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.2648" calcext:value-type="float">
            <text:p>1.264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45325</text:p>
          </table:table-cell>
          <table:table-cell office:value-type="string" calcext:value-type="string">
            <text:p>globalInfo</text:p>
          </table:table-cell>
          <table:table-cell office:value-type="float" office:value="5.15268" calcext:value-type="float">
            <text:p>5.15268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4.3843" calcext:value-type="float">
            <text:p>14.384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17584</text:p>
          </table:table-cell>
          <table:table-cell office:value-type="string" calcext:value-type="string">
            <text:p>globalInfo</text:p>
          </table:table-cell>
          <table:table-cell office:value-type="float" office:value="4.93523" calcext:value-type="float">
            <text:p>4.9352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3.4437" calcext:value-type="float">
            <text:p>13.443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1756</text:p>
          </table:table-cell>
          <table:table-cell office:value-type="string" calcext:value-type="string">
            <text:p>globalInfo</text:p>
          </table:table-cell>
          <table:table-cell office:value-type="float" office:value="4.91506" calcext:value-type="float">
            <text:p>4.91506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3.45323" calcext:value-type="float">
            <text:p>3.4532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7621</text:p>
          </table:table-cell>
          <table:table-cell office:value-type="string" calcext:value-type="string">
            <text:p>globalInfo</text:p>
          </table:table-cell>
          <table:table-cell office:value-type="float" office:value="5.14432" calcext:value-type="float">
            <text:p>5.14432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1.2062" calcext:value-type="float">
            <text:p>11.20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843</text:p>
          </table:table-cell>
          <table:table-cell office:value-type="string" calcext:value-type="string">
            <text:p>globalInfo</text:p>
          </table:table-cell>
          <table:table-cell office:value-type="float" office:value="4.87682" calcext:value-type="float">
            <text:p>4.87682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11.2062" calcext:value-type="float">
            <text:p>11.20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843</text:p>
          </table:table-cell>
          <table:table-cell office:value-type="string" calcext:value-type="string">
            <text:p>globalInfo</text:p>
          </table:table-cell>
          <table:table-cell office:value-type="float" office:value="4.87682" calcext:value-type="float">
            <text:p>4.87682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8]</text:p>
          </table:table-cell>
          <table:table-cell office:value-type="string" calcext:value-type="string">
            <text:p>CC:</text:p>
          </table:table-cell>
          <table:table-cell office:value-type="float" office:value="4.279" calcext:value-type="float">
            <text:p>4.27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7233</text:p>
          </table:table-cell>
          <table:table-cell office:value-type="string" calcext:value-type="string">
            <text:p>globalInfo</text:p>
          </table:table-cell>
          <table:table-cell office:value-type="float" office:value="4.9866" calcext:value-type="float">
            <text:p>4.9866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2.4369" calcext:value-type="float">
            <text:p>12.436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2614</text:p>
          </table:table-cell>
          <table:table-cell office:value-type="string" calcext:value-type="string">
            <text:p>globalInfo</text:p>
          </table:table-cell>
          <table:table-cell office:value-type="float" office:value="50.3361" calcext:value-type="float">
            <text:p>50.336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3.8306" calcext:value-type="float">
            <text:p>13.83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7.31894</text:p>
          </table:table-cell>
          <table:table-cell office:value-type="string" calcext:value-type="string">
            <text:p>globalInfo</text:p>
          </table:table-cell>
          <table:table-cell office:value-type="float" office:value="42.2507" calcext:value-type="float">
            <text:p>42.250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6.83254" calcext:value-type="float">
            <text:p>6.832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3.77935</text:p>
          </table:table-cell>
          <table:table-cell office:value-type="string" calcext:value-type="string">
            <text:p>globalInfo</text:p>
          </table:table-cell>
          <table:table-cell office:value-type="float" office:value="55.409" calcext:value-type="float">
            <text:p>55.409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5.458" calcext:value-type="float">
            <text:p>15.4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72289</text:p>
          </table:table-cell>
          <table:table-cell office:value-type="string" calcext:value-type="string">
            <text:p>globalInfo</text:p>
          </table:table-cell>
          <table:table-cell office:value-type="float" office:value="5.03646" calcext:value-type="float">
            <text:p>5.03646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5.458" calcext:value-type="float">
            <text:p>15.4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72289</text:p>
          </table:table-cell>
          <table:table-cell office:value-type="string" calcext:value-type="string">
            <text:p>globalInfo</text:p>
          </table:table-cell>
          <table:table-cell office:value-type="float" office:value="5.03646" calcext:value-type="float">
            <text:p>5.03646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2.317" calcext:value-type="float">
            <text:p>12.3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11123</text:p>
          </table:table-cell>
          <table:table-cell office:value-type="string" calcext:value-type="string">
            <text:p>globalInfo</text:p>
          </table:table-cell>
          <table:table-cell office:value-type="float" office:value="5.13654" calcext:value-type="float">
            <text:p>5.13654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2.317" calcext:value-type="float">
            <text:p>12.3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11123</text:p>
          </table:table-cell>
          <table:table-cell office:value-type="string" calcext:value-type="string">
            <text:p>globalInfo</text:p>
          </table:table-cell>
          <table:table-cell office:value-type="float" office:value="5.13654" calcext:value-type="float">
            <text:p>5.1365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9.9429" calcext:value-type="float">
            <text:p>19.942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5431</text:p>
          </table:table-cell>
          <table:table-cell office:value-type="string" calcext:value-type="string">
            <text:p>globalInfo</text:p>
          </table:table-cell>
          <table:table-cell office:value-type="float" office:value="5.12975" calcext:value-type="float">
            <text:p>5.12975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0.8262" calcext:value-type="float">
            <text:p>10.82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00454</text:p>
          </table:table-cell>
          <table:table-cell office:value-type="string" calcext:value-type="string">
            <text:p>globalInfo</text:p>
          </table:table-cell>
          <table:table-cell office:value-type="float" office:value="5.07002" calcext:value-type="float">
            <text:p>5.07002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0.5157" calcext:value-type="float">
            <text:p>10.515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62286</text:p>
          </table:table-cell>
          <table:table-cell office:value-type="string" calcext:value-type="string">
            <text:p>globalInfo</text:p>
          </table:table-cell>
          <table:table-cell office:value-type="float" office:value="5.04108" calcext:value-type="float">
            <text:p>5.04108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11.1924" calcext:value-type="float">
            <text:p>11.192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85636</text:p>
          </table:table-cell>
          <table:table-cell office:value-type="string" calcext:value-type="string">
            <text:p>globalInfo</text:p>
          </table:table-cell>
          <table:table-cell office:value-type="float" office:value="5.13116" calcext:value-type="float">
            <text:p>5.1311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9]</text:p>
          </table:table-cell>
          <table:table-cell office:value-type="string" calcext:value-type="string">
            <text:p>CC:</text:p>
          </table:table-cell>
          <table:table-cell office:value-type="float" office:value="3.34337" calcext:value-type="float">
            <text:p>3.3433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7284</text:p>
          </table:table-cell>
          <table:table-cell office:value-type="string" calcext:value-type="string">
            <text:p>globalInfo</text:p>
          </table:table-cell>
          <table:table-cell office:value-type="float" office:value="4.84256" calcext:value-type="float">
            <text:p>4.84256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9.2795" calcext:value-type="float">
            <text:p>19.279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547</text:p>
          </table:table-cell>
          <table:table-cell office:value-type="string" calcext:value-type="string">
            <text:p>globalInfo</text:p>
          </table:table-cell>
          <table:table-cell office:value-type="float" office:value="4.85506" calcext:value-type="float">
            <text:p>4.85506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6.85408" calcext:value-type="float">
            <text:p>6.8540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2.212</text:p>
          </table:table-cell>
          <table:table-cell office:value-type="string" calcext:value-type="string">
            <text:p>globalInfo</text:p>
          </table:table-cell>
          <table:table-cell office:value-type="float" office:value="54.9513" calcext:value-type="float">
            <text:p>54.9513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5.8593" calcext:value-type="float">
            <text:p>15.859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56837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6.2352" calcext:value-type="float">
            <text:p>16.23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2902</text:p>
          </table:table-cell>
          <table:table-cell office:value-type="string" calcext:value-type="string">
            <text:p>globalInfo</text:p>
          </table:table-cell>
          <table:table-cell office:value-type="float" office:value="57.8252" calcext:value-type="float">
            <text:p>57.8252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9.4892" calcext:value-type="float">
            <text:p>19.489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574</text:p>
          </table:table-cell>
          <table:table-cell office:value-type="string" calcext:value-type="string">
            <text:p>globalInfo</text:p>
          </table:table-cell>
          <table:table-cell office:value-type="float" office:value="5.141" calcext:value-type="float">
            <text:p>5.141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5.6899" calcext:value-type="float">
            <text:p>15.689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939</text:p>
          </table:table-cell>
          <table:table-cell office:value-type="string" calcext:value-type="string">
            <text:p>globalInfo</text:p>
          </table:table-cell>
          <table:table-cell office:value-type="float" office:value="5.14778" calcext:value-type="float">
            <text:p>5.14778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5.6899" calcext:value-type="float">
            <text:p>15.689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939</text:p>
          </table:table-cell>
          <table:table-cell office:value-type="string" calcext:value-type="string">
            <text:p>globalInfo</text:p>
          </table:table-cell>
          <table:table-cell office:value-type="float" office:value="5.14778" calcext:value-type="float">
            <text:p>5.14778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5.6899" calcext:value-type="float">
            <text:p>15.689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939</text:p>
          </table:table-cell>
          <table:table-cell office:value-type="string" calcext:value-type="string">
            <text:p>globalInfo</text:p>
          </table:table-cell>
          <table:table-cell office:value-type="float" office:value="5.14778" calcext:value-type="float">
            <text:p>5.14778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3.7703" calcext:value-type="float">
            <text:p>13.77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9085</text:p>
          </table:table-cell>
          <table:table-cell office:value-type="string" calcext:value-type="string">
            <text:p>globalInfo</text:p>
          </table:table-cell>
          <table:table-cell office:value-type="float" office:value="5.1403" calcext:value-type="float">
            <text:p>5.140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19.6979" calcext:value-type="float">
            <text:p>19.69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5949</text:p>
          </table:table-cell>
          <table:table-cell office:value-type="string" calcext:value-type="string">
            <text:p>globalInfo</text:p>
          </table:table-cell>
          <table:table-cell office:value-type="float" office:value="4.8951" calcext:value-type="float">
            <text:p>4.8951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8.82458" calcext:value-type="float">
            <text:p>8.824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8307</text:p>
          </table:table-cell>
          <table:table-cell office:value-type="string" calcext:value-type="string">
            <text:p>globalInfo</text:p>
          </table:table-cell>
          <table:table-cell office:value-type="float" office:value="4.884" calcext:value-type="float">
            <text:p>4.884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9.77081" calcext:value-type="float">
            <text:p>9.770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0286</text:p>
          </table:table-cell>
          <table:table-cell office:value-type="string" calcext:value-type="string">
            <text:p>globalInfo</text:p>
          </table:table-cell>
          <table:table-cell office:value-type="float" office:value="5.14558" calcext:value-type="float">
            <text:p>5.14558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9.77081" calcext:value-type="float">
            <text:p>9.770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0286</text:p>
          </table:table-cell>
          <table:table-cell office:value-type="string" calcext:value-type="string">
            <text:p>globalInfo</text:p>
          </table:table-cell>
          <table:table-cell office:value-type="float" office:value="5.14558" calcext:value-type="float">
            <text:p>5.14558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]</text:p>
          </table:table-cell>
          <table:table-cell office:value-type="string" calcext:value-type="string">
            <text:p>CC:</text:p>
          </table:table-cell>
          <table:table-cell office:value-type="float" office:value="6.11073" calcext:value-type="float">
            <text:p>6.1107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1692</text:p>
          </table:table-cell>
          <table:table-cell office:value-type="string" calcext:value-type="string">
            <text:p>globalInfo</text:p>
          </table:table-cell>
          <table:table-cell office:value-type="float" office:value="5.14153" calcext:value-type="float">
            <text:p>5.1415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8.78729" calcext:value-type="float">
            <text:p>8.787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1798</text:p>
          </table:table-cell>
          <table:table-cell office:value-type="string" calcext:value-type="string">
            <text:p>globalInfo</text:p>
          </table:table-cell>
          <table:table-cell office:value-type="float" office:value="47.526" calcext:value-type="float">
            <text:p>47.526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5.0838" calcext:value-type="float">
            <text:p>15.08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71724</text:p>
          </table:table-cell>
          <table:table-cell office:value-type="string" calcext:value-type="string">
            <text:p>globalInfo</text:p>
          </table:table-cell>
          <table:table-cell office:value-type="float" office:value="4.6948" calcext:value-type="float">
            <text:p>4.694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3.54154" calcext:value-type="float">
            <text:p>3.541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9994</text:p>
          </table:table-cell>
          <table:table-cell office:value-type="string" calcext:value-type="string">
            <text:p>globalInfo</text:p>
          </table:table-cell>
          <table:table-cell office:value-type="float" office:value="4.41858" calcext:value-type="float">
            <text:p>4.41858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0.7129" calcext:value-type="float">
            <text:p>10.71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2418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9.3853" calcext:value-type="float">
            <text:p>19.38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73813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4.463" calcext:value-type="float">
            <text:p>14.4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06</text:p>
          </table:table-cell>
          <table:table-cell office:value-type="string" calcext:value-type="string">
            <text:p>globalInfo</text:p>
          </table:table-cell>
          <table:table-cell office:value-type="float" office:value="4.88776" calcext:value-type="float">
            <text:p>4.88776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4.463" calcext:value-type="float">
            <text:p>14.4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06</text:p>
          </table:table-cell>
          <table:table-cell office:value-type="string" calcext:value-type="string">
            <text:p>globalInfo</text:p>
          </table:table-cell>
          <table:table-cell office:value-type="float" office:value="4.88776" calcext:value-type="float">
            <text:p>4.88776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4.51155" calcext:value-type="float">
            <text:p>4.5115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13168</text:p>
          </table:table-cell>
          <table:table-cell office:value-type="string" calcext:value-type="string">
            <text:p>globalInfo</text:p>
          </table:table-cell>
          <table:table-cell office:value-type="float" office:value="58.6767" calcext:value-type="float">
            <text:p>58.6767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6.51355" calcext:value-type="float">
            <text:p>6.5135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4605</text:p>
          </table:table-cell>
          <table:table-cell office:value-type="string" calcext:value-type="string">
            <text:p>globalInfo</text:p>
          </table:table-cell>
          <table:table-cell office:value-type="float" office:value="5.05864" calcext:value-type="float">
            <text:p>5.0586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3.5178" calcext:value-type="float">
            <text:p>13.51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312</text:p>
          </table:table-cell>
          <table:table-cell office:value-type="string" calcext:value-type="string">
            <text:p>globalInfo</text:p>
          </table:table-cell>
          <table:table-cell office:value-type="float" office:value="5.13334" calcext:value-type="float">
            <text:p>5.1333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1.3679" calcext:value-type="float">
            <text:p>11.36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4214</text:p>
          </table:table-cell>
          <table:table-cell office:value-type="string" calcext:value-type="string">
            <text:p>globalInfo</text:p>
          </table:table-cell>
          <table:table-cell office:value-type="float" office:value="5.03557" calcext:value-type="float">
            <text:p>5.03557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4.5904" calcext:value-type="float">
            <text:p>14.59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63</text:p>
          </table:table-cell>
          <table:table-cell office:value-type="string" calcext:value-type="string">
            <text:p>globalInfo</text:p>
          </table:table-cell>
          <table:table-cell office:value-type="float" office:value="5.01011" calcext:value-type="float">
            <text:p>5.01011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5.52933" calcext:value-type="float">
            <text:p>5.529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431</text:p>
          </table:table-cell>
          <table:table-cell office:value-type="string" calcext:value-type="string">
            <text:p>globalInfo</text:p>
          </table:table-cell>
          <table:table-cell office:value-type="float" office:value="5.00086" calcext:value-type="float">
            <text:p>5.00086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2.9754" calcext:value-type="float">
            <text:p>12.97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95</text:p>
          </table:table-cell>
          <table:table-cell office:value-type="string" calcext:value-type="string">
            <text:p>globalInfo</text:p>
          </table:table-cell>
          <table:table-cell office:value-type="float" office:value="5.13411" calcext:value-type="float">
            <text:p>5.13411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2.9754" calcext:value-type="float">
            <text:p>12.97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95</text:p>
          </table:table-cell>
          <table:table-cell office:value-type="string" calcext:value-type="string">
            <text:p>globalInfo</text:p>
          </table:table-cell>
          <table:table-cell office:value-type="float" office:value="5.13411" calcext:value-type="float">
            <text:p>5.13411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0]</text:p>
          </table:table-cell>
          <table:table-cell office:value-type="string" calcext:value-type="string">
            <text:p>CC:</text:p>
          </table:table-cell>
          <table:table-cell office:value-type="float" office:value="11.0336" calcext:value-type="float">
            <text:p>11.033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84</text:p>
          </table:table-cell>
          <table:table-cell office:value-type="string" calcext:value-type="string">
            <text:p>globalInfo</text:p>
          </table:table-cell>
          <table:table-cell office:value-type="float" office:value="4.97576" calcext:value-type="float">
            <text:p>4.97576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5.53604" calcext:value-type="float">
            <text:p>5.536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031</text:p>
          </table:table-cell>
          <table:table-cell office:value-type="string" calcext:value-type="string">
            <text:p>globalInfo</text:p>
          </table:table-cell>
          <table:table-cell office:value-type="float" office:value="61.2662" calcext:value-type="float">
            <text:p>61.2662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2.3778" calcext:value-type="float">
            <text:p>2.37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66796</text:p>
          </table:table-cell>
          <table:table-cell office:value-type="string" calcext:value-type="string">
            <text:p>globalInfo</text:p>
          </table:table-cell>
          <table:table-cell office:value-type="float" office:value="4.71491" calcext:value-type="float">
            <text:p>4.71491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11.1474" calcext:value-type="float">
            <text:p>11.14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1816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3.05194" calcext:value-type="float">
            <text:p>3.0519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7553</text:p>
          </table:table-cell>
          <table:table-cell office:value-type="string" calcext:value-type="string">
            <text:p>globalInfo</text:p>
          </table:table-cell>
          <table:table-cell office:value-type="float" office:value="57.7876" calcext:value-type="float">
            <text:p>57.7876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16.6267" calcext:value-type="float">
            <text:p>16.626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559368</text:p>
          </table:table-cell>
          <table:table-cell office:value-type="string" calcext:value-type="string">
            <text:p>globalInfo</text:p>
          </table:table-cell>
          <table:table-cell office:value-type="float" office:value="5.57778" calcext:value-type="float">
            <text:p>5.57778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16.6267" calcext:value-type="float">
            <text:p>16.626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559368</text:p>
          </table:table-cell>
          <table:table-cell office:value-type="string" calcext:value-type="string">
            <text:p>globalInfo</text:p>
          </table:table-cell>
          <table:table-cell office:value-type="float" office:value="5.57778" calcext:value-type="float">
            <text:p>5.57778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16.3246" calcext:value-type="float">
            <text:p>16.324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6124</text:p>
          </table:table-cell>
          <table:table-cell office:value-type="string" calcext:value-type="string">
            <text:p>globalInfo</text:p>
          </table:table-cell>
          <table:table-cell office:value-type="float" office:value="41.1172" calcext:value-type="float">
            <text:p>41.117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3.25534" calcext:value-type="float">
            <text:p>3.255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32138</text:p>
          </table:table-cell>
          <table:table-cell office:value-type="string" calcext:value-type="string">
            <text:p>globalInfo</text:p>
          </table:table-cell>
          <table:table-cell office:value-type="float" office:value="5.36938" calcext:value-type="float">
            <text:p>5.36938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3.25534" calcext:value-type="float">
            <text:p>3.255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32138</text:p>
          </table:table-cell>
          <table:table-cell office:value-type="string" calcext:value-type="string">
            <text:p>globalInfo</text:p>
          </table:table-cell>
          <table:table-cell office:value-type="float" office:value="5.36938" calcext:value-type="float">
            <text:p>5.36938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8.38025" calcext:value-type="float">
            <text:p>8.380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498</text:p>
          </table:table-cell>
          <table:table-cell office:value-type="string" calcext:value-type="string">
            <text:p>globalInfo</text:p>
          </table:table-cell>
          <table:table-cell office:value-type="float" office:value="5.33829" calcext:value-type="float">
            <text:p>5.33829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8.38025" calcext:value-type="float">
            <text:p>8.380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498</text:p>
          </table:table-cell>
          <table:table-cell office:value-type="string" calcext:value-type="string">
            <text:p>globalInfo</text:p>
          </table:table-cell>
          <table:table-cell office:value-type="float" office:value="5.33829" calcext:value-type="float">
            <text:p>5.33829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8.38025" calcext:value-type="float">
            <text:p>8.380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498</text:p>
          </table:table-cell>
          <table:table-cell office:value-type="string" calcext:value-type="string">
            <text:p>globalInfo</text:p>
          </table:table-cell>
          <table:table-cell office:value-type="float" office:value="5.33829" calcext:value-type="float">
            <text:p>5.33829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18.6418" calcext:value-type="float">
            <text:p>18.641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364212</text:p>
          </table:table-cell>
          <table:table-cell office:value-type="string" calcext:value-type="string">
            <text:p>globalInfo</text:p>
          </table:table-cell>
          <table:table-cell office:value-type="float" office:value="5.55668" calcext:value-type="float">
            <text:p>5.55668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2.83384" calcext:value-type="float">
            <text:p>2.8338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396977</text:p>
          </table:table-cell>
          <table:table-cell office:value-type="string" calcext:value-type="string">
            <text:p>globalInfo</text:p>
          </table:table-cell>
          <table:table-cell office:value-type="float" office:value="5.55445" calcext:value-type="float">
            <text:p>5.55445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5.59305" calcext:value-type="float">
            <text:p>5.59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83</text:p>
          </table:table-cell>
          <table:table-cell office:value-type="string" calcext:value-type="string">
            <text:p>globalInfo</text:p>
          </table:table-cell>
          <table:table-cell office:value-type="float" office:value="5.55283" calcext:value-type="float">
            <text:p>5.55283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1]</text:p>
          </table:table-cell>
          <table:table-cell office:value-type="string" calcext:value-type="string">
            <text:p>CC:</text:p>
          </table:table-cell>
          <table:table-cell office:value-type="float" office:value="5.59305" calcext:value-type="float">
            <text:p>5.59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83</text:p>
          </table:table-cell>
          <table:table-cell office:value-type="string" calcext:value-type="string">
            <text:p>globalInfo</text:p>
          </table:table-cell>
          <table:table-cell office:value-type="float" office:value="5.55283" calcext:value-type="float">
            <text:p>5.5528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7.12479" calcext:value-type="float">
            <text:p>7.124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493</text:p>
          </table:table-cell>
          <table:table-cell office:value-type="string" calcext:value-type="string">
            <text:p>globalInfo</text:p>
          </table:table-cell>
          <table:table-cell office:value-type="float" office:value="5.14757" calcext:value-type="float">
            <text:p>5.14757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15.9068" calcext:value-type="float">
            <text:p>15.906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413631</text:p>
          </table:table-cell>
          <table:table-cell office:value-type="string" calcext:value-type="string">
            <text:p>globalInfo</text:p>
          </table:table-cell>
          <table:table-cell office:value-type="float" office:value="5.08563" calcext:value-type="float">
            <text:p>5.08563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14.3424" calcext:value-type="float">
            <text:p>14.342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5702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15.9384" calcext:value-type="float">
            <text:p>15.938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1128</text:p>
          </table:table-cell>
          <table:table-cell office:value-type="string" calcext:value-type="string">
            <text:p>globalInfo</text:p>
          </table:table-cell>
          <table:table-cell office:value-type="float" office:value="4.87083" calcext:value-type="float">
            <text:p>4.87083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10.7403" calcext:value-type="float">
            <text:p>10.74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499</text:p>
          </table:table-cell>
          <table:table-cell office:value-type="string" calcext:value-type="string">
            <text:p>globalInfo</text:p>
          </table:table-cell>
          <table:table-cell office:value-type="float" office:value="5.14096" calcext:value-type="float">
            <text:p>5.14096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10.7403" calcext:value-type="float">
            <text:p>10.74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499</text:p>
          </table:table-cell>
          <table:table-cell office:value-type="string" calcext:value-type="string">
            <text:p>globalInfo</text:p>
          </table:table-cell>
          <table:table-cell office:value-type="float" office:value="5.14096" calcext:value-type="float">
            <text:p>5.14096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12.8125" calcext:value-type="float">
            <text:p>12.81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887</text:p>
          </table:table-cell>
          <table:table-cell office:value-type="string" calcext:value-type="string">
            <text:p>globalInfo</text:p>
          </table:table-cell>
          <table:table-cell office:value-type="float" office:value="5.14775" calcext:value-type="float">
            <text:p>5.14775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12.8125" calcext:value-type="float">
            <text:p>12.81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887</text:p>
          </table:table-cell>
          <table:table-cell office:value-type="string" calcext:value-type="string">
            <text:p>globalInfo</text:p>
          </table:table-cell>
          <table:table-cell office:value-type="float" office:value="5.14775" calcext:value-type="float">
            <text:p>5.14775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4.09053" calcext:value-type="float">
            <text:p>4.090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2975</text:p>
          </table:table-cell>
          <table:table-cell office:value-type="string" calcext:value-type="string">
            <text:p>globalInfo</text:p>
          </table:table-cell>
          <table:table-cell office:value-type="float" office:value="4.90923" calcext:value-type="float">
            <text:p>4.9092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3.05165" calcext:value-type="float">
            <text:p>3.0516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5925</text:p>
          </table:table-cell>
          <table:table-cell office:value-type="string" calcext:value-type="string">
            <text:p>globalInfo</text:p>
          </table:table-cell>
          <table:table-cell office:value-type="float" office:value="4.89521" calcext:value-type="float">
            <text:p>4.89521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2]</text:p>
          </table:table-cell>
          <table:table-cell office:value-type="string" calcext:value-type="string">
            <text:p>CC:</text:p>
          </table:table-cell>
          <table:table-cell office:value-type="float" office:value="5.19545" calcext:value-type="float">
            <text:p>5.1954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0262</text:p>
          </table:table-cell>
          <table:table-cell office:value-type="string" calcext:value-type="string">
            <text:p>globalInfo</text:p>
          </table:table-cell>
          <table:table-cell office:value-type="float" office:value="4.87486" calcext:value-type="float">
            <text:p>4.87486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5.611" calcext:value-type="float">
            <text:p>15.61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004</text:p>
          </table:table-cell>
          <table:table-cell office:value-type="string" calcext:value-type="string">
            <text:p>globalInfo</text:p>
          </table:table-cell>
          <table:table-cell office:value-type="float" office:value="56.9993" calcext:value-type="float">
            <text:p>56.999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0.4144" calcext:value-type="float">
            <text:p>10.414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53603</text:p>
          </table:table-cell>
          <table:table-cell office:value-type="string" calcext:value-type="string">
            <text:p>globalInfo</text:p>
          </table:table-cell>
          <table:table-cell office:value-type="float" office:value="5.15658" calcext:value-type="float">
            <text:p>5.1565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9.3672" calcext:value-type="float">
            <text:p>19.36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16459</text:p>
          </table:table-cell>
          <table:table-cell office:value-type="string" calcext:value-type="string">
            <text:p>globalInfo</text:p>
          </table:table-cell>
          <table:table-cell office:value-type="float" office:value="4.39042" calcext:value-type="float">
            <text:p>4.3904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9.781" calcext:value-type="float">
            <text:p>19.7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4888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8.76537" calcext:value-type="float">
            <text:p>8.7653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3815</text:p>
          </table:table-cell>
          <table:table-cell office:value-type="string" calcext:value-type="string">
            <text:p>globalInfo</text:p>
          </table:table-cell>
          <table:table-cell office:value-type="float" office:value="4.9537" calcext:value-type="float">
            <text:p>4.953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8.1352" calcext:value-type="float">
            <text:p>18.13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6361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6.8001" calcext:value-type="float">
            <text:p>16.800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762</text:p>
          </table:table-cell>
          <table:table-cell office:value-type="string" calcext:value-type="string">
            <text:p>globalInfo</text:p>
          </table:table-cell>
          <table:table-cell office:value-type="float" office:value="5.03716" calcext:value-type="float">
            <text:p>5.03716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6.8001" calcext:value-type="float">
            <text:p>16.800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762</text:p>
          </table:table-cell>
          <table:table-cell office:value-type="string" calcext:value-type="string">
            <text:p>globalInfo</text:p>
          </table:table-cell>
          <table:table-cell office:value-type="float" office:value="5.03716" calcext:value-type="float">
            <text:p>5.03716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7.07702" calcext:value-type="float">
            <text:p>7.077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054</text:p>
          </table:table-cell>
          <table:table-cell office:value-type="string" calcext:value-type="string">
            <text:p>globalInfo</text:p>
          </table:table-cell>
          <table:table-cell office:value-type="float" office:value="4.9724" calcext:value-type="float">
            <text:p>4.9724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7.07702" calcext:value-type="float">
            <text:p>7.077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054</text:p>
          </table:table-cell>
          <table:table-cell office:value-type="string" calcext:value-type="string">
            <text:p>globalInfo</text:p>
          </table:table-cell>
          <table:table-cell office:value-type="float" office:value="4.9724" calcext:value-type="float">
            <text:p>4.972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9.84664" calcext:value-type="float">
            <text:p>9.8466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3859</text:p>
          </table:table-cell>
          <table:table-cell office:value-type="string" calcext:value-type="string">
            <text:p>globalInfo</text:p>
          </table:table-cell>
          <table:table-cell office:value-type="float" office:value="5.06841" calcext:value-type="float">
            <text:p>5.06841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.47498" calcext:value-type="float">
            <text:p>1.4749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1077</text:p>
          </table:table-cell>
          <table:table-cell office:value-type="string" calcext:value-type="string">
            <text:p>globalInfo</text:p>
          </table:table-cell>
          <table:table-cell office:value-type="float" office:value="5.13057" calcext:value-type="float">
            <text:p>5.13057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8.157" calcext:value-type="float">
            <text:p>18.15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878</text:p>
          </table:table-cell>
          <table:table-cell office:value-type="string" calcext:value-type="string">
            <text:p>globalInfo</text:p>
          </table:table-cell>
          <table:table-cell office:value-type="float" office:value="5.03808" calcext:value-type="float">
            <text:p>5.03808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6.625" calcext:value-type="float">
            <text:p>16.6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83068</text:p>
          </table:table-cell>
          <table:table-cell office:value-type="string" calcext:value-type="string">
            <text:p>globalInfo</text:p>
          </table:table-cell>
          <table:table-cell office:value-type="float" office:value="5.03149" calcext:value-type="float">
            <text:p>5.03149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6.625" calcext:value-type="float">
            <text:p>16.6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83068</text:p>
          </table:table-cell>
          <table:table-cell office:value-type="string" calcext:value-type="string">
            <text:p>globalInfo</text:p>
          </table:table-cell>
          <table:table-cell office:value-type="float" office:value="5.03149" calcext:value-type="float">
            <text:p>5.03149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3]</text:p>
          </table:table-cell>
          <table:table-cell office:value-type="string" calcext:value-type="string">
            <text:p>CC:</text:p>
          </table:table-cell>
          <table:table-cell office:value-type="float" office:value="13.3239" calcext:value-type="float">
            <text:p>13.32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7153</text:p>
          </table:table-cell>
          <table:table-cell office:value-type="string" calcext:value-type="string">
            <text:p>globalInfo</text:p>
          </table:table-cell>
          <table:table-cell office:value-type="float" office:value="4.98701" calcext:value-type="float">
            <text:p>4.98701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4.1702" calcext:value-type="float">
            <text:p>14.17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5472</text:p>
          </table:table-cell>
          <table:table-cell office:value-type="string" calcext:value-type="string">
            <text:p>globalInfo</text:p>
          </table:table-cell>
          <table:table-cell office:value-type="float" office:value="4.4281" calcext:value-type="float">
            <text:p>4.4281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3.0485" calcext:value-type="float">
            <text:p>13.04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051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9.7071" calcext:value-type="float">
            <text:p>19.70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04964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5.78631" calcext:value-type="float">
            <text:p>5.7863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545</text:p>
          </table:table-cell>
          <table:table-cell office:value-type="string" calcext:value-type="string">
            <text:p>globalInfo</text:p>
          </table:table-cell>
          <table:table-cell office:value-type="float" office:value="5.08377" calcext:value-type="float">
            <text:p>5.08377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5.78631" calcext:value-type="float">
            <text:p>5.7863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545</text:p>
          </table:table-cell>
          <table:table-cell office:value-type="string" calcext:value-type="string">
            <text:p>globalInfo</text:p>
          </table:table-cell>
          <table:table-cell office:value-type="float" office:value="5.08377" calcext:value-type="float">
            <text:p>5.0837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0.0097" calcext:value-type="float">
            <text:p>10.00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06599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7.68051" calcext:value-type="float">
            <text:p>7.6805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6114</text:p>
          </table:table-cell>
          <table:table-cell office:value-type="string" calcext:value-type="string">
            <text:p>globalInfo</text:p>
          </table:table-cell>
          <table:table-cell office:value-type="float" office:value="5.12944" calcext:value-type="float">
            <text:p>5.1294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8.5153" calcext:value-type="float">
            <text:p>18.51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7504</text:p>
          </table:table-cell>
          <table:table-cell office:value-type="string" calcext:value-type="string">
            <text:p>globalInfo</text:p>
          </table:table-cell>
          <table:table-cell office:value-type="float" office:value="5.13064" calcext:value-type="float">
            <text:p>5.13064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8.5153" calcext:value-type="float">
            <text:p>18.51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7504</text:p>
          </table:table-cell>
          <table:table-cell office:value-type="string" calcext:value-type="string">
            <text:p>globalInfo</text:p>
          </table:table-cell>
          <table:table-cell office:value-type="float" office:value="5.13064" calcext:value-type="float">
            <text:p>5.1306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6.95738" calcext:value-type="float">
            <text:p>6.957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79936</text:p>
          </table:table-cell>
          <table:table-cell office:value-type="string" calcext:value-type="string">
            <text:p>globalInfo</text:p>
          </table:table-cell>
          <table:table-cell office:value-type="float" office:value="5.12894" calcext:value-type="float">
            <text:p>5.12894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0.7817" calcext:value-type="float">
            <text:p>10.78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06293</text:p>
          </table:table-cell>
          <table:table-cell office:value-type="string" calcext:value-type="string">
            <text:p>globalInfo</text:p>
          </table:table-cell>
          <table:table-cell office:value-type="float" office:value="5.12923" calcext:value-type="float">
            <text:p>5.12923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2.2012" calcext:value-type="float">
            <text:p>12.201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42146</text:p>
          </table:table-cell>
          <table:table-cell office:value-type="string" calcext:value-type="string">
            <text:p>globalInfo</text:p>
          </table:table-cell>
          <table:table-cell office:value-type="float" office:value="5.0979" calcext:value-type="float">
            <text:p>5.0979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4.18814" calcext:value-type="float">
            <text:p>4.1881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564</text:p>
          </table:table-cell>
          <table:table-cell office:value-type="string" calcext:value-type="string">
            <text:p>globalInfo</text:p>
          </table:table-cell>
          <table:table-cell office:value-type="float" office:value="5.0914" calcext:value-type="float">
            <text:p>5.0914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4]</text:p>
          </table:table-cell>
          <table:table-cell office:value-type="string" calcext:value-type="string">
            <text:p>CC:</text:p>
          </table:table-cell>
          <table:table-cell office:value-type="float" office:value="19.8029" calcext:value-type="float">
            <text:p>19.80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4576</text:p>
          </table:table-cell>
          <table:table-cell office:value-type="string" calcext:value-type="string">
            <text:p>globalInfo</text:p>
          </table:table-cell>
          <table:table-cell office:value-type="float" office:value="5.12109" calcext:value-type="float">
            <text:p>5.12109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5.5633" calcext:value-type="float">
            <text:p>5.56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3007</text:p>
          </table:table-cell>
          <table:table-cell office:value-type="string" calcext:value-type="string">
            <text:p>globalInfo</text:p>
          </table:table-cell>
          <table:table-cell office:value-type="float" office:value="5.00817" calcext:value-type="float">
            <text:p>5.00817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11.7042" calcext:value-type="float">
            <text:p>11.70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5.6647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14.5171" calcext:value-type="float">
            <text:p>14.51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45412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7.73705" calcext:value-type="float">
            <text:p>7.737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10105</text:p>
          </table:table-cell>
          <table:table-cell office:value-type="string" calcext:value-type="string">
            <text:p>globalInfo</text:p>
          </table:table-cell>
          <table:table-cell office:value-type="float" office:value="5.13035" calcext:value-type="float">
            <text:p>5.13035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7.73705" calcext:value-type="float">
            <text:p>7.737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10105</text:p>
          </table:table-cell>
          <table:table-cell office:value-type="string" calcext:value-type="string">
            <text:p>globalInfo</text:p>
          </table:table-cell>
          <table:table-cell office:value-type="float" office:value="5.13035" calcext:value-type="float">
            <text:p>5.13035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13.3496" calcext:value-type="float">
            <text:p>13.349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09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13.3496" calcext:value-type="float">
            <text:p>13.349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09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5.36792" calcext:value-type="float">
            <text:p>5.3679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5.63336e-05</text:p>
          </table:table-cell>
          <table:table-cell office:value-type="string" calcext:value-type="string">
            <text:p>globalInfo</text:p>
          </table:table-cell>
          <table:table-cell office:value-type="float" office:value="5.58126" calcext:value-type="float">
            <text:p>5.58126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16.075" calcext:value-type="float">
            <text:p>16.07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92357e-05</text:p>
          </table:table-cell>
          <table:table-cell office:value-type="string" calcext:value-type="string">
            <text:p>globalInfo</text:p>
          </table:table-cell>
          <table:table-cell office:value-type="float" office:value="5.58131" calcext:value-type="float">
            <text:p>5.58131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17.2881" calcext:value-type="float">
            <text:p>17.28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37255e-05</text:p>
          </table:table-cell>
          <table:table-cell office:value-type="string" calcext:value-type="string">
            <text:p>globalInfo</text:p>
          </table:table-cell>
          <table:table-cell office:value-type="float" office:value="5.58142" calcext:value-type="float">
            <text:p>5.58142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8.37235" calcext:value-type="float">
            <text:p>8.372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582e-05</text:p>
          </table:table-cell>
          <table:table-cell office:value-type="string" calcext:value-type="string">
            <text:p>globalInfo</text:p>
          </table:table-cell>
          <table:table-cell office:value-type="float" office:value="5.58147" calcext:value-type="float">
            <text:p>5.58147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9.75329" calcext:value-type="float">
            <text:p>9.753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1.71219e-05</text:p>
          </table:table-cell>
          <table:table-cell office:value-type="string" calcext:value-type="string">
            <text:p>globalInfo</text:p>
          </table:table-cell>
          <table:table-cell office:value-type="float" office:value="5.58153" calcext:value-type="float">
            <text:p>5.58153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5]</text:p>
          </table:table-cell>
          <table:table-cell office:value-type="string" calcext:value-type="string">
            <text:p>CC:</text:p>
          </table:table-cell>
          <table:table-cell office:value-type="float" office:value="5.33147" calcext:value-type="float">
            <text:p>5.331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246765</text:p>
          </table:table-cell>
          <table:table-cell office:value-type="string" calcext:value-type="string">
            <text:p>globalInfo</text:p>
          </table:table-cell>
          <table:table-cell office:value-type="float" office:value="5.56468" calcext:value-type="float">
            <text:p>5.56468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15.3987" calcext:value-type="float">
            <text:p>15.398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22393</text:p>
          </table:table-cell>
          <table:table-cell office:value-type="string" calcext:value-type="string">
            <text:p>globalInfo</text:p>
          </table:table-cell>
          <table:table-cell office:value-type="float" office:value="48.2153" calcext:value-type="float">
            <text:p>48.215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15.1244" calcext:value-type="float">
            <text:p>15.124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209961</text:p>
          </table:table-cell>
          <table:table-cell office:value-type="string" calcext:value-type="string">
            <text:p>globalInfo</text:p>
          </table:table-cell>
          <table:table-cell office:value-type="float" office:value="5.19686" calcext:value-type="float">
            <text:p>5.19686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5.04862" calcext:value-type="float">
            <text:p>5.048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215861</text:p>
          </table:table-cell>
          <table:table-cell office:value-type="string" calcext:value-type="string">
            <text:p>globalInfo</text:p>
          </table:table-cell>
          <table:table-cell office:value-type="float" office:value="4.54402" calcext:value-type="float">
            <text:p>4.54402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2.23752" calcext:value-type="float">
            <text:p>2.2375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41.7551</text:p>
          </table:table-cell>
          <table:table-cell office:value-type="string" calcext:value-type="string">
            <text:p>globalInfo</text:p>
          </table:table-cell>
          <table:table-cell office:value-type="float" office:value="57.9693" calcext:value-type="float">
            <text:p>57.9693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8.01354" calcext:value-type="float">
            <text:p>8.013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00108057</text:p>
          </table:table-cell>
          <table:table-cell office:value-type="string" calcext:value-type="string">
            <text:p>globalInfo</text:p>
          </table:table-cell>
          <table:table-cell office:value-type="float" office:value="5.5809" calcext:value-type="float">
            <text:p>5.5809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7.99982" calcext:value-type="float">
            <text:p>7.9998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8965</text:p>
          </table:table-cell>
          <table:table-cell office:value-type="string" calcext:value-type="string">
            <text:p>globalInfo</text:p>
          </table:table-cell>
          <table:table-cell office:value-type="float" office:value="5.02847" calcext:value-type="float">
            <text:p>5.02847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7.99982" calcext:value-type="float">
            <text:p>7.9998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8965</text:p>
          </table:table-cell>
          <table:table-cell office:value-type="string" calcext:value-type="string">
            <text:p>globalInfo</text:p>
          </table:table-cell>
          <table:table-cell office:value-type="float" office:value="5.02847" calcext:value-type="float">
            <text:p>5.0284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14.9912" calcext:value-type="float">
            <text:p>14.991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672786</text:p>
          </table:table-cell>
          <table:table-cell office:value-type="string" calcext:value-type="string">
            <text:p>globalInfo</text:p>
          </table:table-cell>
          <table:table-cell office:value-type="float" office:value="12.3772" calcext:value-type="float">
            <text:p>12.3772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10.0327" calcext:value-type="float">
            <text:p>10.032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19783</text:p>
          </table:table-cell>
          <table:table-cell office:value-type="string" calcext:value-type="string">
            <text:p>globalInfo</text:p>
          </table:table-cell>
          <table:table-cell office:value-type="float" office:value="5.15836" calcext:value-type="float">
            <text:p>5.15836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7.50177" calcext:value-type="float">
            <text:p>7.5017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18724</text:p>
          </table:table-cell>
          <table:table-cell office:value-type="string" calcext:value-type="string">
            <text:p>globalInfo</text:p>
          </table:table-cell>
          <table:table-cell office:value-type="float" office:value="5.12936" calcext:value-type="float">
            <text:p>5.12936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7.50177" calcext:value-type="float">
            <text:p>7.5017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18724</text:p>
          </table:table-cell>
          <table:table-cell office:value-type="string" calcext:value-type="string">
            <text:p>globalInfo</text:p>
          </table:table-cell>
          <table:table-cell office:value-type="float" office:value="5.12936" calcext:value-type="float">
            <text:p>5.12936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17.4299" calcext:value-type="float">
            <text:p>17.429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23964</text:p>
          </table:table-cell>
          <table:table-cell office:value-type="string" calcext:value-type="string">
            <text:p>globalInfo</text:p>
          </table:table-cell>
          <table:table-cell office:value-type="float" office:value="5.12942" calcext:value-type="float">
            <text:p>5.12942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2.55576" calcext:value-type="float">
            <text:p>2.5557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28676</text:p>
          </table:table-cell>
          <table:table-cell office:value-type="string" calcext:value-type="string">
            <text:p>globalInfo</text:p>
          </table:table-cell>
          <table:table-cell office:value-type="float" office:value="5.10443" calcext:value-type="float">
            <text:p>5.10443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34877</text:p>
          </table:table-cell>
          <table:table-cell office:value-type="string" calcext:value-type="string">
            <text:p>globalInfo</text:p>
          </table:table-cell>
          <table:table-cell office:value-type="float" office:value="5.10142" calcext:value-type="float">
            <text:p>5.10142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6]</text:p>
          </table:table-cell>
          <table:table-cell office:value-type="string" calcext:value-type="string">
            <text:p>CC:</text:p>
          </table:table-cell>
          <table:table-cell office:value-type="float" office:value="1.5239" calcext:value-type="float">
            <text:p>1.523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41534</text:p>
          </table:table-cell>
          <table:table-cell office:value-type="string" calcext:value-type="string">
            <text:p>globalInfo</text:p>
          </table:table-cell>
          <table:table-cell office:value-type="float" office:value="5.12961" calcext:value-type="float">
            <text:p>5.12961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5.83056" calcext:value-type="float">
            <text:p>5.8305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29073</text:p>
          </table:table-cell>
          <table:table-cell office:value-type="string" calcext:value-type="string">
            <text:p>globalInfo</text:p>
          </table:table-cell>
          <table:table-cell office:value-type="float" office:value="40.5454" calcext:value-type="float">
            <text:p>40.5454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11.2503" calcext:value-type="float">
            <text:p>11.250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180788</text:p>
          </table:table-cell>
          <table:table-cell office:value-type="string" calcext:value-type="string">
            <text:p>globalInfo</text:p>
          </table:table-cell>
          <table:table-cell office:value-type="float" office:value="5.46192" calcext:value-type="float">
            <text:p>5.461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7.96632" calcext:value-type="float">
            <text:p>7.9663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6.76462</text:p>
          </table:table-cell>
          <table:table-cell office:value-type="string" calcext:value-type="string">
            <text:p>globalInfo</text:p>
          </table:table-cell>
          <table:table-cell office:value-type="float" office:value="52.5841" calcext:value-type="float">
            <text:p>52.5841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1.21578" calcext:value-type="float">
            <text:p>1.2157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61004</text:p>
          </table:table-cell>
          <table:table-cell office:value-type="string" calcext:value-type="string">
            <text:p>globalInfo</text:p>
          </table:table-cell>
          <table:table-cell office:value-type="float" office:value="5.2409" calcext:value-type="float">
            <text:p>5.2409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14.6302" calcext:value-type="float">
            <text:p>14.630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3616</text:p>
          </table:table-cell>
          <table:table-cell office:value-type="string" calcext:value-type="string">
            <text:p>globalInfo</text:p>
          </table:table-cell>
          <table:table-cell office:value-type="float" office:value="5.35678" calcext:value-type="float">
            <text:p>5.35678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14.6302" calcext:value-type="float">
            <text:p>14.630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3616</text:p>
          </table:table-cell>
          <table:table-cell office:value-type="string" calcext:value-type="string">
            <text:p>globalInfo</text:p>
          </table:table-cell>
          <table:table-cell office:value-type="float" office:value="5.35678" calcext:value-type="float">
            <text:p>5.35678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19.2658" calcext:value-type="float">
            <text:p>19.26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68015</text:p>
          </table:table-cell>
          <table:table-cell office:value-type="string" calcext:value-type="string">
            <text:p>globalInfo</text:p>
          </table:table-cell>
          <table:table-cell office:value-type="float" office:value="5.3484" calcext:value-type="float">
            <text:p>5.348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19.2658" calcext:value-type="float">
            <text:p>19.26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68015</text:p>
          </table:table-cell>
          <table:table-cell office:value-type="string" calcext:value-type="string">
            <text:p>globalInfo</text:p>
          </table:table-cell>
          <table:table-cell office:value-type="float" office:value="5.3484" calcext:value-type="float">
            <text:p>5.348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5.66736" calcext:value-type="float">
            <text:p>5.6673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44123</text:p>
          </table:table-cell>
          <table:table-cell office:value-type="string" calcext:value-type="string">
            <text:p>globalInfo</text:p>
          </table:table-cell>
          <table:table-cell office:value-type="float" office:value="5.30497" calcext:value-type="float">
            <text:p>5.30497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4.7694" calcext:value-type="float">
            <text:p>4.769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53424</text:p>
          </table:table-cell>
          <table:table-cell office:value-type="string" calcext:value-type="string">
            <text:p>globalInfo</text:p>
          </table:table-cell>
          <table:table-cell office:value-type="float" office:value="5.29976" calcext:value-type="float">
            <text:p>5.29976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7]</text:p>
          </table:table-cell>
          <table:table-cell office:value-type="string" calcext:value-type="string">
            <text:p>CC:</text:p>
          </table:table-cell>
          <table:table-cell office:value-type="float" office:value="6.71782" calcext:value-type="float">
            <text:p>6.7178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1168</text:p>
          </table:table-cell>
          <table:table-cell office:value-type="string" calcext:value-type="string">
            <text:p>globalInfo</text:p>
          </table:table-cell>
          <table:table-cell office:value-type="float" office:value="5.29543" calcext:value-type="float">
            <text:p>5.2954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11.1144" calcext:value-type="float">
            <text:p>11.114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46381</text:p>
          </table:table-cell>
          <table:table-cell office:value-type="string" calcext:value-type="string">
            <text:p>globalInfo</text:p>
          </table:table-cell>
          <table:table-cell office:value-type="float" office:value="52.8218" calcext:value-type="float">
            <text:p>52.8218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5.33673" calcext:value-type="float">
            <text:p>5.3367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24609</text:p>
          </table:table-cell>
          <table:table-cell office:value-type="string" calcext:value-type="string">
            <text:p>globalInfo</text:p>
          </table:table-cell>
          <table:table-cell office:value-type="float" office:value="5.1305" calcext:value-type="float">
            <text:p>5.1305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3.03747" calcext:value-type="float">
            <text:p>3.0374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155315</text:p>
          </table:table-cell>
          <table:table-cell office:value-type="string" calcext:value-type="string">
            <text:p>globalInfo</text:p>
          </table:table-cell>
          <table:table-cell office:value-type="float" office:value="5.47818" calcext:value-type="float">
            <text:p>5.47818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9.90173" calcext:value-type="float">
            <text:p>9.9017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38.7171</text:p>
          </table:table-cell>
          <table:table-cell office:value-type="string" calcext:value-type="string">
            <text:p>globalInfo</text:p>
          </table:table-cell>
          <table:table-cell office:value-type="float" office:value="53.1817" calcext:value-type="float">
            <text:p>53.1817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10.6517" calcext:value-type="float">
            <text:p>10.65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7.59272</text:p>
          </table:table-cell>
          <table:table-cell office:value-type="string" calcext:value-type="string">
            <text:p>globalInfo</text:p>
          </table:table-cell>
          <table:table-cell office:value-type="float" office:value="52.0261" calcext:value-type="float">
            <text:p>52.0261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8.32903" calcext:value-type="float">
            <text:p>8.3290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26434</text:p>
          </table:table-cell>
          <table:table-cell office:value-type="string" calcext:value-type="string">
            <text:p>globalInfo</text:p>
          </table:table-cell>
          <table:table-cell office:value-type="float" office:value="5.25954" calcext:value-type="float">
            <text:p>5.2595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8.32903" calcext:value-type="float">
            <text:p>8.3290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26434</text:p>
          </table:table-cell>
          <table:table-cell office:value-type="string" calcext:value-type="string">
            <text:p>globalInfo</text:p>
          </table:table-cell>
          <table:table-cell office:value-type="float" office:value="5.25954" calcext:value-type="float">
            <text:p>5.2595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11.1158" calcext:value-type="float">
            <text:p>11.11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1.03299" calcext:value-type="float">
            <text:p>1.0329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31201</text:p>
          </table:table-cell>
          <table:table-cell office:value-type="string" calcext:value-type="string">
            <text:p>globalInfo</text:p>
          </table:table-cell>
          <table:table-cell office:value-type="float" office:value="5.25695" calcext:value-type="float">
            <text:p>5.25695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14.0997" calcext:value-type="float">
            <text:p>14.099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53863</text:p>
          </table:table-cell>
          <table:table-cell office:value-type="string" calcext:value-type="string">
            <text:p>globalInfo</text:p>
          </table:table-cell>
          <table:table-cell office:value-type="float" office:value="5.24473" calcext:value-type="float">
            <text:p>5.24473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19.696" calcext:value-type="float">
            <text:p>19.69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5501</text:p>
          </table:table-cell>
          <table:table-cell office:value-type="string" calcext:value-type="string">
            <text:p>globalInfo</text:p>
          </table:table-cell>
          <table:table-cell office:value-type="float" office:value="5.22255" calcext:value-type="float">
            <text:p>5.22255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8]</text:p>
          </table:table-cell>
          <table:table-cell office:value-type="string" calcext:value-type="string">
            <text:p>CC:</text:p>
          </table:table-cell>
          <table:table-cell office:value-type="float" office:value="17.4021" calcext:value-type="float">
            <text:p>17.402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5959</text:p>
          </table:table-cell>
          <table:table-cell office:value-type="string" calcext:value-type="string">
            <text:p>globalInfo</text:p>
          </table:table-cell>
          <table:table-cell office:value-type="float" office:value="4.99307" calcext:value-type="float">
            <text:p>4.99307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9.2802" calcext:value-type="float">
            <text:p>19.280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46303</text:p>
          </table:table-cell>
          <table:table-cell office:value-type="string" calcext:value-type="string">
            <text:p>globalInfo</text:p>
          </table:table-cell>
          <table:table-cell office:value-type="float" office:value="18.9805" calcext:value-type="float">
            <text:p>18.9805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3.7842" calcext:value-type="float">
            <text:p>13.784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8434</text:p>
          </table:table-cell>
          <table:table-cell office:value-type="string" calcext:value-type="string">
            <text:p>globalInfo</text:p>
          </table:table-cell>
          <table:table-cell office:value-type="float" office:value="5.14943" calcext:value-type="float">
            <text:p>5.14943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3.7842" calcext:value-type="float">
            <text:p>13.784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8434</text:p>
          </table:table-cell>
          <table:table-cell office:value-type="string" calcext:value-type="string">
            <text:p>globalInfo</text:p>
          </table:table-cell>
          <table:table-cell office:value-type="float" office:value="5.14943" calcext:value-type="float">
            <text:p>5.14943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8.9166" calcext:value-type="float">
            <text:p>18.916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7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8.9166" calcext:value-type="float">
            <text:p>18.916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7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0.7794" calcext:value-type="float">
            <text:p>10.779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7502</text:p>
          </table:table-cell>
          <table:table-cell office:value-type="string" calcext:value-type="string">
            <text:p>globalInfo</text:p>
          </table:table-cell>
          <table:table-cell office:value-type="float" office:value="5.14427" calcext:value-type="float">
            <text:p>5.14427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4.2627" calcext:value-type="float">
            <text:p>14.262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728</text:p>
          </table:table-cell>
          <table:table-cell office:value-type="string" calcext:value-type="string">
            <text:p>globalInfo</text:p>
          </table:table-cell>
          <table:table-cell office:value-type="float" office:value="4.87735" calcext:value-type="float">
            <text:p>4.8773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9]</text:p>
          </table:table-cell>
          <table:table-cell office:value-type="string" calcext:value-type="string">
            <text:p>CC:</text:p>
          </table:table-cell>
          <table:table-cell office:value-type="float" office:value="14.2627" calcext:value-type="float">
            <text:p>14.262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728</text:p>
          </table:table-cell>
          <table:table-cell office:value-type="string" calcext:value-type="string">
            <text:p>globalInfo</text:p>
          </table:table-cell>
          <table:table-cell office:value-type="float" office:value="4.87735" calcext:value-type="float">
            <text:p>4.87735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4.02991" calcext:value-type="float">
            <text:p>4.029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006</text:p>
          </table:table-cell>
          <table:table-cell office:value-type="string" calcext:value-type="string">
            <text:p>globalInfo</text:p>
          </table:table-cell>
          <table:table-cell office:value-type="float" office:value="51.0603" calcext:value-type="float">
            <text:p>51.060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10.6881" calcext:value-type="float">
            <text:p>10.68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5316</text:p>
          </table:table-cell>
          <table:table-cell office:value-type="string" calcext:value-type="string">
            <text:p>globalInfo</text:p>
          </table:table-cell>
          <table:table-cell office:value-type="float" office:value="5.15637" calcext:value-type="float">
            <text:p>5.15637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5.133" calcext:value-type="float">
            <text:p>5.1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16179</text:p>
          </table:table-cell>
          <table:table-cell office:value-type="string" calcext:value-type="string">
            <text:p>globalInfo</text:p>
          </table:table-cell>
          <table:table-cell office:value-type="float" office:value="5.46452" calcext:value-type="float">
            <text:p>5.4645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5.68528" calcext:value-type="float">
            <text:p>5.685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4859</text:p>
          </table:table-cell>
          <table:table-cell office:value-type="string" calcext:value-type="string">
            <text:p>globalInfo</text:p>
          </table:table-cell>
          <table:table-cell office:value-type="float" office:value="57.8153" calcext:value-type="float">
            <text:p>57.8153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19.2373" calcext:value-type="float">
            <text:p>19.237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3183</text:p>
          </table:table-cell>
          <table:table-cell office:value-type="string" calcext:value-type="string">
            <text:p>globalInfo</text:p>
          </table:table-cell>
          <table:table-cell office:value-type="float" office:value="4.95683" calcext:value-type="float">
            <text:p>4.95683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5.94108" calcext:value-type="float">
            <text:p>5.9410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4349</text:p>
          </table:table-cell>
          <table:table-cell office:value-type="string" calcext:value-type="string">
            <text:p>globalInfo</text:p>
          </table:table-cell>
          <table:table-cell office:value-type="float" office:value="5.04013" calcext:value-type="float">
            <text:p>5.04013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4.24735" calcext:value-type="float">
            <text:p>4.247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26</text:p>
          </table:table-cell>
          <table:table-cell office:value-type="string" calcext:value-type="string">
            <text:p>globalInfo</text:p>
          </table:table-cell>
          <table:table-cell office:value-type="float" office:value="5.13569" calcext:value-type="float">
            <text:p>5.13569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4.24735" calcext:value-type="float">
            <text:p>4.247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26</text:p>
          </table:table-cell>
          <table:table-cell office:value-type="string" calcext:value-type="string">
            <text:p>globalInfo</text:p>
          </table:table-cell>
          <table:table-cell office:value-type="float" office:value="5.13569" calcext:value-type="float">
            <text:p>5.13569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18.9139" calcext:value-type="float">
            <text:p>18.91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8396</text:p>
          </table:table-cell>
          <table:table-cell office:value-type="string" calcext:value-type="string">
            <text:p>globalInfo</text:p>
          </table:table-cell>
          <table:table-cell office:value-type="float" office:value="5.13022" calcext:value-type="float">
            <text:p>5.13022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5.56588" calcext:value-type="float">
            <text:p>5.5658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5437</text:p>
          </table:table-cell>
          <table:table-cell office:value-type="string" calcext:value-type="string">
            <text:p>globalInfo</text:p>
          </table:table-cell>
          <table:table-cell office:value-type="float" office:value="5.05825" calcext:value-type="float">
            <text:p>5.05825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11.8149" calcext:value-type="float">
            <text:p>11.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4605</text:p>
          </table:table-cell>
          <table:table-cell office:value-type="string" calcext:value-type="string">
            <text:p>globalInfo</text:p>
          </table:table-cell>
          <table:table-cell office:value-type="float" office:value="5.04862" calcext:value-type="float">
            <text:p>5.04862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3.2351" calcext:value-type="float">
            <text:p>3.235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2901</text:p>
          </table:table-cell>
          <table:table-cell office:value-type="string" calcext:value-type="string">
            <text:p>globalInfo</text:p>
          </table:table-cell>
          <table:table-cell office:value-type="float" office:value="5.0408" calcext:value-type="float">
            <text:p>5.0408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16.1181" calcext:value-type="float">
            <text:p>16.11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7097</text:p>
          </table:table-cell>
          <table:table-cell office:value-type="string" calcext:value-type="string">
            <text:p>globalInfo</text:p>
          </table:table-cell>
          <table:table-cell office:value-type="float" office:value="5.03424" calcext:value-type="float">
            <text:p>5.03424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3]</text:p>
          </table:table-cell>
          <table:table-cell office:value-type="string" calcext:value-type="string">
            <text:p>CC:</text:p>
          </table:table-cell>
          <table:table-cell office:value-type="float" office:value="11.7394" calcext:value-type="float">
            <text:p>11.739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6517</text:p>
          </table:table-cell>
          <table:table-cell office:value-type="string" calcext:value-type="string">
            <text:p>globalInfo</text:p>
          </table:table-cell>
          <table:table-cell office:value-type="float" office:value="4.99023" calcext:value-type="float">
            <text:p>4.9902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9.10957" calcext:value-type="float">
            <text:p>9.1095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33</text:p>
          </table:table-cell>
          <table:table-cell office:value-type="string" calcext:value-type="string">
            <text:p>globalInfo</text:p>
          </table:table-cell>
          <table:table-cell office:value-type="float" office:value="62.3854" calcext:value-type="float">
            <text:p>62.3854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5.6248" calcext:value-type="float">
            <text:p>15.62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9747</text:p>
          </table:table-cell>
          <table:table-cell office:value-type="string" calcext:value-type="string">
            <text:p>globalInfo</text:p>
          </table:table-cell>
          <table:table-cell office:value-type="float" office:value="5.14533" calcext:value-type="float">
            <text:p>5.14533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0444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7.91237" calcext:value-type="float">
            <text:p>7.9123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05082</text:p>
          </table:table-cell>
          <table:table-cell office:value-type="string" calcext:value-type="string">
            <text:p>globalInfo</text:p>
          </table:table-cell>
          <table:table-cell office:value-type="float" office:value="55.1855" calcext:value-type="float">
            <text:p>55.1855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7.83391" calcext:value-type="float">
            <text:p>7.8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341</text:p>
          </table:table-cell>
          <table:table-cell office:value-type="string" calcext:value-type="string">
            <text:p>globalInfo</text:p>
          </table:table-cell>
          <table:table-cell office:value-type="float" office:value="5.08387" calcext:value-type="float">
            <text:p>5.08387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7.83391" calcext:value-type="float">
            <text:p>7.8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341</text:p>
          </table:table-cell>
          <table:table-cell office:value-type="string" calcext:value-type="string">
            <text:p>globalInfo</text:p>
          </table:table-cell>
          <table:table-cell office:value-type="float" office:value="5.08387" calcext:value-type="float">
            <text:p>5.0838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7.8925" calcext:value-type="float">
            <text:p>17.89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06749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5.9812" calcext:value-type="float">
            <text:p>15.981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6018</text:p>
          </table:table-cell>
          <table:table-cell office:value-type="string" calcext:value-type="string">
            <text:p>globalInfo</text:p>
          </table:table-cell>
          <table:table-cell office:value-type="float" office:value="5.10572" calcext:value-type="float">
            <text:p>5.10572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5.9812" calcext:value-type="float">
            <text:p>15.981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6018</text:p>
          </table:table-cell>
          <table:table-cell office:value-type="string" calcext:value-type="string">
            <text:p>globalInfo</text:p>
          </table:table-cell>
          <table:table-cell office:value-type="float" office:value="5.10572" calcext:value-type="float">
            <text:p>5.10572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7.48788" calcext:value-type="float">
            <text:p>7.4878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06157</text:p>
          </table:table-cell>
          <table:table-cell office:value-type="string" calcext:value-type="string">
            <text:p>globalInfo</text:p>
          </table:table-cell>
          <table:table-cell office:value-type="float" office:value="5.12923" calcext:value-type="float">
            <text:p>5.1292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7.97942" calcext:value-type="float">
            <text:p>7.979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5993</text:p>
          </table:table-cell>
          <table:table-cell office:value-type="string" calcext:value-type="string">
            <text:p>globalInfo</text:p>
          </table:table-cell>
          <table:table-cell office:value-type="float" office:value="5.10573" calcext:value-type="float">
            <text:p>5.10573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9.3606" calcext:value-type="float">
            <text:p>19.36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42014</text:p>
          </table:table-cell>
          <table:table-cell office:value-type="string" calcext:value-type="string">
            <text:p>globalInfo</text:p>
          </table:table-cell>
          <table:table-cell office:value-type="float" office:value="5.12961" calcext:value-type="float">
            <text:p>5.12961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7.6079" calcext:value-type="float">
            <text:p>17.60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5509</text:p>
          </table:table-cell>
          <table:table-cell office:value-type="string" calcext:value-type="string">
            <text:p>globalInfo</text:p>
          </table:table-cell>
          <table:table-cell office:value-type="float" office:value="5.12976" calcext:value-type="float">
            <text:p>5.12976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17.6079" calcext:value-type="float">
            <text:p>17.60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5509</text:p>
          </table:table-cell>
          <table:table-cell office:value-type="string" calcext:value-type="string">
            <text:p>globalInfo</text:p>
          </table:table-cell>
          <table:table-cell office:value-type="float" office:value="5.12976" calcext:value-type="float">
            <text:p>5.1297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4]</text:p>
          </table:table-cell>
          <table:table-cell office:value-type="string" calcext:value-type="string">
            <text:p>CC:</text:p>
          </table:table-cell>
          <table:table-cell office:value-type="float" office:value="3.70626" calcext:value-type="float">
            <text:p>3.706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4551</text:p>
          </table:table-cell>
          <table:table-cell office:value-type="string" calcext:value-type="string">
            <text:p>globalInfo</text:p>
          </table:table-cell>
          <table:table-cell office:value-type="float" office:value="5.1211" calcext:value-type="float">
            <text:p>5.1211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3.50034" calcext:value-type="float">
            <text:p>3.500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216</text:p>
          </table:table-cell>
          <table:table-cell office:value-type="string" calcext:value-type="string">
            <text:p>globalInfo</text:p>
          </table:table-cell>
          <table:table-cell office:value-type="float" office:value="61.9593" calcext:value-type="float">
            <text:p>61.959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9.06664" calcext:value-type="float">
            <text:p>9.0666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3004</text:p>
          </table:table-cell>
          <table:table-cell office:value-type="string" calcext:value-type="string">
            <text:p>globalInfo</text:p>
          </table:table-cell>
          <table:table-cell office:value-type="float" office:value="5.13273" calcext:value-type="float">
            <text:p>5.13273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2.1048" calcext:value-type="float">
            <text:p>12.10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2799</text:p>
          </table:table-cell>
          <table:table-cell office:value-type="string" calcext:value-type="string">
            <text:p>globalInfo</text:p>
          </table:table-cell>
          <table:table-cell office:value-type="float" office:value="5.29408" calcext:value-type="float">
            <text:p>5.29408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0.1707" calcext:value-type="float">
            <text:p>10.170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5.6648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3.3704" calcext:value-type="float">
            <text:p>13.37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45446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8.7302" calcext:value-type="float">
            <text:p>18.73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10119</text:p>
          </table:table-cell>
          <table:table-cell office:value-type="string" calcext:value-type="string">
            <text:p>globalInfo</text:p>
          </table:table-cell>
          <table:table-cell office:value-type="float" office:value="5.13035" calcext:value-type="float">
            <text:p>5.13035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.94742" calcext:value-type="float">
            <text:p>1.947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4676</text:p>
          </table:table-cell>
          <table:table-cell office:value-type="string" calcext:value-type="string">
            <text:p>globalInfo</text:p>
          </table:table-cell>
          <table:table-cell office:value-type="float" office:value="63.212" calcext:value-type="float">
            <text:p>63.21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0.3233" calcext:value-type="float">
            <text:p>10.32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35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0.3233" calcext:value-type="float">
            <text:p>10.32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35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9.928" calcext:value-type="float">
            <text:p>19.9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5.63384e-05</text:p>
          </table:table-cell>
          <table:table-cell office:value-type="string" calcext:value-type="string">
            <text:p>globalInfo</text:p>
          </table:table-cell>
          <table:table-cell office:value-type="float" office:value="5.58126" calcext:value-type="float">
            <text:p>5.58126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9.928" calcext:value-type="float">
            <text:p>19.9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5.63384e-05</text:p>
          </table:table-cell>
          <table:table-cell office:value-type="string" calcext:value-type="string">
            <text:p>globalInfo</text:p>
          </table:table-cell>
          <table:table-cell office:value-type="float" office:value="5.58126" calcext:value-type="float">
            <text:p>5.58126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6.0738" calcext:value-type="float">
            <text:p>16.07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92159e-05</text:p>
          </table:table-cell>
          <table:table-cell office:value-type="string" calcext:value-type="string">
            <text:p>globalInfo</text:p>
          </table:table-cell>
          <table:table-cell office:value-type="float" office:value="5.58131" calcext:value-type="float">
            <text:p>5.58131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5.64776" calcext:value-type="float">
            <text:p>5.6477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37127e-05</text:p>
          </table:table-cell>
          <table:table-cell office:value-type="string" calcext:value-type="string">
            <text:p>globalInfo</text:p>
          </table:table-cell>
          <table:table-cell office:value-type="float" office:value="5.58142" calcext:value-type="float">
            <text:p>5.58142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3.25272" calcext:value-type="float">
            <text:p>3.252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5727e-05</text:p>
          </table:table-cell>
          <table:table-cell office:value-type="string" calcext:value-type="string">
            <text:p>globalInfo</text:p>
          </table:table-cell>
          <table:table-cell office:value-type="float" office:value="5.58147" calcext:value-type="float">
            <text:p>5.58147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0.3226" calcext:value-type="float">
            <text:p>10.32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0538e-05</text:p>
          </table:table-cell>
          <table:table-cell office:value-type="string" calcext:value-type="string">
            <text:p>globalInfo</text:p>
          </table:table-cell>
          <table:table-cell office:value-type="float" office:value="5.58151" calcext:value-type="float">
            <text:p>5.58151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15.9596" calcext:value-type="float">
            <text:p>15.959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1.71161e-05</text:p>
          </table:table-cell>
          <table:table-cell office:value-type="string" calcext:value-type="string">
            <text:p>globalInfo</text:p>
          </table:table-cell>
          <table:table-cell office:value-type="float" office:value="5.58153" calcext:value-type="float">
            <text:p>5.58153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5]</text:p>
          </table:table-cell>
          <table:table-cell office:value-type="string" calcext:value-type="string">
            <text:p>CC:</text:p>
          </table:table-cell>
          <table:table-cell office:value-type="float" office:value="7.45956" calcext:value-type="float">
            <text:p>7.4595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246765</text:p>
          </table:table-cell>
          <table:table-cell office:value-type="string" calcext:value-type="string">
            <text:p>globalInfo</text:p>
          </table:table-cell>
          <table:table-cell office:value-type="float" office:value="5.56468" calcext:value-type="float">
            <text:p>5.56468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2.2747" calcext:value-type="float">
            <text:p>2.27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216</text:p>
          </table:table-cell>
          <table:table-cell office:value-type="string" calcext:value-type="string">
            <text:p>globalInfo</text:p>
          </table:table-cell>
          <table:table-cell office:value-type="float" office:value="5.14083" calcext:value-type="float">
            <text:p>5.14083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5.80828" calcext:value-type="float">
            <text:p>5.808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51604</text:p>
          </table:table-cell>
          <table:table-cell office:value-type="string" calcext:value-type="string">
            <text:p>globalInfo</text:p>
          </table:table-cell>
          <table:table-cell office:value-type="float" office:value="5.68324" calcext:value-type="float">
            <text:p>5.68324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8.72569" calcext:value-type="float">
            <text:p>8.7256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2.9535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3.1415" calcext:value-type="float">
            <text:p>13.141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8106</text:p>
          </table:table-cell>
          <table:table-cell office:value-type="string" calcext:value-type="string">
            <text:p>globalInfo</text:p>
          </table:table-cell>
          <table:table-cell office:value-type="float" office:value="44.1249" calcext:value-type="float">
            <text:p>44.1249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5.90204" calcext:value-type="float">
            <text:p>5.902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8956</text:p>
          </table:table-cell>
          <table:table-cell office:value-type="string" calcext:value-type="string">
            <text:p>globalInfo</text:p>
          </table:table-cell>
          <table:table-cell office:value-type="float" office:value="5.038" calcext:value-type="float">
            <text:p>5.038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9.4006" calcext:value-type="float">
            <text:p>19.40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63023</text:p>
          </table:table-cell>
          <table:table-cell office:value-type="string" calcext:value-type="string">
            <text:p>globalInfo</text:p>
          </table:table-cell>
          <table:table-cell office:value-type="float" office:value="40.1696" calcext:value-type="float">
            <text:p>40.1696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2.1072" calcext:value-type="float">
            <text:p>12.10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7126</text:p>
          </table:table-cell>
          <table:table-cell office:value-type="string" calcext:value-type="string">
            <text:p>globalInfo</text:p>
          </table:table-cell>
          <table:table-cell office:value-type="float" office:value="5.11984" calcext:value-type="float">
            <text:p>5.1198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2.1072" calcext:value-type="float">
            <text:p>12.10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7126</text:p>
          </table:table-cell>
          <table:table-cell office:value-type="string" calcext:value-type="string">
            <text:p>globalInfo</text:p>
          </table:table-cell>
          <table:table-cell office:value-type="float" office:value="5.11984" calcext:value-type="float">
            <text:p>5.11984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5.4221" calcext:value-type="float">
            <text:p>15.42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2087</text:p>
          </table:table-cell>
          <table:table-cell office:value-type="string" calcext:value-type="string">
            <text:p>globalInfo</text:p>
          </table:table-cell>
          <table:table-cell office:value-type="float" office:value="5.13015" calcext:value-type="float">
            <text:p>5.13015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5.4221" calcext:value-type="float">
            <text:p>15.42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2087</text:p>
          </table:table-cell>
          <table:table-cell office:value-type="string" calcext:value-type="string">
            <text:p>globalInfo</text:p>
          </table:table-cell>
          <table:table-cell office:value-type="float" office:value="5.13015" calcext:value-type="float">
            <text:p>5.13015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5.4221" calcext:value-type="float">
            <text:p>15.42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2087</text:p>
          </table:table-cell>
          <table:table-cell office:value-type="string" calcext:value-type="string">
            <text:p>globalInfo</text:p>
          </table:table-cell>
          <table:table-cell office:value-type="float" office:value="5.13015" calcext:value-type="float">
            <text:p>5.13015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1.4974" calcext:value-type="float">
            <text:p>11.49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80171</text:p>
          </table:table-cell>
          <table:table-cell office:value-type="string" calcext:value-type="string">
            <text:p>globalInfo</text:p>
          </table:table-cell>
          <table:table-cell office:value-type="float" office:value="5.07966" calcext:value-type="float">
            <text:p>5.07966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6.8644" calcext:value-type="float">
            <text:p>16.864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5862</text:p>
          </table:table-cell>
          <table:table-cell office:value-type="string" calcext:value-type="string">
            <text:p>globalInfo</text:p>
          </table:table-cell>
          <table:table-cell office:value-type="float" office:value="5.13052" calcext:value-type="float">
            <text:p>5.13052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4.9678" calcext:value-type="float">
            <text:p>14.96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41908</text:p>
          </table:table-cell>
          <table:table-cell office:value-type="string" calcext:value-type="string">
            <text:p>globalInfo</text:p>
          </table:table-cell>
          <table:table-cell office:value-type="float" office:value="5.05055" calcext:value-type="float">
            <text:p>5.05055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6]</text:p>
          </table:table-cell>
          <table:table-cell office:value-type="string" calcext:value-type="string">
            <text:p>CC:</text:p>
          </table:table-cell>
          <table:table-cell office:value-type="float" office:value="17.411" calcext:value-type="float">
            <text:p>17.41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4138</text:p>
          </table:table-cell>
          <table:table-cell office:value-type="string" calcext:value-type="string">
            <text:p>globalInfo</text:p>
          </table:table-cell>
          <table:table-cell office:value-type="float" office:value="5.06828" calcext:value-type="float">
            <text:p>5.0682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7.7739" calcext:value-type="float">
            <text:p>17.77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45145</text:p>
          </table:table-cell>
          <table:table-cell office:value-type="string" calcext:value-type="string">
            <text:p>globalInfo</text:p>
          </table:table-cell>
          <table:table-cell office:value-type="float" office:value="4.44258" calcext:value-type="float">
            <text:p>4.44258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6.5017" calcext:value-type="float">
            <text:p>16.50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3.9502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4.0321" calcext:value-type="float">
            <text:p>14.03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84914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5.45022" calcext:value-type="float">
            <text:p>5.4502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8</text:p>
          </table:table-cell>
          <table:table-cell office:value-type="string" calcext:value-type="string">
            <text:p>globalInfo</text:p>
          </table:table-cell>
          <table:table-cell office:value-type="float" office:value="4.91966" calcext:value-type="float">
            <text:p>4.91966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5.45022" calcext:value-type="float">
            <text:p>5.4502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8</text:p>
          </table:table-cell>
          <table:table-cell office:value-type="string" calcext:value-type="string">
            <text:p>globalInfo</text:p>
          </table:table-cell>
          <table:table-cell office:value-type="float" office:value="4.91966" calcext:value-type="float">
            <text:p>4.91966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8.41697" calcext:value-type="float">
            <text:p>8.416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87875</text:p>
          </table:table-cell>
          <table:table-cell office:value-type="string" calcext:value-type="string">
            <text:p>globalInfo</text:p>
          </table:table-cell>
          <table:table-cell office:value-type="float" office:value="55.837" calcext:value-type="float">
            <text:p>55.837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5.76305" calcext:value-type="float">
            <text:p>5.76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299</text:p>
          </table:table-cell>
          <table:table-cell office:value-type="string" calcext:value-type="string">
            <text:p>globalInfo</text:p>
          </table:table-cell>
          <table:table-cell office:value-type="float" office:value="5.13521" calcext:value-type="float">
            <text:p>5.13521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5.76305" calcext:value-type="float">
            <text:p>5.76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299</text:p>
          </table:table-cell>
          <table:table-cell office:value-type="string" calcext:value-type="string">
            <text:p>globalInfo</text:p>
          </table:table-cell>
          <table:table-cell office:value-type="float" office:value="5.13521" calcext:value-type="float">
            <text:p>5.13521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0.3589" calcext:value-type="float">
            <text:p>10.358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281</text:p>
          </table:table-cell>
          <table:table-cell office:value-type="string" calcext:value-type="string">
            <text:p>globalInfo</text:p>
          </table:table-cell>
          <table:table-cell office:value-type="float" office:value="4.91001" calcext:value-type="float">
            <text:p>4.91001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0.3589" calcext:value-type="float">
            <text:p>10.358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281</text:p>
          </table:table-cell>
          <table:table-cell office:value-type="string" calcext:value-type="string">
            <text:p>globalInfo</text:p>
          </table:table-cell>
          <table:table-cell office:value-type="float" office:value="4.91001" calcext:value-type="float">
            <text:p>4.91001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9.31743" calcext:value-type="float">
            <text:p>9.3174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295</text:p>
          </table:table-cell>
          <table:table-cell office:value-type="string" calcext:value-type="string">
            <text:p>globalInfo</text:p>
          </table:table-cell>
          <table:table-cell office:value-type="float" office:value="5.13239" calcext:value-type="float">
            <text:p>5.13239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6.0381" calcext:value-type="float">
            <text:p>16.03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036</text:p>
          </table:table-cell>
          <table:table-cell office:value-type="string" calcext:value-type="string">
            <text:p>globalInfo</text:p>
          </table:table-cell>
          <table:table-cell office:value-type="float" office:value="5.13509" calcext:value-type="float">
            <text:p>5.13509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8.4517" calcext:value-type="float">
            <text:p>18.45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058</text:p>
          </table:table-cell>
          <table:table-cell office:value-type="string" calcext:value-type="string">
            <text:p>globalInfo</text:p>
          </table:table-cell>
          <table:table-cell office:value-type="float" office:value="4.97238" calcext:value-type="float">
            <text:p>4.97238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.40774" calcext:value-type="float">
            <text:p>1.407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1787</text:p>
          </table:table-cell>
          <table:table-cell office:value-type="string" calcext:value-type="string">
            <text:p>globalInfo</text:p>
          </table:table-cell>
          <table:table-cell office:value-type="float" office:value="5.13685" calcext:value-type="float">
            <text:p>5.1368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7]</text:p>
          </table:table-cell>
          <table:table-cell office:value-type="string" calcext:value-type="string">
            <text:p>CC:</text:p>
          </table:table-cell>
          <table:table-cell office:value-type="float" office:value="1.40774" calcext:value-type="float">
            <text:p>1.407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1787</text:p>
          </table:table-cell>
          <table:table-cell office:value-type="string" calcext:value-type="string">
            <text:p>globalInfo</text:p>
          </table:table-cell>
          <table:table-cell office:value-type="float" office:value="5.13685" calcext:value-type="float">
            <text:p>5.13685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0.0226" calcext:value-type="float">
            <text:p>10.02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8868</text:p>
          </table:table-cell>
          <table:table-cell office:value-type="string" calcext:value-type="string">
            <text:p>globalInfo</text:p>
          </table:table-cell>
          <table:table-cell office:value-type="float" office:value="58.6603" calcext:value-type="float">
            <text:p>58.660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7.5886" calcext:value-type="float">
            <text:p>17.588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10033</text:p>
          </table:table-cell>
          <table:table-cell office:value-type="string" calcext:value-type="string">
            <text:p>globalInfo</text:p>
          </table:table-cell>
          <table:table-cell office:value-type="float" office:value="5.11351" calcext:value-type="float">
            <text:p>5.11351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.83286" calcext:value-type="float">
            <text:p>1.8328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11315</text:p>
          </table:table-cell>
          <table:table-cell office:value-type="string" calcext:value-type="string">
            <text:p>globalInfo</text:p>
          </table:table-cell>
          <table:table-cell office:value-type="float" office:value="4.55567" calcext:value-type="float">
            <text:p>4.55567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3.4205" calcext:value-type="float">
            <text:p>13.42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2226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7.6927" calcext:value-type="float">
            <text:p>17.692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36192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3.99166" calcext:value-type="float">
            <text:p>3.9916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08231</text:p>
          </table:table-cell>
          <table:table-cell office:value-type="string" calcext:value-type="string">
            <text:p>globalInfo</text:p>
          </table:table-cell>
          <table:table-cell office:value-type="float" office:value="5.11439" calcext:value-type="float">
            <text:p>5.11439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2.5247" calcext:value-type="float">
            <text:p>12.52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873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9.54521" calcext:value-type="float">
            <text:p>9.545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48901</text:p>
          </table:table-cell>
          <table:table-cell office:value-type="string" calcext:value-type="string">
            <text:p>globalInfo</text:p>
          </table:table-cell>
          <table:table-cell office:value-type="float" office:value="5.2474" calcext:value-type="float">
            <text:p>5.247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9.54521" calcext:value-type="float">
            <text:p>9.545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48901</text:p>
          </table:table-cell>
          <table:table-cell office:value-type="string" calcext:value-type="string">
            <text:p>globalInfo</text:p>
          </table:table-cell>
          <table:table-cell office:value-type="float" office:value="5.2474" calcext:value-type="float">
            <text:p>5.2474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.77457" calcext:value-type="float">
            <text:p>1.7745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99883</text:p>
          </table:table-cell>
          <table:table-cell office:value-type="string" calcext:value-type="string">
            <text:p>globalInfo</text:p>
          </table:table-cell>
          <table:table-cell office:value-type="float" office:value="5.22024" calcext:value-type="float">
            <text:p>5.2202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2.0797" calcext:value-type="float">
            <text:p>2.07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27245</text:p>
          </table:table-cell>
          <table:table-cell office:value-type="string" calcext:value-type="string">
            <text:p>globalInfo</text:p>
          </table:table-cell>
          <table:table-cell office:value-type="float" office:value="5.2591" calcext:value-type="float">
            <text:p>5.2591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6.8118" calcext:value-type="float">
            <text:p>16.811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38083</text:p>
          </table:table-cell>
          <table:table-cell office:value-type="string" calcext:value-type="string">
            <text:p>globalInfo</text:p>
          </table:table-cell>
          <table:table-cell office:value-type="float" office:value="5.25323" calcext:value-type="float">
            <text:p>5.2532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2.0535" calcext:value-type="float">
            <text:p>12.05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46944</text:p>
          </table:table-cell>
          <table:table-cell office:value-type="string" calcext:value-type="string">
            <text:p>globalInfo</text:p>
          </table:table-cell>
          <table:table-cell office:value-type="float" office:value="5.24845" calcext:value-type="float">
            <text:p>5.24845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6.10503" calcext:value-type="float">
            <text:p>6.105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60904</text:p>
          </table:table-cell>
          <table:table-cell office:value-type="string" calcext:value-type="string">
            <text:p>globalInfo</text:p>
          </table:table-cell>
          <table:table-cell office:value-type="float" office:value="5.24095" calcext:value-type="float">
            <text:p>5.2409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6.10503" calcext:value-type="float">
            <text:p>6.105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60904</text:p>
          </table:table-cell>
          <table:table-cell office:value-type="string" calcext:value-type="string">
            <text:p>globalInfo</text:p>
          </table:table-cell>
          <table:table-cell office:value-type="float" office:value="5.24095" calcext:value-type="float">
            <text:p>5.24095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8]</text:p>
          </table:table-cell>
          <table:table-cell office:value-type="string" calcext:value-type="string">
            <text:p>CC:</text:p>
          </table:table-cell>
          <table:table-cell office:value-type="float" office:value="17.5958" calcext:value-type="float">
            <text:p>17.59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37681</text:p>
          </table:table-cell>
          <table:table-cell office:value-type="string" calcext:value-type="string">
            <text:p>globalInfo</text:p>
          </table:table-cell>
          <table:table-cell office:value-type="float" office:value="5.20044" calcext:value-type="float">
            <text:p>5.20044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9.2056" calcext:value-type="float">
            <text:p>19.205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1985</text:p>
          </table:table-cell>
          <table:table-cell office:value-type="string" calcext:value-type="string">
            <text:p>globalInfo</text:p>
          </table:table-cell>
          <table:table-cell office:value-type="float" office:value="4.91397" calcext:value-type="float">
            <text:p>4.91397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8.5534" calcext:value-type="float">
            <text:p>18.55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75175</text:p>
          </table:table-cell>
          <table:table-cell office:value-type="string" calcext:value-type="string">
            <text:p>globalInfo</text:p>
          </table:table-cell>
          <table:table-cell office:value-type="float" office:value="4.50016" calcext:value-type="float">
            <text:p>4.50016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4.91075" calcext:value-type="float">
            <text:p>4.9107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3.8826</text:p>
          </table:table-cell>
          <table:table-cell office:value-type="string" calcext:value-type="string">
            <text:p>globalInfo</text:p>
          </table:table-cell>
          <table:table-cell office:value-type="float" office:value="48.733" calcext:value-type="float">
            <text:p>48.733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9.7963" calcext:value-type="float">
            <text:p>19.79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65103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1.4372" calcext:value-type="float">
            <text:p>11.43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5887</text:p>
          </table:table-cell>
          <table:table-cell office:value-type="string" calcext:value-type="string">
            <text:p>globalInfo</text:p>
          </table:table-cell>
          <table:table-cell office:value-type="float" office:value="5.13879" calcext:value-type="float">
            <text:p>5.13879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1.4372" calcext:value-type="float">
            <text:p>11.43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5887</text:p>
          </table:table-cell>
          <table:table-cell office:value-type="string" calcext:value-type="string">
            <text:p>globalInfo</text:p>
          </table:table-cell>
          <table:table-cell office:value-type="float" office:value="5.13879" calcext:value-type="float">
            <text:p>5.13879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3.8379" calcext:value-type="float">
            <text:p>13.83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22</text:p>
          </table:table-cell>
          <table:table-cell office:value-type="string" calcext:value-type="string">
            <text:p>globalInfo</text:p>
          </table:table-cell>
          <table:table-cell office:value-type="float" office:value="5.1333" calcext:value-type="float">
            <text:p>5.1333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3.8379" calcext:value-type="float">
            <text:p>13.83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22</text:p>
          </table:table-cell>
          <table:table-cell office:value-type="string" calcext:value-type="string">
            <text:p>globalInfo</text:p>
          </table:table-cell>
          <table:table-cell office:value-type="float" office:value="5.1333" calcext:value-type="float">
            <text:p>5.1333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0.3391" calcext:value-type="float">
            <text:p>10.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7546</text:p>
          </table:table-cell>
          <table:table-cell office:value-type="string" calcext:value-type="string">
            <text:p>globalInfo</text:p>
          </table:table-cell>
          <table:table-cell office:value-type="float" office:value="5.13957" calcext:value-type="float">
            <text:p>5.13957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0.3391" calcext:value-type="float">
            <text:p>10.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7546</text:p>
          </table:table-cell>
          <table:table-cell office:value-type="string" calcext:value-type="string">
            <text:p>globalInfo</text:p>
          </table:table-cell>
          <table:table-cell office:value-type="float" office:value="5.13957" calcext:value-type="float">
            <text:p>5.13957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4.2985" calcext:value-type="float">
            <text:p>14.29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4849</text:p>
          </table:table-cell>
          <table:table-cell office:value-type="string" calcext:value-type="string">
            <text:p>globalInfo</text:p>
          </table:table-cell>
          <table:table-cell office:value-type="float" office:value="5.03989" calcext:value-type="float">
            <text:p>5.03989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5.01397" calcext:value-type="float">
            <text:p>5.013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0095</text:p>
          </table:table-cell>
          <table:table-cell office:value-type="string" calcext:value-type="string">
            <text:p>globalInfo</text:p>
          </table:table-cell>
          <table:table-cell office:value-type="float" office:value="5.13136" calcext:value-type="float">
            <text:p>5.13136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11.3563" calcext:value-type="float">
            <text:p>11.35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8</text:p>
          </table:table-cell>
          <table:table-cell office:value-type="string" calcext:value-type="string">
            <text:p>globalInfo</text:p>
          </table:table-cell>
          <table:table-cell office:value-type="float" office:value="5.13263" calcext:value-type="float">
            <text:p>5.13263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6.88613" calcext:value-type="float">
            <text:p>6.8861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6792</text:p>
          </table:table-cell>
          <table:table-cell office:value-type="string" calcext:value-type="string">
            <text:p>globalInfo</text:p>
          </table:table-cell>
          <table:table-cell office:value-type="float" office:value="4.98884" calcext:value-type="float">
            <text:p>4.98884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9]</text:p>
          </table:table-cell>
          <table:table-cell office:value-type="string" calcext:value-type="string">
            <text:p>CC:</text:p>
          </table:table-cell>
          <table:table-cell office:value-type="float" office:value="3.9971" calcext:value-type="float">
            <text:p>3.99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947</text:p>
          </table:table-cell>
          <table:table-cell office:value-type="string" calcext:value-type="string">
            <text:p>globalInfo</text:p>
          </table:table-cell>
          <table:table-cell office:value-type="float" office:value="5.13645" calcext:value-type="float">
            <text:p>5.13645</text:p>
          </table:table-cell>
        </table:table-row>
      </table:table>
      <table:table table:name="工作表3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0]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CC:</text:p>
          </table:table-cell>
          <table:table-cell office:value-type="float" office:value="10.94" calcext:value-type="float">
            <text:p>10.9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1799</text:p>
          </table:table-cell>
          <table:table-cell office:value-type="float" office:value="14.727" calcext:value-type="float">
            <text:p>14.727</text:p>
          </table:table-cell>
          <table:table-cell office:value-type="string" calcext:value-type="string">
            <text:p>globalInfo</text:p>
          </table:table-cell>
          <table:table-cell office:value-type="float" office:value="61.6194" calcext:value-type="float">
            <text:p>61.6194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3]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CC:</text:p>
          </table:table-cell>
          <table:table-cell office:value-type="float" office:value="4.02991" calcext:value-type="float">
            <text:p>4.029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006</text:p>
          </table:table-cell>
          <table:table-cell office:value-type="float" office:value="14.715" calcext:value-type="float">
            <text:p>14.715</text:p>
          </table:table-cell>
          <table:table-cell office:value-type="string" calcext:value-type="string">
            <text:p>globalInfo</text:p>
          </table:table-cell>
          <table:table-cell office:value-type="float" office:value="51.0603" calcext:value-type="float">
            <text:p>51.060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4]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CC:</text:p>
          </table:table-cell>
          <table:table-cell office:value-type="float" office:value="9.10957" calcext:value-type="float">
            <text:p>9.1095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33</text:p>
          </table:table-cell>
          <table:table-cell office:value-type="float" office:value="14.691" calcext:value-type="float">
            <text:p>14.691</text:p>
          </table:table-cell>
          <table:table-cell office:value-type="string" calcext:value-type="string">
            <text:p>globalInfo</text:p>
          </table:table-cell>
          <table:table-cell office:value-type="float" office:value="62.3854" calcext:value-type="float">
            <text:p>62.3854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1]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CC:</text:p>
          </table:table-cell>
          <table:table-cell office:value-type="float" office:value="17.202" calcext:value-type="float">
            <text:p>17.2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8549</text:p>
          </table:table-cell>
          <table:table-cell office:value-type="float" office:value="14.675" calcext:value-type="float">
            <text:p>14.675</text:p>
          </table:table-cell>
          <table:table-cell office:value-type="string" calcext:value-type="string">
            <text:p>globalInfo</text:p>
          </table:table-cell>
          <table:table-cell office:value-type="float" office:value="57.8591" calcext:value-type="float">
            <text:p>57.8591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2]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CC:</text:p>
          </table:table-cell>
          <table:table-cell office:value-type="float" office:value="6.09179" calcext:value-type="float">
            <text:p>6.091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1576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globalInfo</text:p>
          </table:table-cell>
          <table:table-cell office:value-type="float" office:value="63.7594" calcext:value-type="float">
            <text:p>63.7594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]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CC:</text:p>
          </table:table-cell>
          <table:table-cell office:value-type="float" office:value="12.4958" calcext:value-type="float">
            <text:p>12.49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035</text:p>
          </table:table-cell>
          <table:table-cell office:value-type="float" office:value="14.596" calcext:value-type="float">
            <text:p>14.596</text:p>
          </table:table-cell>
          <table:table-cell office:value-type="string" calcext:value-type="string">
            <text:p>globalInfo</text:p>
          </table:table-cell>
          <table:table-cell office:value-type="float" office:value="57.1209" calcext:value-type="float">
            <text:p>57.1209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4]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CC:</text:p>
          </table:table-cell>
          <table:table-cell office:value-type="float" office:value="11.8595" calcext:value-type="float">
            <text:p>11.859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357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globalInfo</text:p>
          </table:table-cell>
          <table:table-cell office:value-type="float" office:value="60.8767" calcext:value-type="float">
            <text:p>60.8767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8]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CC:</text:p>
          </table:table-cell>
          <table:table-cell office:value-type="float" office:value="19.5983" calcext:value-type="float">
            <text:p>19.598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38161</text:p>
          </table:table-cell>
          <table:table-cell office:value-type="float" office:value="14.548" calcext:value-type="float">
            <text:p>14.548</text:p>
          </table:table-cell>
          <table:table-cell office:value-type="string" calcext:value-type="string">
            <text:p>globalInfo</text:p>
          </table:table-cell>
          <table:table-cell office:value-type="float" office:value="46.944" calcext:value-type="float">
            <text:p>46.944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0]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CC:</text:p>
          </table:table-cell>
          <table:table-cell office:value-type="float" office:value="7.43178" calcext:value-type="float">
            <text:p>7.431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386</text:p>
          </table:table-cell>
          <table:table-cell office:value-type="float" office:value="14.545" calcext:value-type="float">
            <text:p>14.545</text:p>
          </table:table-cell>
          <table:table-cell office:value-type="string" calcext:value-type="string">
            <text:p>globalInfo</text:p>
          </table:table-cell>
          <table:table-cell office:value-type="float" office:value="60.6728" calcext:value-type="float">
            <text:p>60.6728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19]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CC:</text:p>
          </table:table-cell>
          <table:table-cell office:value-type="float" office:value="12.4369" calcext:value-type="float">
            <text:p>12.436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2614</text:p>
          </table:table-cell>
          <table:table-cell office:value-type="float" office:value="14.536" calcext:value-type="float">
            <text:p>14.536</text:p>
          </table:table-cell>
          <table:table-cell office:value-type="string" calcext:value-type="string">
            <text:p>globalInfo</text:p>
          </table:table-cell>
          <table:table-cell office:value-type="float" office:value="50.3361" calcext:value-type="float">
            <text:p>50.3361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1]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CC:</text:p>
          </table:table-cell>
          <table:table-cell office:value-type="float" office:value="5.53604" calcext:value-type="float">
            <text:p>5.536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9031</text:p>
          </table:table-cell>
          <table:table-cell office:value-type="float" office:value="14.479" calcext:value-type="float">
            <text:p>14.479</text:p>
          </table:table-cell>
          <table:table-cell office:value-type="string" calcext:value-type="string">
            <text:p>globalInfo</text:p>
          </table:table-cell>
          <table:table-cell office:value-type="float" office:value="61.2662" calcext:value-type="float">
            <text:p>61.2662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3]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C:</text:p>
          </table:table-cell>
          <table:table-cell office:value-type="float" office:value="15.611" calcext:value-type="float">
            <text:p>15.61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004</text:p>
          </table:table-cell>
          <table:table-cell office:value-type="float" office:value="14.423" calcext:value-type="float">
            <text:p>14.423</text:p>
          </table:table-cell>
          <table:table-cell office:value-type="string" calcext:value-type="string">
            <text:p>globalInfo</text:p>
          </table:table-cell>
          <table:table-cell office:value-type="float" office:value="56.9993" calcext:value-type="float">
            <text:p>56.999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6]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CC:</text:p>
          </table:table-cell>
          <table:table-cell office:value-type="float" office:value="15.3987" calcext:value-type="float">
            <text:p>15.398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22393</text:p>
          </table:table-cell>
          <table:table-cell office:value-type="float" office:value="14.369" calcext:value-type="float">
            <text:p>14.369</text:p>
          </table:table-cell>
          <table:table-cell office:value-type="string" calcext:value-type="string">
            <text:p>globalInfo</text:p>
          </table:table-cell>
          <table:table-cell office:value-type="float" office:value="48.2153" calcext:value-type="float">
            <text:p>48.215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8]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CC:</text:p>
          </table:table-cell>
          <table:table-cell office:value-type="float" office:value="10.0226" calcext:value-type="float">
            <text:p>10.02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8868</text:p>
          </table:table-cell>
          <table:table-cell office:value-type="float" office:value="14.339" calcext:value-type="float">
            <text:p>14.339</text:p>
          </table:table-cell>
          <table:table-cell office:value-type="string" calcext:value-type="string">
            <text:p>globalInfo</text:p>
          </table:table-cell>
          <table:table-cell office:value-type="float" office:value="58.6603" calcext:value-type="float">
            <text:p>58.660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7]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C:</text:p>
          </table:table-cell>
          <table:table-cell office:value-type="float" office:value="5.83056" calcext:value-type="float">
            <text:p>5.8305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29073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globalInfo</text:p>
          </table:table-cell>
          <table:table-cell office:value-type="float" office:value="40.5454" calcext:value-type="float">
            <text:p>40.5454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5]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CC:</text:p>
          </table:table-cell>
          <table:table-cell office:value-type="float" office:value="3.50034" calcext:value-type="float">
            <text:p>3.500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0216</text:p>
          </table:table-cell>
          <table:table-cell office:value-type="float" office:value="14.085" calcext:value-type="float">
            <text:p>14.085</text:p>
          </table:table-cell>
          <table:table-cell office:value-type="string" calcext:value-type="string">
            <text:p>globalInfo</text:p>
          </table:table-cell>
          <table:table-cell office:value-type="float" office:value="61.9593" calcext:value-type="float">
            <text:p>61.9593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8]</text:p>
          </table:table-cell>
          <table:table-cell office:value-type="float" office:value="5.405" calcext:value-type="float">
            <text:p>5.405</text:p>
          </table:table-cell>
          <table:table-cell office:value-type="string" calcext:value-type="string">
            <text:p>CC:</text:p>
          </table:table-cell>
          <table:table-cell office:value-type="float" office:value="11.1144" calcext:value-type="float">
            <text:p>11.114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2.46381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globalInfo</text:p>
          </table:table-cell>
          <table:table-cell office:value-type="float" office:value="52.8218" calcext:value-type="float">
            <text:p>52.8218</text:p>
          </table:table-cell>
        </table:table-row>
        <table:table-row table:style-name="ro1">
          <table:table-cell office:value-type="string" calcext:value-type="string">
            <text:p>round0</text:p>
          </table:table-cell>
          <table:table-cell office:value-type="string" calcext:value-type="string">
            <text:p>C[20]</text:p>
          </table:table-cell>
          <table:table-cell office:value-type="float" office:value="5.416" calcext:value-type="float">
            <text:p>5.416</text:p>
          </table:table-cell>
          <table:table-cell office:value-type="string" calcext:value-type="string">
            <text:p>CC:</text:p>
          </table:table-cell>
          <table:table-cell office:value-type="float" office:value="8.78729" calcext:value-type="float">
            <text:p>8.787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1798</text:p>
          </table:table-cell>
          <table:table-cell office:value-type="float" office:value="9.584" calcext:value-type="float">
            <text:p>9.584</text:p>
          </table:table-cell>
          <table:table-cell office:value-type="string" calcext:value-type="string">
            <text:p>globalInfo</text:p>
          </table:table-cell>
          <table:table-cell office:value-type="float" office:value="47.526" calcext:value-type="float">
            <text:p>47.526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]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CC:</text:p>
          </table:table-cell>
          <table:table-cell office:value-type="float" office:value="19.2795" calcext:value-type="float">
            <text:p>19.279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547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globalInfo</text:p>
          </table:table-cell>
          <table:table-cell office:value-type="float" office:value="4.85506" calcext:value-type="float">
            <text:p>4.85506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]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CC:</text:p>
          </table:table-cell>
          <table:table-cell office:value-type="float" office:value="6.62647" calcext:value-type="float">
            <text:p>6.626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6719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globalInfo</text:p>
          </table:table-cell>
          <table:table-cell office:value-type="float" office:value="5.16299" calcext:value-type="float">
            <text:p>5.16299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5]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C:</text:p>
          </table:table-cell>
          <table:table-cell office:value-type="float" office:value="9.06664" calcext:value-type="float">
            <text:p>9.0666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3004</text:p>
          </table:table-cell>
          <table:table-cell office:value-type="float" office:value="14.667" calcext:value-type="float">
            <text:p>14.667</text:p>
          </table:table-cell>
          <table:table-cell office:value-type="string" calcext:value-type="string">
            <text:p>globalInfo</text:p>
          </table:table-cell>
          <table:table-cell office:value-type="float" office:value="5.13273" calcext:value-type="float">
            <text:p>5.1327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8]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CC:</text:p>
          </table:table-cell>
          <table:table-cell office:value-type="float" office:value="17.5886" calcext:value-type="float">
            <text:p>17.588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10033</text:p>
          </table:table-cell>
          <table:table-cell office:value-type="float" office:value="14.622" calcext:value-type="float">
            <text:p>14.622</text:p>
          </table:table-cell>
          <table:table-cell office:value-type="string" calcext:value-type="string">
            <text:p>globalInfo</text:p>
          </table:table-cell>
          <table:table-cell office:value-type="float" office:value="5.11351" calcext:value-type="float">
            <text:p>5.11351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4]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CC:</text:p>
          </table:table-cell>
          <table:table-cell office:value-type="float" office:value="15.6248" calcext:value-type="float">
            <text:p>15.62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9747</text:p>
          </table:table-cell>
          <table:table-cell office:value-type="float" office:value="14.617" calcext:value-type="float">
            <text:p>14.617</text:p>
          </table:table-cell>
          <table:table-cell office:value-type="string" calcext:value-type="string">
            <text:p>globalInfo</text:p>
          </table:table-cell>
          <table:table-cell office:value-type="float" office:value="5.14533" calcext:value-type="float">
            <text:p>5.14533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0]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CC:</text:p>
          </table:table-cell>
          <table:table-cell office:value-type="float" office:value="15.0973" calcext:value-type="float">
            <text:p>15.097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22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globalInfo</text:p>
          </table:table-cell>
          <table:table-cell office:value-type="float" office:value="5.14428" calcext:value-type="float">
            <text:p>5.14428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2]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CC:</text:p>
          </table:table-cell>
          <table:table-cell office:value-type="float" office:value="13.905" calcext:value-type="float">
            <text:p>13.9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819142</text:p>
          </table:table-cell>
          <table:table-cell office:value-type="float" office:value="14.498" calcext:value-type="float">
            <text:p>14.498</text:p>
          </table:table-cell>
          <table:table-cell office:value-type="string" calcext:value-type="string">
            <text:p>globalInfo</text:p>
          </table:table-cell>
          <table:table-cell office:value-type="float" office:value="5.57599" calcext:value-type="float">
            <text:p>5.57599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3]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CC:</text:p>
          </table:table-cell>
          <table:table-cell office:value-type="float" office:value="6.68313" calcext:value-type="float">
            <text:p>6.6831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56653</text:p>
          </table:table-cell>
          <table:table-cell office:value-type="float" office:value="14.481" calcext:value-type="float">
            <text:p>14.481</text:p>
          </table:table-cell>
          <table:table-cell office:value-type="string" calcext:value-type="string">
            <text:p>globalInfo</text:p>
          </table:table-cell>
          <table:table-cell office:value-type="float" office:value="4.75736" calcext:value-type="float">
            <text:p>4.75736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3]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CC:</text:p>
          </table:table-cell>
          <table:table-cell office:value-type="float" office:value="10.6881" calcext:value-type="float">
            <text:p>10.68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5316</text:p>
          </table:table-cell>
          <table:table-cell office:value-type="float" office:value="14.474" calcext:value-type="float">
            <text:p>14.474</text:p>
          </table:table-cell>
          <table:table-cell office:value-type="string" calcext:value-type="string">
            <text:p>globalInfo</text:p>
          </table:table-cell>
          <table:table-cell office:value-type="float" office:value="5.15637" calcext:value-type="float">
            <text:p>5.15637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9]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CC:</text:p>
          </table:table-cell>
          <table:table-cell office:value-type="float" office:value="19.2056" calcext:value-type="float">
            <text:p>19.205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1985</text:p>
          </table:table-cell>
          <table:table-cell office:value-type="float" office:value="14.471" calcext:value-type="float">
            <text:p>14.471</text:p>
          </table:table-cell>
          <table:table-cell office:value-type="string" calcext:value-type="string">
            <text:p>globalInfo</text:p>
          </table:table-cell>
          <table:table-cell office:value-type="float" office:value="4.91397" calcext:value-type="float">
            <text:p>4.91397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8]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CC:</text:p>
          </table:table-cell>
          <table:table-cell office:value-type="float" office:value="1.56105" calcext:value-type="float">
            <text:p>1.56105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7518</text:p>
          </table:table-cell>
          <table:table-cell office:value-type="float" office:value="14.358" calcext:value-type="float">
            <text:p>14.358</text:p>
          </table:table-cell>
          <table:table-cell office:value-type="string" calcext:value-type="string">
            <text:p>globalInfo</text:p>
          </table:table-cell>
          <table:table-cell office:value-type="float" office:value="5.14428" calcext:value-type="float">
            <text:p>5.14428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0]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CC:</text:p>
          </table:table-cell>
          <table:table-cell office:value-type="float" office:value="15.0838" calcext:value-type="float">
            <text:p>15.08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71724</text:p>
          </table:table-cell>
          <table:table-cell office:value-type="float" office:value="14.332" calcext:value-type="float">
            <text:p>14.332</text:p>
          </table:table-cell>
          <table:table-cell office:value-type="string" calcext:value-type="string">
            <text:p>globalInfo</text:p>
          </table:table-cell>
          <table:table-cell office:value-type="float" office:value="4.6948" calcext:value-type="float">
            <text:p>4.6948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5]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CC:</text:p>
          </table:table-cell>
          <table:table-cell office:value-type="float" office:value="5.5633" calcext:value-type="float">
            <text:p>5.56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3007</text:p>
          </table:table-cell>
          <table:table-cell office:value-type="float" office:value="14.284" calcext:value-type="float">
            <text:p>14.284</text:p>
          </table:table-cell>
          <table:table-cell office:value-type="string" calcext:value-type="string">
            <text:p>globalInfo</text:p>
          </table:table-cell>
          <table:table-cell office:value-type="float" office:value="5.00817" calcext:value-type="float">
            <text:p>5.00817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7]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CC:</text:p>
          </table:table-cell>
          <table:table-cell office:value-type="float" office:value="11.2503" calcext:value-type="float">
            <text:p>11.250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180788</text:p>
          </table:table-cell>
          <table:table-cell office:value-type="float" office:value="14.215" calcext:value-type="float">
            <text:p>14.215</text:p>
          </table:table-cell>
          <table:table-cell office:value-type="string" calcext:value-type="string">
            <text:p>globalInfo</text:p>
          </table:table-cell>
          <table:table-cell office:value-type="float" office:value="5.46192" calcext:value-type="float">
            <text:p>5.46192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8]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CC:</text:p>
          </table:table-cell>
          <table:table-cell office:value-type="float" office:value="5.33673" calcext:value-type="float">
            <text:p>5.3367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24609</text:p>
          </table:table-cell>
          <table:table-cell office:value-type="float" office:value="14.161" calcext:value-type="float">
            <text:p>14.161</text:p>
          </table:table-cell>
          <table:table-cell office:value-type="string" calcext:value-type="string">
            <text:p>globalInfo</text:p>
          </table:table-cell>
          <table:table-cell office:value-type="float" office:value="5.1305" calcext:value-type="float">
            <text:p>5.1305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1]</text:p>
          </table:table-cell>
          <table:table-cell office:value-type="float" office:value="1.227" calcext:value-type="float">
            <text:p>1.227</text:p>
          </table:table-cell>
          <table:table-cell office:value-type="string" calcext:value-type="string">
            <text:p>CC:</text:p>
          </table:table-cell>
          <table:table-cell office:value-type="float" office:value="2.3778" calcext:value-type="float">
            <text:p>2.37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66796</text:p>
          </table:table-cell>
          <table:table-cell office:value-type="float" office:value="13.773" calcext:value-type="float">
            <text:p>13.773</text:p>
          </table:table-cell>
          <table:table-cell office:value-type="string" calcext:value-type="string">
            <text:p>globalInfo</text:p>
          </table:table-cell>
          <table:table-cell office:value-type="float" office:value="4.71491" calcext:value-type="float">
            <text:p>4.71491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6]</text:p>
          </table:table-cell>
          <table:table-cell office:value-type="float" office:value="1.258" calcext:value-type="float">
            <text:p>1.258</text:p>
          </table:table-cell>
          <table:table-cell office:value-type="string" calcext:value-type="string">
            <text:p>CC:</text:p>
          </table:table-cell>
          <table:table-cell office:value-type="float" office:value="15.1244" calcext:value-type="float">
            <text:p>15.124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209961</text:p>
          </table:table-cell>
          <table:table-cell office:value-type="float" office:value="13.742" calcext:value-type="float">
            <text:p>13.742</text:p>
          </table:table-cell>
          <table:table-cell office:value-type="string" calcext:value-type="string">
            <text:p>globalInfo</text:p>
          </table:table-cell>
          <table:table-cell office:value-type="float" office:value="5.19686" calcext:value-type="float">
            <text:p>5.19686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6]</text:p>
          </table:table-cell>
          <table:table-cell office:value-type="float" office:value="1.294" calcext:value-type="float">
            <text:p>1.294</text:p>
          </table:table-cell>
          <table:table-cell office:value-type="string" calcext:value-type="string">
            <text:p>CC:</text:p>
          </table:table-cell>
          <table:table-cell office:value-type="float" office:value="10.8253" calcext:value-type="float">
            <text:p>10.825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204928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globalInfo</text:p>
          </table:table-cell>
          <table:table-cell office:value-type="float" office:value="5.44669" calcext:value-type="float">
            <text:p>5.44669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0]</text:p>
          </table:table-cell>
          <table:table-cell office:value-type="float" office:value="1.316" calcext:value-type="float">
            <text:p>1.316</text:p>
          </table:table-cell>
          <table:table-cell office:value-type="string" calcext:value-type="string">
            <text:p>CC:</text:p>
          </table:table-cell>
          <table:table-cell office:value-type="float" office:value="12.5627" calcext:value-type="float">
            <text:p>12.562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71722</text:p>
          </table:table-cell>
          <table:table-cell office:value-type="float" office:value="13.684" calcext:value-type="float">
            <text:p>13.684</text:p>
          </table:table-cell>
          <table:table-cell office:value-type="string" calcext:value-type="string">
            <text:p>globalInfo</text:p>
          </table:table-cell>
          <table:table-cell office:value-type="float" office:value="4.69481" calcext:value-type="float">
            <text:p>4.69481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2]</text:p>
          </table:table-cell>
          <table:table-cell office:value-type="float" office:value="6.009" calcext:value-type="float">
            <text:p>6.009</text:p>
          </table:table-cell>
          <table:table-cell office:value-type="string" calcext:value-type="string">
            <text:p>CC:</text:p>
          </table:table-cell>
          <table:table-cell office:value-type="float" office:value="7.12479" calcext:value-type="float">
            <text:p>7.124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493</text:p>
          </table:table-cell>
          <table:table-cell office:value-type="float" office:value="8.991" calcext:value-type="float">
            <text:p>8.991</text:p>
          </table:table-cell>
          <table:table-cell office:value-type="string" calcext:value-type="string">
            <text:p>globalInfo</text:p>
          </table:table-cell>
          <table:table-cell office:value-type="float" office:value="5.14757" calcext:value-type="float">
            <text:p>5.14757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17]</text:p>
          </table:table-cell>
          <table:table-cell office:value-type="float" office:value="6.077" calcext:value-type="float">
            <text:p>6.077</text:p>
          </table:table-cell>
          <table:table-cell office:value-type="string" calcext:value-type="string">
            <text:p>CC:</text:p>
          </table:table-cell>
          <table:table-cell office:value-type="float" office:value="12.9313" calcext:value-type="float">
            <text:p>12.931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24608</text:p>
          </table:table-cell>
          <table:table-cell office:value-type="float" office:value="8.923" calcext:value-type="float">
            <text:p>8.923</text:p>
          </table:table-cell>
          <table:table-cell office:value-type="string" calcext:value-type="string">
            <text:p>globalInfo</text:p>
          </table:table-cell>
          <table:table-cell office:value-type="float" office:value="5.1305" calcext:value-type="float">
            <text:p>5.1305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23]</text:p>
          </table:table-cell>
          <table:table-cell office:value-type="float" office:value="6.101" calcext:value-type="float">
            <text:p>6.101</text:p>
          </table:table-cell>
          <table:table-cell office:value-type="string" calcext:value-type="string">
            <text:p>CC:</text:p>
          </table:table-cell>
          <table:table-cell office:value-type="float" office:value="10.4144" calcext:value-type="float">
            <text:p>10.414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53603</text:p>
          </table:table-cell>
          <table:table-cell office:value-type="float" office:value="8.899" calcext:value-type="float">
            <text:p>8.899</text:p>
          </table:table-cell>
          <table:table-cell office:value-type="string" calcext:value-type="string">
            <text:p>globalInfo</text:p>
          </table:table-cell>
          <table:table-cell office:value-type="float" office:value="5.15658" calcext:value-type="float">
            <text:p>5.15658</text:p>
          </table:table-cell>
        </table:table-row>
        <table:table-row table:style-name="ro1">
          <table:table-cell office:value-type="string" calcext:value-type="string">
            <text:p>round1</text:p>
          </table:table-cell>
          <table:table-cell office:value-type="string" calcext:value-type="string">
            <text:p>C[6]</text:p>
          </table:table-cell>
          <table:table-cell office:value-type="float" office:value="23.753" calcext:value-type="float">
            <text:p>23.753</text:p>
          </table:table-cell>
          <table:table-cell office:value-type="string" calcext:value-type="string">
            <text:p>CC:</text:p>
          </table:table-cell>
          <table:table-cell office:value-type="float" office:value="2.2747" calcext:value-type="float">
            <text:p>2.27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216</text:p>
          </table:table-cell>
          <table:table-cell office:value-type="float" office:value="23.753" calcext:value-type="float">
            <text:p>23.753</text:p>
          </table:table-cell>
          <table:table-cell office:value-type="string" calcext:value-type="string">
            <text:p>globalInfo</text:p>
          </table:table-cell>
          <table:table-cell office:value-type="float" office:value="5.14083" calcext:value-type="float">
            <text:p>5.14083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7]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CC:</text:p>
          </table:table-cell>
          <table:table-cell office:value-type="float" office:value="17.7739" calcext:value-type="float">
            <text:p>17.77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45145</text:p>
          </table:table-cell>
          <table:table-cell office:value-type="float" office:value="14.721" calcext:value-type="float">
            <text:p>14.721</text:p>
          </table:table-cell>
          <table:table-cell office:value-type="string" calcext:value-type="string">
            <text:p>globalInfo</text:p>
          </table:table-cell>
          <table:table-cell office:value-type="float" office:value="4.44258" calcext:value-type="float">
            <text:p>4.4425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8]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C:</text:p>
          </table:table-cell>
          <table:table-cell office:value-type="float" office:value="1.83286" calcext:value-type="float">
            <text:p>1.8328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11315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globalInfo</text:p>
          </table:table-cell>
          <table:table-cell office:value-type="float" office:value="4.55567" calcext:value-type="float">
            <text:p>4.55567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9]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CC:</text:p>
          </table:table-cell>
          <table:table-cell office:value-type="float" office:value="18.5534" calcext:value-type="float">
            <text:p>18.55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75175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globalInfo</text:p>
          </table:table-cell>
          <table:table-cell office:value-type="float" office:value="4.50016" calcext:value-type="float">
            <text:p>4.50016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0]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CC:</text:p>
          </table:table-cell>
          <table:table-cell office:value-type="float" office:value="7.62916" calcext:value-type="float">
            <text:p>7.6291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58977</text:p>
          </table:table-cell>
          <table:table-cell office:value-type="float" office:value="14.657" calcext:value-type="float">
            <text:p>14.657</text:p>
          </table:table-cell>
          <table:table-cell office:value-type="string" calcext:value-type="string">
            <text:p>globalInfo</text:p>
          </table:table-cell>
          <table:table-cell office:value-type="float" office:value="4.4421" calcext:value-type="float">
            <text:p>4.4421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1]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CC:</text:p>
          </table:table-cell>
          <table:table-cell office:value-type="float" office:value="11.2654" calcext:value-type="float">
            <text:p>11.26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95704</text:p>
          </table:table-cell>
          <table:table-cell office:value-type="float" office:value="14.646" calcext:value-type="float">
            <text:p>14.646</text:p>
          </table:table-cell>
          <table:table-cell office:value-type="string" calcext:value-type="string">
            <text:p>globalInfo</text:p>
          </table:table-cell>
          <table:table-cell office:value-type="float" office:value="4.36808" calcext:value-type="float">
            <text:p>4.3680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4]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CC:</text:p>
          </table:table-cell>
          <table:table-cell office:value-type="float" office:value="11.7905" calcext:value-type="float">
            <text:p>11.79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29678</text:p>
          </table:table-cell>
          <table:table-cell office:value-type="float" office:value="14.623" calcext:value-type="float">
            <text:p>14.623</text:p>
          </table:table-cell>
          <table:table-cell office:value-type="string" calcext:value-type="string">
            <text:p>globalInfo</text:p>
          </table:table-cell>
          <table:table-cell office:value-type="float" office:value="4.41438" calcext:value-type="float">
            <text:p>4.4143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3]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CC:</text:p>
          </table:table-cell>
          <table:table-cell office:value-type="float" office:value="5.133" calcext:value-type="float">
            <text:p>5.1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16179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globalInfo</text:p>
          </table:table-cell>
          <table:table-cell office:value-type="float" office:value="5.46452" calcext:value-type="float">
            <text:p>5.46452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6]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CC:</text:p>
          </table:table-cell>
          <table:table-cell office:value-type="float" office:value="3.02606" calcext:value-type="float">
            <text:p>3.026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01169e-05</text:p>
          </table:table-cell>
          <table:table-cell office:value-type="float" office:value="14.555" calcext:value-type="float">
            <text:p>14.555</text:p>
          </table:table-cell>
          <table:table-cell office:value-type="string" calcext:value-type="string">
            <text:p>globalInfo</text:p>
          </table:table-cell>
          <table:table-cell office:value-type="float" office:value="5.58158" calcext:value-type="float">
            <text:p>5.5815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8]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CC:</text:p>
          </table:table-cell>
          <table:table-cell office:value-type="float" office:value="6.69106" calcext:value-type="float">
            <text:p>6.691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46355</text:p>
          </table:table-cell>
          <table:table-cell office:value-type="float" office:value="14.528" calcext:value-type="float">
            <text:p>14.528</text:p>
          </table:table-cell>
          <table:table-cell office:value-type="string" calcext:value-type="string">
            <text:p>globalInfo</text:p>
          </table:table-cell>
          <table:table-cell office:value-type="float" office:value="41.2426" calcext:value-type="float">
            <text:p>41.2426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3]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CC:</text:p>
          </table:table-cell>
          <table:table-cell office:value-type="float" office:value="19.3672" calcext:value-type="float">
            <text:p>19.36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16459</text:p>
          </table:table-cell>
          <table:table-cell office:value-type="float" office:value="14.506" calcext:value-type="float">
            <text:p>14.506</text:p>
          </table:table-cell>
          <table:table-cell office:value-type="string" calcext:value-type="string">
            <text:p>globalInfo</text:p>
          </table:table-cell>
          <table:table-cell office:value-type="float" office:value="4.39042" calcext:value-type="float">
            <text:p>4.39042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2]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CC:</text:p>
          </table:table-cell>
          <table:table-cell office:value-type="float" office:value="10.3021" calcext:value-type="float">
            <text:p>10.30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442</text:p>
          </table:table-cell>
          <table:table-cell office:value-type="float" office:value="14.504" calcext:value-type="float">
            <text:p>14.504</text:p>
          </table:table-cell>
          <table:table-cell office:value-type="string" calcext:value-type="string">
            <text:p>globalInfo</text:p>
          </table:table-cell>
          <table:table-cell office:value-type="float" office:value="4.90234" calcext:value-type="float">
            <text:p>4.90234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4]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CC:</text:p>
          </table:table-cell>
          <table:table-cell office:value-type="float" office:value="14.1702" calcext:value-type="float">
            <text:p>14.17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5472</text:p>
          </table:table-cell>
          <table:table-cell office:value-type="float" office:value="14.448" calcext:value-type="float">
            <text:p>14.448</text:p>
          </table:table-cell>
          <table:table-cell office:value-type="string" calcext:value-type="string">
            <text:p>globalInfo</text:p>
          </table:table-cell>
          <table:table-cell office:value-type="float" office:value="4.4281" calcext:value-type="float">
            <text:p>4.4281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8]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CC:</text:p>
          </table:table-cell>
          <table:table-cell office:value-type="float" office:value="3.03747" calcext:value-type="float">
            <text:p>3.0374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155315</text:p>
          </table:table-cell>
          <table:table-cell office:value-type="float" office:value="14.306" calcext:value-type="float">
            <text:p>14.306</text:p>
          </table:table-cell>
          <table:table-cell office:value-type="string" calcext:value-type="string">
            <text:p>globalInfo</text:p>
          </table:table-cell>
          <table:table-cell office:value-type="float" office:value="5.47818" calcext:value-type="float">
            <text:p>5.4781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2]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CC:</text:p>
          </table:table-cell>
          <table:table-cell office:value-type="float" office:value="15.9068" calcext:value-type="float">
            <text:p>15.906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413631</text:p>
          </table:table-cell>
          <table:table-cell office:value-type="float" office:value="14.304" calcext:value-type="float">
            <text:p>14.304</text:p>
          </table:table-cell>
          <table:table-cell office:value-type="string" calcext:value-type="string">
            <text:p>globalInfo</text:p>
          </table:table-cell>
          <table:table-cell office:value-type="float" office:value="5.08563" calcext:value-type="float">
            <text:p>5.08563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6]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CC:</text:p>
          </table:table-cell>
          <table:table-cell office:value-type="float" office:value="5.04862" calcext:value-type="float">
            <text:p>5.048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215861</text:p>
          </table:table-cell>
          <table:table-cell office:value-type="float" office:value="14.295" calcext:value-type="float">
            <text:p>14.295</text:p>
          </table:table-cell>
          <table:table-cell office:value-type="string" calcext:value-type="string">
            <text:p>globalInfo</text:p>
          </table:table-cell>
          <table:table-cell office:value-type="float" office:value="4.54402" calcext:value-type="float">
            <text:p>4.54402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5]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CC:</text:p>
          </table:table-cell>
          <table:table-cell office:value-type="float" office:value="12.1048" calcext:value-type="float">
            <text:p>12.10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2799</text:p>
          </table:table-cell>
          <table:table-cell office:value-type="float" office:value="14.082" calcext:value-type="float">
            <text:p>14.082</text:p>
          </table:table-cell>
          <table:table-cell office:value-type="string" calcext:value-type="string">
            <text:p>globalInfo</text:p>
          </table:table-cell>
          <table:table-cell office:value-type="float" office:value="5.29408" calcext:value-type="float">
            <text:p>5.2940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9]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CC:</text:p>
          </table:table-cell>
          <table:table-cell office:value-type="float" office:value="19.2802" calcext:value-type="float">
            <text:p>19.280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46303</text:p>
          </table:table-cell>
          <table:table-cell office:value-type="float" office:value="14.048" calcext:value-type="float">
            <text:p>14.048</text:p>
          </table:table-cell>
          <table:table-cell office:value-type="string" calcext:value-type="string">
            <text:p>globalInfo</text:p>
          </table:table-cell>
          <table:table-cell office:value-type="float" office:value="18.9805" calcext:value-type="float">
            <text:p>18.9805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20]</text:p>
          </table:table-cell>
          <table:table-cell office:value-type="float" office:value="2.139" calcext:value-type="float">
            <text:p>2.139</text:p>
          </table:table-cell>
          <table:table-cell office:value-type="string" calcext:value-type="string">
            <text:p>CC:</text:p>
          </table:table-cell>
          <table:table-cell office:value-type="float" office:value="3.54154" calcext:value-type="float">
            <text:p>3.541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9994</text:p>
          </table:table-cell>
          <table:table-cell office:value-type="float" office:value="12.861" calcext:value-type="float">
            <text:p>12.861</text:p>
          </table:table-cell>
          <table:table-cell office:value-type="string" calcext:value-type="string">
            <text:p>globalInfo</text:p>
          </table:table-cell>
          <table:table-cell office:value-type="float" office:value="4.41858" calcext:value-type="float">
            <text:p>4.41858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15]</text:p>
          </table:table-cell>
          <table:table-cell office:value-type="float" office:value="2.593" calcext:value-type="float">
            <text:p>2.593</text:p>
          </table:table-cell>
          <table:table-cell office:value-type="string" calcext:value-type="string">
            <text:p>CC:</text:p>
          </table:table-cell>
          <table:table-cell office:value-type="float" office:value="10.9994" calcext:value-type="float">
            <text:p>10.999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214862</text:p>
          </table:table-cell>
          <table:table-cell office:value-type="float" office:value="12.407" calcext:value-type="float">
            <text:p>12.407</text:p>
          </table:table-cell>
          <table:table-cell office:value-type="string" calcext:value-type="string">
            <text:p>globalInfo</text:p>
          </table:table-cell>
          <table:table-cell office:value-type="float" office:value="5.20585" calcext:value-type="float">
            <text:p>5.20585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0]</text:p>
          </table:table-cell>
          <table:table-cell office:value-type="float" office:value="2.631" calcext:value-type="float">
            <text:p>2.631</text:p>
          </table:table-cell>
          <table:table-cell office:value-type="string" calcext:value-type="string">
            <text:p>CC:</text:p>
          </table:table-cell>
          <table:table-cell office:value-type="float" office:value="17.3539" calcext:value-type="float">
            <text:p>17.35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269665</text:p>
          </table:table-cell>
          <table:table-cell office:value-type="float" office:value="12.369" calcext:value-type="float">
            <text:p>12.369</text:p>
          </table:table-cell>
          <table:table-cell office:value-type="string" calcext:value-type="string">
            <text:p>globalInfo</text:p>
          </table:table-cell>
          <table:table-cell office:value-type="float" office:value="5.3067" calcext:value-type="float">
            <text:p>5.3067</text:p>
          </table:table-cell>
        </table:table-row>
        <table:table-row table:style-name="ro1">
          <table:table-cell office:value-type="string" calcext:value-type="string">
            <text:p>round2</text:p>
          </table:table-cell>
          <table:table-cell office:value-type="string" calcext:value-type="string">
            <text:p>C[6]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CC:</text:p>
          </table:table-cell>
          <table:table-cell office:value-type="float" office:value="5.80828" calcext:value-type="float">
            <text:p>5.808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351604</text:p>
          </table:table-cell>
          <table:table-cell office:value-type="float" office:value="9.838" calcext:value-type="float">
            <text:p>9.838</text:p>
          </table:table-cell>
          <table:table-cell office:value-type="string" calcext:value-type="string">
            <text:p>globalInfo</text:p>
          </table:table-cell>
          <table:table-cell office:value-type="float" office:value="5.68324" calcext:value-type="float">
            <text:p>5.68324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]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CC:</text:p>
          </table:table-cell>
          <table:table-cell office:value-type="float" office:value="4.36785" calcext:value-type="float">
            <text:p>4.367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1758</text:p>
          </table:table-cell>
          <table:table-cell office:value-type="float" office:value="14.723" calcext:value-type="float">
            <text:p>14.723</text:p>
          </table:table-cell>
          <table:table-cell office:value-type="string" calcext:value-type="string">
            <text:p>globalInfo</text:p>
          </table:table-cell>
          <table:table-cell office:value-type="float" office:value="58.7542" calcext:value-type="float">
            <text:p>58.7542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4]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CC: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0444</text:p>
          </table:table-cell>
          <table:table-cell office:value-type="float" office:value="14.711" calcext:value-type="float">
            <text:p>14.711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5]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CC:</text:p>
          </table:table-cell>
          <table:table-cell office:value-type="float" office:value="10.1707" calcext:value-type="float">
            <text:p>10.170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5.6648</text:p>
          </table:table-cell>
          <table:table-cell office:value-type="float" office:value="14.658" calcext:value-type="float">
            <text:p>14.658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]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CC:</text:p>
          </table:table-cell>
          <table:table-cell office:value-type="float" office:value="6.85408" calcext:value-type="float">
            <text:p>6.8540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2.212</text:p>
          </table:table-cell>
          <table:table-cell office:value-type="float" office:value="14.655" calcext:value-type="float">
            <text:p>14.655</text:p>
          </table:table-cell>
          <table:table-cell office:value-type="string" calcext:value-type="string">
            <text:p>globalInfo</text:p>
          </table:table-cell>
          <table:table-cell office:value-type="float" office:value="54.9513" calcext:value-type="float">
            <text:p>54.9513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7]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CC:</text:p>
          </table:table-cell>
          <table:table-cell office:value-type="float" office:value="16.5017" calcext:value-type="float">
            <text:p>16.50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3.9502</text:p>
          </table:table-cell>
          <table:table-cell office:value-type="float" office:value="14.643" calcext:value-type="float">
            <text:p>14.643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9]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CC:</text:p>
          </table:table-cell>
          <table:table-cell office:value-type="float" office:value="4.91075" calcext:value-type="float">
            <text:p>4.9107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3.8826</text:p>
          </table:table-cell>
          <table:table-cell office:value-type="float" office:value="14.612" calcext:value-type="float">
            <text:p>14.612</text:p>
          </table:table-cell>
          <table:table-cell office:value-type="string" calcext:value-type="string">
            <text:p>globalInfo</text:p>
          </table:table-cell>
          <table:table-cell office:value-type="float" office:value="48.733" calcext:value-type="float">
            <text:p>48.733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2]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CC:</text:p>
          </table:table-cell>
          <table:table-cell office:value-type="float" office:value="12.8884" calcext:value-type="float">
            <text:p>12.888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2.1514</text:p>
          </table:table-cell>
          <table:table-cell office:value-type="float" office:value="14.552" calcext:value-type="float">
            <text:p>14.552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3]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CC:</text:p>
          </table:table-cell>
          <table:table-cell office:value-type="float" office:value="6.19453" calcext:value-type="float">
            <text:p>6.194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4396</text:p>
          </table:table-cell>
          <table:table-cell office:value-type="float" office:value="14.509" calcext:value-type="float">
            <text:p>14.509</text:p>
          </table:table-cell>
          <table:table-cell office:value-type="string" calcext:value-type="string">
            <text:p>globalInfo</text:p>
          </table:table-cell>
          <table:table-cell office:value-type="float" office:value="57.2941" calcext:value-type="float">
            <text:p>57.2941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5]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CC:</text:p>
          </table:table-cell>
          <table:table-cell office:value-type="float" office:value="5.03606" calcext:value-type="float">
            <text:p>5.036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41.7533</text:p>
          </table:table-cell>
          <table:table-cell office:value-type="float" office:value="14.472" calcext:value-type="float">
            <text:p>14.472</text:p>
          </table:table-cell>
          <table:table-cell office:value-type="string" calcext:value-type="string">
            <text:p>globalInfo</text:p>
          </table:table-cell>
          <table:table-cell office:value-type="float" office:value="55.5583" calcext:value-type="float">
            <text:p>55.5583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16]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CC:</text:p>
          </table:table-cell>
          <table:table-cell office:value-type="float" office:value="9.53864" calcext:value-type="float">
            <text:p>9.5386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6.8697</text:p>
          </table:table-cell>
          <table:table-cell office:value-type="float" office:value="14.463" calcext:value-type="float">
            <text:p>14.463</text:p>
          </table:table-cell>
          <table:table-cell office:value-type="string" calcext:value-type="string">
            <text:p>globalInfo</text:p>
          </table:table-cell>
          <table:table-cell office:value-type="float" office:value="53.1817" calcext:value-type="float">
            <text:p>53.1817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0]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CC:</text:p>
          </table:table-cell>
          <table:table-cell office:value-type="float" office:value="10.7129" calcext:value-type="float">
            <text:p>10.71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2418</text:p>
          </table:table-cell>
          <table:table-cell office:value-type="float" office:value="14.405" calcext:value-type="float">
            <text:p>14.405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6]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CC:</text:p>
          </table:table-cell>
          <table:table-cell office:value-type="float" office:value="2.23752" calcext:value-type="float">
            <text:p>2.2375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41.7551</text:p>
          </table:table-cell>
          <table:table-cell office:value-type="float" office:value="14.362" calcext:value-type="float">
            <text:p>14.362</text:p>
          </table:table-cell>
          <table:table-cell office:value-type="string" calcext:value-type="string">
            <text:p>globalInfo</text:p>
          </table:table-cell>
          <table:table-cell office:value-type="float" office:value="57.9693" calcext:value-type="float">
            <text:p>57.9693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8]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CC:</text:p>
          </table:table-cell>
          <table:table-cell office:value-type="float" office:value="9.90173" calcext:value-type="float">
            <text:p>9.9017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38.7171</text:p>
          </table:table-cell>
          <table:table-cell office:value-type="float" office:value="14.337" calcext:value-type="float">
            <text:p>14.337</text:p>
          </table:table-cell>
          <table:table-cell office:value-type="string" calcext:value-type="string">
            <text:p>globalInfo</text:p>
          </table:table-cell>
          <table:table-cell office:value-type="float" office:value="53.1817" calcext:value-type="float">
            <text:p>53.1817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4]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CC:</text:p>
          </table:table-cell>
          <table:table-cell office:value-type="float" office:value="13.0485" calcext:value-type="float">
            <text:p>13.04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0514</text:p>
          </table:table-cell>
          <table:table-cell office:value-type="float" office:value="14.274" calcext:value-type="float">
            <text:p>14.27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8]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C:</text:p>
          </table:table-cell>
          <table:table-cell office:value-type="float" office:value="13.4205" calcext:value-type="float">
            <text:p>13.42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2226</text:p>
          </table:table-cell>
          <table:table-cell office:value-type="float" office:value="14.234" calcext:value-type="float">
            <text:p>14.23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5]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CC:</text:p>
          </table:table-cell>
          <table:table-cell office:value-type="float" office:value="11.7042" calcext:value-type="float">
            <text:p>11.70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5.6647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21]</text:p>
          </table:table-cell>
          <table:table-cell office:value-type="float" office:value="6.157" calcext:value-type="float">
            <text:p>6.157</text:p>
          </table:table-cell>
          <table:table-cell office:value-type="string" calcext:value-type="string">
            <text:p>CC:</text:p>
          </table:table-cell>
          <table:table-cell office:value-type="float" office:value="11.1474" calcext:value-type="float">
            <text:p>11.14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4.1816</text:p>
          </table:table-cell>
          <table:table-cell office:value-type="float" office:value="8.843" calcext:value-type="float">
            <text:p>8.843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3</text:p>
          </table:table-cell>
          <table:table-cell office:value-type="string" calcext:value-type="string">
            <text:p>C[6]</text:p>
          </table:table-cell>
          <table:table-cell office:value-type="float" office:value="6.213" calcext:value-type="float">
            <text:p>6.213</text:p>
          </table:table-cell>
          <table:table-cell office:value-type="string" calcext:value-type="string">
            <text:p>CC:</text:p>
          </table:table-cell>
          <table:table-cell office:value-type="float" office:value="8.72569" calcext:value-type="float">
            <text:p>8.7256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2.9535</text:p>
          </table:table-cell>
          <table:table-cell office:value-type="float" office:value="8.787" calcext:value-type="float">
            <text:p>8.787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4]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C:</text:p>
          </table:table-cell>
          <table:table-cell office:value-type="float" office:value="7.91237" calcext:value-type="float">
            <text:p>7.9123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05082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globalInfo</text:p>
          </table:table-cell>
          <table:table-cell office:value-type="float" office:value="55.1855" calcext:value-type="float">
            <text:p>55.1855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]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CC:</text:p>
          </table:table-cell>
          <table:table-cell office:value-type="float" office:value="4.6442" calcext:value-type="float">
            <text:p>4.64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7487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globalInfo</text:p>
          </table:table-cell>
          <table:table-cell office:value-type="float" office:value="48.8827" calcext:value-type="float">
            <text:p>48.8827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1]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CC:</text:p>
          </table:table-cell>
          <table:table-cell office:value-type="float" office:value="18.9444" calcext:value-type="float">
            <text:p>18.944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45906</text:p>
          </table:table-cell>
          <table:table-cell office:value-type="float" office:value="14.686" calcext:value-type="float">
            <text:p>14.686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3]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CC:</text:p>
          </table:table-cell>
          <table:table-cell office:value-type="float" office:value="11.9374" calcext:value-type="float">
            <text:p>11.93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4504</text:p>
          </table:table-cell>
          <table:table-cell office:value-type="float" office:value="14.641" calcext:value-type="float">
            <text:p>14.641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5]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CC:</text:p>
          </table:table-cell>
          <table:table-cell office:value-type="float" office:value="15.6911" calcext:value-type="float">
            <text:p>15.691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0010757</text:p>
          </table:table-cell>
          <table:table-cell office:value-type="float" office:value="14.629" calcext:value-type="float">
            <text:p>14.629</text:p>
          </table:table-cell>
          <table:table-cell office:value-type="string" calcext:value-type="string">
            <text:p>globalInfo</text:p>
          </table:table-cell>
          <table:table-cell office:value-type="float" office:value="5.58091" calcext:value-type="float">
            <text:p>5.5809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4]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CC:</text:p>
          </table:table-cell>
          <table:table-cell office:value-type="float" office:value="12.6517" calcext:value-type="float">
            <text:p>12.65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3876</text:p>
          </table:table-cell>
          <table:table-cell office:value-type="float" office:value="14.599" calcext:value-type="float">
            <text:p>14.599</text:p>
          </table:table-cell>
          <table:table-cell office:value-type="string" calcext:value-type="string">
            <text:p>globalInfo</text:p>
          </table:table-cell>
          <table:table-cell office:value-type="float" office:value="44.8611" calcext:value-type="float">
            <text:p>44.861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]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CC:</text:p>
          </table:table-cell>
          <table:table-cell office:value-type="float" office:value="15.8593" calcext:value-type="float">
            <text:p>15.859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56837</text:p>
          </table:table-cell>
          <table:table-cell office:value-type="float" office:value="14.57" calcext:value-type="float">
            <text:p>14.57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6]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CC:</text:p>
          </table:table-cell>
          <table:table-cell office:value-type="float" office:value="8.01354" calcext:value-type="float">
            <text:p>8.013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00108057</text:p>
          </table:table-cell>
          <table:table-cell office:value-type="float" office:value="14.543" calcext:value-type="float">
            <text:p>14.543</text:p>
          </table:table-cell>
          <table:table-cell office:value-type="string" calcext:value-type="string">
            <text:p>globalInfo</text:p>
          </table:table-cell>
          <table:table-cell office:value-type="float" office:value="5.5809" calcext:value-type="float">
            <text:p>5.5809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0]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CC:</text:p>
          </table:table-cell>
          <table:table-cell office:value-type="float" office:value="19.3853" calcext:value-type="float">
            <text:p>19.38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73813</text:p>
          </table:table-cell>
          <table:table-cell office:value-type="float" office:value="14.532" calcext:value-type="float">
            <text:p>14.532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8]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C:</text:p>
          </table:table-cell>
          <table:table-cell office:value-type="float" office:value="10.6517" calcext:value-type="float">
            <text:p>10.65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7.59272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globalInfo</text:p>
          </table:table-cell>
          <table:table-cell office:value-type="float" office:value="52.0261" calcext:value-type="float">
            <text:p>52.026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7]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CC:</text:p>
          </table:table-cell>
          <table:table-cell office:value-type="float" office:value="7.96632" calcext:value-type="float">
            <text:p>7.9663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6.76462</text:p>
          </table:table-cell>
          <table:table-cell office:value-type="float" office:value="14.469" calcext:value-type="float">
            <text:p>14.469</text:p>
          </table:table-cell>
          <table:table-cell office:value-type="string" calcext:value-type="string">
            <text:p>globalInfo</text:p>
          </table:table-cell>
          <table:table-cell office:value-type="float" office:value="52.5841" calcext:value-type="float">
            <text:p>52.584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3]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CC:</text:p>
          </table:table-cell>
          <table:table-cell office:value-type="float" office:value="19.781" calcext:value-type="float">
            <text:p>19.7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4888</text:p>
          </table:table-cell>
          <table:table-cell office:value-type="float" office:value="14.421" calcext:value-type="float">
            <text:p>14.421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3]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CC:</text:p>
          </table:table-cell>
          <table:table-cell office:value-type="float" office:value="5.68528" calcext:value-type="float">
            <text:p>5.685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4859</text:p>
          </table:table-cell>
          <table:table-cell office:value-type="float" office:value="14.397" calcext:value-type="float">
            <text:p>14.397</text:p>
          </table:table-cell>
          <table:table-cell office:value-type="string" calcext:value-type="string">
            <text:p>globalInfo</text:p>
          </table:table-cell>
          <table:table-cell office:value-type="float" office:value="57.8153" calcext:value-type="float">
            <text:p>57.8153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5]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CC:</text:p>
          </table:table-cell>
          <table:table-cell office:value-type="float" office:value="14.5171" calcext:value-type="float">
            <text:p>14.51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45412</text:p>
          </table:table-cell>
          <table:table-cell office:value-type="float" office:value="14.359" calcext:value-type="float">
            <text:p>14.359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9]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CC:</text:p>
          </table:table-cell>
          <table:table-cell office:value-type="float" office:value="19.7963" calcext:value-type="float">
            <text:p>19.79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65103</text:p>
          </table:table-cell>
          <table:table-cell office:value-type="float" office:value="14.241" calcext:value-type="float">
            <text:p>14.241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1]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CC:</text:p>
          </table:table-cell>
          <table:table-cell office:value-type="float" office:value="3.05194" calcext:value-type="float">
            <text:p>3.0519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97553</text:p>
          </table:table-cell>
          <table:table-cell office:value-type="float" office:value="14.229" calcext:value-type="float">
            <text:p>14.229</text:p>
          </table:table-cell>
          <table:table-cell office:value-type="string" calcext:value-type="string">
            <text:p>globalInfo</text:p>
          </table:table-cell>
          <table:table-cell office:value-type="float" office:value="57.7876" calcext:value-type="float">
            <text:p>57.7876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7]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CC:</text:p>
          </table:table-cell>
          <table:table-cell office:value-type="float" office:value="14.0321" calcext:value-type="float">
            <text:p>14.03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84914</text:p>
          </table:table-cell>
          <table:table-cell office:value-type="float" office:value="14.052" calcext:value-type="float">
            <text:p>14.052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9]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CC:</text:p>
          </table:table-cell>
          <table:table-cell office:value-type="float" office:value="13.8306" calcext:value-type="float">
            <text:p>13.83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7.31894</text:p>
          </table:table-cell>
          <table:table-cell office:value-type="float" office:value="14.046" calcext:value-type="float">
            <text:p>14.046</text:p>
          </table:table-cell>
          <table:table-cell office:value-type="string" calcext:value-type="string">
            <text:p>globalInfo</text:p>
          </table:table-cell>
          <table:table-cell office:value-type="float" office:value="42.2507" calcext:value-type="float">
            <text:p>42.2507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8]</text:p>
          </table:table-cell>
          <table:table-cell office:value-type="float" office:value="3.019" calcext:value-type="float">
            <text:p>3.019</text:p>
          </table:table-cell>
          <table:table-cell office:value-type="string" calcext:value-type="string">
            <text:p>CC: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3.8241</text:p>
          </table:table-cell>
          <table:table-cell office:value-type="float" office:value="11.981" calcext:value-type="float">
            <text:p>11.981</text:p>
          </table:table-cell>
          <table:table-cell office:value-type="string" calcext:value-type="string">
            <text:p>globalInfo</text:p>
          </table:table-cell>
          <table:table-cell office:value-type="float" office:value="52.0261" calcext:value-type="float">
            <text:p>52.0261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17]</text:p>
          </table:table-cell>
          <table:table-cell office:value-type="float" office:value="5.322" calcext:value-type="float">
            <text:p>5.322</text:p>
          </table:table-cell>
          <table:table-cell office:value-type="string" calcext:value-type="string">
            <text:p>CC:</text:p>
          </table:table-cell>
          <table:table-cell office:value-type="float" office:value="1.39871" calcext:value-type="float">
            <text:p>1.3987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7.57163</text:p>
          </table:table-cell>
          <table:table-cell office:value-type="float" office:value="9.678" calcext:value-type="float">
            <text:p>9.678</text:p>
          </table:table-cell>
          <table:table-cell office:value-type="string" calcext:value-type="string">
            <text:p>globalInfo</text:p>
          </table:table-cell>
          <table:table-cell office:value-type="float" office:value="56.83" calcext:value-type="float">
            <text:p>56.83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6]</text:p>
          </table:table-cell>
          <table:table-cell office:value-type="float" office:value="5.541" calcext:value-type="float">
            <text:p>5.541</text:p>
          </table:table-cell>
          <table:table-cell office:value-type="string" calcext:value-type="string">
            <text:p>CC:</text:p>
          </table:table-cell>
          <table:table-cell office:value-type="float" office:value="13.1415" calcext:value-type="float">
            <text:p>13.141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8106</text:p>
          </table:table-cell>
          <table:table-cell office:value-type="float" office:value="9.459" calcext:value-type="float">
            <text:p>9.459</text:p>
          </table:table-cell>
          <table:table-cell office:value-type="string" calcext:value-type="string">
            <text:p>globalInfo</text:p>
          </table:table-cell>
          <table:table-cell office:value-type="float" office:value="44.1249" calcext:value-type="float">
            <text:p>44.1249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4]</text:p>
          </table:table-cell>
          <table:table-cell office:value-type="float" office:value="5.942" calcext:value-type="float">
            <text:p>5.942</text:p>
          </table:table-cell>
          <table:table-cell office:value-type="string" calcext:value-type="string">
            <text:p>CC:</text:p>
          </table:table-cell>
          <table:table-cell office:value-type="float" office:value="19.7071" calcext:value-type="float">
            <text:p>19.70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04964</text:p>
          </table:table-cell>
          <table:table-cell office:value-type="float" office:value="9.058" calcext:value-type="float">
            <text:p>9.058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8]</text:p>
          </table:table-cell>
          <table:table-cell office:value-type="float" office:value="5.948" calcext:value-type="float">
            <text:p>5.948</text:p>
          </table:table-cell>
          <table:table-cell office:value-type="string" calcext:value-type="string">
            <text:p>CC:</text:p>
          </table:table-cell>
          <table:table-cell office:value-type="float" office:value="17.6927" calcext:value-type="float">
            <text:p>17.692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36192</text:p>
          </table:table-cell>
          <table:table-cell office:value-type="float" office:value="9.052" calcext:value-type="float">
            <text:p>9.052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22]</text:p>
          </table:table-cell>
          <table:table-cell office:value-type="float" office:value="6.887" calcext:value-type="float">
            <text:p>6.887</text:p>
          </table:table-cell>
          <table:table-cell office:value-type="string" calcext:value-type="string">
            <text:p>CC:</text:p>
          </table:table-cell>
          <table:table-cell office:value-type="float" office:value="14.3424" calcext:value-type="float">
            <text:p>14.342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7.57024</text:p>
          </table:table-cell>
          <table:table-cell office:value-type="float" office:value="8.113" calcext:value-type="float">
            <text:p>8.113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0]</text:p>
          </table:table-cell>
          <table:table-cell office:value-type="float" office:value="21.903" calcext:value-type="float">
            <text:p>21.903</text:p>
          </table:table-cell>
          <table:table-cell office:value-type="string" calcext:value-type="string">
            <text:p>CC: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73806</text:p>
          </table:table-cell>
          <table:table-cell office:value-type="float" office:value="21.903" calcext:value-type="float">
            <text:p>21.903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4</text:p>
          </table:table-cell>
          <table:table-cell office:value-type="string" calcext:value-type="string">
            <text:p>C[5]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CC:</text:p>
          </table:table-cell>
          <table:table-cell office:value-type="float" office:value="13.3704" calcext:value-type="float">
            <text:p>13.37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6.45446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1]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CC:</text:p>
          </table:table-cell>
          <table:table-cell office:value-type="float" office:value="11.8638" calcext:value-type="float">
            <text:p>11.86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559758</text:p>
          </table:table-cell>
          <table:table-cell office:value-type="float" office:value="14.729" calcext:value-type="float">
            <text:p>14.729</text:p>
          </table:table-cell>
          <table:table-cell office:value-type="string" calcext:value-type="string">
            <text:p>globalInfo</text:p>
          </table:table-cell>
          <table:table-cell office:value-type="float" office:value="5.57778" calcext:value-type="float">
            <text:p>5.57778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0]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CC:</text:p>
          </table:table-cell>
          <table:table-cell office:value-type="float" office:value="12.7442" calcext:value-type="float">
            <text:p>12.74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02</text:p>
          </table:table-cell>
          <table:table-cell office:value-type="float" office:value="14.727" calcext:value-type="float">
            <text:p>14.727</text:p>
          </table:table-cell>
          <table:table-cell office:value-type="string" calcext:value-type="string">
            <text:p>globalInfo</text:p>
          </table:table-cell>
          <table:table-cell office:value-type="float" office:value="4.88777" calcext:value-type="float">
            <text:p>4.88777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4]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CC:</text:p>
          </table:table-cell>
          <table:table-cell office:value-type="float" office:value="7.83391" calcext:value-type="float">
            <text:p>7.8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341</text:p>
          </table:table-cell>
          <table:table-cell office:value-type="float" office:value="14.669" calcext:value-type="float">
            <text:p>14.669</text:p>
          </table:table-cell>
          <table:table-cell office:value-type="string" calcext:value-type="string">
            <text:p>globalInfo</text:p>
          </table:table-cell>
          <table:table-cell office:value-type="float" office:value="5.08387" calcext:value-type="float">
            <text:p>5.08387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6]</text:p>
          </table:table-cell>
          <table:table-cell office:value-type="float" office:value="0.341" calcext:value-type="float">
            <text:p>0.341</text:p>
          </table:table-cell>
          <table:table-cell office:value-type="string" calcext:value-type="string">
            <text:p>CC:</text:p>
          </table:table-cell>
          <table:table-cell office:value-type="float" office:value="5.90204" calcext:value-type="float">
            <text:p>5.902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8956</text:p>
          </table:table-cell>
          <table:table-cell office:value-type="float" office:value="14.659" calcext:value-type="float">
            <text:p>14.659</text:p>
          </table:table-cell>
          <table:table-cell office:value-type="string" calcext:value-type="string">
            <text:p>globalInfo</text:p>
          </table:table-cell>
          <table:table-cell office:value-type="float" office:value="5.038" calcext:value-type="float">
            <text:p>5.038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7]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CC:</text:p>
          </table:table-cell>
          <table:table-cell office:value-type="float" office:value="5.45022" calcext:value-type="float">
            <text:p>5.4502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8</text:p>
          </table:table-cell>
          <table:table-cell office:value-type="float" office:value="14.648" calcext:value-type="float">
            <text:p>14.648</text:p>
          </table:table-cell>
          <table:table-cell office:value-type="string" calcext:value-type="string">
            <text:p>globalInfo</text:p>
          </table:table-cell>
          <table:table-cell office:value-type="float" office:value="4.91966" calcext:value-type="float">
            <text:p>4.91966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8]</text:p>
          </table:table-cell>
          <table:table-cell office:value-type="float" office:value="0.414" calcext:value-type="float">
            <text:p>0.414</text:p>
          </table:table-cell>
          <table:table-cell office:value-type="string" calcext:value-type="string">
            <text:p>CC:</text:p>
          </table:table-cell>
          <table:table-cell office:value-type="float" office:value="3.99166" calcext:value-type="float">
            <text:p>3.9916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08231</text:p>
          </table:table-cell>
          <table:table-cell office:value-type="float" office:value="14.586" calcext:value-type="float">
            <text:p>14.586</text:p>
          </table:table-cell>
          <table:table-cell office:value-type="string" calcext:value-type="string">
            <text:p>globalInfo</text:p>
          </table:table-cell>
          <table:table-cell office:value-type="float" office:value="5.11439" calcext:value-type="float">
            <text:p>5.11439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9]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CC:</text:p>
          </table:table-cell>
          <table:table-cell office:value-type="float" office:value="11.4372" calcext:value-type="float">
            <text:p>11.43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5887</text:p>
          </table:table-cell>
          <table:table-cell office:value-type="float" office:value="14.527" calcext:value-type="float">
            <text:p>14.527</text:p>
          </table:table-cell>
          <table:table-cell office:value-type="string" calcext:value-type="string">
            <text:p>globalInfo</text:p>
          </table:table-cell>
          <table:table-cell office:value-type="float" office:value="5.13879" calcext:value-type="float">
            <text:p>5.13879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1]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CC:</text:p>
          </table:table-cell>
          <table:table-cell office:value-type="float" office:value="16.6267" calcext:value-type="float">
            <text:p>16.626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559368</text:p>
          </table:table-cell>
          <table:table-cell office:value-type="float" office:value="14.468" calcext:value-type="float">
            <text:p>14.468</text:p>
          </table:table-cell>
          <table:table-cell office:value-type="string" calcext:value-type="string">
            <text:p>globalInfo</text:p>
          </table:table-cell>
          <table:table-cell office:value-type="float" office:value="5.57778" calcext:value-type="float">
            <text:p>5.57778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2]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CC:</text:p>
          </table:table-cell>
          <table:table-cell office:value-type="float" office:value="15.9384" calcext:value-type="float">
            <text:p>15.938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1128</text:p>
          </table:table-cell>
          <table:table-cell office:value-type="float" office:value="14.461" calcext:value-type="float">
            <text:p>14.461</text:p>
          </table:table-cell>
          <table:table-cell office:value-type="string" calcext:value-type="string">
            <text:p>globalInfo</text:p>
          </table:table-cell>
          <table:table-cell office:value-type="float" office:value="4.87083" calcext:value-type="float">
            <text:p>4.87083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4]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CC:</text:p>
          </table:table-cell>
          <table:table-cell office:value-type="float" office:value="5.78631" calcext:value-type="float">
            <text:p>5.7863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545</text:p>
          </table:table-cell>
          <table:table-cell office:value-type="float" office:value="14.451" calcext:value-type="float">
            <text:p>14.451</text:p>
          </table:table-cell>
          <table:table-cell office:value-type="string" calcext:value-type="string">
            <text:p>globalInfo</text:p>
          </table:table-cell>
          <table:table-cell office:value-type="float" office:value="5.08377" calcext:value-type="float">
            <text:p>5.08377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6]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C:</text:p>
          </table:table-cell>
          <table:table-cell office:value-type="float" office:value="7.99982" calcext:value-type="float">
            <text:p>7.9998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8965</text:p>
          </table:table-cell>
          <table:table-cell office:value-type="float" office:value="14.404" calcext:value-type="float">
            <text:p>14.404</text:p>
          </table:table-cell>
          <table:table-cell office:value-type="string" calcext:value-type="string">
            <text:p>globalInfo</text:p>
          </table:table-cell>
          <table:table-cell office:value-type="float" office:value="5.02847" calcext:value-type="float">
            <text:p>5.02847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11]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CC:</text:p>
          </table:table-cell>
          <table:table-cell office:value-type="float" office:value="1.77805" calcext:value-type="float">
            <text:p>1.778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762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globalInfo</text:p>
          </table:table-cell>
          <table:table-cell office:value-type="float" office:value="4.97888" calcext:value-type="float">
            <text:p>4.97888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3]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CC:</text:p>
          </table:table-cell>
          <table:table-cell office:value-type="float" office:value="8.76537" calcext:value-type="float">
            <text:p>8.7653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3815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globalInfo</text:p>
          </table:table-cell>
          <table:table-cell office:value-type="float" office:value="4.9537" calcext:value-type="float">
            <text:p>4.9537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5]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CC:</text:p>
          </table:table-cell>
          <table:table-cell office:value-type="float" office:value="7.73705" calcext:value-type="float">
            <text:p>7.737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10105</text:p>
          </table:table-cell>
          <table:table-cell office:value-type="float" office:value="14.089" calcext:value-type="float">
            <text:p>14.089</text:p>
          </table:table-cell>
          <table:table-cell office:value-type="string" calcext:value-type="string">
            <text:p>globalInfo</text:p>
          </table:table-cell>
          <table:table-cell office:value-type="float" office:value="5.13035" calcext:value-type="float">
            <text:p>5.13035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0]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C:</text:p>
          </table:table-cell>
          <table:table-cell office:value-type="float" office:value="14.463" calcext:value-type="float">
            <text:p>14.4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06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globalInfo</text:p>
          </table:table-cell>
          <table:table-cell office:value-type="float" office:value="4.88776" calcext:value-type="float">
            <text:p>4.88776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29]</text:p>
          </table:table-cell>
          <table:table-cell office:value-type="float" office:value="1.442" calcext:value-type="float">
            <text:p>1.442</text:p>
          </table:table-cell>
          <table:table-cell office:value-type="string" calcext:value-type="string">
            <text:p>CC:</text:p>
          </table:table-cell>
          <table:table-cell office:value-type="float" office:value="13.7842" calcext:value-type="float">
            <text:p>13.784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8434</text:p>
          </table:table-cell>
          <table:table-cell office:value-type="float" office:value="13.558" calcext:value-type="float">
            <text:p>13.558</text:p>
          </table:table-cell>
          <table:table-cell office:value-type="string" calcext:value-type="string">
            <text:p>globalInfo</text:p>
          </table:table-cell>
          <table:table-cell office:value-type="float" office:value="5.14943" calcext:value-type="float">
            <text:p>5.14943</text:p>
          </table:table-cell>
        </table:table-row>
        <table:table-row table:style-name="ro1">
          <table:table-cell office:value-type="string" calcext:value-type="string">
            <text:p>round5</text:p>
          </table:table-cell>
          <table:table-cell office:value-type="string" calcext:value-type="string">
            <text:p>C[5]</text:p>
          </table:table-cell>
          <table:table-cell office:value-type="float" office:value="5.013" calcext:value-type="float">
            <text:p>5.013</text:p>
          </table:table-cell>
          <table:table-cell office:value-type="string" calcext:value-type="string">
            <text:p>CC:</text:p>
          </table:table-cell>
          <table:table-cell office:value-type="float" office:value="18.7302" calcext:value-type="float">
            <text:p>18.73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10119</text:p>
          </table:table-cell>
          <table:table-cell office:value-type="float" office:value="9.987" calcext:value-type="float">
            <text:p>9.987</text:p>
          </table:table-cell>
          <table:table-cell office:value-type="string" calcext:value-type="string">
            <text:p>globalInfo</text:p>
          </table:table-cell>
          <table:table-cell office:value-type="float" office:value="5.13035" calcext:value-type="float">
            <text:p>5.13035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7]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CC:</text:p>
          </table:table-cell>
          <table:table-cell office:value-type="float" office:value="5.45022" calcext:value-type="float">
            <text:p>5.4502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8</text:p>
          </table:table-cell>
          <table:table-cell office:value-type="float" office:value="14.749" calcext:value-type="float">
            <text:p>14.749</text:p>
          </table:table-cell>
          <table:table-cell office:value-type="string" calcext:value-type="string">
            <text:p>globalInfo</text:p>
          </table:table-cell>
          <table:table-cell office:value-type="float" office:value="4.91966" calcext:value-type="float">
            <text:p>4.91966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0]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CC:</text:p>
          </table:table-cell>
          <table:table-cell office:value-type="float" office:value="5.44955" calcext:value-type="float">
            <text:p>5.4495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3627</text:p>
          </table:table-cell>
          <table:table-cell office:value-type="float" office:value="14.712" calcext:value-type="float">
            <text:p>14.712</text:p>
          </table:table-cell>
          <table:table-cell office:value-type="string" calcext:value-type="string">
            <text:p>globalInfo</text:p>
          </table:table-cell>
          <table:table-cell office:value-type="float" office:value="5.06852" calcext:value-type="float">
            <text:p>5.06852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7]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CC:</text:p>
          </table:table-cell>
          <table:table-cell office:value-type="float" office:value="18.7776" calcext:value-type="float">
            <text:p>18.777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5377</text:p>
          </table:table-cell>
          <table:table-cell office:value-type="float" office:value="14.668" calcext:value-type="float">
            <text:p>14.668</text:p>
          </table:table-cell>
          <table:table-cell office:value-type="string" calcext:value-type="string">
            <text:p>globalInfo</text:p>
          </table:table-cell>
          <table:table-cell office:value-type="float" office:value="4.99603" calcext:value-type="float">
            <text:p>4.99603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2]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CC:</text:p>
          </table:table-cell>
          <table:table-cell office:value-type="float" office:value="2.10309" calcext:value-type="float">
            <text:p>2.103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6763</text:p>
          </table:table-cell>
          <table:table-cell office:value-type="float" office:value="14.636" calcext:value-type="float">
            <text:p>14.636</text:p>
          </table:table-cell>
          <table:table-cell office:value-type="string" calcext:value-type="string">
            <text:p>globalInfo</text:p>
          </table:table-cell>
          <table:table-cell office:value-type="float" office:value="5.09086" calcext:value-type="float">
            <text:p>5.09086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8]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CC:</text:p>
          </table:table-cell>
          <table:table-cell office:value-type="float" office:value="5.19791" calcext:value-type="float">
            <text:p>5.1979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9094</text:p>
          </table:table-cell>
          <table:table-cell office:value-type="float" office:value="14.628" calcext:value-type="float">
            <text:p>14.628</text:p>
          </table:table-cell>
          <table:table-cell office:value-type="string" calcext:value-type="string">
            <text:p>globalInfo</text:p>
          </table:table-cell>
          <table:table-cell office:value-type="float" office:value="5.14974" calcext:value-type="float">
            <text:p>5.14974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0]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CC:</text:p>
          </table:table-cell>
          <table:table-cell office:value-type="float" office:value="14.463" calcext:value-type="float">
            <text:p>14.4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7506</text:p>
          </table:table-cell>
          <table:table-cell office:value-type="float" office:value="14.591" calcext:value-type="float">
            <text:p>14.591</text:p>
          </table:table-cell>
          <table:table-cell office:value-type="string" calcext:value-type="string">
            <text:p>globalInfo</text:p>
          </table:table-cell>
          <table:table-cell office:value-type="float" office:value="4.88776" calcext:value-type="float">
            <text:p>4.88776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1]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CC:</text:p>
          </table:table-cell>
          <table:table-cell office:value-type="float" office:value="16.6267" calcext:value-type="float">
            <text:p>16.626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559368</text:p>
          </table:table-cell>
          <table:table-cell office:value-type="float" office:value="14.552" calcext:value-type="float">
            <text:p>14.552</text:p>
          </table:table-cell>
          <table:table-cell office:value-type="string" calcext:value-type="string">
            <text:p>globalInfo</text:p>
          </table:table-cell>
          <table:table-cell office:value-type="float" office:value="5.57778" calcext:value-type="float">
            <text:p>5.57778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3]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CC:</text:p>
          </table:table-cell>
          <table:table-cell office:value-type="float" office:value="19.2373" calcext:value-type="float">
            <text:p>19.237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3183</text:p>
          </table:table-cell>
          <table:table-cell office:value-type="float" office:value="14.532" calcext:value-type="float">
            <text:p>14.532</text:p>
          </table:table-cell>
          <table:table-cell office:value-type="string" calcext:value-type="string">
            <text:p>globalInfo</text:p>
          </table:table-cell>
          <table:table-cell office:value-type="float" office:value="4.95683" calcext:value-type="float">
            <text:p>4.95683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1]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CC:</text:p>
          </table:table-cell>
          <table:table-cell office:value-type="float" office:value="1.77805" calcext:value-type="float">
            <text:p>1.778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762</text:p>
          </table:table-cell>
          <table:table-cell office:value-type="float" office:value="14.513" calcext:value-type="float">
            <text:p>14.513</text:p>
          </table:table-cell>
          <table:table-cell office:value-type="string" calcext:value-type="string">
            <text:p>globalInfo</text:p>
          </table:table-cell>
          <table:table-cell office:value-type="float" office:value="4.97888" calcext:value-type="float">
            <text:p>4.97888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5]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CC:</text:p>
          </table:table-cell>
          <table:table-cell office:value-type="float" office:value="7.73705" calcext:value-type="float">
            <text:p>7.737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10105</text:p>
          </table:table-cell>
          <table:table-cell office:value-type="float" office:value="14.439" calcext:value-type="float">
            <text:p>14.439</text:p>
          </table:table-cell>
          <table:table-cell office:value-type="string" calcext:value-type="string">
            <text:p>globalInfo</text:p>
          </table:table-cell>
          <table:table-cell office:value-type="float" office:value="5.13035" calcext:value-type="float">
            <text:p>5.13035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4]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CC:</text:p>
          </table:table-cell>
          <table:table-cell office:value-type="float" office:value="5.78631" calcext:value-type="float">
            <text:p>5.7863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545</text:p>
          </table:table-cell>
          <table:table-cell office:value-type="float" office:value="14.413" calcext:value-type="float">
            <text:p>14.413</text:p>
          </table:table-cell>
          <table:table-cell office:value-type="string" calcext:value-type="string">
            <text:p>globalInfo</text:p>
          </table:table-cell>
          <table:table-cell office:value-type="float" office:value="5.08377" calcext:value-type="float">
            <text:p>5.08377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9]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CC:</text:p>
          </table:table-cell>
          <table:table-cell office:value-type="float" office:value="13.7842" calcext:value-type="float">
            <text:p>13.784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8434</text:p>
          </table:table-cell>
          <table:table-cell office:value-type="float" office:value="14.341" calcext:value-type="float">
            <text:p>14.341</text:p>
          </table:table-cell>
          <table:table-cell office:value-type="string" calcext:value-type="string">
            <text:p>globalInfo</text:p>
          </table:table-cell>
          <table:table-cell office:value-type="float" office:value="5.14943" calcext:value-type="float">
            <text:p>5.14943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6]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CC:</text:p>
          </table:table-cell>
          <table:table-cell office:value-type="float" office:value="7.99982" calcext:value-type="float">
            <text:p>7.9998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8965</text:p>
          </table:table-cell>
          <table:table-cell office:value-type="float" office:value="14.003" calcext:value-type="float">
            <text:p>14.003</text:p>
          </table:table-cell>
          <table:table-cell office:value-type="string" calcext:value-type="string">
            <text:p>globalInfo</text:p>
          </table:table-cell>
          <table:table-cell office:value-type="float" office:value="5.02847" calcext:value-type="float">
            <text:p>5.02847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6]</text:p>
          </table:table-cell>
          <table:table-cell office:value-type="float" office:value="1.017" calcext:value-type="float">
            <text:p>1.017</text:p>
          </table:table-cell>
          <table:table-cell office:value-type="string" calcext:value-type="string">
            <text:p>CC:</text:p>
          </table:table-cell>
          <table:table-cell office:value-type="float" office:value="17.801" calcext:value-type="float">
            <text:p>17.80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611084</text:p>
          </table:table-cell>
          <table:table-cell office:value-type="float" office:value="13.983" calcext:value-type="float">
            <text:p>13.983</text:p>
          </table:table-cell>
          <table:table-cell office:value-type="string" calcext:value-type="string">
            <text:p>globalInfo</text:p>
          </table:table-cell>
          <table:table-cell office:value-type="float" office:value="5.21434" calcext:value-type="float">
            <text:p>5.21434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9]</text:p>
          </table:table-cell>
          <table:table-cell office:value-type="float" office:value="1.064" calcext:value-type="float">
            <text:p>1.064</text:p>
          </table:table-cell>
          <table:table-cell office:value-type="string" calcext:value-type="string">
            <text:p>CC:</text:p>
          </table:table-cell>
          <table:table-cell office:value-type="float" office:value="11.4372" calcext:value-type="float">
            <text:p>11.43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5887</text:p>
          </table:table-cell>
          <table:table-cell office:value-type="float" office:value="13.936" calcext:value-type="float">
            <text:p>13.936</text:p>
          </table:table-cell>
          <table:table-cell office:value-type="string" calcext:value-type="string">
            <text:p>globalInfo</text:p>
          </table:table-cell>
          <table:table-cell office:value-type="float" office:value="5.13879" calcext:value-type="float">
            <text:p>5.13879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4]</text:p>
          </table:table-cell>
          <table:table-cell office:value-type="float" office:value="1.072" calcext:value-type="float">
            <text:p>1.072</text:p>
          </table:table-cell>
          <table:table-cell office:value-type="string" calcext:value-type="string">
            <text:p>CC:</text:p>
          </table:table-cell>
          <table:table-cell office:value-type="float" office:value="7.83391" calcext:value-type="float">
            <text:p>7.8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1341</text:p>
          </table:table-cell>
          <table:table-cell office:value-type="float" office:value="13.928" calcext:value-type="float">
            <text:p>13.928</text:p>
          </table:table-cell>
          <table:table-cell office:value-type="string" calcext:value-type="string">
            <text:p>globalInfo</text:p>
          </table:table-cell>
          <table:table-cell office:value-type="float" office:value="5.08387" calcext:value-type="float">
            <text:p>5.08387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3]</text:p>
          </table:table-cell>
          <table:table-cell office:value-type="float" office:value="2.197" calcext:value-type="float">
            <text:p>2.197</text:p>
          </table:table-cell>
          <table:table-cell office:value-type="string" calcext:value-type="string">
            <text:p>CC:</text:p>
          </table:table-cell>
          <table:table-cell office:value-type="float" office:value="16.4947" calcext:value-type="float">
            <text:p>16.49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3424</text:p>
          </table:table-cell>
          <table:table-cell office:value-type="float" office:value="12.803" calcext:value-type="float">
            <text:p>12.803</text:p>
          </table:table-cell>
          <table:table-cell office:value-type="string" calcext:value-type="string">
            <text:p>globalInfo</text:p>
          </table:table-cell>
          <table:table-cell office:value-type="float" office:value="5.14234" calcext:value-type="float">
            <text:p>5.14234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27]</text:p>
          </table:table-cell>
          <table:table-cell office:value-type="float" office:value="5.623" calcext:value-type="float">
            <text:p>5.623</text:p>
          </table:table-cell>
          <table:table-cell office:value-type="string" calcext:value-type="string">
            <text:p>CC:</text:p>
          </table:table-cell>
          <table:table-cell office:value-type="float" office:value="1.21578" calcext:value-type="float">
            <text:p>1.2157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61004</text:p>
          </table:table-cell>
          <table:table-cell office:value-type="float" office:value="9.377" calcext:value-type="float">
            <text:p>9.377</text:p>
          </table:table-cell>
          <table:table-cell office:value-type="string" calcext:value-type="string">
            <text:p>globalInfo</text:p>
          </table:table-cell>
          <table:table-cell office:value-type="float" office:value="5.2409" calcext:value-type="float">
            <text:p>5.2409</text:p>
          </table:table-cell>
        </table:table-row>
        <table:table-row table:style-name="ro1">
          <table:table-cell office:value-type="string" calcext:value-type="string">
            <text:p>round6</text:p>
          </table:table-cell>
          <table:table-cell office:value-type="string" calcext:value-type="string">
            <text:p>C[14]</text:p>
          </table:table-cell>
          <table:table-cell office:value-type="float" office:value="15.792" calcext:value-type="float">
            <text:p>15.792</text:p>
          </table:table-cell>
          <table:table-cell office:value-type="string" calcext:value-type="string">
            <text:p>CC:</text:p>
          </table:table-cell>
          <table:table-cell office:value-type="float" office:value="3.08487" calcext:value-type="float">
            <text:p>3.0848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3717</text:p>
          </table:table-cell>
          <table:table-cell office:value-type="float" office:value="15.792" calcext:value-type="float">
            <text:p>15.792</text:p>
          </table:table-cell>
          <table:table-cell office:value-type="string" calcext:value-type="string">
            <text:p>globalInfo</text:p>
          </table:table-cell>
          <table:table-cell office:value-type="float" office:value="5.14248" calcext:value-type="float">
            <text:p>5.14248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]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CC:</text:p>
          </table:table-cell>
          <table:table-cell office:value-type="float" office:value="16.2352" calcext:value-type="float">
            <text:p>16.23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22902</text:p>
          </table:table-cell>
          <table:table-cell office:value-type="float" office:value="14.717" calcext:value-type="float">
            <text:p>14.717</text:p>
          </table:table-cell>
          <table:table-cell office:value-type="string" calcext:value-type="string">
            <text:p>globalInfo</text:p>
          </table:table-cell>
          <table:table-cell office:value-type="float" office:value="57.8252" calcext:value-type="float">
            <text:p>57.825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0]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CC:</text:p>
          </table:table-cell>
          <table:table-cell office:value-type="float" office:value="15.1305" calcext:value-type="float">
            <text:p>15.1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13124</text:p>
          </table:table-cell>
          <table:table-cell office:value-type="float" office:value="14.715" calcext:value-type="float">
            <text:p>14.715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5]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CC:</text:p>
          </table:table-cell>
          <table:table-cell office:value-type="float" office:value="1.94742" calcext:value-type="float">
            <text:p>1.947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34676</text:p>
          </table:table-cell>
          <table:table-cell office:value-type="float" office:value="14.694" calcext:value-type="float">
            <text:p>14.694</text:p>
          </table:table-cell>
          <table:table-cell office:value-type="string" calcext:value-type="string">
            <text:p>globalInfo</text:p>
          </table:table-cell>
          <table:table-cell office:value-type="float" office:value="63.212" calcext:value-type="float">
            <text:p>63.21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7]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CC:</text:p>
          </table:table-cell>
          <table:table-cell office:value-type="float" office:value="8.41697" calcext:value-type="float">
            <text:p>8.416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87875</text:p>
          </table:table-cell>
          <table:table-cell office:value-type="float" office:value="14.683" calcext:value-type="float">
            <text:p>14.683</text:p>
          </table:table-cell>
          <table:table-cell office:value-type="string" calcext:value-type="string">
            <text:p>globalInfo</text:p>
          </table:table-cell>
          <table:table-cell office:value-type="float" office:value="55.837" calcext:value-type="float">
            <text:p>55.83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8]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CC:</text:p>
          </table:table-cell>
          <table:table-cell office:value-type="float" office:value="12.5247" calcext:value-type="float">
            <text:p>12.52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873</text:p>
          </table:table-cell>
          <table:table-cell office:value-type="float" office:value="14.682" calcext:value-type="float">
            <text:p>14.682</text:p>
          </table:table-cell>
          <table:table-cell office:value-type="string" calcext:value-type="string">
            <text:p>globalInfo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1]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CC:</text:p>
          </table:table-cell>
          <table:table-cell office:value-type="float" office:value="6.72649" calcext:value-type="float">
            <text:p>6.726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0904</text:p>
          </table:table-cell>
          <table:table-cell office:value-type="float" office:value="14.653" calcext:value-type="float">
            <text:p>14.653</text:p>
          </table:table-cell>
          <table:table-cell office:value-type="string" calcext:value-type="string">
            <text:p>globalInfo</text:p>
          </table:table-cell>
          <table:table-cell office:value-type="float" office:value="56.6331" calcext:value-type="float">
            <text:p>56.6331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4]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CC:</text:p>
          </table:table-cell>
          <table:table-cell office:value-type="float" office:value="19.0734" calcext:value-type="float">
            <text:p>19.07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42441</text:p>
          </table:table-cell>
          <table:table-cell office:value-type="float" office:value="14.645" calcext:value-type="float">
            <text:p>14.645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8]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CC:</text:p>
          </table:table-cell>
          <table:table-cell office:value-type="float" office:value="9.32634" calcext:value-type="float">
            <text:p>9.3263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1.19035</text:p>
          </table:table-cell>
          <table:table-cell office:value-type="float" office:value="14.594" calcext:value-type="float">
            <text:p>14.594</text:p>
          </table:table-cell>
          <table:table-cell office:value-type="string" calcext:value-type="string">
            <text:p>globalInfo</text:p>
          </table:table-cell>
          <table:table-cell office:value-type="float" office:value="36.6401" calcext:value-type="float">
            <text:p>36.6401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]</text:p>
          </table:table-cell>
          <table:table-cell office:value-type="float" office:value="0.427" calcext:value-type="float">
            <text:p>0.427</text:p>
          </table:table-cell>
          <table:table-cell office:value-type="string" calcext:value-type="string">
            <text:p>CC:</text:p>
          </table:table-cell>
          <table:table-cell office:value-type="float" office:value="11.5158" calcext:value-type="float">
            <text:p>11.51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6024</text:p>
          </table:table-cell>
          <table:table-cell office:value-type="float" office:value="14.573" calcext:value-type="float">
            <text:p>14.573</text:p>
          </table:table-cell>
          <table:table-cell office:value-type="string" calcext:value-type="string">
            <text:p>globalInfo</text:p>
          </table:table-cell>
          <table:table-cell office:value-type="float" office:value="59.4759" calcext:value-type="float">
            <text:p>59.4759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0]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CC:</text:p>
          </table:table-cell>
          <table:table-cell office:value-type="float" office:value="4.51155" calcext:value-type="float">
            <text:p>4.5115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13168</text:p>
          </table:table-cell>
          <table:table-cell office:value-type="float" office:value="14.544" calcext:value-type="float">
            <text:p>14.544</text:p>
          </table:table-cell>
          <table:table-cell office:value-type="string" calcext:value-type="string">
            <text:p>globalInfo</text:p>
          </table:table-cell>
          <table:table-cell office:value-type="float" office:value="58.6767" calcext:value-type="float">
            <text:p>58.6767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9]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CC:</text:p>
          </table:table-cell>
          <table:table-cell office:value-type="float" office:value="6.83254" calcext:value-type="float">
            <text:p>6.832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3.77935</text:p>
          </table:table-cell>
          <table:table-cell office:value-type="float" office:value="14.522" calcext:value-type="float">
            <text:p>14.522</text:p>
          </table:table-cell>
          <table:table-cell office:value-type="string" calcext:value-type="string">
            <text:p>globalInfo</text:p>
          </table:table-cell>
          <table:table-cell office:value-type="float" office:value="55.409" calcext:value-type="float">
            <text:p>55.409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3]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CC:</text:p>
          </table:table-cell>
          <table:table-cell office:value-type="float" office:value="18.1352" calcext:value-type="float">
            <text:p>18.13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6361</text:p>
          </table:table-cell>
          <table:table-cell office:value-type="float" office:value="14.494" calcext:value-type="float">
            <text:p>14.49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7]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C:</text:p>
          </table:table-cell>
          <table:table-cell office:value-type="float" office:value="18.5287" calcext:value-type="float">
            <text:p>18.528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153992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globalInfo</text:p>
          </table:table-cell>
          <table:table-cell office:value-type="float" office:value="5.47903" calcext:value-type="float">
            <text:p>5.47903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4]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CC:</text:p>
          </table:table-cell>
          <table:table-cell office:value-type="float" office:value="10.0097" calcext:value-type="float">
            <text:p>10.00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06599</text:p>
          </table:table-cell>
          <table:table-cell office:value-type="float" office:value="14.414" calcext:value-type="float">
            <text:p>14.414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6]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CC:</text:p>
          </table:table-cell>
          <table:table-cell office:value-type="float" office:value="14.9912" calcext:value-type="float">
            <text:p>14.991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672786</text:p>
          </table:table-cell>
          <table:table-cell office:value-type="float" office:value="14.359" calcext:value-type="float">
            <text:p>14.359</text:p>
          </table:table-cell>
          <table:table-cell office:value-type="string" calcext:value-type="string">
            <text:p>globalInfo</text:p>
          </table:table-cell>
          <table:table-cell office:value-type="float" office:value="12.3772" calcext:value-type="float">
            <text:p>12.377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4]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CC:</text:p>
          </table:table-cell>
          <table:table-cell office:value-type="float" office:value="17.8925" calcext:value-type="float">
            <text:p>17.89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06749</text:p>
          </table:table-cell>
          <table:table-cell office:value-type="float" office:value="14.315" calcext:value-type="float">
            <text:p>14.315</text:p>
          </table:table-cell>
          <table:table-cell office:value-type="string" calcext:value-type="string">
            <text:p>globalInfo</text:p>
          </table:table-cell>
          <table:table-cell office:value-type="float" office:value="53.4492" calcext:value-type="float">
            <text:p>53.4492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13]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CC:</text:p>
          </table:table-cell>
          <table:table-cell office:value-type="float" office:value="14.3587" calcext:value-type="float">
            <text:p>14.358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18788</text:p>
          </table:table-cell>
          <table:table-cell office:value-type="float" office:value="14.216" calcext:value-type="float">
            <text:p>14.216</text:p>
          </table:table-cell>
          <table:table-cell office:value-type="string" calcext:value-type="string">
            <text:p>globalInfo</text:p>
          </table:table-cell>
          <table:table-cell office:value-type="float" office:value="43.9126" calcext:value-type="float">
            <text:p>43.9126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6]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CC:</text:p>
          </table:table-cell>
          <table:table-cell office:value-type="float" office:value="19.4006" calcext:value-type="float">
            <text:p>19.40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63023</text:p>
          </table:table-cell>
          <table:table-cell office:value-type="float" office:value="14.009" calcext:value-type="float">
            <text:p>14.009</text:p>
          </table:table-cell>
          <table:table-cell office:value-type="string" calcext:value-type="string">
            <text:p>globalInfo</text:p>
          </table:table-cell>
          <table:table-cell office:value-type="float" office:value="40.1696" calcext:value-type="float">
            <text:p>40.1696</text:p>
          </table:table-cell>
        </table:table-row>
        <table:table-row table:style-name="ro1">
          <table:table-cell office:value-type="string" calcext:value-type="string">
            <text:p>round7</text:p>
          </table:table-cell>
          <table:table-cell office:value-type="string" calcext:value-type="string">
            <text:p>C[21]</text:p>
          </table:table-cell>
          <table:table-cell office:value-type="float" office:value="1.632" calcext:value-type="float">
            <text:p>1.632</text:p>
          </table:table-cell>
          <table:table-cell office:value-type="string" calcext:value-type="string">
            <text:p>CC:</text:p>
          </table:table-cell>
          <table:table-cell office:value-type="float" office:value="16.3246" calcext:value-type="float">
            <text:p>16.324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6124</text:p>
          </table:table-cell>
          <table:table-cell office:value-type="float" office:value="13.368" calcext:value-type="float">
            <text:p>13.368</text:p>
          </table:table-cell>
          <table:table-cell office:value-type="string" calcext:value-type="string">
            <text:p>globalInfo</text:p>
          </table:table-cell>
          <table:table-cell office:value-type="float" office:value="41.1172" calcext:value-type="float">
            <text:p>41.117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4]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CC:</text:p>
          </table:table-cell>
          <table:table-cell office:value-type="float" office:value="15.9812" calcext:value-type="float">
            <text:p>15.981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6018</text:p>
          </table:table-cell>
          <table:table-cell office:value-type="float" office:value="14.733" calcext:value-type="float">
            <text:p>14.733</text:p>
          </table:table-cell>
          <table:table-cell office:value-type="string" calcext:value-type="string">
            <text:p>globalInfo</text:p>
          </table:table-cell>
          <table:table-cell office:value-type="float" office:value="5.10572" calcext:value-type="float">
            <text:p>5.1057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0]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CC:</text:p>
          </table:table-cell>
          <table:table-cell office:value-type="float" office:value="12.8352" calcext:value-type="float">
            <text:p>12.83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4605</text:p>
          </table:table-cell>
          <table:table-cell office:value-type="float" office:value="14.719" calcext:value-type="float">
            <text:p>14.719</text:p>
          </table:table-cell>
          <table:table-cell office:value-type="string" calcext:value-type="string">
            <text:p>globalInfo</text:p>
          </table:table-cell>
          <table:table-cell office:value-type="float" office:value="5.05864" calcext:value-type="float">
            <text:p>5.0586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5]</text:p>
          </table:table-cell>
          <table:table-cell office:value-type="float" office:value="0.312" calcext:value-type="float">
            <text:p>0.312</text:p>
          </table:table-cell>
          <table:table-cell office:value-type="string" calcext:value-type="string">
            <text:p>CC:</text:p>
          </table:table-cell>
          <table:table-cell office:value-type="float" office:value="10.3233" calcext:value-type="float">
            <text:p>10.32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35</text:p>
          </table:table-cell>
          <table:table-cell office:value-type="float" office:value="14.688" calcext:value-type="float">
            <text:p>14.688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8]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CC:</text:p>
          </table:table-cell>
          <table:table-cell office:value-type="float" office:value="9.54521" calcext:value-type="float">
            <text:p>9.545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48901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globalInfo</text:p>
          </table:table-cell>
          <table:table-cell office:value-type="float" office:value="5.2474" calcext:value-type="float">
            <text:p>5.247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6]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C:</text:p>
          </table:table-cell>
          <table:table-cell office:value-type="float" office:value="12.1072" calcext:value-type="float">
            <text:p>12.10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7126</text:p>
          </table:table-cell>
          <table:table-cell office:value-type="float" office:value="14.667" calcext:value-type="float">
            <text:p>14.667</text:p>
          </table:table-cell>
          <table:table-cell office:value-type="string" calcext:value-type="string">
            <text:p>globalInfo</text:p>
          </table:table-cell>
          <table:table-cell office:value-type="float" office:value="5.11984" calcext:value-type="float">
            <text:p>5.1198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4]</text:p>
          </table:table-cell>
          <table:table-cell office:value-type="float" office:value="0.376" calcext:value-type="float">
            <text:p>0.376</text:p>
          </table:table-cell>
          <table:table-cell office:value-type="string" calcext:value-type="string">
            <text:p>CC:</text:p>
          </table:table-cell>
          <table:table-cell office:value-type="float" office:value="4.14505" calcext:value-type="float">
            <text:p>4.145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9915</text:p>
          </table:table-cell>
          <table:table-cell office:value-type="float" office:value="14.624" calcext:value-type="float">
            <text:p>14.624</text:p>
          </table:table-cell>
          <table:table-cell office:value-type="string" calcext:value-type="string">
            <text:p>globalInfo</text:p>
          </table:table-cell>
          <table:table-cell office:value-type="float" office:value="5.03755" calcext:value-type="float">
            <text:p>5.03755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5]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CC:</text:p>
          </table:table-cell>
          <table:table-cell office:value-type="float" office:value="2.05857" calcext:value-type="float">
            <text:p>2.0585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67001</text:p>
          </table:table-cell>
          <table:table-cell office:value-type="float" office:value="14.617" calcext:value-type="float">
            <text:p>14.617</text:p>
          </table:table-cell>
          <table:table-cell office:value-type="string" calcext:value-type="string">
            <text:p>globalInfo</text:p>
          </table:table-cell>
          <table:table-cell office:value-type="float" office:value="5.18372" calcext:value-type="float">
            <text:p>5.1837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6]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CC:</text:p>
          </table:table-cell>
          <table:table-cell office:value-type="float" office:value="3.42106" calcext:value-type="float">
            <text:p>3.421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4458</text:p>
          </table:table-cell>
          <table:table-cell office:value-type="float" office:value="14.609" calcext:value-type="float">
            <text:p>14.609</text:p>
          </table:table-cell>
          <table:table-cell office:value-type="string" calcext:value-type="string">
            <text:p>globalInfo</text:p>
          </table:table-cell>
          <table:table-cell office:value-type="float" office:value="5.35629" calcext:value-type="float">
            <text:p>5.35629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9]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CC:</text:p>
          </table:table-cell>
          <table:table-cell office:value-type="float" office:value="13.8379" calcext:value-type="float">
            <text:p>13.83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22</text:p>
          </table:table-cell>
          <table:table-cell office:value-type="float" office:value="14.572" calcext:value-type="float">
            <text:p>14.572</text:p>
          </table:table-cell>
          <table:table-cell office:value-type="string" calcext:value-type="string">
            <text:p>globalInfo</text:p>
          </table:table-cell>
          <table:table-cell office:value-type="float" office:value="5.1333" calcext:value-type="float">
            <text:p>5.1333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9]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CC:</text:p>
          </table:table-cell>
          <table:table-cell office:value-type="float" office:value="15.458" calcext:value-type="float">
            <text:p>15.4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72289</text:p>
          </table:table-cell>
          <table:table-cell office:value-type="float" office:value="14.568" calcext:value-type="float">
            <text:p>14.568</text:p>
          </table:table-cell>
          <table:table-cell office:value-type="string" calcext:value-type="string">
            <text:p>globalInfo</text:p>
          </table:table-cell>
          <table:table-cell office:value-type="float" office:value="5.03646" calcext:value-type="float">
            <text:p>5.03646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2]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CC:</text:p>
          </table:table-cell>
          <table:table-cell office:value-type="float" office:value="18.8719" calcext:value-type="float">
            <text:p>18.87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3713</text:p>
          </table:table-cell>
          <table:table-cell office:value-type="float" office:value="14.564" calcext:value-type="float">
            <text:p>14.564</text:p>
          </table:table-cell>
          <table:table-cell office:value-type="string" calcext:value-type="string">
            <text:p>globalInfo</text:p>
          </table:table-cell>
          <table:table-cell office:value-type="float" office:value="5.20072" calcext:value-type="float">
            <text:p>5.20072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3]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CC:</text:p>
          </table:table-cell>
          <table:table-cell office:value-type="float" office:value="16.8001" calcext:value-type="float">
            <text:p>16.800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762</text:p>
          </table:table-cell>
          <table:table-cell office:value-type="float" office:value="14.362" calcext:value-type="float">
            <text:p>14.362</text:p>
          </table:table-cell>
          <table:table-cell office:value-type="string" calcext:value-type="string">
            <text:p>globalInfo</text:p>
          </table:table-cell>
          <table:table-cell office:value-type="float" office:value="5.03716" calcext:value-type="float">
            <text:p>5.03716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1]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CC:</text:p>
          </table:table-cell>
          <table:table-cell office:value-type="float" office:value="3.25534" calcext:value-type="float">
            <text:p>3.255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32138</text:p>
          </table:table-cell>
          <table:table-cell office:value-type="float" office:value="14.359" calcext:value-type="float">
            <text:p>14.359</text:p>
          </table:table-cell>
          <table:table-cell office:value-type="string" calcext:value-type="string">
            <text:p>globalInfo</text:p>
          </table:table-cell>
          <table:table-cell office:value-type="float" office:value="5.36938" calcext:value-type="float">
            <text:p>5.36938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7]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CC:</text:p>
          </table:table-cell>
          <table:table-cell office:value-type="float" office:value="14.6302" calcext:value-type="float">
            <text:p>14.630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3616</text:p>
          </table:table-cell>
          <table:table-cell office:value-type="float" office:value="14.261" calcext:value-type="float">
            <text:p>14.261</text:p>
          </table:table-cell>
          <table:table-cell office:value-type="string" calcext:value-type="string">
            <text:p>globalInfo</text:p>
          </table:table-cell>
          <table:table-cell office:value-type="float" office:value="5.35678" calcext:value-type="float">
            <text:p>5.35678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1]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CC:</text:p>
          </table:table-cell>
          <table:table-cell office:value-type="float" office:value="15.0009" calcext:value-type="float">
            <text:p>15.00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1768</text:p>
          </table:table-cell>
          <table:table-cell office:value-type="float" office:value="14.237" calcext:value-type="float">
            <text:p>14.237</text:p>
          </table:table-cell>
          <table:table-cell office:value-type="string" calcext:value-type="string">
            <text:p>globalInfo</text:p>
          </table:table-cell>
          <table:table-cell office:value-type="float" office:value="5.07414" calcext:value-type="float">
            <text:p>5.0741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8]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CC:</text:p>
          </table:table-cell>
          <table:table-cell office:value-type="float" office:value="1.99884" calcext:value-type="float">
            <text:p>1.9988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85</text:p>
          </table:table-cell>
          <table:table-cell office:value-type="float" office:value="14.227" calcext:value-type="float">
            <text:p>14.227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2]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CC:</text:p>
          </table:table-cell>
          <table:table-cell office:value-type="float" office:value="10.7403" calcext:value-type="float">
            <text:p>10.74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499</text:p>
          </table:table-cell>
          <table:table-cell office:value-type="float" office:value="14.225" calcext:value-type="float">
            <text:p>14.225</text:p>
          </table:table-cell>
          <table:table-cell office:value-type="string" calcext:value-type="string">
            <text:p>globalInfo</text:p>
          </table:table-cell>
          <table:table-cell office:value-type="float" office:value="5.14096" calcext:value-type="float">
            <text:p>5.14096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8]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CC:</text:p>
          </table:table-cell>
          <table:table-cell office:value-type="float" office:value="8.32903" calcext:value-type="float">
            <text:p>8.3290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26434</text:p>
          </table:table-cell>
          <table:table-cell office:value-type="float" office:value="14.205" calcext:value-type="float">
            <text:p>14.205</text:p>
          </table:table-cell>
          <table:table-cell office:value-type="string" calcext:value-type="string">
            <text:p>globalInfo</text:p>
          </table:table-cell>
          <table:table-cell office:value-type="float" office:value="5.25954" calcext:value-type="float">
            <text:p>5.2595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]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CC:</text:p>
          </table:table-cell>
          <table:table-cell office:value-type="float" office:value="11.395" calcext:value-type="float">
            <text:p>11.39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32615</text:p>
          </table:table-cell>
          <table:table-cell office:value-type="float" office:value="14.064" calcext:value-type="float">
            <text:p>14.064</text:p>
          </table:table-cell>
          <table:table-cell office:value-type="string" calcext:value-type="string">
            <text:p>globalInfo</text:p>
          </table:table-cell>
          <table:table-cell office:value-type="float" office:value="5.3691" calcext:value-type="float">
            <text:p>5.3691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3]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CC:</text:p>
          </table:table-cell>
          <table:table-cell office:value-type="float" office:value="4.74576" calcext:value-type="float">
            <text:p>4.7457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079</text:p>
          </table:table-cell>
          <table:table-cell office:value-type="float" office:value="14.055" calcext:value-type="float">
            <text:p>14.055</text:p>
          </table:table-cell>
          <table:table-cell office:value-type="string" calcext:value-type="string">
            <text:p>globalInfo</text:p>
          </table:table-cell>
          <table:table-cell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0]</text:p>
          </table:table-cell>
          <table:table-cell office:value-type="float" office:value="1.046" calcext:value-type="float">
            <text:p>1.046</text:p>
          </table:table-cell>
          <table:table-cell office:value-type="string" calcext:value-type="string">
            <text:p>CC:</text:p>
          </table:table-cell>
          <table:table-cell office:value-type="float" office:value="8.16019" calcext:value-type="float">
            <text:p>8.160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71723</text:p>
          </table:table-cell>
          <table:table-cell office:value-type="float" office:value="13.954" calcext:value-type="float">
            <text:p>13.954</text:p>
          </table:table-cell>
          <table:table-cell office:value-type="string" calcext:value-type="string">
            <text:p>globalInfo</text:p>
          </table:table-cell>
          <table:table-cell office:value-type="float" office:value="5.13238" calcext:value-type="float">
            <text:p>5.13238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7]</text:p>
          </table:table-cell>
          <table:table-cell office:value-type="float" office:value="1.166" calcext:value-type="float">
            <text:p>1.166</text:p>
          </table:table-cell>
          <table:table-cell office:value-type="string" calcext:value-type="string">
            <text:p>CC:</text:p>
          </table:table-cell>
          <table:table-cell office:value-type="float" office:value="5.76305" calcext:value-type="float">
            <text:p>5.76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299</text:p>
          </table:table-cell>
          <table:table-cell office:value-type="float" office:value="13.834" calcext:value-type="float">
            <text:p>13.834</text:p>
          </table:table-cell>
          <table:table-cell office:value-type="string" calcext:value-type="string">
            <text:p>globalInfo</text:p>
          </table:table-cell>
          <table:table-cell office:value-type="float" office:value="5.13521" calcext:value-type="float">
            <text:p>5.13521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17]</text:p>
          </table:table-cell>
          <table:table-cell office:value-type="float" office:value="1.202" calcext:value-type="float">
            <text:p>1.202</text:p>
          </table:table-cell>
          <table:table-cell office:value-type="string" calcext:value-type="string">
            <text:p>CC:</text:p>
          </table:table-cell>
          <table:table-cell office:value-type="float" office:value="13.8096" calcext:value-type="float">
            <text:p>13.809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26437</text:p>
          </table:table-cell>
          <table:table-cell office:value-type="float" office:value="13.798" calcext:value-type="float">
            <text:p>13.798</text:p>
          </table:table-cell>
          <table:table-cell office:value-type="string" calcext:value-type="string">
            <text:p>globalInfo</text:p>
          </table:table-cell>
          <table:table-cell office:value-type="float" office:value="5.25954" calcext:value-type="float">
            <text:p>5.2595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5]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CC:</text:p>
          </table:table-cell>
          <table:table-cell office:value-type="float" office:value="13.3496" calcext:value-type="float">
            <text:p>13.349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09</text:p>
          </table:table-cell>
          <table:table-cell office:value-type="float" office:value="13.341" calcext:value-type="float">
            <text:p>13.341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8</text:p>
          </table:table-cell>
          <table:table-cell office:value-type="string" calcext:value-type="string">
            <text:p>C[29]</text:p>
          </table:table-cell>
          <table:table-cell office:value-type="float" office:value="5.116" calcext:value-type="float">
            <text:p>5.116</text:p>
          </table:table-cell>
          <table:table-cell office:value-type="string" calcext:value-type="string">
            <text:p>CC:</text:p>
          </table:table-cell>
          <table:table-cell office:value-type="float" office:value="18.9166" calcext:value-type="float">
            <text:p>18.916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7</text:p>
          </table:table-cell>
          <table:table-cell office:value-type="float" office:value="9.884" calcext:value-type="float">
            <text:p>9.884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6]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CC:</text:p>
          </table:table-cell>
          <table:table-cell office:value-type="float" office:value="12.1072" calcext:value-type="float">
            <text:p>12.10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7126</text:p>
          </table:table-cell>
          <table:table-cell office:value-type="float" office:value="14.739" calcext:value-type="float">
            <text:p>14.739</text:p>
          </table:table-cell>
          <table:table-cell office:value-type="string" calcext:value-type="string">
            <text:p>globalInfo</text:p>
          </table:table-cell>
          <table:table-cell office:value-type="float" office:value="5.11984" calcext:value-type="float">
            <text:p>5.1198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7]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CC:</text:p>
          </table:table-cell>
          <table:table-cell office:value-type="float" office:value="5.76305" calcext:value-type="float">
            <text:p>5.76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299</text:p>
          </table:table-cell>
          <table:table-cell office:value-type="float" office:value="14.732" calcext:value-type="float">
            <text:p>14.732</text:p>
          </table:table-cell>
          <table:table-cell office:value-type="string" calcext:value-type="string">
            <text:p>globalInfo</text:p>
          </table:table-cell>
          <table:table-cell office:value-type="float" office:value="5.13521" calcext:value-type="float">
            <text:p>5.13521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8]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CC:</text:p>
          </table:table-cell>
          <table:table-cell office:value-type="float" office:value="9.54521" calcext:value-type="float">
            <text:p>9.545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48901</text:p>
          </table:table-cell>
          <table:table-cell office:value-type="float" office:value="14.726" calcext:value-type="float">
            <text:p>14.726</text:p>
          </table:table-cell>
          <table:table-cell office:value-type="string" calcext:value-type="string">
            <text:p>globalInfo</text:p>
          </table:table-cell>
          <table:table-cell office:value-type="float" office:value="5.2474" calcext:value-type="float">
            <text:p>5.247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3]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CC:</text:p>
          </table:table-cell>
          <table:table-cell office:value-type="float" office:value="4.74576" calcext:value-type="float">
            <text:p>4.7457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079</text:p>
          </table:table-cell>
          <table:table-cell office:value-type="float" office:value="14.712" calcext:value-type="float">
            <text:p>14.712</text:p>
          </table:table-cell>
          <table:table-cell office:value-type="string" calcext:value-type="string">
            <text:p>globalInfo</text:p>
          </table:table-cell>
          <table:table-cell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8]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CC:</text:p>
          </table:table-cell>
          <table:table-cell office:value-type="float" office:value="1.99884" calcext:value-type="float">
            <text:p>1.9988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85</text:p>
          </table:table-cell>
          <table:table-cell office:value-type="float" office:value="14.689" calcext:value-type="float">
            <text:p>14.689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9]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CC:</text:p>
          </table:table-cell>
          <table:table-cell office:value-type="float" office:value="15.458" calcext:value-type="float">
            <text:p>15.4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72289</text:p>
          </table:table-cell>
          <table:table-cell office:value-type="float" office:value="14.685" calcext:value-type="float">
            <text:p>14.685</text:p>
          </table:table-cell>
          <table:table-cell office:value-type="string" calcext:value-type="string">
            <text:p>globalInfo</text:p>
          </table:table-cell>
          <table:table-cell office:value-type="float" office:value="5.03646" calcext:value-type="float">
            <text:p>5.03646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6]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CC:</text:p>
          </table:table-cell>
          <table:table-cell office:value-type="float" office:value="10.0327" calcext:value-type="float">
            <text:p>10.032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19783</text:p>
          </table:table-cell>
          <table:table-cell office:value-type="float" office:value="14.552" calcext:value-type="float">
            <text:p>14.552</text:p>
          </table:table-cell>
          <table:table-cell office:value-type="string" calcext:value-type="string">
            <text:p>globalInfo</text:p>
          </table:table-cell>
          <table:table-cell office:value-type="float" office:value="5.15836" calcext:value-type="float">
            <text:p>5.15836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5]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CC:</text:p>
          </table:table-cell>
          <table:table-cell office:value-type="float" office:value="13.3496" calcext:value-type="float">
            <text:p>13.349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09</text:p>
          </table:table-cell>
          <table:table-cell office:value-type="float" office:value="14.541" calcext:value-type="float">
            <text:p>14.541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4]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CC:</text:p>
          </table:table-cell>
          <table:table-cell office:value-type="float" office:value="7.68051" calcext:value-type="float">
            <text:p>7.6805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6114</text:p>
          </table:table-cell>
          <table:table-cell office:value-type="float" office:value="14.462" calcext:value-type="float">
            <text:p>14.462</text:p>
          </table:table-cell>
          <table:table-cell office:value-type="string" calcext:value-type="string">
            <text:p>globalInfo</text:p>
          </table:table-cell>
          <table:table-cell office:value-type="float" office:value="5.12944" calcext:value-type="float">
            <text:p>5.1294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1]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CC:</text:p>
          </table:table-cell>
          <table:table-cell office:value-type="float" office:value="3.25534" calcext:value-type="float">
            <text:p>3.2553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32138</text:p>
          </table:table-cell>
          <table:table-cell office:value-type="float" office:value="14.424" calcext:value-type="float">
            <text:p>14.424</text:p>
          </table:table-cell>
          <table:table-cell office:value-type="string" calcext:value-type="string">
            <text:p>globalInfo</text:p>
          </table:table-cell>
          <table:table-cell office:value-type="float" office:value="5.36938" calcext:value-type="float">
            <text:p>5.36938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9]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CC:</text:p>
          </table:table-cell>
          <table:table-cell office:value-type="float" office:value="18.9166" calcext:value-type="float">
            <text:p>18.916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807</text:p>
          </table:table-cell>
          <table:table-cell office:value-type="float" office:value="14.417" calcext:value-type="float">
            <text:p>14.417</text:p>
          </table:table-cell>
          <table:table-cell office:value-type="string" calcext:value-type="string">
            <text:p>globalInfo</text:p>
          </table:table-cell>
          <table:table-cell office:value-type="float" office:value="5.14454" calcext:value-type="float">
            <text:p>5.1445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6]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CC:</text:p>
          </table:table-cell>
          <table:table-cell office:value-type="float" office:value="3.42106" calcext:value-type="float">
            <text:p>3.421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4458</text:p>
          </table:table-cell>
          <table:table-cell office:value-type="float" office:value="14.406" calcext:value-type="float">
            <text:p>14.406</text:p>
          </table:table-cell>
          <table:table-cell office:value-type="string" calcext:value-type="string">
            <text:p>globalInfo</text:p>
          </table:table-cell>
          <table:table-cell office:value-type="float" office:value="5.35629" calcext:value-type="float">
            <text:p>5.35629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2]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CC:</text:p>
          </table:table-cell>
          <table:table-cell office:value-type="float" office:value="10.7403" calcext:value-type="float">
            <text:p>10.74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499</text:p>
          </table:table-cell>
          <table:table-cell office:value-type="float" office:value="14.372" calcext:value-type="float">
            <text:p>14.372</text:p>
          </table:table-cell>
          <table:table-cell office:value-type="string" calcext:value-type="string">
            <text:p>globalInfo</text:p>
          </table:table-cell>
          <table:table-cell office:value-type="float" office:value="5.14096" calcext:value-type="float">
            <text:p>5.14096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3]</text:p>
          </table:table-cell>
          <table:table-cell office:value-type="float" office:value="1.053" calcext:value-type="float">
            <text:p>1.053</text:p>
          </table:table-cell>
          <table:table-cell office:value-type="string" calcext:value-type="string">
            <text:p>CC:</text:p>
          </table:table-cell>
          <table:table-cell office:value-type="float" office:value="16.8001" calcext:value-type="float">
            <text:p>16.800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0762</text:p>
          </table:table-cell>
          <table:table-cell office:value-type="float" office:value="13.947" calcext:value-type="float">
            <text:p>13.947</text:p>
          </table:table-cell>
          <table:table-cell office:value-type="string" calcext:value-type="string">
            <text:p>globalInfo</text:p>
          </table:table-cell>
          <table:table-cell office:value-type="float" office:value="5.03716" calcext:value-type="float">
            <text:p>5.03716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0]</text:p>
          </table:table-cell>
          <table:table-cell office:value-type="float" office:value="1.137" calcext:value-type="float">
            <text:p>1.137</text:p>
          </table:table-cell>
          <table:table-cell office:value-type="string" calcext:value-type="string">
            <text:p>CC:</text:p>
          </table:table-cell>
          <table:table-cell office:value-type="float" office:value="6.51355" calcext:value-type="float">
            <text:p>6.5135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4605</text:p>
          </table:table-cell>
          <table:table-cell office:value-type="float" office:value="13.863" calcext:value-type="float">
            <text:p>13.863</text:p>
          </table:table-cell>
          <table:table-cell office:value-type="string" calcext:value-type="string">
            <text:p>globalInfo</text:p>
          </table:table-cell>
          <table:table-cell office:value-type="float" office:value="5.05864" calcext:value-type="float">
            <text:p>5.0586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4]</text:p>
          </table:table-cell>
          <table:table-cell office:value-type="float" office:value="1.155" calcext:value-type="float">
            <text:p>1.155</text:p>
          </table:table-cell>
          <table:table-cell office:value-type="string" calcext:value-type="string">
            <text:p>CC:</text:p>
          </table:table-cell>
          <table:table-cell office:value-type="float" office:value="4.14505" calcext:value-type="float">
            <text:p>4.145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9915</text:p>
          </table:table-cell>
          <table:table-cell office:value-type="float" office:value="13.845" calcext:value-type="float">
            <text:p>13.845</text:p>
          </table:table-cell>
          <table:table-cell office:value-type="string" calcext:value-type="string">
            <text:p>globalInfo</text:p>
          </table:table-cell>
          <table:table-cell office:value-type="float" office:value="5.03755" calcext:value-type="float">
            <text:p>5.03755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]</text:p>
          </table:table-cell>
          <table:table-cell office:value-type="float" office:value="1.231" calcext:value-type="float">
            <text:p>1.231</text:p>
          </table:table-cell>
          <table:table-cell office:value-type="string" calcext:value-type="string">
            <text:p>CC:</text:p>
          </table:table-cell>
          <table:table-cell office:value-type="float" office:value="19.4892" calcext:value-type="float">
            <text:p>19.489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0574</text:p>
          </table:table-cell>
          <table:table-cell office:value-type="float" office:value="13.769" calcext:value-type="float">
            <text:p>13.769</text:p>
          </table:table-cell>
          <table:table-cell office:value-type="string" calcext:value-type="string">
            <text:p>globalInfo</text:p>
          </table:table-cell>
          <table:table-cell office:value-type="float" office:value="5.141" calcext:value-type="float">
            <text:p>5.141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12]</text:p>
          </table:table-cell>
          <table:table-cell office:value-type="float" office:value="1.251" calcext:value-type="float">
            <text:p>1.251</text:p>
          </table:table-cell>
          <table:table-cell office:value-type="string" calcext:value-type="string">
            <text:p>CC:</text:p>
          </table:table-cell>
          <table:table-cell office:value-type="float" office:value="18.8719" calcext:value-type="float">
            <text:p>18.87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3713</text:p>
          </table:table-cell>
          <table:table-cell office:value-type="float" office:value="13.749" calcext:value-type="float">
            <text:p>13.749</text:p>
          </table:table-cell>
          <table:table-cell office:value-type="string" calcext:value-type="string">
            <text:p>globalInfo</text:p>
          </table:table-cell>
          <table:table-cell office:value-type="float" office:value="5.20072" calcext:value-type="float">
            <text:p>5.20072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8]</text:p>
          </table:table-cell>
          <table:table-cell office:value-type="float" office:value="6.433" calcext:value-type="float">
            <text:p>6.433</text:p>
          </table:table-cell>
          <table:table-cell office:value-type="string" calcext:value-type="string">
            <text:p>CC:</text:p>
          </table:table-cell>
          <table:table-cell office:value-type="float" office:value="8.32903" calcext:value-type="float">
            <text:p>8.3290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26434</text:p>
          </table:table-cell>
          <table:table-cell office:value-type="float" office:value="8.567" calcext:value-type="float">
            <text:p>8.567</text:p>
          </table:table-cell>
          <table:table-cell office:value-type="string" calcext:value-type="string">
            <text:p>globalInfo</text:p>
          </table:table-cell>
          <table:table-cell office:value-type="float" office:value="5.25954" calcext:value-type="float">
            <text:p>5.2595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9]</text:p>
          </table:table-cell>
          <table:table-cell office:value-type="float" office:value="6.493" calcext:value-type="float">
            <text:p>6.493</text:p>
          </table:table-cell>
          <table:table-cell office:value-type="string" calcext:value-type="string">
            <text:p>CC:</text:p>
          </table:table-cell>
          <table:table-cell office:value-type="float" office:value="13.8379" calcext:value-type="float">
            <text:p>13.83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22</text:p>
          </table:table-cell>
          <table:table-cell office:value-type="float" office:value="8.507" calcext:value-type="float">
            <text:p>8.507</text:p>
          </table:table-cell>
          <table:table-cell office:value-type="string" calcext:value-type="string">
            <text:p>globalInfo</text:p>
          </table:table-cell>
          <table:table-cell office:value-type="float" office:value="5.1333" calcext:value-type="float">
            <text:p>5.1333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27]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CC:</text:p>
          </table:table-cell>
          <table:table-cell office:value-type="float" office:value="14.6302" calcext:value-type="float">
            <text:p>14.630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53616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globalInfo</text:p>
          </table:table-cell>
          <table:table-cell office:value-type="float" office:value="5.35678" calcext:value-type="float">
            <text:p>5.35678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3]</text:p>
          </table:table-cell>
          <table:table-cell office:value-type="float" office:value="6.985" calcext:value-type="float">
            <text:p>6.985</text:p>
          </table:table-cell>
          <table:table-cell office:value-type="string" calcext:value-type="string">
            <text:p>CC:</text:p>
          </table:table-cell>
          <table:table-cell office:value-type="float" office:value="5.94108" calcext:value-type="float">
            <text:p>5.9410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4349</text:p>
          </table:table-cell>
          <table:table-cell office:value-type="float" office:value="8.015" calcext:value-type="float">
            <text:p>8.015</text:p>
          </table:table-cell>
          <table:table-cell office:value-type="string" calcext:value-type="string">
            <text:p>globalInfo</text:p>
          </table:table-cell>
          <table:table-cell office:value-type="float" office:value="5.04013" calcext:value-type="float">
            <text:p>5.04013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5]</text:p>
          </table:table-cell>
          <table:table-cell office:value-type="float" office:value="7.321" calcext:value-type="float">
            <text:p>7.321</text:p>
          </table:table-cell>
          <table:table-cell office:value-type="string" calcext:value-type="string">
            <text:p>CC:</text:p>
          </table:table-cell>
          <table:table-cell office:value-type="float" office:value="10.3233" calcext:value-type="float">
            <text:p>10.32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0189435</text:p>
          </table:table-cell>
          <table:table-cell office:value-type="float" office:value="7.679" calcext:value-type="float">
            <text:p>7.679</text:p>
          </table:table-cell>
          <table:table-cell office:value-type="string" calcext:value-type="string">
            <text:p>globalInfo</text:p>
          </table:table-cell>
          <table:table-cell office:value-type="float" office:value="5.58034" calcext:value-type="float">
            <text:p>5.58034</text:p>
          </table:table-cell>
        </table:table-row>
        <table:table-row table:style-name="ro1">
          <table:table-cell office:value-type="string" calcext:value-type="string">
            <text:p>round9</text:p>
          </table:table-cell>
          <table:table-cell office:value-type="string" calcext:value-type="string">
            <text:p>C[4]</text:p>
          </table:table-cell>
          <table:table-cell office:value-type="float" office:value="23.791" calcext:value-type="float">
            <text:p>23.791</text:p>
          </table:table-cell>
          <table:table-cell office:value-type="string" calcext:value-type="string">
            <text:p>CC:</text:p>
          </table:table-cell>
          <table:table-cell office:value-type="float" office:value="15.9812" calcext:value-type="float">
            <text:p>15.981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6018</text:p>
          </table:table-cell>
          <table:table-cell office:value-type="float" office:value="23.791" calcext:value-type="float">
            <text:p>23.791</text:p>
          </table:table-cell>
          <table:table-cell office:value-type="string" calcext:value-type="string">
            <text:p>globalInfo</text:p>
          </table:table-cell>
          <table:table-cell office:value-type="float" office:value="5.10572" calcext:value-type="float">
            <text:p>5.10572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2]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CC:</text:p>
          </table:table-cell>
          <table:table-cell office:value-type="float" office:value="15.6899" calcext:value-type="float">
            <text:p>15.689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939</text:p>
          </table:table-cell>
          <table:table-cell office:value-type="float" office:value="14.723" calcext:value-type="float">
            <text:p>14.723</text:p>
          </table:table-cell>
          <table:table-cell office:value-type="string" calcext:value-type="string">
            <text:p>globalInfo</text:p>
          </table:table-cell>
          <table:table-cell office:value-type="float" office:value="5.14778" calcext:value-type="float">
            <text:p>5.14778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8]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C:</text:p>
          </table:table-cell>
          <table:table-cell office:value-type="float" office:value="1.77457" calcext:value-type="float">
            <text:p>1.7745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99883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globalInfo</text:p>
          </table:table-cell>
          <table:table-cell office:value-type="float" office:value="5.22024" calcext:value-type="float">
            <text:p>5.22024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6]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CC:</text:p>
          </table:table-cell>
          <table:table-cell office:value-type="float" office:value="15.4221" calcext:value-type="float">
            <text:p>15.42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2087</text:p>
          </table:table-cell>
          <table:table-cell office:value-type="float" office:value="14.682" calcext:value-type="float">
            <text:p>14.682</text:p>
          </table:table-cell>
          <table:table-cell office:value-type="string" calcext:value-type="string">
            <text:p>globalInfo</text:p>
          </table:table-cell>
          <table:table-cell office:value-type="float" office:value="5.13015" calcext:value-type="float">
            <text:p>5.13015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0]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CC:</text:p>
          </table:table-cell>
          <table:table-cell office:value-type="float" office:value="1.05106" calcext:value-type="float">
            <text:p>1.051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68059</text:p>
          </table:table-cell>
          <table:table-cell office:value-type="float" office:value="14.656" calcext:value-type="float">
            <text:p>14.656</text:p>
          </table:table-cell>
          <table:table-cell office:value-type="string" calcext:value-type="string">
            <text:p>globalInfo</text:p>
          </table:table-cell>
          <table:table-cell office:value-type="float" office:value="5.12989" calcext:value-type="float">
            <text:p>5.12989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9]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CC:</text:p>
          </table:table-cell>
          <table:table-cell office:value-type="float" office:value="10.3391" calcext:value-type="float">
            <text:p>10.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7546</text:p>
          </table:table-cell>
          <table:table-cell office:value-type="float" office:value="14.599" calcext:value-type="float">
            <text:p>14.599</text:p>
          </table:table-cell>
          <table:table-cell office:value-type="string" calcext:value-type="string">
            <text:p>globalInfo</text:p>
          </table:table-cell>
          <table:table-cell office:value-type="float" office:value="5.13957" calcext:value-type="float">
            <text:p>5.13957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8]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CC:</text:p>
          </table:table-cell>
          <table:table-cell office:value-type="float" office:value="1.2648" calcext:value-type="float">
            <text:p>1.264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45325</text:p>
          </table:table-cell>
          <table:table-cell office:value-type="float" office:value="14.572" calcext:value-type="float">
            <text:p>14.572</text:p>
          </table:table-cell>
          <table:table-cell office:value-type="string" calcext:value-type="string">
            <text:p>globalInfo</text:p>
          </table:table-cell>
          <table:table-cell office:value-type="float" office:value="5.15268" calcext:value-type="float">
            <text:p>5.15268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5]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CC:</text:p>
          </table:table-cell>
          <table:table-cell office:value-type="float" office:value="18.9436" calcext:value-type="float">
            <text:p>18.943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54003</text:p>
          </table:table-cell>
          <table:table-cell office:value-type="float" office:value="14.563" calcext:value-type="float">
            <text:p>14.563</text:p>
          </table:table-cell>
          <table:table-cell office:value-type="string" calcext:value-type="string">
            <text:p>globalInfo</text:p>
          </table:table-cell>
          <table:table-cell office:value-type="float" office:value="5.14119" calcext:value-type="float">
            <text:p>5.14119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2]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CC:</text:p>
          </table:table-cell>
          <table:table-cell office:value-type="float" office:value="1.89602" calcext:value-type="float">
            <text:p>1.896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07357</text:p>
          </table:table-cell>
          <table:table-cell office:value-type="float" office:value="14.509" calcext:value-type="float">
            <text:p>14.509</text:p>
          </table:table-cell>
          <table:table-cell office:value-type="string" calcext:value-type="string">
            <text:p>globalInfo</text:p>
          </table:table-cell>
          <table:table-cell office:value-type="float" office:value="5.16465" calcext:value-type="float">
            <text:p>5.16465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9]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CC:</text:p>
          </table:table-cell>
          <table:table-cell office:value-type="float" office:value="12.317" calcext:value-type="float">
            <text:p>12.3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11123</text:p>
          </table:table-cell>
          <table:table-cell office:value-type="float" office:value="14.503" calcext:value-type="float">
            <text:p>14.503</text:p>
          </table:table-cell>
          <table:table-cell office:value-type="string" calcext:value-type="string">
            <text:p>globalInfo</text:p>
          </table:table-cell>
          <table:table-cell office:value-type="float" office:value="5.13654" calcext:value-type="float">
            <text:p>5.13654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21]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CC:</text:p>
          </table:table-cell>
          <table:table-cell office:value-type="float" office:value="8.38025" calcext:value-type="float">
            <text:p>8.380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498</text:p>
          </table:table-cell>
          <table:table-cell office:value-type="float" office:value="14.433" calcext:value-type="float">
            <text:p>14.433</text:p>
          </table:table-cell>
          <table:table-cell office:value-type="string" calcext:value-type="string">
            <text:p>globalInfo</text:p>
          </table:table-cell>
          <table:table-cell office:value-type="float" office:value="5.33829" calcext:value-type="float">
            <text:p>5.33829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27]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CC:</text:p>
          </table:table-cell>
          <table:table-cell office:value-type="float" office:value="19.2658" calcext:value-type="float">
            <text:p>19.26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68015</text:p>
          </table:table-cell>
          <table:table-cell office:value-type="float" office:value="14.396" calcext:value-type="float">
            <text:p>14.396</text:p>
          </table:table-cell>
          <table:table-cell office:value-type="string" calcext:value-type="string">
            <text:p>globalInfo</text:p>
          </table:table-cell>
          <table:table-cell office:value-type="float" office:value="5.3484" calcext:value-type="float">
            <text:p>5.3484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]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CC:</text:p>
          </table:table-cell>
          <table:table-cell office:value-type="float" office:value="7.98149" calcext:value-type="float">
            <text:p>7.9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978</text:p>
          </table:table-cell>
          <table:table-cell office:value-type="float" office:value="14.357" calcext:value-type="float">
            <text:p>14.357</text:p>
          </table:table-cell>
          <table:table-cell office:value-type="string" calcext:value-type="string">
            <text:p>globalInfo</text:p>
          </table:table-cell>
          <table:table-cell office:value-type="float" office:value="5.33802" calcext:value-type="float">
            <text:p>5.33802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3]</text:p>
          </table:table-cell>
          <table:table-cell office:value-type="float" office:value="1.088" calcext:value-type="float">
            <text:p>1.088</text:p>
          </table:table-cell>
          <table:table-cell office:value-type="string" calcext:value-type="string">
            <text:p>CC:</text:p>
          </table:table-cell>
          <table:table-cell office:value-type="float" office:value="5.60889" calcext:value-type="float">
            <text:p>5.6088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423</text:p>
          </table:table-cell>
          <table:table-cell office:value-type="float" office:value="13.912" calcext:value-type="float">
            <text:p>13.912</text:p>
          </table:table-cell>
          <table:table-cell office:value-type="string" calcext:value-type="string">
            <text:p>globalInfo</text:p>
          </table:table-cell>
          <table:table-cell office:value-type="float" office:value="4.9806" calcext:value-type="float">
            <text:p>4.9806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17]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C:</text:p>
          </table:table-cell>
          <table:table-cell office:value-type="float" office:value="8.3088" calcext:value-type="float">
            <text:p>8.308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0</text:p>
          </table:table-cell>
          <table:table-cell office:value-type="string" calcext:value-type="string">
            <text:p>C[3]</text:p>
          </table:table-cell>
          <table:table-cell office:value-type="float" office:value="5.805" calcext:value-type="float">
            <text:p>5.805</text:p>
          </table:table-cell>
          <table:table-cell office:value-type="string" calcext:value-type="string">
            <text:p>CC:</text:p>
          </table:table-cell>
          <table:table-cell office:value-type="float" office:value="4.24735" calcext:value-type="float">
            <text:p>4.247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26</text:p>
          </table:table-cell>
          <table:table-cell office:value-type="float" office:value="9.195" calcext:value-type="float">
            <text:p>9.195</text:p>
          </table:table-cell>
          <table:table-cell office:value-type="string" calcext:value-type="string">
            <text:p>globalInfo</text:p>
          </table:table-cell>
          <table:table-cell office:value-type="float" office:value="5.13569" calcext:value-type="float">
            <text:p>5.13569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]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CC:</text:p>
          </table:table-cell>
          <table:table-cell office:value-type="float" office:value="7.98149" calcext:value-type="float">
            <text:p>7.9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978</text:p>
          </table:table-cell>
          <table:table-cell office:value-type="float" office:value="14.741" calcext:value-type="float">
            <text:p>14.741</text:p>
          </table:table-cell>
          <table:table-cell office:value-type="string" calcext:value-type="string">
            <text:p>globalInfo</text:p>
          </table:table-cell>
          <table:table-cell office:value-type="float" office:value="5.33802" calcext:value-type="float">
            <text:p>5.33802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5]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CC:</text:p>
          </table:table-cell>
          <table:table-cell office:value-type="float" office:value="19.928" calcext:value-type="float">
            <text:p>19.9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5.63384e-05</text:p>
          </table:table-cell>
          <table:table-cell office:value-type="float" office:value="14.719" calcext:value-type="float">
            <text:p>14.719</text:p>
          </table:table-cell>
          <table:table-cell office:value-type="string" calcext:value-type="string">
            <text:p>globalInfo</text:p>
          </table:table-cell>
          <table:table-cell office:value-type="float" office:value="5.58126" calcext:value-type="float">
            <text:p>5.58126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6]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CC:</text:p>
          </table:table-cell>
          <table:table-cell office:value-type="float" office:value="15.4221" calcext:value-type="float">
            <text:p>15.42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2087</text:p>
          </table:table-cell>
          <table:table-cell office:value-type="float" office:value="14.695" calcext:value-type="float">
            <text:p>14.695</text:p>
          </table:table-cell>
          <table:table-cell office:value-type="string" calcext:value-type="string">
            <text:p>globalInfo</text:p>
          </table:table-cell>
          <table:table-cell office:value-type="float" office:value="5.13015" calcext:value-type="float">
            <text:p>5.13015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7]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CC:</text:p>
          </table:table-cell>
          <table:table-cell office:value-type="float" office:value="10.3589" calcext:value-type="float">
            <text:p>10.358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281</text:p>
          </table:table-cell>
          <table:table-cell office:value-type="float" office:value="14.676" calcext:value-type="float">
            <text:p>14.676</text:p>
          </table:table-cell>
          <table:table-cell office:value-type="string" calcext:value-type="string">
            <text:p>globalInfo</text:p>
          </table:table-cell>
          <table:table-cell office:value-type="float" office:value="4.91001" calcext:value-type="float">
            <text:p>4.91001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4]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CC:</text:p>
          </table:table-cell>
          <table:table-cell office:value-type="float" office:value="19.8993" calcext:value-type="float">
            <text:p>19.899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726</text:p>
          </table:table-cell>
          <table:table-cell office:value-type="float" office:value="14.571" calcext:value-type="float">
            <text:p>14.571</text:p>
          </table:table-cell>
          <table:table-cell office:value-type="string" calcext:value-type="string">
            <text:p>globalInfo</text:p>
          </table:table-cell>
          <table:table-cell office:value-type="float" office:value="4.96904" calcext:value-type="float">
            <text:p>4.9690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7]</text:p>
          </table:table-cell>
          <table:table-cell office:value-type="float" office:value="0.431" calcext:value-type="float">
            <text:p>0.431</text:p>
          </table:table-cell>
          <table:table-cell office:value-type="string" calcext:value-type="string">
            <text:p>CC:</text:p>
          </table:table-cell>
          <table:table-cell office:value-type="float" office:value="8.3088" calcext:value-type="float">
            <text:p>8.308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float" office:value="14.569" calcext:value-type="float">
            <text:p>14.569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1]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C:</text:p>
          </table:table-cell>
          <table:table-cell office:value-type="float" office:value="5.87971" calcext:value-type="float">
            <text:p>5.879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0278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globalInfo</text:p>
          </table:table-cell>
          <table:table-cell office:value-type="float" office:value="5.02228" calcext:value-type="float">
            <text:p>5.02228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1]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CC:</text:p>
          </table:table-cell>
          <table:table-cell office:value-type="float" office:value="8.38025" calcext:value-type="float">
            <text:p>8.380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498</text:p>
          </table:table-cell>
          <table:table-cell office:value-type="float" office:value="14.454" calcext:value-type="float">
            <text:p>14.454</text:p>
          </table:table-cell>
          <table:table-cell office:value-type="string" calcext:value-type="string">
            <text:p>globalInfo</text:p>
          </table:table-cell>
          <table:table-cell office:value-type="float" office:value="5.33829" calcext:value-type="float">
            <text:p>5.33829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2]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CC:</text:p>
          </table:table-cell>
          <table:table-cell office:value-type="float" office:value="12.8125" calcext:value-type="float">
            <text:p>12.81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887</text:p>
          </table:table-cell>
          <table:table-cell office:value-type="float" office:value="14.439" calcext:value-type="float">
            <text:p>14.439</text:p>
          </table:table-cell>
          <table:table-cell office:value-type="string" calcext:value-type="string">
            <text:p>globalInfo</text:p>
          </table:table-cell>
          <table:table-cell office:value-type="float" office:value="5.14775" calcext:value-type="float">
            <text:p>5.14775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3]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CC:</text:p>
          </table:table-cell>
          <table:table-cell office:value-type="float" office:value="4.24735" calcext:value-type="float">
            <text:p>4.247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26</text:p>
          </table:table-cell>
          <table:table-cell office:value-type="float" office:value="14.424" calcext:value-type="float">
            <text:p>14.424</text:p>
          </table:table-cell>
          <table:table-cell office:value-type="string" calcext:value-type="string">
            <text:p>globalInfo</text:p>
          </table:table-cell>
          <table:table-cell office:value-type="float" office:value="5.13569" calcext:value-type="float">
            <text:p>5.13569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0]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C:</text:p>
          </table:table-cell>
          <table:table-cell office:value-type="float" office:value="13.5178" calcext:value-type="float">
            <text:p>13.51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312</text:p>
          </table:table-cell>
          <table:table-cell office:value-type="float" office:value="14.423" calcext:value-type="float">
            <text:p>14.423</text:p>
          </table:table-cell>
          <table:table-cell office:value-type="string" calcext:value-type="string">
            <text:p>globalInfo</text:p>
          </table:table-cell>
          <table:table-cell office:value-type="float" office:value="5.13334" calcext:value-type="float">
            <text:p>5.1333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8]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CC:</text:p>
          </table:table-cell>
          <table:table-cell office:value-type="float" office:value="1.2648" calcext:value-type="float">
            <text:p>1.264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45325</text:p>
          </table:table-cell>
          <table:table-cell office:value-type="float" office:value="14.411" calcext:value-type="float">
            <text:p>14.411</text:p>
          </table:table-cell>
          <table:table-cell office:value-type="string" calcext:value-type="string">
            <text:p>globalInfo</text:p>
          </table:table-cell>
          <table:table-cell office:value-type="float" office:value="5.15268" calcext:value-type="float">
            <text:p>5.15268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5]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CC:</text:p>
          </table:table-cell>
          <table:table-cell office:value-type="float" office:value="5.36792" calcext:value-type="float">
            <text:p>5.3679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5.63336e-05</text:p>
          </table:table-cell>
          <table:table-cell office:value-type="float" office:value="14.342" calcext:value-type="float">
            <text:p>14.342</text:p>
          </table:table-cell>
          <table:table-cell office:value-type="string" calcext:value-type="string">
            <text:p>globalInfo</text:p>
          </table:table-cell>
          <table:table-cell office:value-type="float" office:value="5.58126" calcext:value-type="float">
            <text:p>5.58126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8]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CC:</text:p>
          </table:table-cell>
          <table:table-cell office:value-type="float" office:value="11.1158" calcext:value-type="float">
            <text:p>11.11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float" office:value="14.225" calcext:value-type="float">
            <text:p>14.225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6]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CC:</text:p>
          </table:table-cell>
          <table:table-cell office:value-type="float" office:value="7.50177" calcext:value-type="float">
            <text:p>7.5017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18724</text:p>
          </table:table-cell>
          <table:table-cell office:value-type="float" office:value="14.222" calcext:value-type="float">
            <text:p>14.222</text:p>
          </table:table-cell>
          <table:table-cell office:value-type="string" calcext:value-type="string">
            <text:p>globalInfo</text:p>
          </table:table-cell>
          <table:table-cell office:value-type="float" office:value="5.12936" calcext:value-type="float">
            <text:p>5.12936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3]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CC:</text:p>
          </table:table-cell>
          <table:table-cell office:value-type="float" office:value="7.07702" calcext:value-type="float">
            <text:p>7.077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054</text:p>
          </table:table-cell>
          <table:table-cell office:value-type="float" office:value="14.176" calcext:value-type="float">
            <text:p>14.176</text:p>
          </table:table-cell>
          <table:table-cell office:value-type="string" calcext:value-type="string">
            <text:p>globalInfo</text:p>
          </table:table-cell>
          <table:table-cell office:value-type="float" office:value="4.9724" calcext:value-type="float">
            <text:p>4.972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4]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CC:</text:p>
          </table:table-cell>
          <table:table-cell office:value-type="float" office:value="18.5153" calcext:value-type="float">
            <text:p>18.51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7504</text:p>
          </table:table-cell>
          <table:table-cell office:value-type="float" office:value="14.122" calcext:value-type="float">
            <text:p>14.122</text:p>
          </table:table-cell>
          <table:table-cell office:value-type="string" calcext:value-type="string">
            <text:p>globalInfo</text:p>
          </table:table-cell>
          <table:table-cell office:value-type="float" office:value="5.13064" calcext:value-type="float">
            <text:p>5.1306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]</text:p>
          </table:table-cell>
          <table:table-cell office:value-type="float" office:value="1.155" calcext:value-type="float">
            <text:p>1.155</text:p>
          </table:table-cell>
          <table:table-cell office:value-type="string" calcext:value-type="string">
            <text:p>CC:</text:p>
          </table:table-cell>
          <table:table-cell office:value-type="float" office:value="15.6899" calcext:value-type="float">
            <text:p>15.689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939</text:p>
          </table:table-cell>
          <table:table-cell office:value-type="float" office:value="13.845" calcext:value-type="float">
            <text:p>13.845</text:p>
          </table:table-cell>
          <table:table-cell office:value-type="string" calcext:value-type="string">
            <text:p>globalInfo</text:p>
          </table:table-cell>
          <table:table-cell office:value-type="float" office:value="5.14778" calcext:value-type="float">
            <text:p>5.14778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27]</text:p>
          </table:table-cell>
          <table:table-cell office:value-type="float" office:value="1.173" calcext:value-type="float">
            <text:p>1.173</text:p>
          </table:table-cell>
          <table:table-cell office:value-type="string" calcext:value-type="string">
            <text:p>CC:</text:p>
          </table:table-cell>
          <table:table-cell office:value-type="float" office:value="19.2658" calcext:value-type="float">
            <text:p>19.265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368015</text:p>
          </table:table-cell>
          <table:table-cell office:value-type="float" office:value="13.827" calcext:value-type="float">
            <text:p>13.827</text:p>
          </table:table-cell>
          <table:table-cell office:value-type="string" calcext:value-type="string">
            <text:p>globalInfo</text:p>
          </table:table-cell>
          <table:table-cell office:value-type="float" office:value="5.3484" calcext:value-type="float">
            <text:p>5.3484</text:p>
          </table:table-cell>
        </table:table-row>
        <table:table-row table:style-name="ro1">
          <table:table-cell office:value-type="string" calcext:value-type="string">
            <text:p>round11</text:p>
          </table:table-cell>
          <table:table-cell office:value-type="string" calcext:value-type="string">
            <text:p>C[10]</text:p>
          </table:table-cell>
          <table:table-cell office:value-type="float" office:value="1.196" calcext:value-type="float">
            <text:p>1.196</text:p>
          </table:table-cell>
          <table:table-cell office:value-type="string" calcext:value-type="string">
            <text:p>CC:</text:p>
          </table:table-cell>
          <table:table-cell office:value-type="float" office:value="1.05106" calcext:value-type="float">
            <text:p>1.051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68059</text:p>
          </table:table-cell>
          <table:table-cell office:value-type="float" office:value="13.804" calcext:value-type="float">
            <text:p>13.804</text:p>
          </table:table-cell>
          <table:table-cell office:value-type="string" calcext:value-type="string">
            <text:p>globalInfo</text:p>
          </table:table-cell>
          <table:table-cell office:value-type="float" office:value="5.12989" calcext:value-type="float">
            <text:p>5.12989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7]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C:</text:p>
          </table:table-cell>
          <table:table-cell office:value-type="float" office:value="10.3589" calcext:value-type="float">
            <text:p>10.358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281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globalInfo</text:p>
          </table:table-cell>
          <table:table-cell office:value-type="float" office:value="4.91001" calcext:value-type="float">
            <text:p>4.91001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]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CC:</text:p>
          </table:table-cell>
          <table:table-cell office:value-type="float" office:value="15.6899" calcext:value-type="float">
            <text:p>15.689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939</text:p>
          </table:table-cell>
          <table:table-cell office:value-type="float" office:value="14.705" calcext:value-type="float">
            <text:p>14.705</text:p>
          </table:table-cell>
          <table:table-cell office:value-type="string" calcext:value-type="string">
            <text:p>globalInfo</text:p>
          </table:table-cell>
          <table:table-cell office:value-type="float" office:value="5.14778" calcext:value-type="float">
            <text:p>5.14778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0]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CC:</text:p>
          </table:table-cell>
          <table:table-cell office:value-type="float" office:value="1.05106" calcext:value-type="float">
            <text:p>1.051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68059</text:p>
          </table:table-cell>
          <table:table-cell office:value-type="float" office:value="14.669" calcext:value-type="float">
            <text:p>14.669</text:p>
          </table:table-cell>
          <table:table-cell office:value-type="string" calcext:value-type="string">
            <text:p>globalInfo</text:p>
          </table:table-cell>
          <table:table-cell office:value-type="float" office:value="5.12989" calcext:value-type="float">
            <text:p>5.12989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5]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CC:</text:p>
          </table:table-cell>
          <table:table-cell office:value-type="float" office:value="18.9436" calcext:value-type="float">
            <text:p>18.943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54003</text:p>
          </table:table-cell>
          <table:table-cell office:value-type="float" office:value="14.612" calcext:value-type="float">
            <text:p>14.612</text:p>
          </table:table-cell>
          <table:table-cell office:value-type="string" calcext:value-type="string">
            <text:p>globalInfo</text:p>
          </table:table-cell>
          <table:table-cell office:value-type="float" office:value="5.14119" calcext:value-type="float">
            <text:p>5.14119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9]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CC:</text:p>
          </table:table-cell>
          <table:table-cell office:value-type="float" office:value="12.317" calcext:value-type="float">
            <text:p>12.3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11123</text:p>
          </table:table-cell>
          <table:table-cell office:value-type="float" office:value="14.581" calcext:value-type="float">
            <text:p>14.581</text:p>
          </table:table-cell>
          <table:table-cell office:value-type="string" calcext:value-type="string">
            <text:p>globalInfo</text:p>
          </table:table-cell>
          <table:table-cell office:value-type="float" office:value="5.13654" calcext:value-type="float">
            <text:p>5.13654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2]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CC:</text:p>
          </table:table-cell>
          <table:table-cell office:value-type="float" office:value="12.8125" calcext:value-type="float">
            <text:p>12.81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4887</text:p>
          </table:table-cell>
          <table:table-cell office:value-type="float" office:value="14.578" calcext:value-type="float">
            <text:p>14.578</text:p>
          </table:table-cell>
          <table:table-cell office:value-type="string" calcext:value-type="string">
            <text:p>globalInfo</text:p>
          </table:table-cell>
          <table:table-cell office:value-type="float" office:value="5.14775" calcext:value-type="float">
            <text:p>5.14775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6]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CC:</text:p>
          </table:table-cell>
          <table:table-cell office:value-type="float" office:value="15.4221" calcext:value-type="float">
            <text:p>15.422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2087</text:p>
          </table:table-cell>
          <table:table-cell office:value-type="float" office:value="14.538" calcext:value-type="float">
            <text:p>14.538</text:p>
          </table:table-cell>
          <table:table-cell office:value-type="string" calcext:value-type="string">
            <text:p>globalInfo</text:p>
          </table:table-cell>
          <table:table-cell office:value-type="float" office:value="5.13015" calcext:value-type="float">
            <text:p>5.13015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3]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CC:</text:p>
          </table:table-cell>
          <table:table-cell office:value-type="float" office:value="7.07702" calcext:value-type="float">
            <text:p>7.0770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054</text:p>
          </table:table-cell>
          <table:table-cell office:value-type="float" office:value="14.536" calcext:value-type="float">
            <text:p>14.536</text:p>
          </table:table-cell>
          <table:table-cell office:value-type="string" calcext:value-type="string">
            <text:p>globalInfo</text:p>
          </table:table-cell>
          <table:table-cell office:value-type="float" office:value="4.9724" calcext:value-type="float">
            <text:p>4.9724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8]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CC:</text:p>
          </table:table-cell>
          <table:table-cell office:value-type="float" office:value="1.2648" calcext:value-type="float">
            <text:p>1.264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45325</text:p>
          </table:table-cell>
          <table:table-cell office:value-type="float" office:value="14.461" calcext:value-type="float">
            <text:p>14.461</text:p>
          </table:table-cell>
          <table:table-cell office:value-type="string" calcext:value-type="string">
            <text:p>globalInfo</text:p>
          </table:table-cell>
          <table:table-cell office:value-type="float" office:value="5.15268" calcext:value-type="float">
            <text:p>5.15268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9]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CC:</text:p>
          </table:table-cell>
          <table:table-cell office:value-type="float" office:value="10.3391" calcext:value-type="float">
            <text:p>10.339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7546</text:p>
          </table:table-cell>
          <table:table-cell office:value-type="float" office:value="14.313" calcext:value-type="float">
            <text:p>14.313</text:p>
          </table:table-cell>
          <table:table-cell office:value-type="string" calcext:value-type="string">
            <text:p>globalInfo</text:p>
          </table:table-cell>
          <table:table-cell office:value-type="float" office:value="5.13957" calcext:value-type="float">
            <text:p>5.13957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4]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C:</text:p>
          </table:table-cell>
          <table:table-cell office:value-type="float" office:value="18.5153" calcext:value-type="float">
            <text:p>18.51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7504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globalInfo</text:p>
          </table:table-cell>
          <table:table-cell office:value-type="float" office:value="5.13064" calcext:value-type="float">
            <text:p>5.13064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6]</text:p>
          </table:table-cell>
          <table:table-cell office:value-type="float" office:value="4.521" calcext:value-type="float">
            <text:p>4.521</text:p>
          </table:table-cell>
          <table:table-cell office:value-type="string" calcext:value-type="string">
            <text:p>CC:</text:p>
          </table:table-cell>
          <table:table-cell office:value-type="float" office:value="7.50177" calcext:value-type="float">
            <text:p>7.5017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18724</text:p>
          </table:table-cell>
          <table:table-cell office:value-type="float" office:value="10.479" calcext:value-type="float">
            <text:p>10.479</text:p>
          </table:table-cell>
          <table:table-cell office:value-type="string" calcext:value-type="string">
            <text:p>globalInfo</text:p>
          </table:table-cell>
          <table:table-cell office:value-type="float" office:value="5.12936" calcext:value-type="float">
            <text:p>5.12936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7]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CC:</text:p>
          </table:table-cell>
          <table:table-cell office:value-type="float" office:value="8.3088" calcext:value-type="float">
            <text:p>8.308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2099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globalInfo</text:p>
          </table:table-cell>
          <table:table-cell office:value-type="float" office:value="5.22435" calcext:value-type="float">
            <text:p>5.22435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21]</text:p>
          </table:table-cell>
          <table:table-cell office:value-type="float" office:value="4.876" calcext:value-type="float">
            <text:p>4.876</text:p>
          </table:table-cell>
          <table:table-cell office:value-type="string" calcext:value-type="string">
            <text:p>CC:</text:p>
          </table:table-cell>
          <table:table-cell office:value-type="float" office:value="8.38025" calcext:value-type="float">
            <text:p>8.380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498</text:p>
          </table:table-cell>
          <table:table-cell office:value-type="float" office:value="10.124" calcext:value-type="float">
            <text:p>10.124</text:p>
          </table:table-cell>
          <table:table-cell office:value-type="string" calcext:value-type="string">
            <text:p>globalInfo</text:p>
          </table:table-cell>
          <table:table-cell office:value-type="float" office:value="5.33829" calcext:value-type="float">
            <text:p>5.33829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5]</text:p>
          </table:table-cell>
          <table:table-cell office:value-type="float" office:value="5.251" calcext:value-type="float">
            <text:p>5.251</text:p>
          </table:table-cell>
          <table:table-cell office:value-type="string" calcext:value-type="string">
            <text:p>CC:</text:p>
          </table:table-cell>
          <table:table-cell office:value-type="float" office:value="19.928" calcext:value-type="float">
            <text:p>19.92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5.63384e-05</text:p>
          </table:table-cell>
          <table:table-cell office:value-type="float" office:value="9.749" calcext:value-type="float">
            <text:p>9.749</text:p>
          </table:table-cell>
          <table:table-cell office:value-type="string" calcext:value-type="string">
            <text:p>globalInfo</text:p>
          </table:table-cell>
          <table:table-cell office:value-type="float" office:value="5.58126" calcext:value-type="float">
            <text:p>5.58126</text:p>
          </table:table-cell>
        </table:table-row>
        <table:table-row table:style-name="ro1">
          <table:table-cell office:value-type="string" calcext:value-type="string">
            <text:p>round12</text:p>
          </table:table-cell>
          <table:table-cell office:value-type="string" calcext:value-type="string">
            <text:p>C[1]</text:p>
          </table:table-cell>
          <table:table-cell office:value-type="float" office:value="5.272" calcext:value-type="float">
            <text:p>5.272</text:p>
          </table:table-cell>
          <table:table-cell office:value-type="string" calcext:value-type="string">
            <text:p>CC:</text:p>
          </table:table-cell>
          <table:table-cell office:value-type="float" office:value="7.98149" calcext:value-type="float">
            <text:p>7.9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385978</text:p>
          </table:table-cell>
          <table:table-cell office:value-type="float" office:value="9.728" calcext:value-type="float">
            <text:p>9.728</text:p>
          </table:table-cell>
          <table:table-cell office:value-type="string" calcext:value-type="string">
            <text:p>globalInfo</text:p>
          </table:table-cell>
          <table:table-cell office:value-type="float" office:value="5.33802" calcext:value-type="float">
            <text:p>5.33802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]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CC:</text:p>
          </table:table-cell>
          <table:table-cell office:value-type="float" office:value="13.7703" calcext:value-type="float">
            <text:p>13.77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9085</text:p>
          </table:table-cell>
          <table:table-cell office:value-type="float" office:value="14.739" calcext:value-type="float">
            <text:p>14.739</text:p>
          </table:table-cell>
          <table:table-cell office:value-type="string" calcext:value-type="string">
            <text:p>globalInfo</text:p>
          </table:table-cell>
          <table:table-cell office:value-type="float" office:value="5.1403" calcext:value-type="float">
            <text:p>5.1403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0]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CC:</text:p>
          </table:table-cell>
          <table:table-cell office:value-type="float" office:value="14.3626" calcext:value-type="float">
            <text:p>14.36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4206</text:p>
          </table:table-cell>
          <table:table-cell office:value-type="float" office:value="14.717" calcext:value-type="float">
            <text:p>14.717</text:p>
          </table:table-cell>
          <table:table-cell office:value-type="string" calcext:value-type="string">
            <text:p>globalInfo</text:p>
          </table:table-cell>
          <table:table-cell office:value-type="float" office:value="5.03557" calcext:value-type="float">
            <text:p>5.03557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3]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CC:</text:p>
          </table:table-cell>
          <table:table-cell office:value-type="float" office:value="18.9139" calcext:value-type="float">
            <text:p>18.91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98396</text:p>
          </table:table-cell>
          <table:table-cell office:value-type="float" office:value="14.708" calcext:value-type="float">
            <text:p>14.708</text:p>
          </table:table-cell>
          <table:table-cell office:value-type="string" calcext:value-type="string">
            <text:p>globalInfo</text:p>
          </table:table-cell>
          <table:table-cell office:value-type="float" office:value="5.13022" calcext:value-type="float">
            <text:p>5.13022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6]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CC:</text:p>
          </table:table-cell>
          <table:table-cell office:value-type="float" office:value="11.4974" calcext:value-type="float">
            <text:p>11.49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80171</text:p>
          </table:table-cell>
          <table:table-cell office:value-type="float" office:value="14.705" calcext:value-type="float">
            <text:p>14.705</text:p>
          </table:table-cell>
          <table:table-cell office:value-type="string" calcext:value-type="string">
            <text:p>globalInfo</text:p>
          </table:table-cell>
          <table:table-cell office:value-type="float" office:value="5.07966" calcext:value-type="float">
            <text:p>5.07966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9]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CC:</text:p>
          </table:table-cell>
          <table:table-cell office:value-type="float" office:value="14.2985" calcext:value-type="float">
            <text:p>14.29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4849</text:p>
          </table:table-cell>
          <table:table-cell office:value-type="float" office:value="14.695" calcext:value-type="float">
            <text:p>14.695</text:p>
          </table:table-cell>
          <table:table-cell office:value-type="string" calcext:value-type="string">
            <text:p>globalInfo</text:p>
          </table:table-cell>
          <table:table-cell office:value-type="float" office:value="5.03989" calcext:value-type="float">
            <text:p>5.03989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4]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CC:</text:p>
          </table:table-cell>
          <table:table-cell office:value-type="float" office:value="16.6448" calcext:value-type="float">
            <text:p>16.64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5569</text:p>
          </table:table-cell>
          <table:table-cell office:value-type="float" office:value="14.653" calcext:value-type="float">
            <text:p>14.653</text:p>
          </table:table-cell>
          <table:table-cell office:value-type="string" calcext:value-type="string">
            <text:p>globalInfo</text:p>
          </table:table-cell>
          <table:table-cell office:value-type="float" office:value="5.04414" calcext:value-type="float">
            <text:p>5.0441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1]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CC:</text:p>
          </table:table-cell>
          <table:table-cell office:value-type="float" office:value="5.11945" calcext:value-type="float">
            <text:p>5.1194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97983</text:p>
          </table:table-cell>
          <table:table-cell office:value-type="float" office:value="14.537" calcext:value-type="float">
            <text:p>14.537</text:p>
          </table:table-cell>
          <table:table-cell office:value-type="string" calcext:value-type="string">
            <text:p>globalInfo</text:p>
          </table:table-cell>
          <table:table-cell office:value-type="float" office:value="5.1313" calcext:value-type="float">
            <text:p>5.1313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5]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CC:</text:p>
          </table:table-cell>
          <table:table-cell office:value-type="float" office:value="4.9081" calcext:value-type="float">
            <text:p>4.908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92775</text:p>
          </table:table-cell>
          <table:table-cell office:value-type="float" office:value="14.537" calcext:value-type="float">
            <text:p>14.537</text:p>
          </table:table-cell>
          <table:table-cell office:value-type="string" calcext:value-type="string">
            <text:p>globalInfo</text:p>
          </table:table-cell>
          <table:table-cell office:value-type="float" office:value="5.12908" calcext:value-type="float">
            <text:p>5.12908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8]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CC:</text:p>
          </table:table-cell>
          <table:table-cell office:value-type="float" office:value="14.3843" calcext:value-type="float">
            <text:p>14.384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17584</text:p>
          </table:table-cell>
          <table:table-cell office:value-type="float" office:value="14.497" calcext:value-type="float">
            <text:p>14.497</text:p>
          </table:table-cell>
          <table:table-cell office:value-type="string" calcext:value-type="string">
            <text:p>globalInfo</text:p>
          </table:table-cell>
          <table:table-cell office:value-type="float" office:value="4.93523" calcext:value-type="float">
            <text:p>4.93523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3]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CC:</text:p>
          </table:table-cell>
          <table:table-cell office:value-type="float" office:value="5.00852" calcext:value-type="float">
            <text:p>5.0085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77962</text:p>
          </table:table-cell>
          <table:table-cell office:value-type="float" office:value="14.481" calcext:value-type="float">
            <text:p>14.481</text:p>
          </table:table-cell>
          <table:table-cell office:value-type="string" calcext:value-type="string">
            <text:p>globalInfo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9]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CC:</text:p>
          </table:table-cell>
          <table:table-cell office:value-type="float" office:value="19.9429" calcext:value-type="float">
            <text:p>19.942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5431</text:p>
          </table:table-cell>
          <table:table-cell office:value-type="float" office:value="14.481" calcext:value-type="float">
            <text:p>14.481</text:p>
          </table:table-cell>
          <table:table-cell office:value-type="string" calcext:value-type="string">
            <text:p>globalInfo</text:p>
          </table:table-cell>
          <table:table-cell office:value-type="float" office:value="5.12975" calcext:value-type="float">
            <text:p>5.12975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0]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CC:</text:p>
          </table:table-cell>
          <table:table-cell office:value-type="float" office:value="11.3679" calcext:value-type="float">
            <text:p>11.36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4214</text:p>
          </table:table-cell>
          <table:table-cell office:value-type="float" office:value="14.422" calcext:value-type="float">
            <text:p>14.422</text:p>
          </table:table-cell>
          <table:table-cell office:value-type="string" calcext:value-type="string">
            <text:p>globalInfo</text:p>
          </table:table-cell>
          <table:table-cell office:value-type="float" office:value="5.03557" calcext:value-type="float">
            <text:p>5.03557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4]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CC:</text:p>
          </table:table-cell>
          <table:table-cell office:value-type="float" office:value="6.95738" calcext:value-type="float">
            <text:p>6.957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79936</text:p>
          </table:table-cell>
          <table:table-cell office:value-type="float" office:value="14.362" calcext:value-type="float">
            <text:p>14.362</text:p>
          </table:table-cell>
          <table:table-cell office:value-type="string" calcext:value-type="string">
            <text:p>globalInfo</text:p>
          </table:table-cell>
          <table:table-cell office:value-type="float" office:value="5.12894" calcext:value-type="float">
            <text:p>5.12894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5]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CC:</text:p>
          </table:table-cell>
          <table:table-cell office:value-type="float" office:value="16.075" calcext:value-type="float">
            <text:p>16.07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92357e-05</text:p>
          </table:table-cell>
          <table:table-cell office:value-type="float" office:value="14.336" calcext:value-type="float">
            <text:p>14.336</text:p>
          </table:table-cell>
          <table:table-cell office:value-type="string" calcext:value-type="string">
            <text:p>globalInfo</text:p>
          </table:table-cell>
          <table:table-cell office:value-type="float" office:value="5.58131" calcext:value-type="float">
            <text:p>5.58131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1]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CC:</text:p>
          </table:table-cell>
          <table:table-cell office:value-type="float" office:value="18.6418" calcext:value-type="float">
            <text:p>18.641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364212</text:p>
          </table:table-cell>
          <table:table-cell office:value-type="float" office:value="14.335" calcext:value-type="float">
            <text:p>14.335</text:p>
          </table:table-cell>
          <table:table-cell office:value-type="string" calcext:value-type="string">
            <text:p>globalInfo</text:p>
          </table:table-cell>
          <table:table-cell office:value-type="float" office:value="5.55668" calcext:value-type="float">
            <text:p>5.55668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7]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CC:</text:p>
          </table:table-cell>
          <table:table-cell office:value-type="float" office:value="5.66736" calcext:value-type="float">
            <text:p>5.6673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44123</text:p>
          </table:table-cell>
          <table:table-cell office:value-type="float" office:value="14.275" calcext:value-type="float">
            <text:p>14.275</text:p>
          </table:table-cell>
          <table:table-cell office:value-type="string" calcext:value-type="string">
            <text:p>globalInfo</text:p>
          </table:table-cell>
          <table:table-cell office:value-type="float" office:value="5.30497" calcext:value-type="float">
            <text:p>5.30497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7]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CC:</text:p>
          </table:table-cell>
          <table:table-cell office:value-type="float" office:value="9.31743" calcext:value-type="float">
            <text:p>9.3174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295</text:p>
          </table:table-cell>
          <table:table-cell office:value-type="float" office:value="14.256" calcext:value-type="float">
            <text:p>14.256</text:p>
          </table:table-cell>
          <table:table-cell office:value-type="string" calcext:value-type="string">
            <text:p>globalInfo</text:p>
          </table:table-cell>
          <table:table-cell office:value-type="float" office:value="5.13239" calcext:value-type="float">
            <text:p>5.13239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0]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CC:</text:p>
          </table:table-cell>
          <table:table-cell office:value-type="float" office:value="2.90267" calcext:value-type="float">
            <text:p>2.9026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68621</text:p>
          </table:table-cell>
          <table:table-cell office:value-type="float" office:value="14.219" calcext:value-type="float">
            <text:p>14.219</text:p>
          </table:table-cell>
          <table:table-cell office:value-type="string" calcext:value-type="string">
            <text:p>globalInfo</text:p>
          </table:table-cell>
          <table:table-cell office:value-type="float" office:value="5.13391" calcext:value-type="float">
            <text:p>5.13391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8]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CC:</text:p>
          </table:table-cell>
          <table:table-cell office:value-type="float" office:value="1.03299" calcext:value-type="float">
            <text:p>1.0329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31201</text:p>
          </table:table-cell>
          <table:table-cell office:value-type="float" office:value="14.205" calcext:value-type="float">
            <text:p>14.205</text:p>
          </table:table-cell>
          <table:table-cell office:value-type="string" calcext:value-type="string">
            <text:p>globalInfo</text:p>
          </table:table-cell>
          <table:table-cell office:value-type="float" office:value="5.25695" calcext:value-type="float">
            <text:p>5.25695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5]</text:p>
          </table:table-cell>
          <table:table-cell office:value-type="float" office:value="2.206" calcext:value-type="float">
            <text:p>2.206</text:p>
          </table:table-cell>
          <table:table-cell office:value-type="string" calcext:value-type="string">
            <text:p>CC:</text:p>
          </table:table-cell>
          <table:table-cell office:value-type="float" office:value="16.0738" calcext:value-type="float">
            <text:p>16.07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4.92159e-05</text:p>
          </table:table-cell>
          <table:table-cell office:value-type="float" office:value="12.794" calcext:value-type="float">
            <text:p>12.794</text:p>
          </table:table-cell>
          <table:table-cell office:value-type="string" calcext:value-type="string">
            <text:p>globalInfo</text:p>
          </table:table-cell>
          <table:table-cell office:value-type="float" office:value="5.58131" calcext:value-type="float">
            <text:p>5.58131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8]</text:p>
          </table:table-cell>
          <table:table-cell office:value-type="float" office:value="5.778" calcext:value-type="float">
            <text:p>5.778</text:p>
          </table:table-cell>
          <table:table-cell office:value-type="string" calcext:value-type="string">
            <text:p>CC:</text:p>
          </table:table-cell>
          <table:table-cell office:value-type="float" office:value="2.0797" calcext:value-type="float">
            <text:p>2.07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27245</text:p>
          </table:table-cell>
          <table:table-cell office:value-type="float" office:value="9.222" calcext:value-type="float">
            <text:p>9.222</text:p>
          </table:table-cell>
          <table:table-cell office:value-type="string" calcext:value-type="string">
            <text:p>globalInfo</text:p>
          </table:table-cell>
          <table:table-cell office:value-type="float" office:value="5.2591" calcext:value-type="float">
            <text:p>5.2591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23]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CC:</text:p>
          </table:table-cell>
          <table:table-cell office:value-type="float" office:value="9.84664" calcext:value-type="float">
            <text:p>9.8466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3859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globalInfo</text:p>
          </table:table-cell>
          <table:table-cell office:value-type="float" office:value="5.06841" calcext:value-type="float">
            <text:p>5.06841</text:p>
          </table:table-cell>
        </table:table-row>
        <table:table-row table:style-name="ro1">
          <table:table-cell office:value-type="string" calcext:value-type="string">
            <text:p>round13</text:p>
          </table:table-cell>
          <table:table-cell office:value-type="string" calcext:value-type="string">
            <text:p>C[17]</text:p>
          </table:table-cell>
          <table:table-cell office:value-type="float" office:value="18.546" calcext:value-type="float">
            <text:p>18.546</text:p>
          </table:table-cell>
          <table:table-cell office:value-type="string" calcext:value-type="string">
            <text:p>CC:</text:p>
          </table:table-cell>
          <table:table-cell office:value-type="float" office:value="11.9416" calcext:value-type="float">
            <text:p>11.941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31201</text:p>
          </table:table-cell>
          <table:table-cell office:value-type="float" office:value="18.546" calcext:value-type="float">
            <text:p>18.546</text:p>
          </table:table-cell>
          <table:table-cell office:value-type="string" calcext:value-type="string">
            <text:p>globalInfo</text:p>
          </table:table-cell>
          <table:table-cell office:value-type="float" office:value="5.25695" calcext:value-type="float">
            <text:p>5.25695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]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CC:</text:p>
          </table:table-cell>
          <table:table-cell office:value-type="float" office:value="2.78848" calcext:value-type="float">
            <text:p>2.7884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381788</text:p>
          </table:table-cell>
          <table:table-cell office:value-type="float" office:value="14.752" calcext:value-type="float">
            <text:p>14.752</text:p>
          </table:table-cell>
          <table:table-cell office:value-type="string" calcext:value-type="string">
            <text:p>globalInfo</text:p>
          </table:table-cell>
          <table:table-cell office:value-type="float" office:value="5.55548" calcext:value-type="float">
            <text:p>5.55548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0]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CC:</text:p>
          </table:table-cell>
          <table:table-cell office:value-type="float" office:value="15.3586" calcext:value-type="float">
            <text:p>15.358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0396</text:p>
          </table:table-cell>
          <table:table-cell office:value-type="float" office:value="14.737" calcext:value-type="float">
            <text:p>14.737</text:p>
          </table:table-cell>
          <table:table-cell office:value-type="string" calcext:value-type="string">
            <text:p>globalInfo</text:p>
          </table:table-cell>
          <table:table-cell office:value-type="float" office:value="5.02167" calcext:value-type="float">
            <text:p>5.02167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8]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CC:</text:p>
          </table:table-cell>
          <table:table-cell office:value-type="float" office:value="16.8118" calcext:value-type="float">
            <text:p>16.811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38083</text:p>
          </table:table-cell>
          <table:table-cell office:value-type="float" office:value="14.703" calcext:value-type="float">
            <text:p>14.703</text:p>
          </table:table-cell>
          <table:table-cell office:value-type="string" calcext:value-type="string">
            <text:p>globalInfo</text:p>
          </table:table-cell>
          <table:table-cell office:value-type="float" office:value="5.25323" calcext:value-type="float">
            <text:p>5.2532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4]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CC:</text:p>
          </table:table-cell>
          <table:table-cell office:value-type="float" office:value="7.48788" calcext:value-type="float">
            <text:p>7.4878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06157</text:p>
          </table:table-cell>
          <table:table-cell office:value-type="float" office:value="14.701" calcext:value-type="float">
            <text:p>14.701</text:p>
          </table:table-cell>
          <table:table-cell office:value-type="string" calcext:value-type="string">
            <text:p>globalInfo</text:p>
          </table:table-cell>
          <table:table-cell office:value-type="float" office:value="5.12923" calcext:value-type="float">
            <text:p>5.1292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0]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CC:</text:p>
          </table:table-cell>
          <table:table-cell office:value-type="float" office:value="5.33813" calcext:value-type="float">
            <text:p>5.3381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2335</text:p>
          </table:table-cell>
          <table:table-cell office:value-type="float" office:value="14.606" calcext:value-type="float">
            <text:p>14.606</text:p>
          </table:table-cell>
          <table:table-cell office:value-type="string" calcext:value-type="string">
            <text:p>globalInfo</text:p>
          </table:table-cell>
          <table:table-cell office:value-type="float" office:value="5.12908" calcext:value-type="float">
            <text:p>5.12908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6]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CC:</text:p>
          </table:table-cell>
          <table:table-cell office:value-type="float" office:value="17.6537" calcext:value-type="float">
            <text:p>17.653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58768</text:p>
          </table:table-cell>
          <table:table-cell office:value-type="float" office:value="14.577" calcext:value-type="float">
            <text:p>14.577</text:p>
          </table:table-cell>
          <table:table-cell office:value-type="string" calcext:value-type="string">
            <text:p>globalInfo</text:p>
          </table:table-cell>
          <table:table-cell office:value-type="float" office:value="5.29677" calcext:value-type="float">
            <text:p>5.29677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9]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CC:</text:p>
          </table:table-cell>
          <table:table-cell office:value-type="float" office:value="5.01397" calcext:value-type="float">
            <text:p>5.0139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0095</text:p>
          </table:table-cell>
          <table:table-cell office:value-type="float" office:value="14.571" calcext:value-type="float">
            <text:p>14.571</text:p>
          </table:table-cell>
          <table:table-cell office:value-type="string" calcext:value-type="string">
            <text:p>globalInfo</text:p>
          </table:table-cell>
          <table:table-cell office:value-type="float" office:value="5.13136" calcext:value-type="float">
            <text:p>5.13136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2]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CC:</text:p>
          </table:table-cell>
          <table:table-cell office:value-type="float" office:value="4.09053" calcext:value-type="float">
            <text:p>4.0905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2975</text:p>
          </table:table-cell>
          <table:table-cell office:value-type="float" office:value="14.561" calcext:value-type="float">
            <text:p>14.561</text:p>
          </table:table-cell>
          <table:table-cell office:value-type="string" calcext:value-type="string">
            <text:p>globalInfo</text:p>
          </table:table-cell>
          <table:table-cell office:value-type="float" office:value="4.90923" calcext:value-type="float">
            <text:p>4.9092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3]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CC:</text:p>
          </table:table-cell>
          <table:table-cell office:value-type="float" office:value="1.47498" calcext:value-type="float">
            <text:p>1.4749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1077</text:p>
          </table:table-cell>
          <table:table-cell office:value-type="float" office:value="14.512" calcext:value-type="float">
            <text:p>14.512</text:p>
          </table:table-cell>
          <table:table-cell office:value-type="string" calcext:value-type="string">
            <text:p>globalInfo</text:p>
          </table:table-cell>
          <table:table-cell office:value-type="float" office:value="5.13057" calcext:value-type="float">
            <text:p>5.13057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3]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CC:</text:p>
          </table:table-cell>
          <table:table-cell office:value-type="float" office:value="5.56588" calcext:value-type="float">
            <text:p>5.5658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5437</text:p>
          </table:table-cell>
          <table:table-cell office:value-type="float" office:value="14.485" calcext:value-type="float">
            <text:p>14.485</text:p>
          </table:table-cell>
          <table:table-cell office:value-type="string" calcext:value-type="string">
            <text:p>globalInfo</text:p>
          </table:table-cell>
          <table:table-cell office:value-type="float" office:value="5.05825" calcext:value-type="float">
            <text:p>5.05825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1]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CC:</text:p>
          </table:table-cell>
          <table:table-cell office:value-type="float" office:value="11.1439" calcext:value-type="float">
            <text:p>11.14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514</text:p>
          </table:table-cell>
          <table:table-cell office:value-type="float" office:value="14.445" calcext:value-type="float">
            <text:p>14.445</text:p>
          </table:table-cell>
          <table:table-cell office:value-type="string" calcext:value-type="string">
            <text:p>globalInfo</text:p>
          </table:table-cell>
          <table:table-cell office:value-type="float" office:value="5.1325" calcext:value-type="float">
            <text:p>5.1325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4]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CC:</text:p>
          </table:table-cell>
          <table:table-cell office:value-type="float" office:value="10.7817" calcext:value-type="float">
            <text:p>10.78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06293</text:p>
          </table:table-cell>
          <table:table-cell office:value-type="float" office:value="14.409" calcext:value-type="float">
            <text:p>14.409</text:p>
          </table:table-cell>
          <table:table-cell office:value-type="string" calcext:value-type="string">
            <text:p>globalInfo</text:p>
          </table:table-cell>
          <table:table-cell office:value-type="float" office:value="5.12923" calcext:value-type="float">
            <text:p>5.1292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6]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CC:</text:p>
          </table:table-cell>
          <table:table-cell office:value-type="float" office:value="17.4299" calcext:value-type="float">
            <text:p>17.429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23964</text:p>
          </table:table-cell>
          <table:table-cell office:value-type="float" office:value="14.336" calcext:value-type="float">
            <text:p>14.336</text:p>
          </table:table-cell>
          <table:table-cell office:value-type="string" calcext:value-type="string">
            <text:p>globalInfo</text:p>
          </table:table-cell>
          <table:table-cell office:value-type="float" office:value="5.12942" calcext:value-type="float">
            <text:p>5.12942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8]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CC:</text:p>
          </table:table-cell>
          <table:table-cell office:value-type="float" office:value="14.0997" calcext:value-type="float">
            <text:p>14.099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53863</text:p>
          </table:table-cell>
          <table:table-cell office:value-type="float" office:value="14.332" calcext:value-type="float">
            <text:p>14.332</text:p>
          </table:table-cell>
          <table:table-cell office:value-type="string" calcext:value-type="string">
            <text:p>globalInfo</text:p>
          </table:table-cell>
          <table:table-cell office:value-type="float" office:value="5.24473" calcext:value-type="float">
            <text:p>5.2447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5]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CC:</text:p>
          </table:table-cell>
          <table:table-cell office:value-type="float" office:value="5.64776" calcext:value-type="float">
            <text:p>5.6477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37127e-05</text:p>
          </table:table-cell>
          <table:table-cell office:value-type="float" office:value="14.208" calcext:value-type="float">
            <text:p>14.208</text:p>
          </table:table-cell>
          <table:table-cell office:value-type="string" calcext:value-type="string">
            <text:p>globalInfo</text:p>
          </table:table-cell>
          <table:table-cell office:value-type="float" office:value="5.58142" calcext:value-type="float">
            <text:p>5.58142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8]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CC:</text:p>
          </table:table-cell>
          <table:table-cell office:value-type="float" office:value="13.4437" calcext:value-type="float">
            <text:p>13.443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1756</text:p>
          </table:table-cell>
          <table:table-cell office:value-type="float" office:value="14.197" calcext:value-type="float">
            <text:p>14.197</text:p>
          </table:table-cell>
          <table:table-cell office:value-type="string" calcext:value-type="string">
            <text:p>globalInfo</text:p>
          </table:table-cell>
          <table:table-cell office:value-type="float" office:value="4.91506" calcext:value-type="float">
            <text:p>4.91506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25]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C:</text:p>
          </table:table-cell>
          <table:table-cell office:value-type="float" office:value="17.2881" calcext:value-type="float">
            <text:p>17.28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37255e-05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globalInfo</text:p>
          </table:table-cell>
          <table:table-cell office:value-type="float" office:value="5.58142" calcext:value-type="float">
            <text:p>5.58142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9]</text:p>
          </table:table-cell>
          <table:table-cell office:value-type="float" office:value="3.686" calcext:value-type="float">
            <text:p>3.686</text:p>
          </table:table-cell>
          <table:table-cell office:value-type="string" calcext:value-type="string">
            <text:p>CC:</text:p>
          </table:table-cell>
          <table:table-cell office:value-type="float" office:value="10.8262" calcext:value-type="float">
            <text:p>10.82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00454</text:p>
          </table:table-cell>
          <table:table-cell office:value-type="float" office:value="11.314" calcext:value-type="float">
            <text:p>11.314</text:p>
          </table:table-cell>
          <table:table-cell office:value-type="string" calcext:value-type="string">
            <text:p>globalInfo</text:p>
          </table:table-cell>
          <table:table-cell office:value-type="float" office:value="5.07002" calcext:value-type="float">
            <text:p>5.07002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7]</text:p>
          </table:table-cell>
          <table:table-cell office:value-type="float" office:value="7.866" calcext:value-type="float">
            <text:p>7.866</text:p>
          </table:table-cell>
          <table:table-cell office:value-type="string" calcext:value-type="string">
            <text:p>CC:</text:p>
          </table:table-cell>
          <table:table-cell office:value-type="float" office:value="17.1561" calcext:value-type="float">
            <text:p>17.156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53863</text:p>
          </table:table-cell>
          <table:table-cell office:value-type="float" office:value="7.866" calcext:value-type="float">
            <text:p>7.866</text:p>
          </table:table-cell>
          <table:table-cell office:value-type="string" calcext:value-type="string">
            <text:p>globalInfo</text:p>
          </table:table-cell>
          <table:table-cell office:value-type="float" office:value="5.24473" calcext:value-type="float">
            <text:p>5.24473</text:p>
          </table:table-cell>
        </table:table-row>
        <table:table-row table:style-name="ro1">
          <table:table-cell office:value-type="string" calcext:value-type="string">
            <text:p>round14</text:p>
          </table:table-cell>
          <table:table-cell office:value-type="string" calcext:value-type="string">
            <text:p>C[15]</text:p>
          </table:table-cell>
          <table:table-cell office:value-type="float" office:value="10.461" calcext:value-type="float">
            <text:p>10.461</text:p>
          </table:table-cell>
          <table:table-cell office:value-type="string" calcext:value-type="string">
            <text:p>CC:</text:p>
          </table:table-cell>
          <table:table-cell office:value-type="float" office:value="10.3345" calcext:value-type="float">
            <text:p>10.3345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92854</text:p>
          </table:table-cell>
          <table:table-cell office:value-type="float" office:value="10.461" calcext:value-type="float">
            <text:p>10.461</text:p>
          </table:table-cell>
          <table:table-cell office:value-type="string" calcext:value-type="string">
            <text:p>globalInfo</text:p>
          </table:table-cell>
          <table:table-cell office:value-type="float" office:value="5.12194" calcext:value-type="float">
            <text:p>5.12194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6]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CC:</text:p>
          </table:table-cell>
          <table:table-cell office:value-type="float" office:value="16.8644" calcext:value-type="float">
            <text:p>16.864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25862</text:p>
          </table:table-cell>
          <table:table-cell office:value-type="float" office:value="14.695" calcext:value-type="float">
            <text:p>14.695</text:p>
          </table:table-cell>
          <table:table-cell office:value-type="string" calcext:value-type="string">
            <text:p>globalInfo</text:p>
          </table:table-cell>
          <table:table-cell office:value-type="float" office:value="5.13052" calcext:value-type="float">
            <text:p>5.13052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0]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CC:</text:p>
          </table:table-cell>
          <table:table-cell office:value-type="float" office:value="4.67331" calcext:value-type="float">
            <text:p>4.6733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63</text:p>
          </table:table-cell>
          <table:table-cell office:value-type="float" office:value="14.692" calcext:value-type="float">
            <text:p>14.692</text:p>
          </table:table-cell>
          <table:table-cell office:value-type="string" calcext:value-type="string">
            <text:p>globalInfo</text:p>
          </table:table-cell>
          <table:table-cell office:value-type="float" office:value="5.01011" calcext:value-type="float">
            <text:p>5.01011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7]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CC:</text:p>
          </table:table-cell>
          <table:table-cell office:value-type="float" office:value="16.0381" calcext:value-type="float">
            <text:p>16.03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036</text:p>
          </table:table-cell>
          <table:table-cell office:value-type="float" office:value="14.648" calcext:value-type="float">
            <text:p>14.648</text:p>
          </table:table-cell>
          <table:table-cell office:value-type="string" calcext:value-type="string">
            <text:p>globalInfo</text:p>
          </table:table-cell>
          <table:table-cell office:value-type="float" office:value="5.13509" calcext:value-type="float">
            <text:p>5.13509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0]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CC:</text:p>
          </table:table-cell>
          <table:table-cell office:value-type="float" office:value="13.7364" calcext:value-type="float">
            <text:p>13.736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10139</text:p>
          </table:table-cell>
          <table:table-cell office:value-type="float" office:value="14.648" calcext:value-type="float">
            <text:p>14.648</text:p>
          </table:table-cell>
          <table:table-cell office:value-type="string" calcext:value-type="string">
            <text:p>globalInfo</text:p>
          </table:table-cell>
          <table:table-cell office:value-type="float" office:value="5.11346" calcext:value-type="float">
            <text:p>5.11346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4]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CC:</text:p>
          </table:table-cell>
          <table:table-cell office:value-type="float" office:value="7.97942" calcext:value-type="float">
            <text:p>7.9794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5993</text:p>
          </table:table-cell>
          <table:table-cell office:value-type="float" office:value="14.643" calcext:value-type="float">
            <text:p>14.643</text:p>
          </table:table-cell>
          <table:table-cell office:value-type="string" calcext:value-type="string">
            <text:p>globalInfo</text:p>
          </table:table-cell>
          <table:table-cell office:value-type="float" office:value="5.10573" calcext:value-type="float">
            <text:p>5.1057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1]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C:</text:p>
          </table:table-cell>
          <table:table-cell office:value-type="float" office:value="1.63078" calcext:value-type="float">
            <text:p>1.630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527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globalInfo</text:p>
          </table:table-cell>
          <table:table-cell office:value-type="float" office:value="5.13344" calcext:value-type="float">
            <text:p>5.13344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2]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CC:</text:p>
          </table:table-cell>
          <table:table-cell office:value-type="float" office:value="9.55493" calcext:value-type="float">
            <text:p>9.5549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94171</text:p>
          </table:table-cell>
          <table:table-cell office:value-type="float" office:value="14.571" calcext:value-type="float">
            <text:p>14.571</text:p>
          </table:table-cell>
          <table:table-cell office:value-type="string" calcext:value-type="string">
            <text:p>globalInfo</text:p>
          </table:table-cell>
          <table:table-cell office:value-type="float" office:value="5.17136" calcext:value-type="float">
            <text:p>5.17136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6]</text:p>
          </table:table-cell>
          <table:table-cell office:value-type="float" office:value="0.431" calcext:value-type="float">
            <text:p>0.431</text:p>
          </table:table-cell>
          <table:table-cell office:value-type="string" calcext:value-type="string">
            <text:p>CC:</text:p>
          </table:table-cell>
          <table:table-cell office:value-type="float" office:value="16.0654" calcext:value-type="float">
            <text:p>16.06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2948</text:p>
          </table:table-cell>
          <table:table-cell office:value-type="float" office:value="14.569" calcext:value-type="float">
            <text:p>14.569</text:p>
          </table:table-cell>
          <table:table-cell office:value-type="string" calcext:value-type="string">
            <text:p>globalInfo</text:p>
          </table:table-cell>
          <table:table-cell office:value-type="float" office:value="5.29444" calcext:value-type="float">
            <text:p>5.29444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0]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CC:</text:p>
          </table:table-cell>
          <table:table-cell office:value-type="float" office:value="14.5904" calcext:value-type="float">
            <text:p>14.59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63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globalInfo</text:p>
          </table:table-cell>
          <table:table-cell office:value-type="float" office:value="5.01011" calcext:value-type="float">
            <text:p>5.01011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2]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CC:</text:p>
          </table:table-cell>
          <table:table-cell office:value-type="float" office:value="3.05165" calcext:value-type="float">
            <text:p>3.0516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5925</text:p>
          </table:table-cell>
          <table:table-cell office:value-type="float" office:value="14.483" calcext:value-type="float">
            <text:p>14.483</text:p>
          </table:table-cell>
          <table:table-cell office:value-type="string" calcext:value-type="string">
            <text:p>globalInfo</text:p>
          </table:table-cell>
          <table:table-cell office:value-type="float" office:value="4.89521" calcext:value-type="float">
            <text:p>4.89521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5]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CC:</text:p>
          </table:table-cell>
          <table:table-cell office:value-type="float" office:value="8.10162" calcext:value-type="float">
            <text:p>8.101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79552</text:p>
          </table:table-cell>
          <table:table-cell office:value-type="float" office:value="14.471" calcext:value-type="float">
            <text:p>14.471</text:p>
          </table:table-cell>
          <table:table-cell office:value-type="string" calcext:value-type="string">
            <text:p>globalInfo</text:p>
          </table:table-cell>
          <table:table-cell office:value-type="float" office:value="5.12911" calcext:value-type="float">
            <text:p>5.12911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6]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CC:</text:p>
          </table:table-cell>
          <table:table-cell office:value-type="float" office:value="2.55576" calcext:value-type="float">
            <text:p>2.5557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28676</text:p>
          </table:table-cell>
          <table:table-cell office:value-type="float" office:value="14.311" calcext:value-type="float">
            <text:p>14.311</text:p>
          </table:table-cell>
          <table:table-cell office:value-type="string" calcext:value-type="string">
            <text:p>globalInfo</text:p>
          </table:table-cell>
          <table:table-cell office:value-type="float" office:value="5.10443" calcext:value-type="float">
            <text:p>5.1044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7]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CC:</text:p>
          </table:table-cell>
          <table:table-cell office:value-type="float" office:value="4.7694" calcext:value-type="float">
            <text:p>4.769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53424</text:p>
          </table:table-cell>
          <table:table-cell office:value-type="float" office:value="14.309" calcext:value-type="float">
            <text:p>14.309</text:p>
          </table:table-cell>
          <table:table-cell office:value-type="string" calcext:value-type="string">
            <text:p>globalInfo</text:p>
          </table:table-cell>
          <table:table-cell office:value-type="float" office:value="5.29976" calcext:value-type="float">
            <text:p>5.29976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8]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CC:</text:p>
          </table:table-cell>
          <table:table-cell office:value-type="float" office:value="12.0535" calcext:value-type="float">
            <text:p>12.05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46944</text:p>
          </table:table-cell>
          <table:table-cell office:value-type="float" office:value="14.209" calcext:value-type="float">
            <text:p>14.209</text:p>
          </table:table-cell>
          <table:table-cell office:value-type="string" calcext:value-type="string">
            <text:p>globalInfo</text:p>
          </table:table-cell>
          <table:table-cell office:value-type="float" office:value="5.24845" calcext:value-type="float">
            <text:p>5.24845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5]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CC:</text:p>
          </table:table-cell>
          <table:table-cell office:value-type="float" office:value="3.25272" calcext:value-type="float">
            <text:p>3.252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5727e-05</text:p>
          </table:table-cell>
          <table:table-cell office:value-type="float" office:value="14.145" calcext:value-type="float">
            <text:p>14.145</text:p>
          </table:table-cell>
          <table:table-cell office:value-type="string" calcext:value-type="string">
            <text:p>globalInfo</text:p>
          </table:table-cell>
          <table:table-cell office:value-type="float" office:value="5.58147" calcext:value-type="float">
            <text:p>5.58147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]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CC:</text:p>
          </table:table-cell>
          <table:table-cell office:value-type="float" office:value="19.6979" calcext:value-type="float">
            <text:p>19.69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5949</text:p>
          </table:table-cell>
          <table:table-cell office:value-type="float" office:value="14.142" calcext:value-type="float">
            <text:p>14.142</text:p>
          </table:table-cell>
          <table:table-cell office:value-type="string" calcext:value-type="string">
            <text:p>globalInfo</text:p>
          </table:table-cell>
          <table:table-cell office:value-type="float" office:value="4.8951" calcext:value-type="float">
            <text:p>4.8951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9]</text:p>
          </table:table-cell>
          <table:table-cell office:value-type="float" office:value="1.022" calcext:value-type="float">
            <text:p>1.022</text:p>
          </table:table-cell>
          <table:table-cell office:value-type="string" calcext:value-type="string">
            <text:p>CC:</text:p>
          </table:table-cell>
          <table:table-cell office:value-type="float" office:value="11.3563" calcext:value-type="float">
            <text:p>11.356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28</text:p>
          </table:table-cell>
          <table:table-cell office:value-type="float" office:value="13.978" calcext:value-type="float">
            <text:p>13.978</text:p>
          </table:table-cell>
          <table:table-cell office:value-type="string" calcext:value-type="string">
            <text:p>globalInfo</text:p>
          </table:table-cell>
          <table:table-cell office:value-type="float" office:value="5.13263" calcext:value-type="float">
            <text:p>5.13263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3]</text:p>
          </table:table-cell>
          <table:table-cell office:value-type="float" office:value="1.619" calcext:value-type="float">
            <text:p>1.619</text:p>
          </table:table-cell>
          <table:table-cell office:value-type="string" calcext:value-type="string">
            <text:p>CC:</text:p>
          </table:table-cell>
          <table:table-cell office:value-type="float" office:value="11.8149" calcext:value-type="float">
            <text:p>11.814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4605</text:p>
          </table:table-cell>
          <table:table-cell office:value-type="float" office:value="13.381" calcext:value-type="float">
            <text:p>13.381</text:p>
          </table:table-cell>
          <table:table-cell office:value-type="string" calcext:value-type="string">
            <text:p>globalInfo</text:p>
          </table:table-cell>
          <table:table-cell office:value-type="float" office:value="5.04862" calcext:value-type="float">
            <text:p>5.04862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5]</text:p>
          </table:table-cell>
          <table:table-cell office:value-type="float" office:value="1.717" calcext:value-type="float">
            <text:p>1.717</text:p>
          </table:table-cell>
          <table:table-cell office:value-type="string" calcext:value-type="string">
            <text:p>CC:</text:p>
          </table:table-cell>
          <table:table-cell office:value-type="float" office:value="8.37235" calcext:value-type="float">
            <text:p>8.3723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5582e-05</text:p>
          </table:table-cell>
          <table:table-cell office:value-type="float" office:value="13.283" calcext:value-type="float">
            <text:p>13.283</text:p>
          </table:table-cell>
          <table:table-cell office:value-type="string" calcext:value-type="string">
            <text:p>globalInfo</text:p>
          </table:table-cell>
          <table:table-cell office:value-type="float" office:value="5.58147" calcext:value-type="float">
            <text:p>5.58147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17]</text:p>
          </table:table-cell>
          <table:table-cell office:value-type="float" office:value="5.661" calcext:value-type="float">
            <text:p>5.661</text:p>
          </table:table-cell>
          <table:table-cell office:value-type="string" calcext:value-type="string">
            <text:p>CC:</text:p>
          </table:table-cell>
          <table:table-cell office:value-type="float" office:value="13.8254" calcext:value-type="float">
            <text:p>13.825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70395</text:p>
          </table:table-cell>
          <table:table-cell office:value-type="float" office:value="9.339" calcext:value-type="float">
            <text:p>9.339</text:p>
          </table:table-cell>
          <table:table-cell office:value-type="string" calcext:value-type="string">
            <text:p>globalInfo</text:p>
          </table:table-cell>
          <table:table-cell office:value-type="float" office:value="5.23588" calcext:value-type="float">
            <text:p>5.23588</text:p>
          </table:table-cell>
        </table:table-row>
        <table:table-row table:style-name="ro1">
          <table:table-cell office:value-type="string" calcext:value-type="string">
            <text:p>round15</text:p>
          </table:table-cell>
          <table:table-cell office:value-type="string" calcext:value-type="string">
            <text:p>C[21]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CC:</text:p>
          </table:table-cell>
          <table:table-cell office:value-type="float" office:value="2.83384" calcext:value-type="float">
            <text:p>2.8338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396977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globalInfo</text:p>
          </table:table-cell>
          <table:table-cell office:value-type="float" office:value="5.55445" calcext:value-type="float">
            <text:p>5.55445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]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C:</text:p>
          </table:table-cell>
          <table:table-cell office:value-type="float" office:value="6.66023" calcext:value-type="float">
            <text:p>6.6602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09841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globalInfo</text:p>
          </table:table-cell>
          <table:table-cell office:value-type="float" office:value="5.55358" calcext:value-type="float">
            <text:p>5.55358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7]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CC:</text:p>
          </table:table-cell>
          <table:table-cell office:value-type="float" office:value="18.4517" calcext:value-type="float">
            <text:p>18.451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058</text:p>
          </table:table-cell>
          <table:table-cell office:value-type="float" office:value="14.717" calcext:value-type="float">
            <text:p>14.717</text:p>
          </table:table-cell>
          <table:table-cell office:value-type="string" calcext:value-type="string">
            <text:p>globalInfo</text:p>
          </table:table-cell>
          <table:table-cell office:value-type="float" office:value="4.97238" calcext:value-type="float">
            <text:p>4.97238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0]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CC:</text:p>
          </table:table-cell>
          <table:table-cell office:value-type="float" office:value="18.4438" calcext:value-type="float">
            <text:p>18.443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24424</text:p>
          </table:table-cell>
          <table:table-cell office:value-type="float" office:value="14.673" calcext:value-type="float">
            <text:p>14.673</text:p>
          </table:table-cell>
          <table:table-cell office:value-type="string" calcext:value-type="string">
            <text:p>globalInfo</text:p>
          </table:table-cell>
          <table:table-cell office:value-type="float" office:value="5.10649" calcext:value-type="float">
            <text:p>5.10649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1]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CC:</text:p>
          </table:table-cell>
          <table:table-cell office:value-type="float" office:value="13.6601" calcext:value-type="float">
            <text:p>13.660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6132</text:p>
          </table:table-cell>
          <table:table-cell office:value-type="float" office:value="14.653" calcext:value-type="float">
            <text:p>14.653</text:p>
          </table:table-cell>
          <table:table-cell office:value-type="string" calcext:value-type="string">
            <text:p>globalInfo</text:p>
          </table:table-cell>
          <table:table-cell office:value-type="float" office:value="5.13419" calcext:value-type="float">
            <text:p>5.13419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2]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CC:</text:p>
          </table:table-cell>
          <table:table-cell office:value-type="float" office:value="16.4385" calcext:value-type="float">
            <text:p>16.438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07502</text:p>
          </table:table-cell>
          <table:table-cell office:value-type="float" office:value="14.613" calcext:value-type="float">
            <text:p>14.613</text:p>
          </table:table-cell>
          <table:table-cell office:value-type="string" calcext:value-type="string">
            <text:p>globalInfo</text:p>
          </table:table-cell>
          <table:table-cell office:value-type="float" office:value="5.16458" calcext:value-type="float">
            <text:p>5.16458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4]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C:</text:p>
          </table:table-cell>
          <table:table-cell office:value-type="float" office:value="19.3606" calcext:value-type="float">
            <text:p>19.360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42014</text:p>
          </table:table-cell>
          <table:table-cell office:value-type="float" office:value="14.58" calcext:value-type="float">
            <text:p>14.58</text:p>
          </table:table-cell>
          <table:table-cell office:value-type="string" calcext:value-type="string">
            <text:p>globalInfo</text:p>
          </table:table-cell>
          <table:table-cell office:value-type="float" office:value="5.12961" calcext:value-type="float">
            <text:p>5.12961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0]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C:</text:p>
          </table:table-cell>
          <table:table-cell office:value-type="float" office:value="3.14479" calcext:value-type="float">
            <text:p>3.144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43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globalInfo</text:p>
          </table:table-cell>
          <table:table-cell office:value-type="float" office:value="5.1334" calcext:value-type="float">
            <text:p>5.1334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6]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CC:</text:p>
          </table:table-cell>
          <table:table-cell office:value-type="float" office:value="1.54717" calcext:value-type="float">
            <text:p>1.5471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693</text:p>
          </table:table-cell>
          <table:table-cell office:value-type="float" office:value="14.518" calcext:value-type="float">
            <text:p>14.518</text:p>
          </table:table-cell>
          <table:table-cell office:value-type="string" calcext:value-type="string">
            <text:p>globalInfo</text:p>
          </table:table-cell>
          <table:table-cell office:value-type="float" office:value="5.29222" calcext:value-type="float">
            <text:p>5.29222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7]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CC:</text:p>
          </table:table-cell>
          <table:table-cell office:value-type="float" office:value="6.94856" calcext:value-type="float">
            <text:p>6.9485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8389</text:p>
          </table:table-cell>
          <table:table-cell office:value-type="float" office:value="14.495" calcext:value-type="float">
            <text:p>14.495</text:p>
          </table:table-cell>
          <table:table-cell office:value-type="string" calcext:value-type="string">
            <text:p>globalInfo</text:p>
          </table:table-cell>
          <table:table-cell office:value-type="float" office:value="5.2287" calcext:value-type="float">
            <text:p>5.2287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8]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CC:</text:p>
          </table:table-cell>
          <table:table-cell office:value-type="float" office:value="3.45323" calcext:value-type="float">
            <text:p>3.45323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7621</text:p>
          </table:table-cell>
          <table:table-cell office:value-type="float" office:value="14.432" calcext:value-type="float">
            <text:p>14.432</text:p>
          </table:table-cell>
          <table:table-cell office:value-type="string" calcext:value-type="string">
            <text:p>globalInfo</text:p>
          </table:table-cell>
          <table:table-cell office:value-type="float" office:value="5.14432" calcext:value-type="float">
            <text:p>5.14432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9]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CC:</text:p>
          </table:table-cell>
          <table:table-cell office:value-type="float" office:value="10.5157" calcext:value-type="float">
            <text:p>10.515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62286</text:p>
          </table:table-cell>
          <table:table-cell office:value-type="float" office:value="14.418" calcext:value-type="float">
            <text:p>14.418</text:p>
          </table:table-cell>
          <table:table-cell office:value-type="string" calcext:value-type="string">
            <text:p>globalInfo</text:p>
          </table:table-cell>
          <table:table-cell office:value-type="float" office:value="5.04108" calcext:value-type="float">
            <text:p>5.04108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5]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CC:</text:p>
          </table:table-cell>
          <table:table-cell office:value-type="float" office:value="8.83328" calcext:value-type="float">
            <text:p>8.8332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00127</text:p>
          </table:table-cell>
          <table:table-cell office:value-type="float" office:value="14.403" calcext:value-type="float">
            <text:p>14.403</text:p>
          </table:table-cell>
          <table:table-cell office:value-type="string" calcext:value-type="string">
            <text:p>globalInfo</text:p>
          </table:table-cell>
          <table:table-cell office:value-type="float" office:value="5.12916" calcext:value-type="float">
            <text:p>5.12916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0]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CC:</text:p>
          </table:table-cell>
          <table:table-cell office:value-type="float" office:value="5.52933" calcext:value-type="float">
            <text:p>5.5293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431</text:p>
          </table:table-cell>
          <table:table-cell office:value-type="float" office:value="14.355" calcext:value-type="float">
            <text:p>14.355</text:p>
          </table:table-cell>
          <table:table-cell office:value-type="string" calcext:value-type="string">
            <text:p>globalInfo</text:p>
          </table:table-cell>
          <table:table-cell office:value-type="float" office:value="5.00086" calcext:value-type="float">
            <text:p>5.00086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3]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CC:</text:p>
          </table:table-cell>
          <table:table-cell office:value-type="float" office:value="18.157" calcext:value-type="float">
            <text:p>18.15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878</text:p>
          </table:table-cell>
          <table:table-cell office:value-type="float" office:value="14.303" calcext:value-type="float">
            <text:p>14.303</text:p>
          </table:table-cell>
          <table:table-cell office:value-type="string" calcext:value-type="string">
            <text:p>globalInfo</text:p>
          </table:table-cell>
          <table:table-cell office:value-type="float" office:value="5.03808" calcext:value-type="float">
            <text:p>5.03808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4]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CC:</text:p>
          </table:table-cell>
          <table:table-cell office:value-type="float" office:value="12.2012" calcext:value-type="float">
            <text:p>12.201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42146</text:p>
          </table:table-cell>
          <table:table-cell office:value-type="float" office:value="14.248" calcext:value-type="float">
            <text:p>14.248</text:p>
          </table:table-cell>
          <table:table-cell office:value-type="string" calcext:value-type="string">
            <text:p>globalInfo</text:p>
          </table:table-cell>
          <table:table-cell office:value-type="float" office:value="5.0979" calcext:value-type="float">
            <text:p>5.0979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6]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CC: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34877</text:p>
          </table:table-cell>
          <table:table-cell office:value-type="float" office:value="14.239" calcext:value-type="float">
            <text:p>14.239</text:p>
          </table:table-cell>
          <table:table-cell office:value-type="string" calcext:value-type="string">
            <text:p>globalInfo</text:p>
          </table:table-cell>
          <table:table-cell office:value-type="float" office:value="5.10142" calcext:value-type="float">
            <text:p>5.10142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9]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CC:</text:p>
          </table:table-cell>
          <table:table-cell office:value-type="float" office:value="10.7794" calcext:value-type="float">
            <text:p>10.779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7502</text:p>
          </table:table-cell>
          <table:table-cell office:value-type="float" office:value="14.132" calcext:value-type="float">
            <text:p>14.132</text:p>
          </table:table-cell>
          <table:table-cell office:value-type="string" calcext:value-type="string">
            <text:p>globalInfo</text:p>
          </table:table-cell>
          <table:table-cell office:value-type="float" office:value="5.14427" calcext:value-type="float">
            <text:p>5.14427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2]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CC:</text:p>
          </table:table-cell>
          <table:table-cell office:value-type="float" office:value="8.82458" calcext:value-type="float">
            <text:p>8.824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8307</text:p>
          </table:table-cell>
          <table:table-cell office:value-type="float" office:value="14.034" calcext:value-type="float">
            <text:p>14.034</text:p>
          </table:table-cell>
          <table:table-cell office:value-type="string" calcext:value-type="string">
            <text:p>globalInfo</text:p>
          </table:table-cell>
          <table:table-cell office:value-type="float" office:value="4.884" calcext:value-type="float">
            <text:p>4.884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5]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CC:</text:p>
          </table:table-cell>
          <table:table-cell office:value-type="float" office:value="10.3226" calcext:value-type="float">
            <text:p>10.32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2.0538e-05</text:p>
          </table:table-cell>
          <table:table-cell office:value-type="float" office:value="14.029" calcext:value-type="float">
            <text:p>14.029</text:p>
          </table:table-cell>
          <table:table-cell office:value-type="string" calcext:value-type="string">
            <text:p>globalInfo</text:p>
          </table:table-cell>
          <table:table-cell office:value-type="float" office:value="5.58151" calcext:value-type="float">
            <text:p>5.58151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6]</text:p>
          </table:table-cell>
          <table:table-cell office:value-type="float" office:value="1.303" calcext:value-type="float">
            <text:p>1.303</text:p>
          </table:table-cell>
          <table:table-cell office:value-type="string" calcext:value-type="string">
            <text:p>CC:</text:p>
          </table:table-cell>
          <table:table-cell office:value-type="float" office:value="14.9678" calcext:value-type="float">
            <text:p>14.967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41908</text:p>
          </table:table-cell>
          <table:table-cell office:value-type="float" office:value="13.697" calcext:value-type="float">
            <text:p>13.697</text:p>
          </table:table-cell>
          <table:table-cell office:value-type="string" calcext:value-type="string">
            <text:p>globalInfo</text:p>
          </table:table-cell>
          <table:table-cell office:value-type="float" office:value="5.05055" calcext:value-type="float">
            <text:p>5.05055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13]</text:p>
          </table:table-cell>
          <table:table-cell office:value-type="float" office:value="6.496" calcext:value-type="float">
            <text:p>6.496</text:p>
          </table:table-cell>
          <table:table-cell office:value-type="string" calcext:value-type="string">
            <text:p>CC:</text:p>
          </table:table-cell>
          <table:table-cell office:value-type="float" office:value="2.43582" calcext:value-type="float">
            <text:p>2.4358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37928</text:p>
          </table:table-cell>
          <table:table-cell office:value-type="float" office:value="8.504" calcext:value-type="float">
            <text:p>8.504</text:p>
          </table:table-cell>
          <table:table-cell office:value-type="string" calcext:value-type="string">
            <text:p>globalInfo</text:p>
          </table:table-cell>
          <table:table-cell office:value-type="float" office:value="5.13065" calcext:value-type="float">
            <text:p>5.13065</text:p>
          </table:table-cell>
        </table:table-row>
        <table:table-row table:style-name="ro1">
          <table:table-cell office:value-type="string" calcext:value-type="string">
            <text:p>round16</text:p>
          </table:table-cell>
          <table:table-cell office:value-type="string" calcext:value-type="string">
            <text:p>C[3]</text:p>
          </table:table-cell>
          <table:table-cell office:value-type="float" office:value="8.682" calcext:value-type="float">
            <text:p>8.682</text:p>
          </table:table-cell>
          <table:table-cell office:value-type="string" calcext:value-type="string">
            <text:p>CC:</text:p>
          </table:table-cell>
          <table:table-cell office:value-type="float" office:value="3.2351" calcext:value-type="float">
            <text:p>3.235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62901</text:p>
          </table:table-cell>
          <table:table-cell office:value-type="float" office:value="8.682" calcext:value-type="float">
            <text:p>8.682</text:p>
          </table:table-cell>
          <table:table-cell office:value-type="string" calcext:value-type="string">
            <text:p>globalInfo</text:p>
          </table:table-cell>
          <table:table-cell office:value-type="float" office:value="5.0408" calcext:value-type="float">
            <text:p>5.0408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]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CC:</text:p>
          </table:table-cell>
          <table:table-cell office:value-type="float" office:value="15.3671" calcext:value-type="float">
            <text:p>15.36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96</text:p>
          </table:table-cell>
          <table:table-cell office:value-type="float" office:value="14.741" calcext:value-type="float">
            <text:p>14.741</text:p>
          </table:table-cell>
          <table:table-cell office:value-type="string" calcext:value-type="string">
            <text:p>globalInfo</text:p>
          </table:table-cell>
          <table:table-cell office:value-type="float" office:value="5.55282" calcext:value-type="float">
            <text:p>5.55282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8]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CC:</text:p>
          </table:table-cell>
          <table:table-cell office:value-type="float" office:value="6.10503" calcext:value-type="float">
            <text:p>6.105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60904</text:p>
          </table:table-cell>
          <table:table-cell office:value-type="float" office:value="14.726" calcext:value-type="float">
            <text:p>14.726</text:p>
          </table:table-cell>
          <table:table-cell office:value-type="string" calcext:value-type="string">
            <text:p>globalInfo</text:p>
          </table:table-cell>
          <table:table-cell office:value-type="float" office:value="5.24095" calcext:value-type="float">
            <text:p>5.24095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0]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CC:</text:p>
          </table:table-cell>
          <table:table-cell office:value-type="float" office:value="15.937" calcext:value-type="float">
            <text:p>15.93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95</text:p>
          </table:table-cell>
          <table:table-cell office:value-type="float" office:value="14.712" calcext:value-type="float">
            <text:p>14.712</text:p>
          </table:table-cell>
          <table:table-cell office:value-type="string" calcext:value-type="string">
            <text:p>globalInfo</text:p>
          </table:table-cell>
          <table:table-cell office:value-type="float" office:value="4.99312" calcext:value-type="float">
            <text:p>4.99312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4]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CC:</text:p>
          </table:table-cell>
          <table:table-cell office:value-type="float" office:value="4.88943" calcext:value-type="float">
            <text:p>4.8894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81</text:p>
          </table:table-cell>
          <table:table-cell office:value-type="float" office:value="14.653" calcext:value-type="float">
            <text:p>14.653</text:p>
          </table:table-cell>
          <table:table-cell office:value-type="string" calcext:value-type="string">
            <text:p>globalInfo</text:p>
          </table:table-cell>
          <table:table-cell office:value-type="float" office:value="4.99383" calcext:value-type="float">
            <text:p>4.99383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0]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CC:</text:p>
          </table:table-cell>
          <table:table-cell office:value-type="float" office:value="14.0716" calcext:value-type="float">
            <text:p>14.071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36563</text:p>
          </table:table-cell>
          <table:table-cell office:value-type="float" office:value="14.617" calcext:value-type="float">
            <text:p>14.617</text:p>
          </table:table-cell>
          <table:table-cell office:value-type="string" calcext:value-type="string">
            <text:p>globalInfo</text:p>
          </table:table-cell>
          <table:table-cell office:value-type="float" office:value="5.12956" calcext:value-type="float">
            <text:p>5.12956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7]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CC:</text:p>
          </table:table-cell>
          <table:table-cell office:value-type="float" office:value="15.7038" calcext:value-type="float">
            <text:p>15.703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5501</text:p>
          </table:table-cell>
          <table:table-cell office:value-type="float" office:value="14.616" calcext:value-type="float">
            <text:p>14.616</text:p>
          </table:table-cell>
          <table:table-cell office:value-type="string" calcext:value-type="string">
            <text:p>globalInfo</text:p>
          </table:table-cell>
          <table:table-cell office:value-type="float" office:value="5.22255" calcext:value-type="float">
            <text:p>5.22255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1]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CC:</text:p>
          </table:table-cell>
          <table:table-cell office:value-type="float" office:value="5.59305" calcext:value-type="float">
            <text:p>5.59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83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globalInfo</text:p>
          </table:table-cell>
          <table:table-cell office:value-type="float" office:value="5.55283" calcext:value-type="float">
            <text:p>5.55283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6]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CC:</text:p>
          </table:table-cell>
          <table:table-cell office:value-type="float" office:value="1.5239" calcext:value-type="float">
            <text:p>1.523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41534</text:p>
          </table:table-cell>
          <table:table-cell office:value-type="float" office:value="14.503" calcext:value-type="float">
            <text:p>14.503</text:p>
          </table:table-cell>
          <table:table-cell office:value-type="string" calcext:value-type="string">
            <text:p>globalInfo</text:p>
          </table:table-cell>
          <table:table-cell office:value-type="float" office:value="5.12961" calcext:value-type="float">
            <text:p>5.12961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8]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CC:</text:p>
          </table:table-cell>
          <table:table-cell office:value-type="float" office:value="19.696" calcext:value-type="float">
            <text:p>19.69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5501</text:p>
          </table:table-cell>
          <table:table-cell office:value-type="float" office:value="14.449" calcext:value-type="float">
            <text:p>14.449</text:p>
          </table:table-cell>
          <table:table-cell office:value-type="string" calcext:value-type="string">
            <text:p>globalInfo</text:p>
          </table:table-cell>
          <table:table-cell office:value-type="float" office:value="5.22255" calcext:value-type="float">
            <text:p>5.22255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9]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CC:</text:p>
          </table:table-cell>
          <table:table-cell office:value-type="float" office:value="14.2627" calcext:value-type="float">
            <text:p>14.262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728</text:p>
          </table:table-cell>
          <table:table-cell office:value-type="float" office:value="14.445" calcext:value-type="float">
            <text:p>14.445</text:p>
          </table:table-cell>
          <table:table-cell office:value-type="string" calcext:value-type="string">
            <text:p>globalInfo</text:p>
          </table:table-cell>
          <table:table-cell office:value-type="float" office:value="4.87735" calcext:value-type="float">
            <text:p>4.87735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9]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CC:</text:p>
          </table:table-cell>
          <table:table-cell office:value-type="float" office:value="11.1924" calcext:value-type="float">
            <text:p>11.1924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985636</text:p>
          </table:table-cell>
          <table:table-cell office:value-type="float" office:value="14.363" calcext:value-type="float">
            <text:p>14.363</text:p>
          </table:table-cell>
          <table:table-cell office:value-type="string" calcext:value-type="string">
            <text:p>globalInfo</text:p>
          </table:table-cell>
          <table:table-cell office:value-type="float" office:value="5.13116" calcext:value-type="float">
            <text:p>5.13116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7]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CC:</text:p>
          </table:table-cell>
          <table:table-cell office:value-type="float" office:value="1.40774" calcext:value-type="float">
            <text:p>1.407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1787</text:p>
          </table:table-cell>
          <table:table-cell office:value-type="float" office:value="14.345" calcext:value-type="float">
            <text:p>14.345</text:p>
          </table:table-cell>
          <table:table-cell office:value-type="string" calcext:value-type="string">
            <text:p>globalInfo</text:p>
          </table:table-cell>
          <table:table-cell office:value-type="float" office:value="5.13685" calcext:value-type="float">
            <text:p>5.13685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4]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CC:</text:p>
          </table:table-cell>
          <table:table-cell office:value-type="float" office:value="17.6079" calcext:value-type="float">
            <text:p>17.60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5509</text:p>
          </table:table-cell>
          <table:table-cell office:value-type="float" office:value="14.334" calcext:value-type="float">
            <text:p>14.334</text:p>
          </table:table-cell>
          <table:table-cell office:value-type="string" calcext:value-type="string">
            <text:p>globalInfo</text:p>
          </table:table-cell>
          <table:table-cell office:value-type="float" office:value="5.12976" calcext:value-type="float">
            <text:p>5.12976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18]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CC:</text:p>
          </table:table-cell>
          <table:table-cell office:value-type="float" office:value="11.2062" calcext:value-type="float">
            <text:p>11.20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843</text:p>
          </table:table-cell>
          <table:table-cell office:value-type="float" office:value="13.881" calcext:value-type="float">
            <text:p>13.881</text:p>
          </table:table-cell>
          <table:table-cell office:value-type="string" calcext:value-type="string">
            <text:p>globalInfo</text:p>
          </table:table-cell>
          <table:table-cell office:value-type="float" office:value="4.87682" calcext:value-type="float">
            <text:p>4.87682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9]</text:p>
          </table:table-cell>
          <table:table-cell office:value-type="float" office:value="1.188" calcext:value-type="float">
            <text:p>1.188</text:p>
          </table:table-cell>
          <table:table-cell office:value-type="string" calcext:value-type="string">
            <text:p>CC:</text:p>
          </table:table-cell>
          <table:table-cell office:value-type="float" office:value="6.88613" calcext:value-type="float">
            <text:p>6.8861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6792</text:p>
          </table:table-cell>
          <table:table-cell office:value-type="float" office:value="13.812" calcext:value-type="float">
            <text:p>13.812</text:p>
          </table:table-cell>
          <table:table-cell office:value-type="string" calcext:value-type="string">
            <text:p>globalInfo</text:p>
          </table:table-cell>
          <table:table-cell office:value-type="float" office:value="4.98884" calcext:value-type="float">
            <text:p>4.98884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7]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CC:</text:p>
          </table:table-cell>
          <table:table-cell office:value-type="float" office:value="6.71782" calcext:value-type="float">
            <text:p>6.7178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1168</text:p>
          </table:table-cell>
          <table:table-cell office:value-type="float" office:value="13.803" calcext:value-type="float">
            <text:p>13.803</text:p>
          </table:table-cell>
          <table:table-cell office:value-type="string" calcext:value-type="string">
            <text:p>globalInfo</text:p>
          </table:table-cell>
          <table:table-cell office:value-type="float" office:value="5.29543" calcext:value-type="float">
            <text:p>5.29543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]</text:p>
          </table:table-cell>
          <table:table-cell office:value-type="float" office:value="1.201" calcext:value-type="float">
            <text:p>1.201</text:p>
          </table:table-cell>
          <table:table-cell office:value-type="string" calcext:value-type="string">
            <text:p>CC:</text:p>
          </table:table-cell>
          <table:table-cell office:value-type="float" office:value="9.77081" calcext:value-type="float">
            <text:p>9.770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0286</text:p>
          </table:table-cell>
          <table:table-cell office:value-type="float" office:value="13.799" calcext:value-type="float">
            <text:p>13.799</text:p>
          </table:table-cell>
          <table:table-cell office:value-type="string" calcext:value-type="string">
            <text:p>globalInfo</text:p>
          </table:table-cell>
          <table:table-cell office:value-type="float" office:value="5.14558" calcext:value-type="float">
            <text:p>5.14558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0]</text:p>
          </table:table-cell>
          <table:table-cell office:value-type="float" office:value="1.534" calcext:value-type="float">
            <text:p>1.534</text:p>
          </table:table-cell>
          <table:table-cell office:value-type="string" calcext:value-type="string">
            <text:p>CC:</text:p>
          </table:table-cell>
          <table:table-cell office:value-type="float" office:value="12.9754" calcext:value-type="float">
            <text:p>12.97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95</text:p>
          </table:table-cell>
          <table:table-cell office:value-type="float" office:value="13.466" calcext:value-type="float">
            <text:p>13.466</text:p>
          </table:table-cell>
          <table:table-cell office:value-type="string" calcext:value-type="string">
            <text:p>globalInfo</text:p>
          </table:table-cell>
          <table:table-cell office:value-type="float" office:value="5.13411" calcext:value-type="float">
            <text:p>5.13411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23]</text:p>
          </table:table-cell>
          <table:table-cell office:value-type="float" office:value="5.444" calcext:value-type="float">
            <text:p>5.444</text:p>
          </table:table-cell>
          <table:table-cell office:value-type="string" calcext:value-type="string">
            <text:p>CC:</text:p>
          </table:table-cell>
          <table:table-cell office:value-type="float" office:value="16.625" calcext:value-type="float">
            <text:p>16.6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83068</text:p>
          </table:table-cell>
          <table:table-cell office:value-type="float" office:value="9.556" calcext:value-type="float">
            <text:p>9.556</text:p>
          </table:table-cell>
          <table:table-cell office:value-type="string" calcext:value-type="string">
            <text:p>globalInfo</text:p>
          </table:table-cell>
          <table:table-cell office:value-type="float" office:value="5.03149" calcext:value-type="float">
            <text:p>5.03149</text:p>
          </table:table-cell>
        </table:table-row>
        <table:table-row table:style-name="ro1">
          <table:table-cell office:value-type="string" calcext:value-type="string">
            <text:p>round17</text:p>
          </table:table-cell>
          <table:table-cell office:value-type="string" calcext:value-type="string">
            <text:p>C[5]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CC:</text:p>
          </table:table-cell>
          <table:table-cell office:value-type="float" office:value="15.9596" calcext:value-type="float">
            <text:p>15.959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1.71161e-05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globalInfo</text:p>
          </table:table-cell>
          <table:table-cell office:value-type="float" office:value="5.58153" calcext:value-type="float">
            <text:p>5.58153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0]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CC:</text:p>
          </table:table-cell>
          <table:table-cell office:value-type="float" office:value="14.0716" calcext:value-type="float">
            <text:p>14.071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36563</text:p>
          </table:table-cell>
          <table:table-cell office:value-type="float" office:value="14.719" calcext:value-type="float">
            <text:p>14.719</text:p>
          </table:table-cell>
          <table:table-cell office:value-type="string" calcext:value-type="string">
            <text:p>globalInfo</text:p>
          </table:table-cell>
          <table:table-cell office:value-type="float" office:value="5.12956" calcext:value-type="float">
            <text:p>5.12956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]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CC:</text:p>
          </table:table-cell>
          <table:table-cell office:value-type="float" office:value="15.3671" calcext:value-type="float">
            <text:p>15.36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96</text:p>
          </table:table-cell>
          <table:table-cell office:value-type="float" office:value="14.651" calcext:value-type="float">
            <text:p>14.651</text:p>
          </table:table-cell>
          <table:table-cell office:value-type="string" calcext:value-type="string">
            <text:p>globalInfo</text:p>
          </table:table-cell>
          <table:table-cell office:value-type="float" office:value="5.55282" calcext:value-type="float">
            <text:p>5.55282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3]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CC: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5085</text:p>
          </table:table-cell>
          <table:table-cell office:value-type="float" office:value="14.627" calcext:value-type="float">
            <text:p>14.627</text:p>
          </table:table-cell>
          <table:table-cell office:value-type="string" calcext:value-type="string">
            <text:p>globalInfo</text:p>
          </table:table-cell>
          <table:table-cell office:value-type="float" office:value="5.04639" calcext:value-type="float">
            <text:p>5.04639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4]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CC:</text:p>
          </table:table-cell>
          <table:table-cell office:value-type="float" office:value="17.6079" calcext:value-type="float">
            <text:p>17.607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5509</text:p>
          </table:table-cell>
          <table:table-cell office:value-type="float" office:value="14.589" calcext:value-type="float">
            <text:p>14.589</text:p>
          </table:table-cell>
          <table:table-cell office:value-type="string" calcext:value-type="string">
            <text:p>globalInfo</text:p>
          </table:table-cell>
          <table:table-cell office:value-type="float" office:value="5.12976" calcext:value-type="float">
            <text:p>5.12976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4]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CC:</text:p>
          </table:table-cell>
          <table:table-cell office:value-type="float" office:value="4.88943" calcext:value-type="float">
            <text:p>4.8894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81</text:p>
          </table:table-cell>
          <table:table-cell office:value-type="float" office:value="14.589" calcext:value-type="float">
            <text:p>14.589</text:p>
          </table:table-cell>
          <table:table-cell office:value-type="string" calcext:value-type="string">
            <text:p>globalInfo</text:p>
          </table:table-cell>
          <table:table-cell office:value-type="float" office:value="4.99383" calcext:value-type="float">
            <text:p>4.99383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5]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CC:</text:p>
          </table:table-cell>
          <table:table-cell office:value-type="float" office:value="5.50846" calcext:value-type="float">
            <text:p>5.5084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805492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globalInfo</text:p>
          </table:table-cell>
          <table:table-cell office:value-type="float" office:value="5.12922" calcext:value-type="float">
            <text:p>5.12922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7]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CC:</text:p>
          </table:table-cell>
          <table:table-cell office:value-type="float" office:value="15.7038" calcext:value-type="float">
            <text:p>15.7038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595501</text:p>
          </table:table-cell>
          <table:table-cell office:value-type="float" office:value="14.528" calcext:value-type="float">
            <text:p>14.528</text:p>
          </table:table-cell>
          <table:table-cell office:value-type="string" calcext:value-type="string">
            <text:p>globalInfo</text:p>
          </table:table-cell>
          <table:table-cell office:value-type="float" office:value="5.22255" calcext:value-type="float">
            <text:p>5.2225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7]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CC:</text:p>
          </table:table-cell>
          <table:table-cell office:value-type="float" office:value="1.40774" calcext:value-type="float">
            <text:p>1.407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1787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globalInfo</text:p>
          </table:table-cell>
          <table:table-cell office:value-type="float" office:value="5.13685" calcext:value-type="float">
            <text:p>5.1368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8]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C:</text:p>
          </table:table-cell>
          <table:table-cell office:value-type="float" office:value="11.2062" calcext:value-type="float">
            <text:p>11.2062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843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globalInfo</text:p>
          </table:table-cell>
          <table:table-cell office:value-type="float" office:value="4.87682" calcext:value-type="float">
            <text:p>4.87682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0]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CC:</text:p>
          </table:table-cell>
          <table:table-cell office:value-type="float" office:value="12.9754" calcext:value-type="float">
            <text:p>12.975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595</text:p>
          </table:table-cell>
          <table:table-cell office:value-type="float" office:value="14.443" calcext:value-type="float">
            <text:p>14.443</text:p>
          </table:table-cell>
          <table:table-cell office:value-type="string" calcext:value-type="string">
            <text:p>globalInfo</text:p>
          </table:table-cell>
          <table:table-cell office:value-type="float" office:value="5.13411" calcext:value-type="float">
            <text:p>5.13411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1]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CC:</text:p>
          </table:table-cell>
          <table:table-cell office:value-type="float" office:value="5.59305" calcext:value-type="float">
            <text:p>5.5930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420983</text:p>
          </table:table-cell>
          <table:table-cell office:value-type="float" office:value="14.374" calcext:value-type="float">
            <text:p>14.374</text:p>
          </table:table-cell>
          <table:table-cell office:value-type="string" calcext:value-type="string">
            <text:p>globalInfo</text:p>
          </table:table-cell>
          <table:table-cell office:value-type="float" office:value="5.55283" calcext:value-type="float">
            <text:p>5.55283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2]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CC:</text:p>
          </table:table-cell>
          <table:table-cell office:value-type="float" office:value="5.19545" calcext:value-type="float">
            <text:p>5.1954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0262</text:p>
          </table:table-cell>
          <table:table-cell office:value-type="float" office:value="14.248" calcext:value-type="float">
            <text:p>14.248</text:p>
          </table:table-cell>
          <table:table-cell office:value-type="string" calcext:value-type="string">
            <text:p>globalInfo</text:p>
          </table:table-cell>
          <table:table-cell office:value-type="float" office:value="4.87486" calcext:value-type="float">
            <text:p>4.87486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4]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CC:</text:p>
          </table:table-cell>
          <table:table-cell office:value-type="float" office:value="4.18814" calcext:value-type="float">
            <text:p>4.1881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5564</text:p>
          </table:table-cell>
          <table:table-cell office:value-type="float" office:value="14.172" calcext:value-type="float">
            <text:p>14.172</text:p>
          </table:table-cell>
          <table:table-cell office:value-type="string" calcext:value-type="string">
            <text:p>globalInfo</text:p>
          </table:table-cell>
          <table:table-cell office:value-type="float" office:value="5.0914" calcext:value-type="float">
            <text:p>5.0914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2]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CC:</text:p>
          </table:table-cell>
          <table:table-cell office:value-type="float" office:value="1.96409" calcext:value-type="float">
            <text:p>1.964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18739</text:p>
          </table:table-cell>
          <table:table-cell office:value-type="float" office:value="14.164" calcext:value-type="float">
            <text:p>14.164</text:p>
          </table:table-cell>
          <table:table-cell office:value-type="string" calcext:value-type="string">
            <text:p>globalInfo</text:p>
          </table:table-cell>
          <table:table-cell office:value-type="float" office:value="5.15889" calcext:value-type="float">
            <text:p>5.15889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8]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CC:</text:p>
          </table:table-cell>
          <table:table-cell office:value-type="float" office:value="6.10503" calcext:value-type="float">
            <text:p>6.1050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560904</text:p>
          </table:table-cell>
          <table:table-cell office:value-type="float" office:value="14.157" calcext:value-type="float">
            <text:p>14.157</text:p>
          </table:table-cell>
          <table:table-cell office:value-type="string" calcext:value-type="string">
            <text:p>globalInfo</text:p>
          </table:table-cell>
          <table:table-cell office:value-type="float" office:value="5.24095" calcext:value-type="float">
            <text:p>5.24095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]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CC:</text:p>
          </table:table-cell>
          <table:table-cell office:value-type="float" office:value="9.77081" calcext:value-type="float">
            <text:p>9.770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30286</text:p>
          </table:table-cell>
          <table:table-cell office:value-type="float" office:value="13.914" calcext:value-type="float">
            <text:p>13.914</text:p>
          </table:table-cell>
          <table:table-cell office:value-type="string" calcext:value-type="string">
            <text:p>globalInfo</text:p>
          </table:table-cell>
          <table:table-cell office:value-type="float" office:value="5.14558" calcext:value-type="float">
            <text:p>5.14558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3]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CC:</text:p>
          </table:table-cell>
          <table:table-cell office:value-type="float" office:value="16.625" calcext:value-type="float">
            <text:p>16.625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83068</text:p>
          </table:table-cell>
          <table:table-cell office:value-type="float" office:value="13.882" calcext:value-type="float">
            <text:p>13.882</text:p>
          </table:table-cell>
          <table:table-cell office:value-type="string" calcext:value-type="string">
            <text:p>globalInfo</text:p>
          </table:table-cell>
          <table:table-cell office:value-type="float" office:value="5.03149" calcext:value-type="float">
            <text:p>5.03149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16]</text:p>
          </table:table-cell>
          <table:table-cell office:value-type="float" office:value="1.371" calcext:value-type="float">
            <text:p>1.371</text:p>
          </table:table-cell>
          <table:table-cell office:value-type="string" calcext:value-type="string">
            <text:p>CC:</text:p>
          </table:table-cell>
          <table:table-cell office:value-type="float" office:value="13.7701" calcext:value-type="float">
            <text:p>13.770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704</text:p>
          </table:table-cell>
          <table:table-cell office:value-type="float" office:value="13.629" calcext:value-type="float">
            <text:p>13.629</text:p>
          </table:table-cell>
          <table:table-cell office:value-type="string" calcext:value-type="string">
            <text:p>globalInfo</text:p>
          </table:table-cell>
          <table:table-cell office:value-type="float" office:value="5.2903" calcext:value-type="float">
            <text:p>5.2903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5]</text:p>
          </table:table-cell>
          <table:table-cell office:value-type="float" office:value="1.977" calcext:value-type="float">
            <text:p>1.977</text:p>
          </table:table-cell>
          <table:table-cell office:value-type="string" calcext:value-type="string">
            <text:p>CC:</text:p>
          </table:table-cell>
          <table:table-cell office:value-type="float" office:value="9.75329" calcext:value-type="float">
            <text:p>9.753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1.71219e-05</text:p>
          </table:table-cell>
          <table:table-cell office:value-type="float" office:value="13.023" calcext:value-type="float">
            <text:p>13.023</text:p>
          </table:table-cell>
          <table:table-cell office:value-type="string" calcext:value-type="string">
            <text:p>globalInfo</text:p>
          </table:table-cell>
          <table:table-cell office:value-type="float" office:value="5.58153" calcext:value-type="float">
            <text:p>5.58153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3]</text:p>
          </table:table-cell>
          <table:table-cell office:value-type="float" office:value="5.432" calcext:value-type="float">
            <text:p>5.432</text:p>
          </table:table-cell>
          <table:table-cell office:value-type="string" calcext:value-type="string">
            <text:p>CC:</text:p>
          </table:table-cell>
          <table:table-cell office:value-type="float" office:value="16.1181" calcext:value-type="float">
            <text:p>16.118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77097</text:p>
          </table:table-cell>
          <table:table-cell office:value-type="float" office:value="9.568" calcext:value-type="float">
            <text:p>9.568</text:p>
          </table:table-cell>
          <table:table-cell office:value-type="string" calcext:value-type="string">
            <text:p>globalInfo</text:p>
          </table:table-cell>
          <table:table-cell office:value-type="float" office:value="5.03424" calcext:value-type="float">
            <text:p>5.03424</text:p>
          </table:table-cell>
        </table:table-row>
        <table:table-row table:style-name="ro1">
          <table:table-cell office:value-type="string" calcext:value-type="string">
            <text:p>round18</text:p>
          </table:table-cell>
          <table:table-cell office:value-type="string" calcext:value-type="string">
            <text:p>C[29]</text:p>
          </table:table-cell>
          <table:table-cell office:value-type="float" office:value="5.459" calcext:value-type="float">
            <text:p>5.459</text:p>
          </table:table-cell>
          <table:table-cell office:value-type="string" calcext:value-type="string">
            <text:p>CC:</text:p>
          </table:table-cell>
          <table:table-cell office:value-type="float" office:value="14.2627" calcext:value-type="float">
            <text:p>14.262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29728</text:p>
          </table:table-cell>
          <table:table-cell office:value-type="float" office:value="9.541" calcext:value-type="float">
            <text:p>9.541</text:p>
          </table:table-cell>
          <table:table-cell office:value-type="string" calcext:value-type="string">
            <text:p>globalInfo</text:p>
          </table:table-cell>
          <table:table-cell office:value-type="float" office:value="4.87735" calcext:value-type="float">
            <text:p>4.87735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4]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CC:</text:p>
          </table:table-cell>
          <table:table-cell office:value-type="float" office:value="3.70626" calcext:value-type="float">
            <text:p>3.7062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4551</text:p>
          </table:table-cell>
          <table:table-cell office:value-type="float" office:value="14.737" calcext:value-type="float">
            <text:p>14.737</text:p>
          </table:table-cell>
          <table:table-cell office:value-type="string" calcext:value-type="string">
            <text:p>globalInfo</text:p>
          </table:table-cell>
          <table:table-cell office:value-type="float" office:value="5.1211" calcext:value-type="float">
            <text:p>5.1211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5]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CC:</text:p>
          </table:table-cell>
          <table:table-cell office:value-type="float" office:value="7.45956" calcext:value-type="float">
            <text:p>7.4595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246765</text:p>
          </table:table-cell>
          <table:table-cell office:value-type="float" office:value="14.718" calcext:value-type="float">
            <text:p>14.718</text:p>
          </table:table-cell>
          <table:table-cell office:value-type="string" calcext:value-type="string">
            <text:p>globalInfo</text:p>
          </table:table-cell>
          <table:table-cell office:value-type="float" office:value="5.56468" calcext:value-type="float">
            <text:p>5.56468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1]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CC:</text:p>
          </table:table-cell>
          <table:table-cell office:value-type="float" office:value="14.3368" calcext:value-type="float">
            <text:p>14.336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4056</text:p>
          </table:table-cell>
          <table:table-cell office:value-type="float" office:value="14.707" calcext:value-type="float">
            <text:p>14.707</text:p>
          </table:table-cell>
          <table:table-cell office:value-type="string" calcext:value-type="string">
            <text:p>globalInfo</text:p>
          </table:table-cell>
          <table:table-cell office:value-type="float" office:value="5.13322" calcext:value-type="float">
            <text:p>5.13322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4]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CC:</text:p>
          </table:table-cell>
          <table:table-cell office:value-type="float" office:value="2.92218" calcext:value-type="float">
            <text:p>2.9221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8961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globalInfo</text:p>
          </table:table-cell>
          <table:table-cell office:value-type="float" office:value="4.97788" calcext:value-type="float">
            <text:p>4.97788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6]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CC:</text:p>
          </table:table-cell>
          <table:table-cell office:value-type="float" office:value="15.6307" calcext:value-type="float">
            <text:p>15.630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0467037</text:p>
          </table:table-cell>
          <table:table-cell office:value-type="float" office:value="14.652" calcext:value-type="float">
            <text:p>14.652</text:p>
          </table:table-cell>
          <table:table-cell office:value-type="string" calcext:value-type="string">
            <text:p>globalInfo</text:p>
          </table:table-cell>
          <table:table-cell office:value-type="float" office:value="5.29216" calcext:value-type="float">
            <text:p>5.2921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2]</text:p>
          </table:table-cell>
          <table:table-cell office:value-type="float" office:value="0.376" calcext:value-type="float">
            <text:p>0.376</text:p>
          </table:table-cell>
          <table:table-cell office:value-type="string" calcext:value-type="string">
            <text:p>CC:</text:p>
          </table:table-cell>
          <table:table-cell office:value-type="float" office:value="15.5319" calcext:value-type="float">
            <text:p>15.531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76667</text:p>
          </table:table-cell>
          <table:table-cell office:value-type="float" office:value="14.624" calcext:value-type="float">
            <text:p>14.624</text:p>
          </table:table-cell>
          <table:table-cell office:value-type="string" calcext:value-type="string">
            <text:p>globalInfo</text:p>
          </table:table-cell>
          <table:table-cell office:value-type="float" office:value="5.12993" calcext:value-type="float">
            <text:p>5.12993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7]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CC:</text:p>
          </table:table-cell>
          <table:table-cell office:value-type="float" office:value="16.9006" calcext:value-type="float">
            <text:p>16.9006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5959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globalInfo</text:p>
          </table:table-cell>
          <table:table-cell office:value-type="float" office:value="4.99307" calcext:value-type="float">
            <text:p>4.99307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3]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CC:</text:p>
          </table:table-cell>
          <table:table-cell office:value-type="float" office:value="11.7394" calcext:value-type="float">
            <text:p>11.739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6517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globalInfo</text:p>
          </table:table-cell>
          <table:table-cell office:value-type="float" office:value="4.99023" calcext:value-type="float">
            <text:p>4.99023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0]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CC:</text:p>
          </table:table-cell>
          <table:table-cell office:value-type="float" office:value="11.0336" calcext:value-type="float">
            <text:p>11.0336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84</text:p>
          </table:table-cell>
          <table:table-cell office:value-type="float" office:value="14.535" calcext:value-type="float">
            <text:p>14.535</text:p>
          </table:table-cell>
          <table:table-cell office:value-type="string" calcext:value-type="string">
            <text:p>globalInfo</text:p>
          </table:table-cell>
          <table:table-cell office:value-type="float" office:value="4.97576" calcext:value-type="float">
            <text:p>4.9757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3]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CC:</text:p>
          </table:table-cell>
          <table:table-cell office:value-type="float" office:value="13.3239" calcext:value-type="float">
            <text:p>13.323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7153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globalInfo</text:p>
          </table:table-cell>
          <table:table-cell office:value-type="float" office:value="4.98701" calcext:value-type="float">
            <text:p>4.98701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8]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CC:</text:p>
          </table:table-cell>
          <table:table-cell office:value-type="float" office:value="4.279" calcext:value-type="float">
            <text:p>4.279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7233</text:p>
          </table:table-cell>
          <table:table-cell office:value-type="float" office:value="14.487" calcext:value-type="float">
            <text:p>14.487</text:p>
          </table:table-cell>
          <table:table-cell office:value-type="string" calcext:value-type="string">
            <text:p>globalInfo</text:p>
          </table:table-cell>
          <table:table-cell office:value-type="float" office:value="4.9866" calcext:value-type="float">
            <text:p>4.986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8]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CC:</text:p>
          </table:table-cell>
          <table:table-cell office:value-type="float" office:value="17.5958" calcext:value-type="float">
            <text:p>17.5958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637681</text:p>
          </table:table-cell>
          <table:table-cell office:value-type="float" office:value="14.402" calcext:value-type="float">
            <text:p>14.402</text:p>
          </table:table-cell>
          <table:table-cell office:value-type="string" calcext:value-type="string">
            <text:p>globalInfo</text:p>
          </table:table-cell>
          <table:table-cell office:value-type="float" office:value="5.20044" calcext:value-type="float">
            <text:p>5.20044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8]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CC:</text:p>
          </table:table-cell>
          <table:table-cell office:value-type="float" office:value="17.4021" calcext:value-type="float">
            <text:p>17.4021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05959</text:p>
          </table:table-cell>
          <table:table-cell office:value-type="float" office:value="14.354" calcext:value-type="float">
            <text:p>14.354</text:p>
          </table:table-cell>
          <table:table-cell office:value-type="string" calcext:value-type="string">
            <text:p>globalInfo</text:p>
          </table:table-cell>
          <table:table-cell office:value-type="float" office:value="4.99307" calcext:value-type="float">
            <text:p>4.99307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4]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CC:</text:p>
          </table:table-cell>
          <table:table-cell office:value-type="float" office:value="19.8029" calcext:value-type="float">
            <text:p>19.802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794576</text:p>
          </table:table-cell>
          <table:table-cell office:value-type="float" office:value="14.254" calcext:value-type="float">
            <text:p>14.254</text:p>
          </table:table-cell>
          <table:table-cell office:value-type="string" calcext:value-type="string">
            <text:p>globalInfo</text:p>
          </table:table-cell>
          <table:table-cell office:value-type="float" office:value="5.12109" calcext:value-type="float">
            <text:p>5.12109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5]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CC:</text:p>
          </table:table-cell>
          <table:table-cell office:value-type="float" office:value="5.33147" calcext:value-type="float">
            <text:p>5.33147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0246765</text:p>
          </table:table-cell>
          <table:table-cell office:value-type="float" office:value="14.172" calcext:value-type="float">
            <text:p>14.172</text:p>
          </table:table-cell>
          <table:table-cell office:value-type="string" calcext:value-type="string">
            <text:p>globalInfo</text:p>
          </table:table-cell>
          <table:table-cell office:value-type="float" office:value="5.56468" calcext:value-type="float">
            <text:p>5.56468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9]</text:p>
          </table:table-cell>
          <table:table-cell office:value-type="float" office:value="1.244" calcext:value-type="float">
            <text:p>1.244</text:p>
          </table:table-cell>
          <table:table-cell office:value-type="string" calcext:value-type="string">
            <text:p>CC:</text:p>
          </table:table-cell>
          <table:table-cell office:value-type="float" office:value="3.34337" calcext:value-type="float">
            <text:p>3.34337</text:p>
          </table:table-cell>
          <table:table-cell office:value-type="string" calcext:value-type="string">
            <text:p>SQ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ss:0.137284</text:p>
          </table:table-cell>
          <table:table-cell office:value-type="float" office:value="13.756" calcext:value-type="float">
            <text:p>13.756</text:p>
          </table:table-cell>
          <table:table-cell office:value-type="string" calcext:value-type="string">
            <text:p>globalInfo</text:p>
          </table:table-cell>
          <table:table-cell office:value-type="float" office:value="4.84256" calcext:value-type="float">
            <text:p>4.8425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0]</text:p>
          </table:table-cell>
          <table:table-cell office:value-type="float" office:value="1.255" calcext:value-type="float">
            <text:p>1.255</text:p>
          </table:table-cell>
          <table:table-cell office:value-type="string" calcext:value-type="string">
            <text:p>CC:</text:p>
          </table:table-cell>
          <table:table-cell office:value-type="float" office:value="8.35174" calcext:value-type="float">
            <text:p>8.35174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818231</text:p>
          </table:table-cell>
          <table:table-cell office:value-type="float" office:value="13.745" calcext:value-type="float">
            <text:p>13.745</text:p>
          </table:table-cell>
          <table:table-cell office:value-type="string" calcext:value-type="string">
            <text:p>globalInfo</text:p>
          </table:table-cell>
          <table:table-cell office:value-type="float" office:value="5.12936" calcext:value-type="float">
            <text:p>5.12936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3]</text:p>
          </table:table-cell>
          <table:table-cell office:value-type="float" office:value="2.766" calcext:value-type="float">
            <text:p>2.766</text:p>
          </table:table-cell>
          <table:table-cell office:value-type="string" calcext:value-type="string">
            <text:p>CC:</text:p>
          </table:table-cell>
          <table:table-cell office:value-type="float" office:value="7.29932" calcext:value-type="float">
            <text:p>7.2993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9792</text:p>
          </table:table-cell>
          <table:table-cell office:value-type="float" office:value="12.234" calcext:value-type="float">
            <text:p>12.234</text:p>
          </table:table-cell>
          <table:table-cell office:value-type="string" calcext:value-type="string">
            <text:p>globalInfo</text:p>
          </table:table-cell>
          <table:table-cell office:value-type="float" office:value="5.06561" calcext:value-type="float">
            <text:p>5.06561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9]</text:p>
          </table:table-cell>
          <table:table-cell office:value-type="float" office:value="5.004" calcext:value-type="float">
            <text:p>5.004</text:p>
          </table:table-cell>
          <table:table-cell office:value-type="string" calcext:value-type="string">
            <text:p>CC:</text:p>
          </table:table-cell>
          <table:table-cell office:value-type="float" office:value="3.9971" calcext:value-type="float">
            <text:p>3.997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10947</text:p>
          </table:table-cell>
          <table:table-cell office:value-type="float" office:value="9.996" calcext:value-type="float">
            <text:p>9.996</text:p>
          </table:table-cell>
          <table:table-cell office:value-type="string" calcext:value-type="string">
            <text:p>globalInfo</text:p>
          </table:table-cell>
          <table:table-cell office:value-type="float" office:value="5.13645" calcext:value-type="float">
            <text:p>5.13645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0]</text:p>
          </table:table-cell>
          <table:table-cell office:value-type="float" office:value="5.356" calcext:value-type="float">
            <text:p>5.356</text:p>
          </table:table-cell>
          <table:table-cell office:value-type="string" calcext:value-type="string">
            <text:p>CC:</text:p>
          </table:table-cell>
          <table:table-cell office:value-type="float" office:value="8.11609" calcext:value-type="float">
            <text:p>8.11609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09383</text:p>
          </table:table-cell>
          <table:table-cell office:value-type="float" office:value="9.644" calcext:value-type="float">
            <text:p>9.644</text:p>
          </table:table-cell>
          <table:table-cell office:value-type="string" calcext:value-type="string">
            <text:p>globalInfo</text:p>
          </table:table-cell>
          <table:table-cell office:value-type="float" office:value="5.13572" calcext:value-type="float">
            <text:p>5.13572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6]</text:p>
          </table:table-cell>
          <table:table-cell office:value-type="float" office:value="5.558" calcext:value-type="float">
            <text:p>5.558</text:p>
          </table:table-cell>
          <table:table-cell office:value-type="string" calcext:value-type="string">
            <text:p>CC:</text:p>
          </table:table-cell>
          <table:table-cell office:value-type="float" office:value="17.411" calcext:value-type="float">
            <text:p>17.411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0904138</text:p>
          </table:table-cell>
          <table:table-cell office:value-type="float" office:value="9.442" calcext:value-type="float">
            <text:p>9.442</text:p>
          </table:table-cell>
          <table:table-cell office:value-type="string" calcext:value-type="string">
            <text:p>globalInfo</text:p>
          </table:table-cell>
          <table:table-cell office:value-type="float" office:value="5.06828" calcext:value-type="float">
            <text:p>5.06828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2]</text:p>
          </table:table-cell>
          <table:table-cell office:value-type="float" office:value="5.665" calcext:value-type="float">
            <text:p>5.665</text:p>
          </table:table-cell>
          <table:table-cell office:value-type="string" calcext:value-type="string">
            <text:p>CC:</text:p>
          </table:table-cell>
          <table:table-cell office:value-type="float" office:value="6.11073" calcext:value-type="float">
            <text:p>6.11073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0.121692</text:p>
          </table:table-cell>
          <table:table-cell office:value-type="float" office:value="9.335" calcext:value-type="float">
            <text:p>9.335</text:p>
          </table:table-cell>
          <table:table-cell office:value-type="string" calcext:value-type="string">
            <text:p>globalInfo</text:p>
          </table:table-cell>
          <table:table-cell office:value-type="float" office:value="5.14153" calcext:value-type="float">
            <text:p>5.14153</text:p>
          </table:table-cell>
        </table:table-row>
        <table:table-row table:style-name="ro1">
          <table:table-cell office:value-type="string" calcext:value-type="string">
            <text:p>round19</text:p>
          </table:table-cell>
          <table:table-cell office:value-type="string" calcext:value-type="string">
            <text:p>C[1]</text:p>
          </table:table-cell>
          <table:table-cell office:value-type="float" office:value="8.261" calcext:value-type="float">
            <text:p>8.261</text:p>
          </table:table-cell>
          <table:table-cell office:value-type="string" calcext:value-type="string">
            <text:p>CC:</text:p>
          </table:table-cell>
          <table:table-cell office:value-type="float" office:value="10.2372" calcext:value-type="float">
            <text:p>10.2372</text:p>
          </table:table-cell>
          <table:table-cell office:value-type="string" calcext:value-type="string">
            <text:p>SQ: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Loss:3.21509e-05</text:p>
          </table:table-cell>
          <table:table-cell office:value-type="float" office:value="8.261" calcext:value-type="float">
            <text:p>8.261</text:p>
          </table:table-cell>
          <table:table-cell office:value-type="string" calcext:value-type="string">
            <text:p>globalInfo</text:p>
          </table:table-cell>
          <table:table-cell office:value-type="float" office:value="5.58143" calcext:value-type="float">
            <text:p>5.58143</text:p>
          </table:table-cell>
        </table:table-row>
      </table:table>
      <table:table table:name="工作表5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完成时间</text:p>
          </table:table-cell>
          <table:table-cell table:number-columns-repeated="2"/>
          <table:table-cell office:value-type="string" calcext:value-type="string">
            <text:p>上传模型数</text:p>
          </table:table-cell>
        </table:table-row>
        <table:table-row table:style-name="ro1">
          <table:table-cell office:value-type="float" office:value="18.331" calcext:value-type="float">
            <text:p>18.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49" calcext:value-type="float">
            <text:p>19.7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065" calcext:value-type="float">
            <text:p>20.06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273" calcext:value-type="float">
            <text:p>18.27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317" calcext:value-type="float">
            <text:p>18.3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752" calcext:value-type="float">
            <text:p>18.75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57" calcext:value-type="float">
            <text:p>18.7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424" calcext:value-type="float">
            <text:p>19.4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308" calcext:value-type="float">
            <text:p>20.3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789" calcext:value-type="float">
            <text:p>19.7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262" calcext:value-type="float">
            <text:p>20.2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588" calcext:value-type="float">
            <text:p>19.58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784" calcext:value-type="float">
            <text:p>18.78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457" calcext:value-type="float">
            <text:p>18.45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271" calcext:value-type="float">
            <text:p>18.2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469" calcext:value-type="float">
            <text:p>19.4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897" calcext:value-type="float">
            <text:p>20.89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</table:table>
      <table:table table:name="工作表6" table:style-name="ta1">
        <table:table-column table:style-name="co4" table:number-columns-repeated="5" table:default-cell-style-name="Default"/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.11609" calcext:value-type="float">
            <text:p>8.11609</text:p>
          </table:table-cell>
          <table:table-cell office:value-type="float" office:value="600" calcext:value-type="float">
            <text:p>600</text:p>
          </table:table-cell>
          <table:table-cell office:value-type="float" office:value="0.109382767144682" calcext:value-type="float">
            <text:p>0.109382767144682</text:p>
          </table:table-cell>
          <table:table-cell office:value-type="float" office:value="5.13571820141646" calcext:value-type="float">
            <text:p>5.1357182014164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.2372" calcext:value-type="float">
            <text:p>10.2372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0.0000321508668329564" calcext:value-type="float">
            <text:p>3.22E-05</text:p>
          </table:table-cell>
          <table:table-cell office:value-type="float" office:value="5.58142707260911" calcext:value-type="float">
            <text:p>5.5814270726091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.11073" calcext:value-type="float">
            <text:p>6.11073</text:p>
          </table:table-cell>
          <table:table-cell office:value-type="float" office:value="600" calcext:value-type="float">
            <text:p>600</text:p>
          </table:table-cell>
          <table:table-cell office:value-type="float" office:value="0.121692270730129" calcext:value-type="float">
            <text:p>0.121692270730129</text:p>
          </table:table-cell>
          <table:table-cell office:value-type="float" office:value="5.14152609817486" calcext:value-type="float">
            <text:p>5.1415260981748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1.7394" calcext:value-type="float">
            <text:p>11.7394</text:p>
          </table:table-cell>
          <table:table-cell office:value-type="float" office:value="1200" calcext:value-type="float">
            <text:p>1200</text:p>
          </table:table-cell>
          <table:table-cell office:value-type="float" office:value="0.106517316409606" calcext:value-type="float">
            <text:p>0.106517316409606</text:p>
          </table:table-cell>
          <table:table-cell office:value-type="float" office:value="4.99023093957475" calcext:value-type="float">
            <text:p>4.9902309395747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.70626" calcext:value-type="float">
            <text:p>3.70626</text:p>
          </table:table-cell>
          <table:table-cell office:value-type="float" office:value="1200" calcext:value-type="float">
            <text:p>1200</text:p>
          </table:table-cell>
          <table:table-cell office:value-type="float" office:value="0.0794551032339885" calcext:value-type="float">
            <text:p>0.079455103233989</text:p>
          </table:table-cell>
          <table:table-cell office:value-type="float" office:value="5.121101834168" calcext:value-type="float">
            <text:p>5.12110183416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.45956" calcext:value-type="float">
            <text:p>7.45956</text:p>
          </table:table-cell>
          <table:table-cell office:value-type="float" office:value="1200" calcext:value-type="float">
            <text:p>1200</text:p>
          </table:table-cell>
          <table:table-cell office:value-type="float" office:value="0.00246764814339916" calcext:value-type="float">
            <text:p>0.002467648143399</text:p>
          </table:table-cell>
          <table:table-cell office:value-type="float" office:value="5.56467890195604" calcext:value-type="float">
            <text:p>5.5646789019560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7.411" calcext:value-type="float">
            <text:p>17.411</text:p>
          </table:table-cell>
          <table:table-cell office:value-type="float" office:value="70" calcext:value-type="float">
            <text:p>70</text:p>
          </table:table-cell>
          <table:table-cell office:value-type="float" office:value="0.0904137630331439" calcext:value-type="float">
            <text:p>0.090413763033144</text:p>
          </table:table-cell>
          <table:table-cell office:value-type="float" office:value="5.06828136614448" calcext:value-type="float">
            <text:p>5.0682813661444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.7907" calcext:value-type="float">
            <text:p>12.7907</text:p>
          </table:table-cell>
          <table:table-cell office:value-type="float" office:value="70" calcext:value-type="float">
            <text:p>70</text:p>
          </table:table-cell>
          <table:table-cell office:value-type="float" office:value="0.112468640511261" calcext:value-type="float">
            <text:p>0.112468640511261</text:p>
          </table:table-cell>
          <table:table-cell office:value-type="float" office:value="4.9603655492285" calcext:value-type="float">
            <text:p>4.960365549228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7.5958" calcext:value-type="float">
            <text:p>17.5958</text:p>
          </table:table-cell>
          <table:table-cell office:value-type="float" office:value="600" calcext:value-type="float">
            <text:p>600</text:p>
          </table:table-cell>
          <table:table-cell office:value-type="float" office:value="0.063768137551424" calcext:value-type="float">
            <text:p>0.063768137551424</text:p>
          </table:table-cell>
          <table:table-cell office:value-type="float" office:value="5.20043687784104" calcext:value-type="float">
            <text:p>5.2004368778410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.9971" calcext:value-type="float">
            <text:p>3.9971</text:p>
          </table:table-cell>
          <table:table-cell office:value-type="float" office:value="600" calcext:value-type="float">
            <text:p>600</text:p>
          </table:table-cell>
          <table:table-cell office:value-type="float" office:value="0.110946743841769" calcext:value-type="float">
            <text:p>0.110946743841769</text:p>
          </table:table-cell>
          <table:table-cell office:value-type="float" office:value="5.13645339157135" calcext:value-type="float">
            <text:p>5.1364533915713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.35174" calcext:value-type="float">
            <text:p>8.35174</text:p>
          </table:table-cell>
          <table:table-cell office:value-type="float" office:value="600" calcext:value-type="float">
            <text:p>600</text:p>
          </table:table-cell>
          <table:table-cell office:value-type="float" office:value="0.0818230943897464" calcext:value-type="float">
            <text:p>0.081823094389746</text:p>
          </table:table-cell>
          <table:table-cell office:value-type="float" office:value="5.12935769943157" calcext:value-type="float">
            <text:p>5.1293576994315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4.3368" calcext:value-type="float">
            <text:p>14.3368</text:p>
          </table:table-cell>
          <table:table-cell office:value-type="float" office:value="600" calcext:value-type="float">
            <text:p>600</text:p>
          </table:table-cell>
          <table:table-cell office:value-type="float" office:value="0.104056316080179" calcext:value-type="float">
            <text:p>0.104056316080179</text:p>
          </table:table-cell>
          <table:table-cell office:value-type="float" office:value="5.13322016407156" calcext:value-type="float">
            <text:p>5.1332201640715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.5319" calcext:value-type="float">
            <text:p>15.5319</text:p>
          </table:table-cell>
          <table:table-cell office:value-type="float" office:value="600" calcext:value-type="float">
            <text:p>600</text:p>
          </table:table-cell>
          <table:table-cell office:value-type="float" office:value="0.0776666756345453" calcext:value-type="float">
            <text:p>0.077666675634545</text:p>
          </table:table-cell>
          <table:table-cell office:value-type="float" office:value="5.12992610670225" calcext:value-type="float">
            <text:p>5.1299261067022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.29932" calcext:value-type="float">
            <text:p>7.29932</text:p>
          </table:table-cell>
          <table:table-cell office:value-type="float" office:value="70" calcext:value-type="float">
            <text:p>70</text:p>
          </table:table-cell>
          <table:table-cell office:value-type="float" office:value="0.0909791956649901" calcext:value-type="float">
            <text:p>0.09097919566499</text:p>
          </table:table-cell>
          <table:table-cell office:value-type="float" office:value="5.06561205841208" calcext:value-type="float">
            <text:p>5.0656120584120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.92218" calcext:value-type="float">
            <text:p>2.92218</text:p>
          </table:table-cell>
          <table:table-cell office:value-type="float" office:value="1200" calcext:value-type="float">
            <text:p>1200</text:p>
          </table:table-cell>
          <table:table-cell office:value-type="float" office:value="0.108961436095273" calcext:value-type="float">
            <text:p>0.108961436095273</text:p>
          </table:table-cell>
          <table:table-cell office:value-type="float" office:value="4.97788257626571" calcext:value-type="float">
            <text:p>4.977882576265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.5383" calcext:value-type="float">
            <text:p>18.5383</text:p>
          </table:table-cell>
          <table:table-cell office:value-type="float" office:value="600" calcext:value-type="float">
            <text:p>600</text:p>
          </table:table-cell>
          <table:table-cell office:value-type="float" office:value="0.0720582748021366" calcext:value-type="float">
            <text:p>0.072058274802137</text:p>
          </table:table-cell>
          <table:table-cell office:value-type="float" office:value="5.15796111100653" calcext:value-type="float">
            <text:p>5.157961111006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6307" calcext:value-type="float">
            <text:p>15.6307</text:p>
          </table:table-cell>
          <table:table-cell office:value-type="float" office:value="1200" calcext:value-type="float">
            <text:p>1200</text:p>
          </table:table-cell>
          <table:table-cell office:value-type="float" office:value="0.0467037457522918" calcext:value-type="float">
            <text:p>0.046703745752292</text:p>
          </table:table-cell>
          <table:table-cell office:value-type="float" office:value="5.2921649485466" calcext:value-type="float">
            <text:p>5.29216494854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.9006" calcext:value-type="float">
            <text:p>16.9006</text:p>
          </table:table-cell>
          <table:table-cell office:value-type="float" office:value="1200" calcext:value-type="float">
            <text:p>1200</text:p>
          </table:table-cell>
          <table:table-cell office:value-type="float" office:value="0.105959470922555" calcext:value-type="float">
            <text:p>0.105959470922555</text:p>
          </table:table-cell>
          <table:table-cell office:value-type="float" office:value="4.99306537282086" calcext:value-type="float">
            <text:p>4.993065372820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279" calcext:value-type="float">
            <text:p>4.279</text:p>
          </table:table-cell>
          <table:table-cell office:value-type="float" office:value="70" calcext:value-type="float">
            <text:p>70</text:p>
          </table:table-cell>
          <table:table-cell office:value-type="float" office:value="0.107232778164889" calcext:value-type="float">
            <text:p>0.107232778164889</text:p>
          </table:table-cell>
          <table:table-cell office:value-type="float" office:value="4.98660442400881" calcext:value-type="float">
            <text:p>4.986604424008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34337" calcext:value-type="float">
            <text:p>3.34337</text:p>
          </table:table-cell>
          <table:table-cell office:value-type="float" office:value="70" calcext:value-type="float">
            <text:p>70</text:p>
          </table:table-cell>
          <table:table-cell office:value-type="float" office:value="0.137283536709889" calcext:value-type="float">
            <text:p>0.137283536709889</text:p>
          </table:table-cell>
          <table:table-cell office:value-type="float" office:value="4.84255713274649" calcext:value-type="float">
            <text:p>4.8425571327464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1200" calcext:value-type="float">
            <text:p>1200</text:p>
          </table:table-cell>
          <table:table-cell office:value-type="float" office:value="0.109383728358595" calcext:value-type="float">
            <text:p>0.109383728358595</text:p>
          </table:table-cell>
          <table:table-cell office:value-type="float" office:value="4.97576052458964" calcext:value-type="float">
            <text:p>4.9757605245896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.36117" calcext:value-type="float">
            <text:p>4.36117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0.0000321422459847663" calcext:value-type="float">
            <text:p>3.21E-05</text:p>
          </table:table-cell>
          <table:table-cell office:value-type="float" office:value="5.58142713226506" calcext:value-type="float">
            <text:p>5.5814271322650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.1222" calcext:value-type="float">
            <text:p>15.1222</text:p>
          </table:table-cell>
          <table:table-cell office:value-type="float" office:value="70" calcext:value-type="float">
            <text:p>70</text:p>
          </table:table-cell>
          <table:table-cell office:value-type="float" office:value="0.121692785427949" calcext:value-type="float">
            <text:p>0.121692785427949</text:p>
          </table:table-cell>
          <table:table-cell office:value-type="float" office:value="4.91536505015559" calcext:value-type="float">
            <text:p>4.9153650501555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3.3239" calcext:value-type="float">
            <text:p>13.3239</text:p>
          </table:table-cell>
          <table:table-cell office:value-type="float" office:value="1200" calcext:value-type="float">
            <text:p>1200</text:p>
          </table:table-cell>
          <table:table-cell office:value-type="float" office:value="0.107152837730788" calcext:value-type="float">
            <text:p>0.107152837730788</text:p>
          </table:table-cell>
          <table:table-cell office:value-type="float" office:value="4.98700913669521" calcext:value-type="float">
            <text:p>4.9870091366952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9.8029" calcext:value-type="float">
            <text:p>19.8029</text:p>
          </table:table-cell>
          <table:table-cell office:value-type="float" office:value="70" calcext:value-type="float">
            <text:p>70</text:p>
          </table:table-cell>
          <table:table-cell office:value-type="float" office:value="0.0794576480468796" calcext:value-type="float">
            <text:p>0.07945764804688</text:p>
          </table:table-cell>
          <table:table-cell office:value-type="float" office:value="5.12108931995505" calcext:value-type="float">
            <text:p>5.1210893199550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.33147" calcext:value-type="float">
            <text:p>5.33147</text:p>
          </table:table-cell>
          <table:table-cell office:value-type="float" office:value="70" calcext:value-type="float">
            <text:p>70</text:p>
          </table:table-cell>
          <table:table-cell office:value-type="float" office:value="0.00246765215502578" calcext:value-type="float">
            <text:p>0.002467652155026</text:p>
          </table:table-cell>
          <table:table-cell office:value-type="float" office:value="5.56467887454079" calcext:value-type="float">
            <text:p>5.564678874540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87609" calcext:value-type="float">
            <text:p>9.87609</text:p>
          </table:table-cell>
          <table:table-cell office:value-type="float" office:value="600" calcext:value-type="float">
            <text:p>600</text:p>
          </table:table-cell>
          <table:table-cell office:value-type="float" office:value="0.0724853859533448" calcext:value-type="float">
            <text:p>0.072485385953345</text:p>
          </table:table-cell>
          <table:table-cell office:value-type="float" office:value="5.15580672226844" calcext:value-type="float">
            <text:p>5.155806722268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.476" calcext:value-type="float">
            <text:p>17.476</text:p>
          </table:table-cell>
          <table:table-cell office:value-type="float" office:value="70" calcext:value-type="float">
            <text:p>70</text:p>
          </table:table-cell>
          <table:table-cell office:value-type="float" office:value="0.0462682308947355" calcext:value-type="float">
            <text:p>0.046268230894736</text:p>
          </table:table-cell>
          <table:table-cell office:value-type="float" office:value="5.29458860835145" calcext:value-type="float">
            <text:p>5.294588608351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.4021" calcext:value-type="float">
            <text:p>17.4021</text:p>
          </table:table-cell>
          <table:table-cell office:value-type="float" office:value="1200" calcext:value-type="float">
            <text:p>1200</text:p>
          </table:table-cell>
          <table:table-cell office:value-type="float" office:value="0.105959045719227" calcext:value-type="float">
            <text:p>0.105959045719227</text:p>
          </table:table-cell>
          <table:table-cell office:value-type="float" office:value="4.99306753558852" calcext:value-type="float">
            <text:p>4.993067535588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70" calcext:value-type="float">
            <text:p>70</text:p>
          </table:table-cell>
          <table:table-cell office:value-type="float" office:value="0.107186117193075" calcext:value-type="float">
            <text:p>0.107186117193075</text:p>
          </table:table-cell>
          <table:table-cell office:value-type="float" office:value="4.98684063861797" calcext:value-type="float">
            <text:p>4.98684063861797</text:p>
          </table:table-cell>
        </table:table-row>
      </table:table>
      <table:named-expressions/>
      <table:database-ranges>
        <table:database-range table:name="__Anonymous_Sheet_DB__1" table:target-range-address="工作表2.A1:工作表2.I4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00/00/00</text:date>, <text:time style:data-style-name="N2" text:time-value="14:14:15.77622357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20:08:31.300832196</meta:creation-date>
    <meta:generator>LibreOffice/6.4.7.2$Linux_X86_64 LibreOffice_project/40$Build-2</meta:generator>
    <dc:date>2022-08-18T15:39:23.426702514</dc:date>
    <meta:editing-duration>PT2H36M17S</meta:editing-duration>
    <meta:editing-cycles>4</meta:editing-cycles>
    <meta:document-statistic meta:table-count="5" meta:cell-count="8682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55cm" svg:height="10.156cm" xlink:href=".." xlink:type="simple" chart:class="chart:line" chart:style-name="ch1">
        <chart:legend chart:legend-position="end" svg:x="15.044cm" svg:y="4.779cm" style:legend-expansion="high" chart:style-name="ch2"/>
        <chart:plot-area chart:style-name="ch3" table:cell-range-address="'selected clients'.N2:'selected clients'.N21 'selected clients'.P1:'selected clients'.P21" chart:data-source-has-labels="both" svg:x="1.419cm" svg:y="1.041cm" svg:width="12.754cm" svg:height="8.606cm">
          <chartooo:coordinate-region svg:x="2.146cm" svg:y="1.24cm" svg:width="11.841cm" svg:height="7.76cm"/>
          <chart:axis chart:dimension="x" chart:name="primary-x" chart:style-name="ch4" chartooo:axis-type="auto">
            <chartooo:date-scale/>
            <chart:title svg:x="7.315cm" svg:y="9.596cm" chart:style-name="ch5">
              <text:p>roudn</text:p>
            </chart:title>
            <chart:categories table:cell-range-address="'selected clients'.N2:'selected clients'.N21"/>
          </chart:axis>
          <chart:axis chart:dimension="y" chart:name="primary-y" chart:style-name="ch6">
            <chart:title svg:x="0.498cm" svg:y="5.653cm" chart:style-name="ch7">
              <text:p>acc</text:p>
            </chart:title>
            <chart:grid chart:style-name="ch8" chart:class="major"/>
          </chart:axis>
          <chart:series chart:style-name="ch9" chart:values-cell-range-address="'selected clients'.P2:'selected clients'.P21" chart:label-cell-address="'selected clients'.P1:'selected clients'.P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zzy logic</text:p>
                <draw:g>
                  <svg:desc>'selected clients'.P1:'selected clients'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elected clients'.N2:'selected clients'.N21</svg:desc>
                </draw:g>
              </table:table-cell>
              <table:table-cell office:value-type="float" office:value="0.9755">
                <text:p>0.9755</text:p>
                <draw:g>
                  <svg:desc>'selected clients'.P2:'selected clients'.P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57">
                <text:p>0.94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43">
                <text:p>0.10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92">
                <text:p>0.08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791">
                <text:p>0.97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991">
                <text:p>0.69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33">
                <text:p>0.98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858">
                <text:p>0.9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